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4.24pt"/>
    </style:style>
    <style:style style:name="co2" style:family="table-column">
      <style:table-column-properties fo:break-before="auto" style:column-width="222.2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ext-properties style:font-name="Calibri" style:font-name-asian="Noto Sans CJK SC Regular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user_location_country</text:p>
          </table:table-cell>
          <table:table-cell table:style-name="ce1" office:value-type="string" calcext:value-type="string">
            <text:p>hotel_country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count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98" calcext:value-type="float">
            <text:p>198</text:p>
          </table:table-cell>
          <table:table-cell office:value-type="float" office:value="144" calcext:value-type="float">
            <text:p>144</text:p>
          </table:table-cell>
          <table:table-cell office:value-type="float" office:value="105" calcext:value-type="float">
            <text:p>105</text:p>
          </table:table-cell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104" calcext:value-type="float">
            <text:p>104</text:p>
          </table:table-cell>
          <table:table-cell table:number-columns-repeated="1006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0.0056" calcext:value-type="float">
            <text:p>0.0056</text:p>
          </table:table-cell>
          <table:table-cell office:value-type="float" office:value="758.275061763778" calcext:value-type="float">
            <text:p>758.2750617638</text:p>
          </table:table-cell>
          <table:table-cell office:value-type="float" office:value="5141.1625" calcext:value-type="float">
            <text:p>5141.1625</text:p>
          </table:table-cell>
          <table:table-cell office:value-type="float" office:value="382967" calcext:value-type="float">
            <text:p>382967</text:p>
          </table:table-cell>
          <table:table-cell/>
          <table:table-cell table:style-name="ce1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684" calcext:value-type="float">
            <text:p>8684</text:p>
          </table:table-cell>
          <table:table-cell office:value-type="float" office:value="1056" calcext:value-type="float">
            <text:p>1056</text:p>
          </table:table-cell>
          <table:table-cell office:value-type="float" office:value="4791" calcext:value-type="float">
            <text:p>4791</text:p>
          </table:table-cell>
          <table:table-cell office:value-type="float" office:value="5160" calcext:value-type="float">
            <text:p>5160</text:p>
          </table:table-cell>
          <table:table-cell office:value-type="float" office:value="5045" calcext:value-type="float">
            <text:p>5045</text:p>
          </table:table-cell>
          <table:table-cell office:value-type="float" office:value="1467" calcext:value-type="float">
            <text:p>1467</text:p>
          </table:table-cell>
          <table:table-cell office:value-type="float" office:value="4849" calcext:value-type="float">
            <text:p>4849</text:p>
          </table:table-cell>
          <table:table-cell office:value-type="float" office:value="4338" calcext:value-type="float">
            <text:p>4338</text:p>
          </table:table-cell>
          <table:table-cell office:value-type="float" office:value="8077" calcext:value-type="float">
            <text:p>8077</text:p>
          </table:table-cell>
          <table:table-cell table:number-columns-repeated="1006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63" calcext:value-type="float">
            <text:p>63</text:p>
          </table:table-cell>
          <table:table-cell office:value-type="float" office:value="0.0056" calcext:value-type="float">
            <text:p>0.0056</text:p>
          </table:table-cell>
          <table:table-cell office:value-type="float" office:value="656.632186860438" calcext:value-type="float">
            <text:p>656.6321868604</text:p>
          </table:table-cell>
          <table:table-cell office:value-type="float" office:value="2385.1766" calcext:value-type="float">
            <text:p>2385.1766</text:p>
          </table:table-cell>
          <table:table-cell office:value-type="float" office:value="4163" calcext:value-type="float">
            <text:p>4163</text:p>
          </table:table-cell>
          <table:table-cell/>
          <table:table-cell table:style-name="ce1" office:value-type="float" office:value="77" calcext:value-type="float">
            <text:p>77</text:p>
          </table:table-cell>
          <table:table-cell office:value-type="float" office:value="8312" calcext:value-type="float">
            <text:p>8312</text:p>
          </table:table-cell>
          <table:table-cell office:value-type="float" office:value="0" calcext:value-type="float">
            <text:p>0</text:p>
          </table:table-cell>
          <table:table-cell office:value-type="float" office:value="8890" calcext:value-type="float">
            <text:p>8890</text:p>
          </table:table-cell>
          <table:table-cell office:value-type="float" office:value="9701" calcext:value-type="float">
            <text:p>9701</text:p>
          </table:table-cell>
          <table:table-cell office:value-type="float" office:value="9877" calcext:value-type="float">
            <text:p>9877</text:p>
          </table:table-cell>
          <table:table-cell office:value-type="float" office:value="8493" calcext:value-type="float">
            <text:p>8493</text:p>
          </table:table-cell>
          <table:table-cell office:value-type="float" office:value="8583" calcext:value-type="float">
            <text:p>8583</text:p>
          </table:table-cell>
          <table:table-cell office:value-type="float" office:value="9982" calcext:value-type="float">
            <text:p>9982</text:p>
          </table:table-cell>
          <table:table-cell office:value-type="float" office:value="10281" calcext:value-type="float">
            <text:p>10281</text:p>
          </table:table-cell>
          <table:table-cell office:value-type="float" office:value="6001" calcext:value-type="float">
            <text:p>6001</text:p>
          </table:table-cell>
          <table:table-cell table:number-columns-repeated="1006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98" calcext:value-type="float">
            <text:p>198</text:p>
          </table:table-cell>
          <table:table-cell office:value-type="float" office:value="0.0056" calcext:value-type="float">
            <text:p>0.0056</text:p>
          </table:table-cell>
          <table:table-cell office:value-type="float" office:value="479.89879117435" calcext:value-type="float">
            <text:p>479.8987911744</text:p>
          </table:table-cell>
          <table:table-cell office:value-type="float" office:value="3160.7179" calcext:value-type="float">
            <text:p>3160.7179</text:p>
          </table:table-cell>
          <table:table-cell office:value-type="float" office:value="41742" calcext:value-type="float">
            <text:p>41742</text:p>
          </table:table-cell>
          <table:table-cell/>
          <table:table-cell table:style-name="ce1" office:value-type="float" office:value="205" calcext:value-type="float">
            <text:p>205</text:p>
          </table:table-cell>
          <table:table-cell office:value-type="float" office:value="1197" calcext:value-type="float">
            <text:p>1197</text:p>
          </table:table-cell>
          <table:table-cell office:value-type="float" office:value="9069" calcext:value-type="float">
            <text:p>9069</text:p>
          </table:table-cell>
          <table:table-cell office:value-type="float" office:value="0" calcext:value-type="float">
            <text:p>0</text:p>
          </table:table-cell>
          <table:table-cell office:value-type="float" office:value="4304" calcext:value-type="float">
            <text:p>4304</text:p>
          </table:table-cell>
          <table:table-cell office:value-type="float" office:value="4602" calcext:value-type="float">
            <text:p>4602</text:p>
          </table:table-cell>
          <table:table-cell office:value-type="float" office:value="5731" calcext:value-type="float">
            <text:p>5731</text:p>
          </table:table-cell>
          <table:table-cell office:value-type="float" office:value="2201" calcext:value-type="float">
            <text:p>2201</text:p>
          </table:table-cell>
          <table:table-cell office:value-type="float" office:value="4295" calcext:value-type="float">
            <text:p>4295</text:p>
          </table:table-cell>
          <table:table-cell office:value-type="float" office:value="3813" calcext:value-type="float">
            <text:p>3813</text:p>
          </table:table-cell>
          <table:table-cell office:value-type="float" office:value="7415" calcext:value-type="float">
            <text:p>7415</text:p>
          </table:table-cell>
          <table:table-cell table:number-columns-repeated="1006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44" calcext:value-type="float">
            <text:p>144</text:p>
          </table:table-cell>
          <table:table-cell office:value-type="float" office:value="0.023" calcext:value-type="float">
            <text:p>0.023</text:p>
          </table:table-cell>
          <table:table-cell office:value-type="float" office:value="182.634930885781" calcext:value-type="float">
            <text:p>182.6349308858</text:p>
          </table:table-cell>
          <table:table-cell office:value-type="float" office:value="490.3875" calcext:value-type="float">
            <text:p>490.3875</text:p>
          </table:table-cell>
          <table:table-cell office:value-type="float" office:value="3432" calcext:value-type="float">
            <text:p>3432</text:p>
          </table:table-cell>
          <table:table-cell/>
          <table:table-cell table:style-name="ce1" office:value-type="float" office:value="46" calcext:value-type="float">
            <text:p>46</text:p>
          </table:table-cell>
          <table:table-cell office:value-type="float" office:value="4884" calcext:value-type="float">
            <text:p>4884</text:p>
          </table:table-cell>
          <table:table-cell office:value-type="float" office:value="9785" calcext:value-type="float">
            <text:p>9785</text:p>
          </table:table-cell>
          <table:table-cell office:value-type="float" office:value="4331" calcext:value-type="float">
            <text:p>4331</text:p>
          </table:table-cell>
          <table:table-cell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6054" calcext:value-type="float">
            <text:p>6054</text:p>
          </table:table-cell>
          <table:table-cell office:value-type="float" office:value="5715" calcext:value-type="float">
            <text:p>5715</text:p>
          </table:table-cell>
          <table:table-cell office:value-type="float" office:value="261" calcext:value-type="float">
            <text:p>261</text:p>
          </table:table-cell>
          <table:table-cell office:value-type="float" office:value="508" calcext:value-type="float">
            <text:p>508</text:p>
          </table:table-cell>
          <table:table-cell office:value-type="float" office:value="4030" calcext:value-type="float">
            <text:p>4030</text:p>
          </table:table-cell>
          <table:table-cell table:number-columns-repeated="10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05" calcext:value-type="float">
            <text:p>105</text:p>
          </table:table-cell>
          <table:table-cell office:value-type="float" office:value="0.0444" calcext:value-type="float">
            <text:p>0.0444</text:p>
          </table:table-cell>
          <table:table-cell office:value-type="float" office:value="206.160740304007" calcext:value-type="float">
            <text:p>206.160740304</text:p>
          </table:table-cell>
          <table:table-cell office:value-type="float" office:value="712.6171" calcext:value-type="float">
            <text:p>712.6171</text:p>
          </table:table-cell>
          <table:table-cell office:value-type="float" office:value="4342" calcext:value-type="float">
            <text:p>434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4992" calcext:value-type="float">
            <text:p>4992</text:p>
          </table:table-cell>
          <table:table-cell office:value-type="float" office:value="9705" calcext:value-type="float">
            <text:p>9705</text:p>
          </table:table-cell>
          <table:table-cell office:value-type="float" office:value="4414" calcext:value-type="float">
            <text:p>4414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5558" calcext:value-type="float">
            <text:p>5558</text:p>
          </table:table-cell>
          <table:table-cell office:value-type="float" office:value="5883" calcext:value-type="float">
            <text:p>5883</text:p>
          </table:table-cell>
          <table:table-cell office:value-type="float" office:value="263" calcext:value-type="float">
            <text:p>263</text:p>
          </table:table-cell>
          <table:table-cell office:value-type="float" office:value="796" calcext:value-type="float">
            <text:p>796</text:p>
          </table:table-cell>
          <table:table-cell office:value-type="float" office:value="4025" calcext:value-type="float">
            <text:p>4025</text:p>
          </table:table-cell>
          <table:table-cell table:number-columns-repeated="1006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96" calcext:value-type="float">
            <text:p>196</text:p>
          </table:table-cell>
          <table:table-cell office:value-type="float" office:value="0.0478" calcext:value-type="float">
            <text:p>0.0478</text:p>
          </table:table-cell>
          <table:table-cell office:value-type="float" office:value="406.387951207243" calcext:value-type="float">
            <text:p>406.3879512072</text:p>
          </table:table-cell>
          <table:table-cell office:value-type="float" office:value="2136.0257" calcext:value-type="float">
            <text:p>2136.0257</text:p>
          </table:table-cell>
          <table:table-cell office:value-type="float" office:value="994" calcext:value-type="float">
            <text:p>994</text:p>
          </table:table-cell>
          <table:table-cell/>
          <table:table-cell table:style-name="ce1" office:value-type="float" office:value="182" calcext:value-type="float">
            <text:p>182</text:p>
          </table:table-cell>
          <table:table-cell office:value-type="float" office:value="4975" calcext:value-type="float">
            <text:p>4975</text:p>
          </table:table-cell>
          <table:table-cell office:value-type="float" office:value="8448" calcext:value-type="float">
            <text:p>8448</text:p>
          </table:table-cell>
          <table:table-cell office:value-type="float" office:value="5803" calcext:value-type="float">
            <text:p>5803</text:p>
          </table:table-cell>
          <table:table-cell office:value-type="float" office:value="6107" calcext:value-type="float">
            <text:p>6107</text:p>
          </table:table-cell>
          <table:table-cell office:value-type="float" office:value="5760" calcext:value-type="float">
            <text:p>5760</text:p>
          </table:table-cell>
          <table:table-cell office:value-type="float" office:value="0" calcext:value-type="float">
            <text:p>0</text:p>
          </table:table-cell>
          <table:table-cell office:value-type="float" office:value="4321" calcext:value-type="float">
            <text:p>4321</text:p>
          </table:table-cell>
          <table:table-cell office:value-type="float" office:value="5782" calcext:value-type="float">
            <text:p>5782</text:p>
          </table:table-cell>
          <table:table-cell office:value-type="float" office:value="5759" calcext:value-type="float">
            <text:p>5759</text:p>
          </table:table-cell>
          <table:table-cell office:value-type="float" office:value="8766" calcext:value-type="float">
            <text:p>8766</text:p>
          </table:table-cell>
          <table:table-cell table:number-columns-repeated="1006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0.0972" calcext:value-type="float">
            <text:p>0.0972</text:p>
          </table:table-cell>
          <table:table-cell office:value-type="float" office:value="357.273707294927" calcext:value-type="float">
            <text:p>357.2737072949</text:p>
          </table:table-cell>
          <table:table-cell office:value-type="float" office:value="1608.3508" calcext:value-type="float">
            <text:p>1608.3508</text:p>
          </table:table-cell>
          <table:table-cell office:value-type="float" office:value="3194" calcext:value-type="float">
            <text:p>3194</text:p>
          </table:table-cell>
          <table:table-cell/>
          <table:table-cell table:style-name="ce1" office:value-type="float" office:value="215" calcext:value-type="float">
            <text:p>215</text:p>
          </table:table-cell>
          <table:table-cell office:value-type="float" office:value="1389" calcext:value-type="float">
            <text:p>1389</text:p>
          </table:table-cell>
          <table:table-cell office:value-type="float" office:value="8220" calcext:value-type="float">
            <text:p>8220</text:p>
          </table:table-cell>
          <table:table-cell office:value-type="float" office:value="2303" calcext:value-type="float">
            <text:p>2303</text:p>
          </table:table-cell>
          <table:table-cell office:value-type="float" office:value="6027" calcext:value-type="float">
            <text:p>6027</text:p>
          </table:table-cell>
          <table:table-cell office:value-type="float" office:value="6304" calcext:value-type="float">
            <text:p>6304</text:p>
          </table:table-cell>
          <table:table-cell office:value-type="float" office:value="4683" calcext:value-type="float">
            <text:p>4683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5513" calcext:value-type="float">
            <text:p>5513</text:p>
          </table:table-cell>
          <table:table-cell office:value-type="float" office:value="9640" calcext:value-type="float">
            <text:p>9640</text:p>
          </table:table-cell>
          <table:table-cell table:number-columns-repeated="1006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0.1073" calcext:value-type="float">
            <text:p>0.1073</text:p>
          </table:table-cell>
          <table:table-cell office:value-type="float" office:value="58.4797946564886" calcext:value-type="float">
            <text:p>58.4797946565</text:p>
          </table:table-cell>
          <table:table-cell office:value-type="float" office:value="167.0391" calcext:value-type="float">
            <text:p>167.0391</text:p>
          </table:table-cell>
          <table:table-cell office:value-type="float" office:value="262" calcext:value-type="float">
            <text:p>262</text:p>
          </table:table-cell>
          <table:table-cell/>
          <table:table-cell table:style-name="ce1" office:value-type="float" office:value="63" calcext:value-type="float">
            <text:p>63</text:p>
          </table:table-cell>
          <table:table-cell office:value-type="float" office:value="4915.88430960452" calcext:value-type="float">
            <text:p>4915.8843096045</text:p>
          </table:table-cell>
          <table:table-cell office:value-type="float" office:value="10153.890808" calcext:value-type="float">
            <text:p>10153.890808</text:p>
          </table:table-cell>
          <table:table-cell office:value-type="float" office:value="4280.00717608696" calcext:value-type="float">
            <text:p>4280.007176087</text:p>
          </table:table-cell>
          <table:table-cell office:value-type="float" office:value="284.586963841808" calcext:value-type="float">
            <text:p>284.5869638418</text:p>
          </table:table-cell>
          <table:table-cell office:value-type="float" office:value="266.558424056604" calcext:value-type="float">
            <text:p>266.5584240566</text:p>
          </table:table-cell>
          <table:table-cell office:value-type="float" office:value="5696.50894444445" calcext:value-type="float">
            <text:p>5696.5089444445</text:p>
          </table:table-cell>
          <table:table-cell office:value-type="float" office:value="5887.790225" calcext:value-type="float">
            <text:p>5887.790225</text:p>
          </table:table-cell>
          <table:table-cell office:value-type="float" office:value="0" calcext:value-type="float">
            <text:p>0</text:p>
          </table:table-cell>
          <table:table-cell office:value-type="float" office:value="515.869142361111" calcext:value-type="float">
            <text:p>515.8691423611</text:p>
          </table:table-cell>
          <table:table-cell office:value-type="float" office:value="4015.33868571429" calcext:value-type="float">
            <text:p>4015.3386857143</text:p>
          </table:table-cell>
          <table:table-cell table:number-columns-repeated="1006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office:value-type="float" office:value="0.1259" calcext:value-type="float">
            <text:p>0.1259</text:p>
          </table:table-cell>
          <table:table-cell office:value-type="float" office:value="100.313661176471" calcext:value-type="float">
            <text:p>100.3136611765</text:p>
          </table:table-cell>
          <table:table-cell office:value-type="float" office:value="347.9571" calcext:value-type="float">
            <text:p>347.9571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1" office:value-type="float" office:value="69" calcext:value-type="float">
            <text:p>69</text:p>
          </table:table-cell>
          <table:table-cell office:value-type="float" office:value="4301.76082294118" calcext:value-type="float">
            <text:p>4301.7608229412</text:p>
          </table:table-cell>
          <table:table-cell office:value-type="float" office:value="10438.1409875" calcext:value-type="float">
            <text:p>10438.1409875</text:p>
          </table:table-cell>
          <table:table-cell office:value-type="float" office:value="3857.47414545454" calcext:value-type="float">
            <text:p>3857.4741454546</text:p>
          </table:table-cell>
          <table:table-cell office:value-type="float" office:value="452.903828571429" calcext:value-type="float">
            <text:p>452.9038285714</text:p>
          </table:table-cell>
          <table:table-cell office:value-type="float" office:value="874.102606451613" calcext:value-type="float">
            <text:p>874.1026064516</text:p>
          </table:table-cell>
          <table:table-cell office:value-type="float" office:value="5825.97" calcext:value-type="float">
            <text:p>5825.97</text:p>
          </table:table-cell>
          <table:table-cell office:value-type="float" office:value="4956.4271" calcext:value-type="float">
            <text:p>4956.4271</text:p>
          </table:table-cell>
          <table:table-cell table:style-name="ce2" office:value-type="float" office:value="100.3136611765" calcext:value-type="float">
            <text:p>100.3136611765</text:p>
          </table:table-cell>
          <table:table-cell office:value-type="float" office:value="0" calcext:value-type="float">
            <text:p>0</text:p>
          </table:table-cell>
          <table:table-cell office:value-type="float" office:value="4223.4046" calcext:value-type="float">
            <text:p>4223.4046</text:p>
          </table:table-cell>
          <table:table-cell table:number-columns-repeated="100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04" calcext:value-type="float">
            <text:p>104</text:p>
          </table:table-cell>
          <table:table-cell office:value-type="float" office:value="0.8895" calcext:value-type="float">
            <text:p>0.8895</text:p>
          </table:table-cell>
          <table:table-cell office:value-type="float" office:value="450.864601415095" calcext:value-type="float">
            <text:p>450.8646014151</text:p>
          </table:table-cell>
          <table:table-cell office:value-type="float" office:value="1418.7647" calcext:value-type="float">
            <text:p>1418.7647</text:p>
          </table:table-cell>
          <table:table-cell office:value-type="float" office:value="212" calcext:value-type="float">
            <text:p>212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8164.80746842106" calcext:value-type="float">
            <text:p>8164.8074684211</text:p>
          </table:table-cell>
          <table:table-cell office:value-type="float" office:value="6013.32063" calcext:value-type="float">
            <text:p>6013.32063</text:p>
          </table:table-cell>
          <table:table-cell office:value-type="float" office:value="7653.06394444444" calcext:value-type="float">
            <text:p>7653.0639444445</text:p>
          </table:table-cell>
          <table:table-cell office:value-type="float" office:value="4046.88750952381" calcext:value-type="float">
            <text:p>4046.8875095238</text:p>
          </table:table-cell>
          <table:table-cell office:value-type="float" office:value="3920.221375" calcext:value-type="float">
            <text:p>3920.221375</text:p>
          </table:table-cell>
          <table:table-cell office:value-type="float" office:value="8573.0479" calcext:value-type="float">
            <text:p>8573.0479</text:p>
          </table:table-cell>
          <table:table-cell office:value-type="float" office:value="9730.19495" calcext:value-type="float">
            <text:p>9730.19495</text:p>
          </table:table-cell>
          <table:table-cell office:value-type="float" office:value="4086.05963125" calcext:value-type="float">
            <text:p>4086.05963125</text:p>
          </table:table-cell>
          <table:table-cell office:value-type="float" office:value="4485.24536153846" calcext:value-type="float">
            <text:p>4485.2453615385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table:number-columns-repeated="2"/>
          <table:table-cell table:number-columns-repeated="5"/>
          <table:table-cell table:style-name="ce1"/>
          <table:table-cell table:number-columns-repeated="1016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98" calcext:value-type="float">
            <text:p>198</text:p>
          </table:table-cell>
          <table:table-cell office:value-type="float" office:value="1.2551" calcext:value-type="float">
            <text:p>1.2551</text:p>
          </table:table-cell>
          <table:table-cell office:value-type="float" office:value="1056.45851684555" calcext:value-type="float">
            <text:p>1056.4585168456</text:p>
          </table:table-cell>
          <table:table-cell office:value-type="float" office:value="5008.7665" calcext:value-type="float">
            <text:p>5008.7665</text:p>
          </table:table-cell>
          <table:table-cell office:value-type="float" office:value="11926" calcext:value-type="float">
            <text:p>11926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1.6538" calcext:value-type="float">
            <text:p>1.6538</text:p>
          </table:table-cell>
          <table:table-cell office:value-type="float" office:value="1197.61269057263" calcext:value-type="float">
            <text:p>1197.6126905726</text:p>
          </table:table-cell>
          <table:table-cell office:value-type="float" office:value="5812.6874" calcext:value-type="float">
            <text:p>5812.6874</text:p>
          </table:table-cell>
          <table:table-cell office:value-type="float" office:value="36044" calcext:value-type="float">
            <text:p>36044</text:p>
          </table:table-cell>
          <table:table-cell table:number-columns-repeated="101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142" calcext:value-type="float">
            <text:p>142</text:p>
          </table:table-cell>
          <table:table-cell office:value-type="float" office:value="1.7626" calcext:value-type="float">
            <text:p>1.7626</text:p>
          </table:table-cell>
          <table:table-cell office:value-type="float" office:value="93.7361" calcext:value-type="float">
            <text:p>93.7361</text:p>
          </table:table-cell>
          <table:table-cell office:value-type="float" office:value="125.762" calcext:value-type="float">
            <text:p>125.76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3.5912" calcext:value-type="float">
            <text:p>3.5912</text:p>
          </table:table-cell>
          <table:table-cell office:value-type="float" office:value="1467.35316593421" calcext:value-type="float">
            <text:p>1467.3531659342</text:p>
          </table:table-cell>
          <table:table-cell office:value-type="float" office:value="4558.2385" calcext:value-type="float">
            <text:p>4558.2385</text:p>
          </table:table-cell>
          <table:table-cell office:value-type="float" office:value="15291" calcext:value-type="float">
            <text:p>15291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204" calcext:value-type="float">
            <text:p>204</text:p>
          </table:table-cell>
          <table:table-cell office:value-type="float" office:value="12.8251" calcext:value-type="float">
            <text:p>12.8251</text:p>
          </table:table-cell>
          <table:table-cell office:value-type="float" office:value="243.396104712042" calcext:value-type="float">
            <text:p>243.396104712</text:p>
          </table:table-cell>
          <table:table-cell office:value-type="float" office:value="521.3862" calcext:value-type="float">
            <text:p>521.3862</text:p>
          </table:table-cell>
          <table:table-cell office:value-type="float" office:value="191" calcext:value-type="float">
            <text:p>191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68" calcext:value-type="float">
            <text:p>68</text:p>
          </table:table-cell>
          <table:table-cell office:value-type="float" office:value="17.0835" calcext:value-type="float">
            <text:p>17.0835</text:p>
          </table:table-cell>
          <table:table-cell office:value-type="float" office:value="253.290345230769" calcext:value-type="float">
            <text:p>253.2903452308</text:p>
          </table:table-cell>
          <table:table-cell office:value-type="float" office:value="442.2898" calcext:value-type="float">
            <text:p>442.2898</text:p>
          </table:table-cell>
          <table:table-cell office:value-type="float" office:value="325" calcext:value-type="float">
            <text:p>325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80" calcext:value-type="float">
            <text:p>180</text:p>
          </table:table-cell>
          <table:table-cell office:value-type="float" office:value="29.8804" calcext:value-type="float">
            <text:p>29.8804</text:p>
          </table:table-cell>
          <table:table-cell office:value-type="float" office:value="259.608253225806" calcext:value-type="float">
            <text:p>259.6082532258</text:p>
          </table:table-cell>
          <table:table-cell office:value-type="float" office:value="541.3986" calcext:value-type="float">
            <text:p>541.3986</text:p>
          </table:table-cell>
          <table:table-cell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44" calcext:value-type="float">
            <text:p>144</text:p>
          </table:table-cell>
          <table:table-cell office:value-type="float" office:value="30.0553" calcext:value-type="float">
            <text:p>30.0553</text:p>
          </table:table-cell>
          <table:table-cell office:value-type="float" office:value="284.586963841808" calcext:value-type="float">
            <text:p>284.5869638418</text:p>
          </table:table-cell>
          <table:table-cell office:value-type="float" office:value="539.076" calcext:value-type="float">
            <text:p>539.076</text:p>
          </table:table-cell>
          <table:table-cell office:value-type="float" office:value="177" calcext:value-type="float">
            <text:p>177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07" calcext:value-type="float">
            <text:p>107</text:p>
          </table:table-cell>
          <table:table-cell office:value-type="float" office:value="30.365" calcext:value-type="float">
            <text:p>30.365</text:p>
          </table:table-cell>
          <table:table-cell office:value-type="float" office:value="334.907251775148" calcext:value-type="float">
            <text:p>334.9072517751</text:p>
          </table:table-cell>
          <table:table-cell office:value-type="float" office:value="549.515" calcext:value-type="float">
            <text:p>549.515</text:p>
          </table:table-cell>
          <table:table-cell office:value-type="float" office:value="338" calcext:value-type="float">
            <text:p>338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37.6084" calcext:value-type="float">
            <text:p>37.6084</text:p>
          </table:table-cell>
          <table:table-cell office:value-type="float" office:value="263.410188392857" calcext:value-type="float">
            <text:p>263.4101883929</text:p>
          </table:table-cell>
          <table:table-cell office:value-type="float" office:value="761.9601" calcext:value-type="float">
            <text:p>761.9601</text:p>
          </table:table-cell>
          <table:table-cell office:value-type="float" office:value="112" calcext:value-type="float">
            <text:p>112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05" calcext:value-type="float">
            <text:p>105</text:p>
          </table:table-cell>
          <table:table-cell office:value-type="float" office:value="39.685" calcext:value-type="float">
            <text:p>39.685</text:p>
          </table:table-cell>
          <table:table-cell office:value-type="float" office:value="266.558424056604" calcext:value-type="float">
            <text:p>266.5584240566</text:p>
          </table:table-cell>
          <table:table-cell office:value-type="float" office:value="742.0686" calcext:value-type="float">
            <text:p>742.0686</text:p>
          </table:table-cell>
          <table:table-cell office:value-type="float" office:value="212" calcext:value-type="float">
            <text:p>212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04" calcext:value-type="float">
            <text:p>204</text:p>
          </table:table-cell>
          <table:table-cell office:value-type="float" office:value="41.908" calcext:value-type="float">
            <text:p>41.908</text:p>
          </table:table-cell>
          <table:table-cell office:value-type="float" office:value="504.79308616567" calcext:value-type="float">
            <text:p>504.7930861657</text:p>
          </table:table-cell>
          <table:table-cell office:value-type="float" office:value="1051.7002" calcext:value-type="float">
            <text:p>1051.7002</text:p>
          </table:table-cell>
          <table:table-cell office:value-type="float" office:value="1171" calcext:value-type="float">
            <text:p>117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72" calcext:value-type="float">
            <text:p>72</text:p>
          </table:table-cell>
          <table:table-cell office:value-type="float" office:value="44.9054" calcext:value-type="float">
            <text:p>44.9054</text:p>
          </table:table-cell>
          <table:table-cell office:value-type="float" office:value="218.462976923077" calcext:value-type="float">
            <text:p>218.4629769231</text:p>
          </table:table-cell>
          <table:table-cell office:value-type="float" office:value="591.8684" calcext:value-type="float">
            <text:p>591.8684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204" calcext:value-type="float">
            <text:p>204</text:p>
          </table:table-cell>
          <table:table-cell office:value-type="float" office:value="46.7323" calcext:value-type="float">
            <text:p>46.7323</text:p>
          </table:table-cell>
          <table:table-cell office:value-type="float" office:value="390.486150933997" calcext:value-type="float">
            <text:p>390.486150934</text:p>
          </table:table-cell>
          <table:table-cell office:value-type="float" office:value="823.8508" calcext:value-type="float">
            <text:p>823.8508</text:p>
          </table:table-cell>
          <table:table-cell office:value-type="float" office:value="803" calcext:value-type="float">
            <text:p>803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3" office:value-type="float" office:value="48.8436" calcext:value-type="float">
            <text:p>48.843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46" calcext:value-type="float">
            <text:p>46</text:p>
          </table:table-cell>
          <table:table-cell office:value-type="float" office:value="55.0212" calcext:value-type="float">
            <text:p>55.0212</text:p>
          </table:table-cell>
          <table:table-cell office:value-type="float" office:value="261.029720940171" calcext:value-type="float">
            <text:p>261.0297209402</text:p>
          </table:table-cell>
          <table:table-cell office:value-type="float" office:value="543.656" calcext:value-type="float">
            <text:p>543.656</text:p>
          </table:table-cell>
          <table:table-cell office:value-type="float" office:value="234" calcext:value-type="float">
            <text:p>234</text:p>
          </table:table-cell>
          <table:table-cell table:number-columns-repeated="101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194" calcext:value-type="float">
            <text:p>194</text:p>
          </table:table-cell>
          <table:table-cell office:value-type="float" office:value="56.3771" calcext:value-type="float">
            <text:p>56.3771</text:p>
          </table:table-cell>
          <table:table-cell office:value-type="float" office:value="101.02775" calcext:value-type="float">
            <text:p>101.02775</text:p>
          </table:table-cell>
          <table:table-cell office:value-type="float" office:value="145.6784" calcext:value-type="float">
            <text:p>145.678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35" calcext:value-type="float">
            <text:p>135</text:p>
          </table:table-cell>
          <table:table-cell office:value-type="float" office:value="56.4302" calcext:value-type="float">
            <text:p>56.4302</text:p>
          </table:table-cell>
          <table:table-cell office:value-type="float" office:value="265.294568306011" calcext:value-type="float">
            <text:p>265.294568306</text:p>
          </table:table-cell>
          <table:table-cell office:value-type="float" office:value="442.5534" calcext:value-type="float">
            <text:p>442.5534</text:p>
          </table:table-cell>
          <table:table-cell office:value-type="float" office:value="183" calcext:value-type="float">
            <text:p>183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59.9479" calcext:value-type="float">
            <text:p>59.9479</text:p>
          </table:table-cell>
          <table:table-cell office:value-type="float" office:value="1389.19808089794" calcext:value-type="float">
            <text:p>1389.1980808979</text:p>
          </table:table-cell>
          <table:table-cell office:value-type="float" office:value="4362.0861" calcext:value-type="float">
            <text:p>4362.0861</text:p>
          </table:table-cell>
          <table:table-cell office:value-type="float" office:value="3586" calcext:value-type="float">
            <text:p>3586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28" calcext:value-type="float">
            <text:p>128</text:p>
          </table:table-cell>
          <table:table-cell office:value-type="float" office:value="60.3268" calcext:value-type="float">
            <text:p>60.3268</text:p>
          </table:table-cell>
          <table:table-cell office:value-type="float" office:value="1160.40055363357" calcext:value-type="float">
            <text:p>1160.4005536336</text:p>
          </table:table-cell>
          <table:table-cell office:value-type="float" office:value="5107.6387" calcext:value-type="float">
            <text:p>5107.6387</text:p>
          </table:table-cell>
          <table:table-cell office:value-type="float" office:value="977" calcext:value-type="float">
            <text:p>977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07" calcext:value-type="float">
            <text:p>107</text:p>
          </table:table-cell>
          <table:table-cell office:value-type="float" office:value="64.9806" calcext:value-type="float">
            <text:p>64.9806</text:p>
          </table:table-cell>
          <table:table-cell office:value-type="float" office:value="375.099523529412" calcext:value-type="float">
            <text:p>375.0995235294</text:p>
          </table:table-cell>
          <table:table-cell office:value-type="float" office:value="507.7597" calcext:value-type="float">
            <text:p>507.7597</text:p>
          </table:table-cell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9" calcext:value-type="float">
            <text:p>169</text:p>
          </table:table-cell>
          <table:table-cell office:value-type="float" office:value="69.3385" calcext:value-type="float">
            <text:p>69.3385</text:p>
          </table:table-cell>
          <table:table-cell office:value-type="float" office:value="242.980253932584" calcext:value-type="float">
            <text:p>242.9802539326</text:p>
          </table:table-cell>
          <table:table-cell office:value-type="float" office:value="467.1606" calcext:value-type="float">
            <text:p>467.1606</text:p>
          </table:table-cell>
          <table:table-cell office:value-type="float" office:value="178" calcext:value-type="float">
            <text:p>178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59" calcext:value-type="float">
            <text:p>159</text:p>
          </table:table-cell>
          <table:table-cell office:value-type="float" office:value="74.2881" calcext:value-type="float">
            <text:p>74.2881</text:p>
          </table:table-cell>
          <table:table-cell office:value-type="float" office:value="182.74874375" calcext:value-type="float">
            <text:p>182.74874375</text:p>
          </table:table-cell>
          <table:table-cell office:value-type="float" office:value="372.8391" calcext:value-type="float">
            <text:p>372.8391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80.1441" calcext:value-type="float">
            <text:p>80.1441</text:p>
          </table:table-cell>
          <table:table-cell office:value-type="float" office:value="428.357873509934" calcext:value-type="float">
            <text:p>428.3578735099</text:p>
          </table:table-cell>
          <table:table-cell office:value-type="float" office:value="650.8192" calcext:value-type="float">
            <text:p>650.8192</text:p>
          </table:table-cell>
          <table:table-cell office:value-type="float" office:value="151" calcext:value-type="float">
            <text:p>15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44" calcext:value-type="float">
            <text:p>144</text:p>
          </table:table-cell>
          <table:table-cell office:value-type="float" office:value="80.2979" calcext:value-type="float">
            <text:p>80.2979</text:p>
          </table:table-cell>
          <table:table-cell office:value-type="float" office:value="515.930260419581" calcext:value-type="float">
            <text:p>515.9302604196</text:p>
          </table:table-cell>
          <table:table-cell office:value-type="float" office:value="1085.912" calcext:value-type="float">
            <text:p>1085.912</text:p>
          </table:table-cell>
          <table:table-cell office:value-type="float" office:value="715" calcext:value-type="float">
            <text:p>715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07" calcext:value-type="float">
            <text:p>107</text:p>
          </table:table-cell>
          <table:table-cell office:value-type="float" office:value="95.5047" calcext:value-type="float">
            <text:p>95.5047</text:p>
          </table:table-cell>
          <table:table-cell office:value-type="float" office:value="409.482282777778" calcext:value-type="float">
            <text:p>409.4822827778</text:p>
          </table:table-cell>
          <table:table-cell office:value-type="float" office:value="742.1045" calcext:value-type="float">
            <text:p>742.1045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11" calcext:value-type="float">
            <text:p>111</text:p>
          </table:table-cell>
          <table:table-cell office:value-type="float" office:value="97.507" calcext:value-type="float">
            <text:p>97.507</text:p>
          </table:table-cell>
          <table:table-cell office:value-type="float" office:value="520.122957142857" calcext:value-type="float">
            <text:p>520.1229571429</text:p>
          </table:table-cell>
          <table:table-cell office:value-type="float" office:value="746.3259" calcext:value-type="float">
            <text:p>746.3259</text:p>
          </table:table-cell>
          <table:table-cell office:value-type="float" office:value="91" calcext:value-type="float">
            <text:p>91</text:p>
          </table:table-cell>
          <table:table-cell table:number-columns-repeated="101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83" calcext:value-type="float">
            <text:p>83</text:p>
          </table:table-cell>
          <table:table-cell office:value-type="float" office:value="106.8933" calcext:value-type="float">
            <text:p>106.8933</text:p>
          </table:table-cell>
          <table:table-cell office:value-type="float" office:value="107.34435" calcext:value-type="float">
            <text:p>107.34435</text:p>
          </table:table-cell>
          <table:table-cell office:value-type="float" office:value="107.7954" calcext:value-type="float">
            <text:p>107.795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05" calcext:value-type="float">
            <text:p>105</text:p>
          </table:table-cell>
          <table:table-cell office:value-type="float" office:value="113.6312" calcext:value-type="float">
            <text:p>113.6312</text:p>
          </table:table-cell>
          <table:table-cell office:value-type="float" office:value="513.445653916582" calcext:value-type="float">
            <text:p>513.4456539166</text:p>
          </table:table-cell>
          <table:table-cell office:value-type="float" office:value="1079.5888" calcext:value-type="float">
            <text:p>1079.5888</text:p>
          </table:table-cell>
          <table:table-cell office:value-type="float" office:value="983" calcext:value-type="float">
            <text:p>983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18.7115" calcext:value-type="float">
            <text:p>118.7115</text:p>
          </table:table-cell>
          <table:table-cell office:value-type="float" office:value="290.7822" calcext:value-type="float">
            <text:p>290.7822</text:p>
          </table:table-cell>
          <table:table-cell office:value-type="float" office:value="523.6775" calcext:value-type="float">
            <text:p>523.6775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08" calcext:value-type="float">
            <text:p>208</text:p>
          </table:table-cell>
          <table:table-cell office:value-type="float" office:value="121.4" calcext:value-type="float">
            <text:p>121.4</text:p>
          </table:table-cell>
          <table:table-cell office:value-type="float" office:value="851.480329076087" calcext:value-type="float">
            <text:p>851.4803290761</text:p>
          </table:table-cell>
          <table:table-cell office:value-type="float" office:value="1229.4747" calcext:value-type="float">
            <text:p>1229.4747</text:p>
          </table:table-cell>
          <table:table-cell office:value-type="float" office:value="368" calcext:value-type="float">
            <text:p>368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128.4403" calcext:value-type="float">
            <text:p>128.4403</text:p>
          </table:table-cell>
          <table:table-cell office:value-type="float" office:value="366.861503787879" calcext:value-type="float">
            <text:p>366.8615037879</text:p>
          </table:table-cell>
          <table:table-cell office:value-type="float" office:value="571.1923" calcext:value-type="float">
            <text:p>571.1923</text:p>
          </table:table-cell>
          <table:table-cell office:value-type="float" office:value="132" calcext:value-type="float">
            <text:p>132</text:p>
          </table:table-cell>
          <table:table-cell table:number-columns-repeated="1018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float" office:value="203" calcext:value-type="float">
            <text:p>203</text:p>
          </table:table-cell>
          <table:table-cell office:value-type="float" office:value="129.9581" calcext:value-type="float">
            <text:p>129.9581</text:p>
          </table:table-cell>
          <table:table-cell office:value-type="float" office:value="317.0578875" calcext:value-type="float">
            <text:p>317.0578875</text:p>
          </table:table-cell>
          <table:table-cell office:value-type="float" office:value="564.1208" calcext:value-type="float">
            <text:p>564.1208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204" calcext:value-type="float">
            <text:p>204</text:p>
          </table:table-cell>
          <table:table-cell office:value-type="float" office:value="132.1046" calcext:value-type="float">
            <text:p>132.1046</text:p>
          </table:table-cell>
          <table:table-cell office:value-type="float" office:value="372.104621951219" calcext:value-type="float">
            <text:p>372.1046219512</text:p>
          </table:table-cell>
          <table:table-cell office:value-type="float" office:value="783.3962" calcext:value-type="float">
            <text:p>783.3962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142.6494" calcext:value-type="float">
            <text:p>142.6494</text:p>
          </table:table-cell>
          <table:table-cell office:value-type="float" office:value="159.6771" calcext:value-type="float">
            <text:p>159.6771</text:p>
          </table:table-cell>
          <table:table-cell office:value-type="float" office:value="192.1631" calcext:value-type="float">
            <text:p>192.163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35" calcext:value-type="float">
            <text:p>135</text:p>
          </table:table-cell>
          <table:table-cell office:value-type="float" office:value="149.4293" calcext:value-type="float">
            <text:p>149.4293</text:p>
          </table:table-cell>
          <table:table-cell office:value-type="float" office:value="200.257586363636" calcext:value-type="float">
            <text:p>200.2575863636</text:p>
          </table:table-cell>
          <table:table-cell office:value-type="float" office:value="262.642" calcext:value-type="float">
            <text:p>262.64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93" calcext:value-type="float">
            <text:p>93</text:p>
          </table:table-cell>
          <table:table-cell office:value-type="float" office:value="159.3103" calcext:value-type="float">
            <text:p>159.3103</text:p>
          </table:table-cell>
          <table:table-cell office:value-type="float" office:value="161.5246" calcext:value-type="float">
            <text:p>161.5246</text:p>
          </table:table-cell>
          <table:table-cell office:value-type="float" office:value="162.2627" calcext:value-type="float">
            <text:p>162.2627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51" calcext:value-type="float">
            <text:p>151</text:p>
          </table:table-cell>
          <table:table-cell office:value-type="float" office:value="170.1361" calcext:value-type="float">
            <text:p>170.1361</text:p>
          </table:table-cell>
          <table:table-cell office:value-type="float" office:value="202.4112" calcext:value-type="float">
            <text:p>202.4112</text:p>
          </table:table-cell>
          <table:table-cell office:value-type="float" office:value="264.8559" calcext:value-type="float">
            <text:p>264.855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72" calcext:value-type="float">
            <text:p>72</text:p>
          </table:table-cell>
          <table:table-cell office:value-type="float" office:value="171.2964" calcext:value-type="float">
            <text:p>171.2964</text:p>
          </table:table-cell>
          <table:table-cell office:value-type="float" office:value="382.371627777778" calcext:value-type="float">
            <text:p>382.3716277778</text:p>
          </table:table-cell>
          <table:table-cell office:value-type="float" office:value="511.3691" calcext:value-type="float">
            <text:p>511.3691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68" calcext:value-type="float">
            <text:p>68</text:p>
          </table:table-cell>
          <table:table-cell office:value-type="float" office:value="179.163" calcext:value-type="float">
            <text:p>179.163</text:p>
          </table:table-cell>
          <table:table-cell office:value-type="float" office:value="235.1627" calcext:value-type="float">
            <text:p>235.1627</text:p>
          </table:table-cell>
          <table:table-cell office:value-type="float" office:value="331.3499" calcext:value-type="float">
            <text:p>331.3499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59" calcext:value-type="float">
            <text:p>159</text:p>
          </table:table-cell>
          <table:table-cell office:value-type="float" office:value="189.5845" calcext:value-type="float">
            <text:p>189.5845</text:p>
          </table:table-cell>
          <table:table-cell office:value-type="float" office:value="201.47335" calcext:value-type="float">
            <text:p>201.47335</text:p>
          </table:table-cell>
          <table:table-cell office:value-type="float" office:value="235.7626" calcext:value-type="float">
            <text:p>235.762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73" calcext:value-type="float">
            <text:p>73</text:p>
          </table:table-cell>
          <table:table-cell office:value-type="float" office:value="196.6715" calcext:value-type="float">
            <text:p>196.6715</text:p>
          </table:table-cell>
          <table:table-cell office:value-type="float" office:value="515.336278787879" calcext:value-type="float">
            <text:p>515.3362787879</text:p>
          </table:table-cell>
          <table:table-cell office:value-type="float" office:value="669.0792" calcext:value-type="float">
            <text:p>669.0792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31" calcext:value-type="float">
            <text:p>31</text:p>
          </table:table-cell>
          <table:table-cell office:value-type="float" office:value="205.0367" calcext:value-type="float">
            <text:p>205.0367</text:p>
          </table:table-cell>
          <table:table-cell office:value-type="float" office:value="275.611846153846" calcext:value-type="float">
            <text:p>275.6118461538</text:p>
          </table:table-cell>
          <table:table-cell office:value-type="float" office:value="373.623" calcext:value-type="float">
            <text:p>373.62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214.5081" calcext:value-type="float">
            <text:p>214.5081</text:p>
          </table:table-cell>
          <table:table-cell office:value-type="float" office:value="653.402514084507" calcext:value-type="float">
            <text:p>653.4025140845</text:p>
          </table:table-cell>
          <table:table-cell office:value-type="float" office:value="1095.9868" calcext:value-type="float">
            <text:p>1095.9868</text:p>
          </table:table-cell>
          <table:table-cell office:value-type="float" office:value="213" calcext:value-type="float">
            <text:p>213</text:p>
          </table:table-cell>
          <table:table-cell table:number-columns-repeated="1018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70" calcext:value-type="float">
            <text:p>70</text:p>
          </table:table-cell>
          <table:table-cell office:value-type="float" office:value="215.5099" calcext:value-type="float">
            <text:p>215.5099</text:p>
          </table:table-cell>
          <table:table-cell office:value-type="float" office:value="329.11045" calcext:value-type="float">
            <text:p>329.11045</text:p>
          </table:table-cell>
          <table:table-cell office:value-type="float" office:value="372.5647" calcext:value-type="float">
            <text:p>372.5647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80" calcext:value-type="float">
            <text:p>180</text:p>
          </table:table-cell>
          <table:table-cell office:value-type="float" office:value="224.1681" calcext:value-type="float">
            <text:p>224.1681</text:p>
          </table:table-cell>
          <table:table-cell office:value-type="float" office:value="496.637477777778" calcext:value-type="float">
            <text:p>496.6374777778</text:p>
          </table:table-cell>
          <table:table-cell office:value-type="float" office:value="807.5464" calcext:value-type="float">
            <text:p>807.5464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71" calcext:value-type="float">
            <text:p>71</text:p>
          </table:table-cell>
          <table:table-cell office:value-type="float" office:value="232.8365" calcext:value-type="float">
            <text:p>232.8365</text:p>
          </table:table-cell>
          <table:table-cell office:value-type="float" office:value="411.144244444444" calcext:value-type="float">
            <text:p>411.1442444444</text:p>
          </table:table-cell>
          <table:table-cell office:value-type="float" office:value="654.7816" calcext:value-type="float">
            <text:p>654.781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71" calcext:value-type="float">
            <text:p>71</text:p>
          </table:table-cell>
          <table:table-cell office:value-type="float" office:value="237.4742" calcext:value-type="float">
            <text:p>237.4742</text:p>
          </table:table-cell>
          <table:table-cell office:value-type="float" office:value="407.441921052632" calcext:value-type="float">
            <text:p>407.4419210526</text:p>
          </table:table-cell>
          <table:table-cell office:value-type="float" office:value="524.5921" calcext:value-type="float">
            <text:p>524.5921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38.8478" calcext:value-type="float">
            <text:p>238.8478</text:p>
          </table:table-cell>
          <table:table-cell office:value-type="float" office:value="662.8666075" calcext:value-type="float">
            <text:p>662.8666075</text:p>
          </table:table-cell>
          <table:table-cell office:value-type="float" office:value="1198.6318" calcext:value-type="float">
            <text:p>1198.6318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70" calcext:value-type="float">
            <text:p>70</text:p>
          </table:table-cell>
          <table:table-cell office:value-type="float" office:value="246.9762" calcext:value-type="float">
            <text:p>246.9762</text:p>
          </table:table-cell>
          <table:table-cell office:value-type="float" office:value="508.220548169716" calcext:value-type="float">
            <text:p>508.2205481697</text:p>
          </table:table-cell>
          <table:table-cell office:value-type="float" office:value="931.4514" calcext:value-type="float">
            <text:p>931.4514</text:p>
          </table:table-cell>
          <table:table-cell office:value-type="float" office:value="1202" calcext:value-type="float">
            <text:p>1202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253.3452" calcext:value-type="float">
            <text:p>253.3452</text:p>
          </table:table-cell>
          <table:table-cell office:value-type="float" office:value="386.93484" calcext:value-type="float">
            <text:p>386.93484</text:p>
          </table:table-cell>
          <table:table-cell office:value-type="float" office:value="542.9382" calcext:value-type="float">
            <text:p>542.938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35" calcext:value-type="float">
            <text:p>135</text:p>
          </table:table-cell>
          <table:table-cell office:value-type="float" office:value="263.3086" calcext:value-type="float">
            <text:p>263.3086</text:p>
          </table:table-cell>
          <table:table-cell office:value-type="float" office:value="315.121128571428" calcext:value-type="float">
            <text:p>315.1211285714</text:p>
          </table:table-cell>
          <table:table-cell office:value-type="float" office:value="351.1239" calcext:value-type="float">
            <text:p>351.1239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99" calcext:value-type="float">
            <text:p>199</text:p>
          </table:table-cell>
          <table:table-cell office:value-type="float" office:value="265.2586" calcext:value-type="float">
            <text:p>265.2586</text:p>
          </table:table-cell>
          <table:table-cell office:value-type="float" office:value="481.616005737705" calcext:value-type="float">
            <text:p>481.6160057377</text:p>
          </table:table-cell>
          <table:table-cell office:value-type="float" office:value="683.7971" calcext:value-type="float">
            <text:p>683.7971</text:p>
          </table:table-cell>
          <table:table-cell office:value-type="float" office:value="122" calcext:value-type="float">
            <text:p>122</text:p>
          </table:table-cell>
          <table:table-cell table:number-columns-repeated="1018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82" calcext:value-type="float">
            <text:p>182</text:p>
          </table:table-cell>
          <table:table-cell office:value-type="float" office:value="266.7364" calcext:value-type="float">
            <text:p>266.7364</text:p>
          </table:table-cell>
          <table:table-cell office:value-type="float" office:value="601.149325" calcext:value-type="float">
            <text:p>601.149325</text:p>
          </table:table-cell>
          <table:table-cell office:value-type="float" office:value="714.8427" calcext:value-type="float">
            <text:p>714.8427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266.9472" calcext:value-type="float">
            <text:p>266.9472</text:p>
          </table:table-cell>
          <table:table-cell office:value-type="float" office:value="741.641014285714" calcext:value-type="float">
            <text:p>741.6410142857</text:p>
          </table:table-cell>
          <table:table-cell office:value-type="float" office:value="829.9081" calcext:value-type="float">
            <text:p>829.908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3" office:value-type="float" office:value="278.0742" calcext:value-type="float">
            <text:p>278.074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11" calcext:value-type="float">
            <text:p>211</text:p>
          </table:table-cell>
          <table:table-cell office:value-type="float" office:value="279.1044" calcext:value-type="float">
            <text:p>279.1044</text:p>
          </table:table-cell>
          <table:table-cell office:value-type="float" office:value="382.2701" calcext:value-type="float">
            <text:p>382.2701</text:p>
          </table:table-cell>
          <table:table-cell office:value-type="float" office:value="465.6593" calcext:value-type="float">
            <text:p>465.659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69" calcext:value-type="float">
            <text:p>169</text:p>
          </table:table-cell>
          <table:table-cell office:value-type="float" office:value="285.2614" calcext:value-type="float">
            <text:p>285.2614</text:p>
          </table:table-cell>
          <table:table-cell office:value-type="float" office:value="506.715556790124" calcext:value-type="float">
            <text:p>506.7155567901</text:p>
          </table:table-cell>
          <table:table-cell office:value-type="float" office:value="832.9395" calcext:value-type="float">
            <text:p>832.9395</text:p>
          </table:table-cell>
          <table:table-cell office:value-type="float" office:value="162" calcext:value-type="float">
            <text:p>162</text:p>
          </table:table-cell>
          <table:table-cell table:number-columns-repeated="1018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285.4658" calcext:value-type="float">
            <text:p>285.4658</text:p>
          </table:table-cell>
          <table:table-cell office:value-type="float" office:value="1216.31902608696" calcext:value-type="float">
            <text:p>1216.319026087</text:p>
          </table:table-cell>
          <table:table-cell office:value-type="float" office:value="2274.7772" calcext:value-type="float">
            <text:p>2274.777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44" calcext:value-type="float">
            <text:p>144</text:p>
          </table:table-cell>
          <table:table-cell office:value-type="float" office:value="292.5568" calcext:value-type="float">
            <text:p>292.5568</text:p>
          </table:table-cell>
          <table:table-cell office:value-type="float" office:value="452.903828571429" calcext:value-type="float">
            <text:p>452.9038285714</text:p>
          </table:table-cell>
          <table:table-cell office:value-type="float" office:value="615.8179" calcext:value-type="float">
            <text:p>615.8179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72" calcext:value-type="float">
            <text:p>72</text:p>
          </table:table-cell>
          <table:table-cell office:value-type="float" office:value="297.088" calcext:value-type="float">
            <text:p>297.088</text:p>
          </table:table-cell>
          <table:table-cell office:value-type="float" office:value="335.106975" calcext:value-type="float">
            <text:p>335.106975</text:p>
          </table:table-cell>
          <table:table-cell office:value-type="float" office:value="401.1604" calcext:value-type="float">
            <text:p>401.1604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80" calcext:value-type="float">
            <text:p>180</text:p>
          </table:table-cell>
          <table:table-cell office:value-type="float" office:value="307.489" calcext:value-type="float">
            <text:p>307.489</text:p>
          </table:table-cell>
          <table:table-cell office:value-type="float" office:value="417.074257142857" calcext:value-type="float">
            <text:p>417.0742571429</text:p>
          </table:table-cell>
          <table:table-cell office:value-type="float" office:value="547.6839" calcext:value-type="float">
            <text:p>547.683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59" calcext:value-type="float">
            <text:p>159</text:p>
          </table:table-cell>
          <table:table-cell office:value-type="float" office:value="311.1012" calcext:value-type="float">
            <text:p>311.1012</text:p>
          </table:table-cell>
          <table:table-cell office:value-type="float" office:value="472.708818181818" calcext:value-type="float">
            <text:p>472.7088181818</text:p>
          </table:table-cell>
          <table:table-cell office:value-type="float" office:value="948.6581" calcext:value-type="float">
            <text:p>948.6581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99" calcext:value-type="float">
            <text:p>199</text:p>
          </table:table-cell>
          <table:table-cell office:value-type="float" office:value="315.6082" calcext:value-type="float">
            <text:p>315.6082</text:p>
          </table:table-cell>
          <table:table-cell office:value-type="float" office:value="492.653897457627" calcext:value-type="float">
            <text:p>492.6538974576</text:p>
          </table:table-cell>
          <table:table-cell office:value-type="float" office:value="759.2992" calcext:value-type="float">
            <text:p>759.2992</text:p>
          </table:table-cell>
          <table:table-cell office:value-type="float" office:value="118" calcext:value-type="float">
            <text:p>118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9" calcext:value-type="float">
            <text:p>169</text:p>
          </table:table-cell>
          <table:table-cell office:value-type="float" office:value="323.2472" calcext:value-type="float">
            <text:p>323.2472</text:p>
          </table:table-cell>
          <table:table-cell office:value-type="float" office:value="376.20957368421" calcext:value-type="float">
            <text:p>376.2095736842</text:p>
          </table:table-cell>
          <table:table-cell office:value-type="float" office:value="613.3292" calcext:value-type="float">
            <text:p>613.3292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68" calcext:value-type="float">
            <text:p>68</text:p>
          </table:table-cell>
          <table:table-cell office:value-type="float" office:value="328.0453" calcext:value-type="float">
            <text:p>328.0453</text:p>
          </table:table-cell>
          <table:table-cell office:value-type="float" office:value="384.482569047619" calcext:value-type="float">
            <text:p>384.4825690476</text:p>
          </table:table-cell>
          <table:table-cell office:value-type="float" office:value="460.2707" calcext:value-type="float">
            <text:p>460.2707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330.0871" calcext:value-type="float">
            <text:p>330.0871</text:p>
          </table:table-cell>
          <table:table-cell office:value-type="float" office:value="1174.26932376238" calcext:value-type="float">
            <text:p>1174.2693237624</text:p>
          </table:table-cell>
          <table:table-cell office:value-type="float" office:value="3017.7134" calcext:value-type="float">
            <text:p>3017.7134</text:p>
          </table:table-cell>
          <table:table-cell office:value-type="float" office:value="101" calcext:value-type="float">
            <text:p>101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77" calcext:value-type="float">
            <text:p>77</text:p>
          </table:table-cell>
          <table:table-cell office:value-type="float" office:value="334.7051" calcext:value-type="float">
            <text:p>334.7051</text:p>
          </table:table-cell>
          <table:table-cell office:value-type="float" office:value="731.984285981308" calcext:value-type="float">
            <text:p>731.9842859813</text:p>
          </table:table-cell>
          <table:table-cell office:value-type="float" office:value="1901.2132" calcext:value-type="float">
            <text:p>1901.2132</text:p>
          </table:table-cell>
          <table:table-cell office:value-type="float" office:value="107" calcext:value-type="float">
            <text:p>107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77" calcext:value-type="float">
            <text:p>77</text:p>
          </table:table-cell>
          <table:table-cell office:value-type="float" office:value="336.533" calcext:value-type="float">
            <text:p>336.533</text:p>
          </table:table-cell>
          <table:table-cell office:value-type="float" office:value="752.675268402472" calcext:value-type="float">
            <text:p>752.6752684025</text:p>
          </table:table-cell>
          <table:table-cell office:value-type="float" office:value="2000.4719" calcext:value-type="float">
            <text:p>2000.4719</text:p>
          </table:table-cell>
          <table:table-cell office:value-type="float" office:value="1133" calcext:value-type="float">
            <text:p>1133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75" calcext:value-type="float">
            <text:p>75</text:p>
          </table:table-cell>
          <table:table-cell office:value-type="float" office:value="350.6821" calcext:value-type="float">
            <text:p>350.6821</text:p>
          </table:table-cell>
          <table:table-cell office:value-type="float" office:value="426.34674" calcext:value-type="float">
            <text:p>426.34674</text:p>
          </table:table-cell>
          <table:table-cell office:value-type="float" office:value="605.1956" calcext:value-type="float">
            <text:p>605.1956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35" calcext:value-type="float">
            <text:p>135</text:p>
          </table:table-cell>
          <table:table-cell office:value-type="float" office:value="352.1762" calcext:value-type="float">
            <text:p>352.1762</text:p>
          </table:table-cell>
          <table:table-cell office:value-type="float" office:value="600.342970212766" calcext:value-type="float">
            <text:p>600.3429702128</text:p>
          </table:table-cell>
          <table:table-cell office:value-type="float" office:value="1063.8635" calcext:value-type="float">
            <text:p>1063.8635</text:p>
          </table:table-cell>
          <table:table-cell office:value-type="float" office:value="235" calcext:value-type="float">
            <text:p>235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52.4423" calcext:value-type="float">
            <text:p>352.4423</text:p>
          </table:table-cell>
          <table:table-cell office:value-type="float" office:value="457.95925" calcext:value-type="float">
            <text:p>457.95925</text:p>
          </table:table-cell>
          <table:table-cell office:value-type="float" office:value="606.8023" calcext:value-type="float">
            <text:p>606.802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3" office:value-type="float" office:value="361.695" calcext:value-type="float">
            <text:p>361.69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389.5652" calcext:value-type="float">
            <text:p>389.5652</text:p>
          </table:table-cell>
          <table:table-cell office:value-type="float" office:value="617.017528571429" calcext:value-type="float">
            <text:p>617.0175285714</text:p>
          </table:table-cell>
          <table:table-cell office:value-type="float" office:value="788.8899" calcext:value-type="float">
            <text:p>788.889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68" calcext:value-type="float">
            <text:p>168</text:p>
          </table:table-cell>
          <table:table-cell table:number-columns-repeated="3" office:value-type="float" office:value="391.0523" calcext:value-type="float">
            <text:p>391.052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71" calcext:value-type="float">
            <text:p>71</text:p>
          </table:table-cell>
          <table:table-cell office:value-type="float" office:value="400.8071" calcext:value-type="float">
            <text:p>400.8071</text:p>
          </table:table-cell>
          <table:table-cell office:value-type="float" office:value="411.930675" calcext:value-type="float">
            <text:p>411.930675</text:p>
          </table:table-cell>
          <table:table-cell office:value-type="float" office:value="438.3458" calcext:value-type="float">
            <text:p>438.3458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37" calcext:value-type="float">
            <text:p>137</text:p>
          </table:table-cell>
          <table:table-cell office:value-type="float" office:value="402.1127" calcext:value-type="float">
            <text:p>402.1127</text:p>
          </table:table-cell>
          <table:table-cell office:value-type="float" office:value="987.4155175" calcext:value-type="float">
            <text:p>987.4155175</text:p>
          </table:table-cell>
          <table:table-cell office:value-type="float" office:value="2436.8281" calcext:value-type="float">
            <text:p>2436.8281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80" calcext:value-type="float">
            <text:p>80</text:p>
          </table:table-cell>
          <table:table-cell office:value-type="float" office:value="403.5242" calcext:value-type="float">
            <text:p>403.5242</text:p>
          </table:table-cell>
          <table:table-cell office:value-type="float" office:value="1483.39571034483" calcext:value-type="float">
            <text:p>1483.3957103448</text:p>
          </table:table-cell>
          <table:table-cell office:value-type="float" office:value="3064.6599" calcext:value-type="float">
            <text:p>3064.6599</text:p>
          </table:table-cell>
          <table:table-cell office:value-type="float" office:value="232" calcext:value-type="float">
            <text:p>232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68" calcext:value-type="float">
            <text:p>68</text:p>
          </table:table-cell>
          <table:table-cell office:value-type="float" office:value="404.9894" calcext:value-type="float">
            <text:p>404.9894</text:p>
          </table:table-cell>
          <table:table-cell office:value-type="float" office:value="681.145541836735" calcext:value-type="float">
            <text:p>681.1455418367</text:p>
          </table:table-cell>
          <table:table-cell office:value-type="float" office:value="1168.6318" calcext:value-type="float">
            <text:p>1168.6318</text:p>
          </table:table-cell>
          <table:table-cell office:value-type="float" office:value="392" calcext:value-type="float">
            <text:p>392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416.023" calcext:value-type="float">
            <text:p>416.023</text:p>
          </table:table-cell>
          <table:table-cell office:value-type="float" office:value="537.0346" calcext:value-type="float">
            <text:p>537.0346</text:p>
          </table:table-cell>
          <table:table-cell office:value-type="float" office:value="646.8219" calcext:value-type="float">
            <text:p>646.8219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70" calcext:value-type="float">
            <text:p>70</text:p>
          </table:table-cell>
          <table:table-cell office:value-type="float" office:value="424.5907" calcext:value-type="float">
            <text:p>424.5907</text:p>
          </table:table-cell>
          <table:table-cell office:value-type="float" office:value="515.869142361111" calcext:value-type="float">
            <text:p>515.8691423611</text:p>
          </table:table-cell>
          <table:table-cell office:value-type="float" office:value="877.5038" calcext:value-type="float">
            <text:p>877.5038</text:p>
          </table:table-cell>
          <table:table-cell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461.933" calcext:value-type="float">
            <text:p>461.933</text:p>
          </table:table-cell>
          <table:table-cell office:value-type="float" office:value="501.521516666667" calcext:value-type="float">
            <text:p>501.5215166667</text:p>
          </table:table-cell>
          <table:table-cell office:value-type="float" office:value="555.5963" calcext:value-type="float">
            <text:p>555.5963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212" calcext:value-type="float">
            <text:p>212</text:p>
          </table:table-cell>
          <table:table-cell office:value-type="float" office:value="461.9978" calcext:value-type="float">
            <text:p>461.9978</text:p>
          </table:table-cell>
          <table:table-cell office:value-type="float" office:value="671.994566666667" calcext:value-type="float">
            <text:p>671.9945666667</text:p>
          </table:table-cell>
          <table:table-cell office:value-type="float" office:value="825.3523" calcext:value-type="float">
            <text:p>825.3523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24" calcext:value-type="float">
            <text:p>124</text:p>
          </table:table-cell>
          <table:table-cell office:value-type="float" office:value="469.5152" calcext:value-type="float">
            <text:p>469.5152</text:p>
          </table:table-cell>
          <table:table-cell office:value-type="float" office:value="1268.5079868217" calcext:value-type="float">
            <text:p>1268.5079868217</text:p>
          </table:table-cell>
          <table:table-cell office:value-type="float" office:value="2728.9749" calcext:value-type="float">
            <text:p>2728.9749</text:p>
          </table:table-cell>
          <table:table-cell office:value-type="float" office:value="129" calcext:value-type="float">
            <text:p>129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211" calcext:value-type="float">
            <text:p>211</text:p>
          </table:table-cell>
          <table:table-cell table:number-columns-repeated="3" office:value-type="float" office:value="473.9242" calcext:value-type="float">
            <text:p>473.924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206" calcext:value-type="float">
            <text:p>206</text:p>
          </table:table-cell>
          <table:table-cell office:value-type="float" office:value="484.9007" calcext:value-type="float">
            <text:p>484.9007</text:p>
          </table:table-cell>
          <table:table-cell office:value-type="float" office:value="847.39376" calcext:value-type="float">
            <text:p>847.39376</text:p>
          </table:table-cell>
          <table:table-cell office:value-type="float" office:value="1008.2026" calcext:value-type="float">
            <text:p>1008.2026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99" calcext:value-type="float">
            <text:p>199</text:p>
          </table:table-cell>
          <table:table-cell office:value-type="float" office:value="491.4511" calcext:value-type="float">
            <text:p>491.4511</text:p>
          </table:table-cell>
          <table:table-cell office:value-type="float" office:value="550.873775" calcext:value-type="float">
            <text:p>550.873775</text:p>
          </table:table-cell>
          <table:table-cell office:value-type="float" office:value="617.2114" calcext:value-type="float">
            <text:p>617.2114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06" calcext:value-type="float">
            <text:p>206</text:p>
          </table:table-cell>
          <table:table-cell office:value-type="float" office:value="493.2018" calcext:value-type="float">
            <text:p>493.2018</text:p>
          </table:table-cell>
          <table:table-cell office:value-type="float" office:value="703.519684" calcext:value-type="float">
            <text:p>703.519684</text:p>
          </table:table-cell>
          <table:table-cell office:value-type="float" office:value="903.6267" calcext:value-type="float">
            <text:p>903.6267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500.0492" calcext:value-type="float">
            <text:p>500.0492</text:p>
          </table:table-cell>
          <table:table-cell office:value-type="float" office:value="710.281988172043" calcext:value-type="float">
            <text:p>710.281988172</text:p>
          </table:table-cell>
          <table:table-cell office:value-type="float" office:value="1043.4252" calcext:value-type="float">
            <text:p>1043.4252</text:p>
          </table:table-cell>
          <table:table-cell office:value-type="float" office:value="93" calcext:value-type="float">
            <text:p>93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4" calcext:value-type="float">
            <text:p>104</text:p>
          </table:table-cell>
          <table:table-cell table:number-columns-repeated="3" office:value-type="float" office:value="502.8977" calcext:value-type="float">
            <text:p>502.897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47" calcext:value-type="float">
            <text:p>47</text:p>
          </table:table-cell>
          <table:table-cell office:value-type="float" office:value="508.8163" calcext:value-type="float">
            <text:p>508.8163</text:p>
          </table:table-cell>
          <table:table-cell office:value-type="float" office:value="1583.72904479385" calcext:value-type="float">
            <text:p>1583.7290447939</text:p>
          </table:table-cell>
          <table:table-cell office:value-type="float" office:value="5090.9755" calcext:value-type="float">
            <text:p>5090.9755</text:p>
          </table:table-cell>
          <table:table-cell office:value-type="float" office:value="1431" calcext:value-type="float">
            <text:p>1431</text:p>
          </table:table-cell>
          <table:table-cell table:number-columns-repeated="1018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204" calcext:value-type="float">
            <text:p>204</text:p>
          </table:table-cell>
          <table:table-cell office:value-type="float" office:value="517.8882" calcext:value-type="float">
            <text:p>517.8882</text:p>
          </table:table-cell>
          <table:table-cell office:value-type="float" office:value="518.41755" calcext:value-type="float">
            <text:p>518.41755</text:p>
          </table:table-cell>
          <table:table-cell office:value-type="float" office:value="518.9469" calcext:value-type="float">
            <text:p>518.9469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92" calcext:value-type="float">
            <text:p>192</text:p>
          </table:table-cell>
          <table:table-cell office:value-type="float" office:value="518.4444" calcext:value-type="float">
            <text:p>518.4444</text:p>
          </table:table-cell>
          <table:table-cell office:value-type="float" office:value="897.42695" calcext:value-type="float">
            <text:p>897.42695</text:p>
          </table:table-cell>
          <table:table-cell office:value-type="float" office:value="1808.8886" calcext:value-type="float">
            <text:p>1808.8886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26.4925" calcext:value-type="float">
            <text:p>526.4925</text:p>
          </table:table-cell>
          <table:table-cell office:value-type="float" office:value="692.867393939394" calcext:value-type="float">
            <text:p>692.8673939394</text:p>
          </table:table-cell>
          <table:table-cell office:value-type="float" office:value="832.5972" calcext:value-type="float">
            <text:p>832.5972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538.9951" calcext:value-type="float">
            <text:p>538.9951</text:p>
          </table:table-cell>
          <table:table-cell office:value-type="float" office:value="660.720533333333" calcext:value-type="float">
            <text:p>660.7205333333</text:p>
          </table:table-cell>
          <table:table-cell office:value-type="float" office:value="781.1493" calcext:value-type="float">
            <text:p>781.1493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539.1769" calcext:value-type="float">
            <text:p>539.1769</text:p>
          </table:table-cell>
          <table:table-cell office:value-type="float" office:value="728.395986486487" calcext:value-type="float">
            <text:p>728.3959864865</text:p>
          </table:table-cell>
          <table:table-cell office:value-type="float" office:value="1584.4797" calcext:value-type="float">
            <text:p>1584.4797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77" calcext:value-type="float">
            <text:p>77</text:p>
          </table:table-cell>
          <table:table-cell office:value-type="float" office:value="548.8986" calcext:value-type="float">
            <text:p>548.8986</text:p>
          </table:table-cell>
          <table:table-cell office:value-type="float" office:value="935.703252032519" calcext:value-type="float">
            <text:p>935.7032520325</text:p>
          </table:table-cell>
          <table:table-cell office:value-type="float" office:value="2240.6739" calcext:value-type="float">
            <text:p>2240.6739</text:p>
          </table:table-cell>
          <table:table-cell office:value-type="float" office:value="984" calcext:value-type="float">
            <text:p>984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31" calcext:value-type="float">
            <text:p>31</text:p>
          </table:table-cell>
          <table:table-cell office:value-type="float" office:value="551.4588" calcext:value-type="float">
            <text:p>551.4588</text:p>
          </table:table-cell>
          <table:table-cell office:value-type="float" office:value="749.973017482518" calcext:value-type="float">
            <text:p>749.9730174825</text:p>
          </table:table-cell>
          <table:table-cell office:value-type="float" office:value="995.5906" calcext:value-type="float">
            <text:p>995.5906</text:p>
          </table:table-cell>
          <table:table-cell office:value-type="float" office:value="143" calcext:value-type="float">
            <text:p>143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70" calcext:value-type="float">
            <text:p>70</text:p>
          </table:table-cell>
          <table:table-cell office:value-type="float" office:value="555.2887" calcext:value-type="float">
            <text:p>555.2887</text:p>
          </table:table-cell>
          <table:table-cell office:value-type="float" office:value="795.971657701422" calcext:value-type="float">
            <text:p>795.9716577014</text:p>
          </table:table-cell>
          <table:table-cell office:value-type="float" office:value="1554.9446" calcext:value-type="float">
            <text:p>1554.9446</text:p>
          </table:table-cell>
          <table:table-cell office:value-type="float" office:value="844" calcext:value-type="float">
            <text:p>844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64" calcext:value-type="float">
            <text:p>64</text:p>
          </table:table-cell>
          <table:table-cell office:value-type="float" office:value="556.5637" calcext:value-type="float">
            <text:p>556.5637</text:p>
          </table:table-cell>
          <table:table-cell office:value-type="float" office:value="631.252635294118" calcext:value-type="float">
            <text:p>631.2526352941</text:p>
          </table:table-cell>
          <table:table-cell office:value-type="float" office:value="937.8081" calcext:value-type="float">
            <text:p>937.8081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68" calcext:value-type="float">
            <text:p>68</text:p>
          </table:table-cell>
          <table:table-cell office:value-type="float" office:value="559.2139" calcext:value-type="float">
            <text:p>559.2139</text:p>
          </table:table-cell>
          <table:table-cell office:value-type="float" office:value="566.2067" calcext:value-type="float">
            <text:p>566.2067</text:p>
          </table:table-cell>
          <table:table-cell office:value-type="float" office:value="573.2986" calcext:value-type="float">
            <text:p>573.298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59.5536" calcext:value-type="float">
            <text:p>559.5536</text:p>
          </table:table-cell>
          <table:table-cell office:value-type="float" office:value="598.47018" calcext:value-type="float">
            <text:p>598.47018</text:p>
          </table:table-cell>
          <table:table-cell office:value-type="float" office:value="626.2178" calcext:value-type="float">
            <text:p>626.2178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561.1743" calcext:value-type="float">
            <text:p>561.1743</text:p>
          </table:table-cell>
          <table:table-cell office:value-type="float" office:value="966.673345714285" calcext:value-type="float">
            <text:p>966.6733457143</text:p>
          </table:table-cell>
          <table:table-cell office:value-type="float" office:value="1630.2298" calcext:value-type="float">
            <text:p>1630.2298</text:p>
          </table:table-cell>
          <table:table-cell office:value-type="float" office:value="245" calcext:value-type="float">
            <text:p>245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574.0478" calcext:value-type="float">
            <text:p>574.0478</text:p>
          </table:table-cell>
          <table:table-cell office:value-type="float" office:value="882.270185714286" calcext:value-type="float">
            <text:p>882.2701857143</text:p>
          </table:table-cell>
          <table:table-cell office:value-type="float" office:value="1026.396" calcext:value-type="float">
            <text:p>1026.396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21" calcext:value-type="float">
            <text:p>121</text:p>
          </table:table-cell>
          <table:table-cell office:value-type="float" office:value="577.0777" calcext:value-type="float">
            <text:p>577.0777</text:p>
          </table:table-cell>
          <table:table-cell office:value-type="float" office:value="1545.32768152866" calcext:value-type="float">
            <text:p>1545.3276815287</text:p>
          </table:table-cell>
          <table:table-cell office:value-type="float" office:value="5352.5089" calcext:value-type="float">
            <text:p>5352.5089</text:p>
          </table:table-cell>
          <table:table-cell office:value-type="float" office:value="314" calcext:value-type="float">
            <text:p>314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3" office:value-type="float" office:value="577.7078" calcext:value-type="float">
            <text:p>577.707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66" calcext:value-type="float">
            <text:p>166</text:p>
          </table:table-cell>
          <table:table-cell table:number-columns-repeated="3" office:value-type="float" office:value="584.2682" calcext:value-type="float">
            <text:p>584.268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97.4055" calcext:value-type="float">
            <text:p>597.4055</text:p>
          </table:table-cell>
          <table:table-cell office:value-type="float" office:value="652.832571428572" calcext:value-type="float">
            <text:p>652.8325714286</text:p>
          </table:table-cell>
          <table:table-cell office:value-type="float" office:value="714.1766" calcext:value-type="float">
            <text:p>714.1766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597.8077" calcext:value-type="float">
            <text:p>597.8077</text:p>
          </table:table-cell>
          <table:table-cell office:value-type="float" office:value="598.20495" calcext:value-type="float">
            <text:p>598.20495</text:p>
          </table:table-cell>
          <table:table-cell office:value-type="float" office:value="598.6022" calcext:value-type="float">
            <text:p>598.602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602.5884" calcext:value-type="float">
            <text:p>602.5884</text:p>
          </table:table-cell>
          <table:table-cell office:value-type="float" office:value="765.27816" calcext:value-type="float">
            <text:p>765.27816</text:p>
          </table:table-cell>
          <table:table-cell office:value-type="float" office:value="914.7756" calcext:value-type="float">
            <text:p>914.7756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76" calcext:value-type="float">
            <text:p>76</text:p>
          </table:table-cell>
          <table:table-cell office:value-type="float" office:value="612.4639" calcext:value-type="float">
            <text:p>612.4639</text:p>
          </table:table-cell>
          <table:table-cell office:value-type="float" office:value="722.561758333333" calcext:value-type="float">
            <text:p>722.5617583333</text:p>
          </table:table-cell>
          <table:table-cell office:value-type="float" office:value="832.6566" calcext:value-type="float">
            <text:p>832.656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615.0453" calcext:value-type="float">
            <text:p>615.0453</text:p>
          </table:table-cell>
          <table:table-cell office:value-type="float" office:value="645.48905" calcext:value-type="float">
            <text:p>645.48905</text:p>
          </table:table-cell>
          <table:table-cell office:value-type="float" office:value="675.9328" calcext:value-type="float">
            <text:p>675.932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3" office:value-type="float" office:value="620.9567" calcext:value-type="float">
            <text:p>620.956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69" calcext:value-type="float">
            <text:p>169</text:p>
          </table:table-cell>
          <table:table-cell office:value-type="float" office:value="636.274" calcext:value-type="float">
            <text:p>636.274</text:p>
          </table:table-cell>
          <table:table-cell office:value-type="float" office:value="678.3986875" calcext:value-type="float">
            <text:p>678.3986875</text:p>
          </table:table-cell>
          <table:table-cell office:value-type="float" office:value="766.8049" calcext:value-type="float">
            <text:p>766.8049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57" calcext:value-type="float">
            <text:p>57</text:p>
          </table:table-cell>
          <table:table-cell office:value-type="float" office:value="645.0049" calcext:value-type="float">
            <text:p>645.0049</text:p>
          </table:table-cell>
          <table:table-cell office:value-type="float" office:value="744.59428" calcext:value-type="float">
            <text:p>744.59428</text:p>
          </table:table-cell>
          <table:table-cell office:value-type="float" office:value="782.7703" calcext:value-type="float">
            <text:p>782.770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07" calcext:value-type="float">
            <text:p>107</text:p>
          </table:table-cell>
          <table:table-cell office:value-type="float" office:value="648.2312" calcext:value-type="float">
            <text:p>648.2312</text:p>
          </table:table-cell>
          <table:table-cell office:value-type="float" office:value="750.864657142857" calcext:value-type="float">
            <text:p>750.8646571429</text:p>
          </table:table-cell>
          <table:table-cell office:value-type="float" office:value="823.7809" calcext:value-type="float">
            <text:p>823.780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58" calcext:value-type="float">
            <text:p>58</text:p>
          </table:table-cell>
          <table:table-cell office:value-type="float" office:value="649.0585" calcext:value-type="float">
            <text:p>649.0585</text:p>
          </table:table-cell>
          <table:table-cell office:value-type="float" office:value="817.714607692308" calcext:value-type="float">
            <text:p>817.7146076923</text:p>
          </table:table-cell>
          <table:table-cell office:value-type="float" office:value="945.7272" calcext:value-type="float">
            <text:p>945.727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668.7425" calcext:value-type="float">
            <text:p>668.7425</text:p>
          </table:table-cell>
          <table:table-cell office:value-type="float" office:value="807.059354651163" calcext:value-type="float">
            <text:p>807.0593546512</text:p>
          </table:table-cell>
          <table:table-cell office:value-type="float" office:value="1214.4677" calcext:value-type="float">
            <text:p>1214.4677</text:p>
          </table:table-cell>
          <table:table-cell office:value-type="float" office:value="86" calcext:value-type="float">
            <text:p>86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71.2473" calcext:value-type="float">
            <text:p>671.2473</text:p>
          </table:table-cell>
          <table:table-cell office:value-type="float" office:value="834.624216666667" calcext:value-type="float">
            <text:p>834.6242166667</text:p>
          </table:table-cell>
          <table:table-cell office:value-type="float" office:value="1368.4796" calcext:value-type="float">
            <text:p>1368.4796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05" calcext:value-type="float">
            <text:p>105</text:p>
          </table:table-cell>
          <table:table-cell office:value-type="float" office:value="677.4497" calcext:value-type="float">
            <text:p>677.4497</text:p>
          </table:table-cell>
          <table:table-cell office:value-type="float" office:value="874.102606451613" calcext:value-type="float">
            <text:p>874.1026064516</text:p>
          </table:table-cell>
          <table:table-cell office:value-type="float" office:value="1278.6197" calcext:value-type="float">
            <text:p>1278.6197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93" calcext:value-type="float">
            <text:p>193</text:p>
          </table:table-cell>
          <table:table-cell office:value-type="float" office:value="679.9623" calcext:value-type="float">
            <text:p>679.9623</text:p>
          </table:table-cell>
          <table:table-cell office:value-type="float" office:value="713.593333333333" calcext:value-type="float">
            <text:p>713.5933333333</text:p>
          </table:table-cell>
          <table:table-cell office:value-type="float" office:value="730.5205" calcext:value-type="float">
            <text:p>730.520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77" calcext:value-type="float">
            <text:p>77</text:p>
          </table:table-cell>
          <table:table-cell office:value-type="float" office:value="682.2867" calcext:value-type="float">
            <text:p>682.2867</text:p>
          </table:table-cell>
          <table:table-cell office:value-type="float" office:value="930.464505555556" calcext:value-type="float">
            <text:p>930.4645055556</text:p>
          </table:table-cell>
          <table:table-cell office:value-type="float" office:value="1824.5843" calcext:value-type="float">
            <text:p>1824.5843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79" calcext:value-type="float">
            <text:p>79</text:p>
          </table:table-cell>
          <table:table-cell office:value-type="float" office:value="688.6047" calcext:value-type="float">
            <text:p>688.6047</text:p>
          </table:table-cell>
          <table:table-cell office:value-type="float" office:value="921.862837096774" calcext:value-type="float">
            <text:p>921.8628370968</text:p>
          </table:table-cell>
          <table:table-cell office:value-type="float" office:value="1208.2113" calcext:value-type="float">
            <text:p>1208.2113</text:p>
          </table:table-cell>
          <table:table-cell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64" calcext:value-type="float">
            <text:p>64</text:p>
          </table:table-cell>
          <table:table-cell office:value-type="float" office:value="694.5867" calcext:value-type="float">
            <text:p>694.5867</text:p>
          </table:table-cell>
          <table:table-cell office:value-type="float" office:value="905.150376923077" calcext:value-type="float">
            <text:p>905.1503769231</text:p>
          </table:table-cell>
          <table:table-cell office:value-type="float" office:value="1036.6123" calcext:value-type="float">
            <text:p>1036.612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703.4977" calcext:value-type="float">
            <text:p>703.4977</text:p>
          </table:table-cell>
          <table:table-cell office:value-type="float" office:value="1093.76307887324" calcext:value-type="float">
            <text:p>1093.7630788732</text:p>
          </table:table-cell>
          <table:table-cell office:value-type="float" office:value="1481.8877" calcext:value-type="float">
            <text:p>1481.8877</text:p>
          </table:table-cell>
          <table:table-cell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03" calcext:value-type="float">
            <text:p>103</text:p>
          </table:table-cell>
          <table:table-cell office:value-type="float" office:value="714.9596" calcext:value-type="float">
            <text:p>714.9596</text:p>
          </table:table-cell>
          <table:table-cell office:value-type="float" office:value="1822.86958684211" calcext:value-type="float">
            <text:p>1822.8695868421</text:p>
          </table:table-cell>
          <table:table-cell office:value-type="float" office:value="3441.9007" calcext:value-type="float">
            <text:p>3441.9007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36" calcext:value-type="float">
            <text:p>136</text:p>
          </table:table-cell>
          <table:table-cell office:value-type="float" office:value="718.2146" calcext:value-type="float">
            <text:p>718.2146</text:p>
          </table:table-cell>
          <table:table-cell office:value-type="float" office:value="1026.94199071038" calcext:value-type="float">
            <text:p>1026.9419907104</text:p>
          </table:table-cell>
          <table:table-cell office:value-type="float" office:value="3216.1695" calcext:value-type="float">
            <text:p>3216.1695</text:p>
          </table:table-cell>
          <table:table-cell office:value-type="float" office:value="183" calcext:value-type="float">
            <text:p>183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718.9066" calcext:value-type="float">
            <text:p>718.9066</text:p>
          </table:table-cell>
          <table:table-cell office:value-type="float" office:value="719.0755" calcext:value-type="float">
            <text:p>719.0755</text:p>
          </table:table-cell>
          <table:table-cell office:value-type="float" office:value="719.2444" calcext:value-type="float">
            <text:p>719.244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27" calcext:value-type="float">
            <text:p>127</text:p>
          </table:table-cell>
          <table:table-cell office:value-type="float" office:value="724.3948" calcext:value-type="float">
            <text:p>724.3948</text:p>
          </table:table-cell>
          <table:table-cell office:value-type="float" office:value="988.007555555556" calcext:value-type="float">
            <text:p>988.0075555556</text:p>
          </table:table-cell>
          <table:table-cell office:value-type="float" office:value="1073.6648" calcext:value-type="float">
            <text:p>1073.664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725.278" calcext:value-type="float">
            <text:p>725.278</text:p>
          </table:table-cell>
          <table:table-cell office:value-type="float" office:value="1727.98457931034" calcext:value-type="float">
            <text:p>1727.9845793104</text:p>
          </table:table-cell>
          <table:table-cell office:value-type="float" office:value="3984.9415" calcext:value-type="float">
            <text:p>3984.9415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31" calcext:value-type="float">
            <text:p>31</text:p>
          </table:table-cell>
          <table:table-cell office:value-type="float" office:value="732.2627" calcext:value-type="float">
            <text:p>732.2627</text:p>
          </table:table-cell>
          <table:table-cell office:value-type="float" office:value="774.254842857143" calcext:value-type="float">
            <text:p>774.2548428571</text:p>
          </table:table-cell>
          <table:table-cell office:value-type="float" office:value="866.8244" calcext:value-type="float">
            <text:p>866.8244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27" calcext:value-type="float">
            <text:p>127</text:p>
          </table:table-cell>
          <table:table-cell office:value-type="float" office:value="732.4238" calcext:value-type="float">
            <text:p>732.4238</text:p>
          </table:table-cell>
          <table:table-cell office:value-type="float" office:value="926.8750375" calcext:value-type="float">
            <text:p>926.8750375</text:p>
          </table:table-cell>
          <table:table-cell office:value-type="float" office:value="1239.7756" calcext:value-type="float">
            <text:p>1239.7756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73" calcext:value-type="float">
            <text:p>73</text:p>
          </table:table-cell>
          <table:table-cell office:value-type="float" office:value="735.4881" calcext:value-type="float">
            <text:p>735.4881</text:p>
          </table:table-cell>
          <table:table-cell office:value-type="float" office:value="751.48565" calcext:value-type="float">
            <text:p>751.48565</text:p>
          </table:table-cell>
          <table:table-cell office:value-type="float" office:value="767.4832" calcext:value-type="float">
            <text:p>767.483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62" calcext:value-type="float">
            <text:p>162</text:p>
          </table:table-cell>
          <table:table-cell table:number-columns-repeated="3" office:value-type="float" office:value="742.7102" calcext:value-type="float">
            <text:p>742.710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63" calcext:value-type="float">
            <text:p>163</text:p>
          </table:table-cell>
          <table:table-cell office:value-type="float" office:value="744.404" calcext:value-type="float">
            <text:p>744.404</text:p>
          </table:table-cell>
          <table:table-cell office:value-type="float" office:value="1780.1665711789" calcext:value-type="float">
            <text:p>1780.1665711789</text:p>
          </table:table-cell>
          <table:table-cell office:value-type="float" office:value="5722.4496" calcext:value-type="float">
            <text:p>5722.4496</text:p>
          </table:table-cell>
          <table:table-cell office:value-type="float" office:value="3147" calcext:value-type="float">
            <text:p>3147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208" calcext:value-type="float">
            <text:p>208</text:p>
          </table:table-cell>
          <table:table-cell office:value-type="float" office:value="763.9486" calcext:value-type="float">
            <text:p>763.9486</text:p>
          </table:table-cell>
          <table:table-cell office:value-type="float" office:value="1164.92557647059" calcext:value-type="float">
            <text:p>1164.9255764706</text:p>
          </table:table-cell>
          <table:table-cell office:value-type="float" office:value="1534.9041" calcext:value-type="float">
            <text:p>1534.9041</text:p>
          </table:table-cell>
          <table:table-cell office:value-type="float" office:value="136" calcext:value-type="float">
            <text:p>136</text:p>
          </table:table-cell>
          <table:table-cell table:number-columns-repeated="1018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204" calcext:value-type="float">
            <text:p>204</text:p>
          </table:table-cell>
          <table:table-cell table:number-columns-repeated="3" office:value-type="float" office:value="767.0009" calcext:value-type="float">
            <text:p>767.000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93" calcext:value-type="float">
            <text:p>193</text:p>
          </table:table-cell>
          <table:table-cell office:value-type="float" office:value="768.6544" calcext:value-type="float">
            <text:p>768.6544</text:p>
          </table:table-cell>
          <table:table-cell office:value-type="float" office:value="1821.55132268519" calcext:value-type="float">
            <text:p>1821.5513226852</text:p>
          </table:table-cell>
          <table:table-cell office:value-type="float" office:value="3702.7647" calcext:value-type="float">
            <text:p>3702.7647</text:p>
          </table:table-cell>
          <table:table-cell office:value-type="float" office:value="216" calcext:value-type="float">
            <text:p>216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25" calcext:value-type="float">
            <text:p>125</text:p>
          </table:table-cell>
          <table:table-cell office:value-type="float" office:value="775.0093" calcext:value-type="float">
            <text:p>775.0093</text:p>
          </table:table-cell>
          <table:table-cell office:value-type="float" office:value="1752.91040840336" calcext:value-type="float">
            <text:p>1752.9104084034</text:p>
          </table:table-cell>
          <table:table-cell office:value-type="float" office:value="2958.8538" calcext:value-type="float">
            <text:p>2958.8538</text:p>
          </table:table-cell>
          <table:table-cell office:value-type="float" office:value="119" calcext:value-type="float">
            <text:p>119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25" calcext:value-type="float">
            <text:p>125</text:p>
          </table:table-cell>
          <table:table-cell office:value-type="float" office:value="779.3636" calcext:value-type="float">
            <text:p>779.3636</text:p>
          </table:table-cell>
          <table:table-cell office:value-type="float" office:value="1058.955725" calcext:value-type="float">
            <text:p>1058.955725</text:p>
          </table:table-cell>
          <table:table-cell office:value-type="float" office:value="1733.4761" calcext:value-type="float">
            <text:p>1733.4761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34" calcext:value-type="float">
            <text:p>134</text:p>
          </table:table-cell>
          <table:table-cell office:value-type="float" office:value="782.9715" calcext:value-type="float">
            <text:p>782.9715</text:p>
          </table:table-cell>
          <table:table-cell office:value-type="float" office:value="815.8996" calcext:value-type="float">
            <text:p>815.8996</text:p>
          </table:table-cell>
          <table:table-cell office:value-type="float" office:value="848.8277" calcext:value-type="float">
            <text:p>848.827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91" calcext:value-type="float">
            <text:p>191</text:p>
          </table:table-cell>
          <table:table-cell office:value-type="float" office:value="786.8642" calcext:value-type="float">
            <text:p>786.8642</text:p>
          </table:table-cell>
          <table:table-cell office:value-type="float" office:value="855.55882" calcext:value-type="float">
            <text:p>855.55882</text:p>
          </table:table-cell>
          <table:table-cell office:value-type="float" office:value="949.5654" calcext:value-type="float">
            <text:p>949.5654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3" office:value-type="float" office:value="800.837" calcext:value-type="float">
            <text:p>800.83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811.3005" calcext:value-type="float">
            <text:p>811.3005</text:p>
          </table:table-cell>
          <table:table-cell office:value-type="float" office:value="996.23746" calcext:value-type="float">
            <text:p>996.23746</text:p>
          </table:table-cell>
          <table:table-cell office:value-type="float" office:value="1066.8331" calcext:value-type="float">
            <text:p>1066.833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102" calcext:value-type="float">
            <text:p>102</text:p>
          </table:table-cell>
          <table:table-cell table:number-columns-repeated="3" office:value-type="float" office:value="815.1099" calcext:value-type="float">
            <text:p>815.109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77" calcext:value-type="float">
            <text:p>77</text:p>
          </table:table-cell>
          <table:table-cell office:value-type="float" office:value="820.0639" calcext:value-type="float">
            <text:p>820.0639</text:p>
          </table:table-cell>
          <table:table-cell office:value-type="float" office:value="855.6615375" calcext:value-type="float">
            <text:p>855.6615375</text:p>
          </table:table-cell>
          <table:table-cell office:value-type="float" office:value="1077.6283" calcext:value-type="float">
            <text:p>1077.6283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208" calcext:value-type="float">
            <text:p>208</text:p>
          </table:table-cell>
          <table:table-cell office:value-type="float" office:value="831.8768" calcext:value-type="float">
            <text:p>831.8768</text:p>
          </table:table-cell>
          <table:table-cell office:value-type="float" office:value="1058.11674047619" calcext:value-type="float">
            <text:p>1058.1167404762</text:p>
          </table:table-cell>
          <table:table-cell office:value-type="float" office:value="1258.0668" calcext:value-type="float">
            <text:p>1258.0668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11" calcext:value-type="float">
            <text:p>111</text:p>
          </table:table-cell>
          <table:table-cell office:value-type="float" office:value="832.3661" calcext:value-type="float">
            <text:p>832.3661</text:p>
          </table:table-cell>
          <table:table-cell office:value-type="float" office:value="842.2677" calcext:value-type="float">
            <text:p>842.2677</text:p>
          </table:table-cell>
          <table:table-cell office:value-type="float" office:value="848.6343" calcext:value-type="float">
            <text:p>848.6343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1" calcext:value-type="float">
            <text:p>31</text:p>
          </table:table-cell>
          <table:table-cell office:value-type="float" office:value="836.1768" calcext:value-type="float">
            <text:p>836.1768</text:p>
          </table:table-cell>
          <table:table-cell office:value-type="float" office:value="1053.72548902439" calcext:value-type="float">
            <text:p>1053.7254890244</text:p>
          </table:table-cell>
          <table:table-cell office:value-type="float" office:value="1527.4994" calcext:value-type="float">
            <text:p>1527.4994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836.4956" calcext:value-type="float">
            <text:p>836.4956</text:p>
          </table:table-cell>
          <table:table-cell office:value-type="float" office:value="852.48025" calcext:value-type="float">
            <text:p>852.48025</text:p>
          </table:table-cell>
          <table:table-cell office:value-type="float" office:value="868.4649" calcext:value-type="float">
            <text:p>868.4649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3" office:value-type="float" office:value="838.0365" calcext:value-type="float">
            <text:p>838.036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12" calcext:value-type="float">
            <text:p>212</text:p>
          </table:table-cell>
          <table:table-cell office:value-type="float" office:value="843.0144" calcext:value-type="float">
            <text:p>843.0144</text:p>
          </table:table-cell>
          <table:table-cell office:value-type="float" office:value="959.897108333333" calcext:value-type="float">
            <text:p>959.8971083333</text:p>
          </table:table-cell>
          <table:table-cell office:value-type="float" office:value="1058.7926" calcext:value-type="float">
            <text:p>1058.792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844.1702" calcext:value-type="float">
            <text:p>844.1702</text:p>
          </table:table-cell>
          <table:table-cell office:value-type="float" office:value="920.99504" calcext:value-type="float">
            <text:p>920.99504</text:p>
          </table:table-cell>
          <table:table-cell office:value-type="float" office:value="944.6615" calcext:value-type="float">
            <text:p>944.661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11" calcext:value-type="float">
            <text:p>111</text:p>
          </table:table-cell>
          <table:table-cell office:value-type="float" office:value="846.6659" calcext:value-type="float">
            <text:p>846.6659</text:p>
          </table:table-cell>
          <table:table-cell office:value-type="float" office:value="1010.490628125" calcext:value-type="float">
            <text:p>1010.490628125</text:p>
          </table:table-cell>
          <table:table-cell office:value-type="float" office:value="1240.58" calcext:value-type="float">
            <text:p>1240.58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204" calcext:value-type="float">
            <text:p>204</text:p>
          </table:table-cell>
          <table:table-cell office:value-type="float" office:value="859.553" calcext:value-type="float">
            <text:p>859.553</text:p>
          </table:table-cell>
          <table:table-cell office:value-type="float" office:value="860.91545" calcext:value-type="float">
            <text:p>860.91545</text:p>
          </table:table-cell>
          <table:table-cell office:value-type="float" office:value="862.2779" calcext:value-type="float">
            <text:p>862.2779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91" calcext:value-type="float">
            <text:p>191</text:p>
          </table:table-cell>
          <table:table-cell table:number-columns-repeated="3" office:value-type="float" office:value="860.5666" calcext:value-type="float">
            <text:p>860.566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3" office:value-type="float" office:value="862.1087" calcext:value-type="float">
            <text:p>862.108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62.4179" calcext:value-type="float">
            <text:p>862.4179</text:p>
          </table:table-cell>
          <table:table-cell office:value-type="float" office:value="914.439608333334" calcext:value-type="float">
            <text:p>914.4396083333</text:p>
          </table:table-cell>
          <table:table-cell office:value-type="float" office:value="1048.3844" calcext:value-type="float">
            <text:p>1048.3844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206" calcext:value-type="float">
            <text:p>206</text:p>
          </table:table-cell>
          <table:table-cell office:value-type="float" office:value="866.3489" calcext:value-type="float">
            <text:p>866.3489</text:p>
          </table:table-cell>
          <table:table-cell office:value-type="float" office:value="894.74645" calcext:value-type="float">
            <text:p>894.74645</text:p>
          </table:table-cell>
          <table:table-cell office:value-type="float" office:value="988.7923" calcext:value-type="float">
            <text:p>988.792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66.8964" calcext:value-type="float">
            <text:p>866.8964</text:p>
          </table:table-cell>
          <table:table-cell office:value-type="float" office:value="922.98384" calcext:value-type="float">
            <text:p>922.98384</text:p>
          </table:table-cell>
          <table:table-cell office:value-type="float" office:value="1009.1631" calcext:value-type="float">
            <text:p>1009.163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191" calcext:value-type="float">
            <text:p>191</text:p>
          </table:table-cell>
          <table:table-cell table:number-columns-repeated="3" office:value-type="float" office:value="867.7607" calcext:value-type="float">
            <text:p>867.760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212" calcext:value-type="float">
            <text:p>212</text:p>
          </table:table-cell>
          <table:table-cell table:number-columns-repeated="3" office:value-type="float" office:value="870.8096" calcext:value-type="float">
            <text:p>870.809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70" calcext:value-type="float">
            <text:p>170</text:p>
          </table:table-cell>
          <table:table-cell office:value-type="float" office:value="878.4258" calcext:value-type="float">
            <text:p>878.4258</text:p>
          </table:table-cell>
          <table:table-cell office:value-type="float" office:value="1116.89565833333" calcext:value-type="float">
            <text:p>1116.8956583333</text:p>
          </table:table-cell>
          <table:table-cell office:value-type="float" office:value="1678.0907" calcext:value-type="float">
            <text:p>1678.0907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46" calcext:value-type="float">
            <text:p>146</text:p>
          </table:table-cell>
          <table:table-cell office:value-type="float" office:value="891.6001" calcext:value-type="float">
            <text:p>891.6001</text:p>
          </table:table-cell>
          <table:table-cell office:value-type="float" office:value="1185.55142" calcext:value-type="float">
            <text:p>1185.55142</text:p>
          </table:table-cell>
          <table:table-cell office:value-type="float" office:value="1923.6445" calcext:value-type="float">
            <text:p>1923.6445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76" calcext:value-type="float">
            <text:p>76</text:p>
          </table:table-cell>
          <table:table-cell office:value-type="float" office:value="896.1485" calcext:value-type="float">
            <text:p>896.1485</text:p>
          </table:table-cell>
          <table:table-cell office:value-type="float" office:value="1010.0291" calcext:value-type="float">
            <text:p>1010.0291</text:p>
          </table:table-cell>
          <table:table-cell office:value-type="float" office:value="1120.0115" calcext:value-type="float">
            <text:p>1120.011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897.8951" calcext:value-type="float">
            <text:p>897.8951</text:p>
          </table:table-cell>
          <table:table-cell office:value-type="float" office:value="1039.58890909091" calcext:value-type="float">
            <text:p>1039.5889090909</text:p>
          </table:table-cell>
          <table:table-cell office:value-type="float" office:value="1391.9748" calcext:value-type="float">
            <text:p>1391.9748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99" calcext:value-type="float">
            <text:p>199</text:p>
          </table:table-cell>
          <table:table-cell office:value-type="float" office:value="901.2308" calcext:value-type="float">
            <text:p>901.2308</text:p>
          </table:table-cell>
          <table:table-cell office:value-type="float" office:value="905.09622" calcext:value-type="float">
            <text:p>905.09622</text:p>
          </table:table-cell>
          <table:table-cell office:value-type="float" office:value="918.6269" calcext:value-type="float">
            <text:p>918.6269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127" calcext:value-type="float">
            <text:p>127</text:p>
          </table:table-cell>
          <table:table-cell table:number-columns-repeated="3" office:value-type="float" office:value="908.4381" calcext:value-type="float">
            <text:p>908.438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58" calcext:value-type="float">
            <text:p>158</text:p>
          </table:table-cell>
          <table:table-cell office:value-type="float" office:value="913.8087" calcext:value-type="float">
            <text:p>913.8087</text:p>
          </table:table-cell>
          <table:table-cell office:value-type="float" office:value="1403.85096666667" calcext:value-type="float">
            <text:p>1403.8509666667</text:p>
          </table:table-cell>
          <table:table-cell office:value-type="float" office:value="2430.7032" calcext:value-type="float">
            <text:p>2430.703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105" calcext:value-type="float">
            <text:p>105</text:p>
          </table:table-cell>
          <table:table-cell office:value-type="float" office:value="916.7474" calcext:value-type="float">
            <text:p>916.7474</text:p>
          </table:table-cell>
          <table:table-cell office:value-type="float" office:value="971.477533333333" calcext:value-type="float">
            <text:p>971.4775333333</text:p>
          </table:table-cell>
          <table:table-cell office:value-type="float" office:value="1039.8466" calcext:value-type="float">
            <text:p>1039.846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921.2488" calcext:value-type="float">
            <text:p>921.2488</text:p>
          </table:table-cell>
          <table:table-cell office:value-type="float" office:value="1161.12931496063" calcext:value-type="float">
            <text:p>1161.1293149606</text:p>
          </table:table-cell>
          <table:table-cell office:value-type="float" office:value="1694.1787" calcext:value-type="float">
            <text:p>1694.1787</text:p>
          </table:table-cell>
          <table:table-cell office:value-type="float" office:value="254" calcext:value-type="float">
            <text:p>254</text:p>
          </table:table-cell>
          <table:table-cell table:number-columns-repeated="1018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44" calcext:value-type="float">
            <text:p>144</text:p>
          </table:table-cell>
          <table:table-cell table:number-columns-repeated="3" office:value-type="float" office:value="923.7359" calcext:value-type="float">
            <text:p>923.735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70" calcext:value-type="float">
            <text:p>170</text:p>
          </table:table-cell>
          <table:table-cell office:value-type="float" office:value="942.7068" calcext:value-type="float">
            <text:p>942.7068</text:p>
          </table:table-cell>
          <table:table-cell office:value-type="float" office:value="1179.42492980133" calcext:value-type="float">
            <text:p>1179.4249298013</text:p>
          </table:table-cell>
          <table:table-cell office:value-type="float" office:value="2128.464" calcext:value-type="float">
            <text:p>2128.464</text:p>
          </table:table-cell>
          <table:table-cell office:value-type="float" office:value="151" calcext:value-type="float">
            <text:p>151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943.2651" calcext:value-type="float">
            <text:p>943.2651</text:p>
          </table:table-cell>
          <table:table-cell office:value-type="float" office:value="1745.71654221557" calcext:value-type="float">
            <text:p>1745.7165422156</text:p>
          </table:table-cell>
          <table:table-cell office:value-type="float" office:value="2920.7252" calcext:value-type="float">
            <text:p>2920.7252</text:p>
          </table:table-cell>
          <table:table-cell office:value-type="float" office:value="334" calcext:value-type="float">
            <text:p>334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958.7379" calcext:value-type="float">
            <text:p>958.7379</text:p>
          </table:table-cell>
          <table:table-cell office:value-type="float" office:value="1169.94598888889" calcext:value-type="float">
            <text:p>1169.9459888889</text:p>
          </table:table-cell>
          <table:table-cell office:value-type="float" office:value="1896.2996" calcext:value-type="float">
            <text:p>1896.2996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3" office:value-type="float" office:value="963.937" calcext:value-type="float">
            <text:p>963.93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70" calcext:value-type="float">
            <text:p>170</text:p>
          </table:table-cell>
          <table:table-cell office:value-type="float" office:value="965.7355" calcext:value-type="float">
            <text:p>965.7355</text:p>
          </table:table-cell>
          <table:table-cell office:value-type="float" office:value="1283.78185829146" calcext:value-type="float">
            <text:p>1283.7818582915</text:p>
          </table:table-cell>
          <table:table-cell office:value-type="float" office:value="2126.5266" calcext:value-type="float">
            <text:p>2126.5266</text:p>
          </table:table-cell>
          <table:table-cell office:value-type="float" office:value="199" calcext:value-type="float">
            <text:p>199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73" calcext:value-type="float">
            <text:p>73</text:p>
          </table:table-cell>
          <table:table-cell office:value-type="float" office:value="971.3217" calcext:value-type="float">
            <text:p>971.3217</text:p>
          </table:table-cell>
          <table:table-cell office:value-type="float" office:value="1002.317925" calcext:value-type="float">
            <text:p>1002.317925</text:p>
          </table:table-cell>
          <table:table-cell office:value-type="float" office:value="1087.5929" calcext:value-type="float">
            <text:p>1087.5929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51" calcext:value-type="float">
            <text:p>51</text:p>
          </table:table-cell>
          <table:table-cell office:value-type="float" office:value="976.2768" calcext:value-type="float">
            <text:p>976.2768</text:p>
          </table:table-cell>
          <table:table-cell office:value-type="float" office:value="1945.36870020808" calcext:value-type="float">
            <text:p>1945.3687002081</text:p>
          </table:table-cell>
          <table:table-cell office:value-type="float" office:value="5870.7751" calcext:value-type="float">
            <text:p>5870.7751</text:p>
          </table:table-cell>
          <table:table-cell office:value-type="float" office:value="2403" calcext:value-type="float">
            <text:p>2403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92" calcext:value-type="float">
            <text:p>92</text:p>
          </table:table-cell>
          <table:table-cell office:value-type="float" office:value="978.7201" calcext:value-type="float">
            <text:p>978.7201</text:p>
          </table:table-cell>
          <table:table-cell office:value-type="float" office:value="983.189133333333" calcext:value-type="float">
            <text:p>983.1891333333</text:p>
          </table:table-cell>
          <table:table-cell office:value-type="float" office:value="988.7824" calcext:value-type="float">
            <text:p>988.782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3" office:value-type="float" office:value="981.974" calcext:value-type="float">
            <text:p>981.97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12" calcext:value-type="float">
            <text:p>112</text:p>
          </table:table-cell>
          <table:table-cell table:number-columns-repeated="3" office:value-type="float" office:value="986.754" calcext:value-type="float">
            <text:p>986.75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31" calcext:value-type="float">
            <text:p>131</text:p>
          </table:table-cell>
          <table:table-cell office:value-type="float" office:value="991.3367" calcext:value-type="float">
            <text:p>991.3367</text:p>
          </table:table-cell>
          <table:table-cell office:value-type="float" office:value="1025.15461111111" calcext:value-type="float">
            <text:p>1025.1546111111</text:p>
          </table:table-cell>
          <table:table-cell office:value-type="float" office:value="1279.1449" calcext:value-type="float">
            <text:p>1279.1449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57" calcext:value-type="float">
            <text:p>57</text:p>
          </table:table-cell>
          <table:table-cell office:value-type="float" office:value="995.5796" calcext:value-type="float">
            <text:p>995.5796</text:p>
          </table:table-cell>
          <table:table-cell office:value-type="float" office:value="1745.60385213675" calcext:value-type="float">
            <text:p>1745.6038521368</text:p>
          </table:table-cell>
          <table:table-cell office:value-type="float" office:value="3005.5164" calcext:value-type="float">
            <text:p>3005.5164</text:p>
          </table:table-cell>
          <table:table-cell office:value-type="float" office:value="117" calcext:value-type="float">
            <text:p>117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27" calcext:value-type="float">
            <text:p>127</text:p>
          </table:table-cell>
          <table:table-cell office:value-type="float" office:value="1014.4523" calcext:value-type="float">
            <text:p>1014.4523</text:p>
          </table:table-cell>
          <table:table-cell office:value-type="float" office:value="1138.38702666667" calcext:value-type="float">
            <text:p>1138.3870266667</text:p>
          </table:table-cell>
          <table:table-cell office:value-type="float" office:value="1355.5097" calcext:value-type="float">
            <text:p>1355.5097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70" calcext:value-type="float">
            <text:p>70</text:p>
          </table:table-cell>
          <table:table-cell office:value-type="float" office:value="1014.9956" calcext:value-type="float">
            <text:p>1014.9956</text:p>
          </table:table-cell>
          <table:table-cell office:value-type="float" office:value="1109.9591" calcext:value-type="float">
            <text:p>1109.9591</text:p>
          </table:table-cell>
          <table:table-cell office:value-type="float" office:value="1204.9226" calcext:value-type="float">
            <text:p>1204.922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94" calcext:value-type="float">
            <text:p>194</text:p>
          </table:table-cell>
          <table:table-cell office:value-type="float" office:value="1015.0423" calcext:value-type="float">
            <text:p>1015.0423</text:p>
          </table:table-cell>
          <table:table-cell office:value-type="float" office:value="1305.555652" calcext:value-type="float">
            <text:p>1305.555652</text:p>
          </table:table-cell>
          <table:table-cell office:value-type="float" office:value="1596.2555" calcext:value-type="float">
            <text:p>1596.2555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31" calcext:value-type="float">
            <text:p>131</text:p>
          </table:table-cell>
          <table:table-cell office:value-type="float" office:value="1019.682" calcext:value-type="float">
            <text:p>1019.682</text:p>
          </table:table-cell>
          <table:table-cell office:value-type="float" office:value="1827.64131623377" calcext:value-type="float">
            <text:p>1827.6413162338</text:p>
          </table:table-cell>
          <table:table-cell office:value-type="float" office:value="3241.707" calcext:value-type="float">
            <text:p>3241.707</text:p>
          </table:table-cell>
          <table:table-cell office:value-type="float" office:value="154" calcext:value-type="float">
            <text:p>154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46" calcext:value-type="float">
            <text:p>146</text:p>
          </table:table-cell>
          <table:table-cell office:value-type="float" office:value="1020.2115" calcext:value-type="float">
            <text:p>1020.2115</text:p>
          </table:table-cell>
          <table:table-cell office:value-type="float" office:value="2237.04104657087" calcext:value-type="float">
            <text:p>2237.0410465709</text:p>
          </table:table-cell>
          <table:table-cell office:value-type="float" office:value="4765.6542" calcext:value-type="float">
            <text:p>4765.6542</text:p>
          </table:table-cell>
          <table:table-cell office:value-type="float" office:value="1531" calcext:value-type="float">
            <text:p>1531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70" calcext:value-type="float">
            <text:p>170</text:p>
          </table:table-cell>
          <table:table-cell office:value-type="float" office:value="1021.9625" calcext:value-type="float">
            <text:p>1021.9625</text:p>
          </table:table-cell>
          <table:table-cell office:value-type="float" office:value="1179.92251666667" calcext:value-type="float">
            <text:p>1179.9225166667</text:p>
          </table:table-cell>
          <table:table-cell office:value-type="float" office:value="1600.6199" calcext:value-type="float">
            <text:p>1600.6199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3" office:value-type="float" office:value="1023.0761" calcext:value-type="float">
            <text:p>1023.076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1024.1995" calcext:value-type="float">
            <text:p>1024.1995</text:p>
          </table:table-cell>
          <table:table-cell office:value-type="float" office:value="1544.57022140288" calcext:value-type="float">
            <text:p>1544.5702214029</text:p>
          </table:table-cell>
          <table:table-cell office:value-type="float" office:value="3402.0942" calcext:value-type="float">
            <text:p>3402.0942</text:p>
          </table:table-cell>
          <table:table-cell office:value-type="float" office:value="556" calcext:value-type="float">
            <text:p>556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52" calcext:value-type="float">
            <text:p>152</text:p>
          </table:table-cell>
          <table:table-cell office:value-type="float" office:value="1024.3258" calcext:value-type="float">
            <text:p>1024.3258</text:p>
          </table:table-cell>
          <table:table-cell office:value-type="float" office:value="1084.54173333333" calcext:value-type="float">
            <text:p>1084.5417333333</text:p>
          </table:table-cell>
          <table:table-cell office:value-type="float" office:value="1115.4932" calcext:value-type="float">
            <text:p>1115.493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36" calcext:value-type="float">
            <text:p>136</text:p>
          </table:table-cell>
          <table:table-cell office:value-type="float" office:value="1025.6545" calcext:value-type="float">
            <text:p>1025.6545</text:p>
          </table:table-cell>
          <table:table-cell office:value-type="float" office:value="1528.91933870968" calcext:value-type="float">
            <text:p>1528.9193387097</text:p>
          </table:table-cell>
          <table:table-cell office:value-type="float" office:value="3183.0069" calcext:value-type="float">
            <text:p>3183.0069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05" calcext:value-type="float">
            <text:p>105</text:p>
          </table:table-cell>
          <table:table-cell office:value-type="float" office:value="1044.2725" calcext:value-type="float">
            <text:p>1044.2725</text:p>
          </table:table-cell>
          <table:table-cell office:value-type="float" office:value="1128.729425" calcext:value-type="float">
            <text:p>1128.729425</text:p>
          </table:table-cell>
          <table:table-cell office:value-type="float" office:value="1332.059" calcext:value-type="float">
            <text:p>1332.059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046.0669" calcext:value-type="float">
            <text:p>1046.0669</text:p>
          </table:table-cell>
          <table:table-cell office:value-type="float" office:value="1150.58556666667" calcext:value-type="float">
            <text:p>1150.5855666667</text:p>
          </table:table-cell>
          <table:table-cell office:value-type="float" office:value="1354.8457" calcext:value-type="float">
            <text:p>1354.8457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3" office:value-type="float" office:value="1050.6361" calcext:value-type="float">
            <text:p>1050.636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67.8329" calcext:value-type="float">
            <text:p>1067.8329</text:p>
          </table:table-cell>
          <table:table-cell office:value-type="float" office:value="1614.55587777778" calcext:value-type="float">
            <text:p>1614.5558777778</text:p>
          </table:table-cell>
          <table:table-cell office:value-type="float" office:value="2467.0681" calcext:value-type="float">
            <text:p>2467.0681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069.7253" calcext:value-type="float">
            <text:p>1069.7253</text:p>
          </table:table-cell>
          <table:table-cell office:value-type="float" office:value="1527.3388" calcext:value-type="float">
            <text:p>1527.3388</text:p>
          </table:table-cell>
          <table:table-cell office:value-type="float" office:value="1916.0406" calcext:value-type="float">
            <text:p>1916.0406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3" office:value-type="float" office:value="1071.6368" calcext:value-type="float">
            <text:p>1071.636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144" calcext:value-type="float">
            <text:p>144</text:p>
          </table:table-cell>
          <table:table-cell office:value-type="float" office:value="1077.8126" calcext:value-type="float">
            <text:p>1077.8126</text:p>
          </table:table-cell>
          <table:table-cell office:value-type="float" office:value="1213.878325" calcext:value-type="float">
            <text:p>1213.878325</text:p>
          </table:table-cell>
          <table:table-cell office:value-type="float" office:value="1341.3904" calcext:value-type="float">
            <text:p>1341.3904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19" calcext:value-type="float">
            <text:p>119</text:p>
          </table:table-cell>
          <table:table-cell office:value-type="float" office:value="1080.1169" calcext:value-type="float">
            <text:p>1080.1169</text:p>
          </table:table-cell>
          <table:table-cell office:value-type="float" office:value="2200.62481869245" calcext:value-type="float">
            <text:p>2200.6248186925</text:p>
          </table:table-cell>
          <table:table-cell office:value-type="float" office:value="5707.6268" calcext:value-type="float">
            <text:p>5707.6268</text:p>
          </table:table-cell>
          <table:table-cell office:value-type="float" office:value="1086" calcext:value-type="float">
            <text:p>1086</text:p>
          </table:table-cell>
          <table:table-cell table:number-columns-repeated="101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180" calcext:value-type="float">
            <text:p>180</text:p>
          </table:table-cell>
          <table:table-cell office:value-type="float" office:value="1094.6742" calcext:value-type="float">
            <text:p>1094.6742</text:p>
          </table:table-cell>
          <table:table-cell office:value-type="float" office:value="1117.27515" calcext:value-type="float">
            <text:p>1117.27515</text:p>
          </table:table-cell>
          <table:table-cell office:value-type="float" office:value="1139.8761" calcext:value-type="float">
            <text:p>1139.876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79" calcext:value-type="float">
            <text:p>79</text:p>
          </table:table-cell>
          <table:table-cell office:value-type="float" office:value="1095.226" calcext:value-type="float">
            <text:p>1095.226</text:p>
          </table:table-cell>
          <table:table-cell office:value-type="float" office:value="1269.24086111111" calcext:value-type="float">
            <text:p>1269.2408611111</text:p>
          </table:table-cell>
          <table:table-cell office:value-type="float" office:value="1572.5573" calcext:value-type="float">
            <text:p>1572.5573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79" calcext:value-type="float">
            <text:p>79</text:p>
          </table:table-cell>
          <table:table-cell office:value-type="float" office:value="1097.6267" calcext:value-type="float">
            <text:p>1097.6267</text:p>
          </table:table-cell>
          <table:table-cell office:value-type="float" office:value="1119.828" calcext:value-type="float">
            <text:p>1119.828</text:p>
          </table:table-cell>
          <table:table-cell office:value-type="float" office:value="1142.0293" calcext:value-type="float">
            <text:p>1142.029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48" calcext:value-type="float">
            <text:p>148</text:p>
          </table:table-cell>
          <table:table-cell office:value-type="float" office:value="1098.8523" calcext:value-type="float">
            <text:p>1098.8523</text:p>
          </table:table-cell>
          <table:table-cell office:value-type="float" office:value="1222.46866666667" calcext:value-type="float">
            <text:p>1222.4686666667</text:p>
          </table:table-cell>
          <table:table-cell office:value-type="float" office:value="1449.9898" calcext:value-type="float">
            <text:p>1449.9898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100.4076" calcext:value-type="float">
            <text:p>1100.4076</text:p>
          </table:table-cell>
          <table:table-cell office:value-type="float" office:value="2343.45637004608" calcext:value-type="float">
            <text:p>2343.4563700461</text:p>
          </table:table-cell>
          <table:table-cell office:value-type="float" office:value="3996.4322" calcext:value-type="float">
            <text:p>3996.4322</text:p>
          </table:table-cell>
          <table:table-cell office:value-type="float" office:value="651" calcext:value-type="float">
            <text:p>651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1100.5661" calcext:value-type="float">
            <text:p>1100.5661</text:p>
          </table:table-cell>
          <table:table-cell office:value-type="float" office:value="2027.67852477273" calcext:value-type="float">
            <text:p>2027.6785247727</text:p>
          </table:table-cell>
          <table:table-cell office:value-type="float" office:value="5868.92" calcext:value-type="float">
            <text:p>5868.92</text:p>
          </table:table-cell>
          <table:table-cell office:value-type="float" office:value="440" calcext:value-type="float">
            <text:p>440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79" calcext:value-type="float">
            <text:p>79</text:p>
          </table:table-cell>
          <table:table-cell office:value-type="float" office:value="1103.845" calcext:value-type="float">
            <text:p>1103.845</text:p>
          </table:table-cell>
          <table:table-cell office:value-type="float" office:value="1162.25302" calcext:value-type="float">
            <text:p>1162.25302</text:p>
          </table:table-cell>
          <table:table-cell office:value-type="float" office:value="1201.2961" calcext:value-type="float">
            <text:p>1201.296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96" calcext:value-type="float">
            <text:p>96</text:p>
          </table:table-cell>
          <table:table-cell office:value-type="float" office:value="1120.4803" calcext:value-type="float">
            <text:p>1120.4803</text:p>
          </table:table-cell>
          <table:table-cell office:value-type="float" office:value="2072.04153369565" calcext:value-type="float">
            <text:p>2072.0415336957</text:p>
          </table:table-cell>
          <table:table-cell office:value-type="float" office:value="3851.3845" calcext:value-type="float">
            <text:p>3851.3845</text:p>
          </table:table-cell>
          <table:table-cell office:value-type="float" office:value="552" calcext:value-type="float">
            <text:p>552</text:p>
          </table:table-cell>
          <table:table-cell table:number-columns-repeated="101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135" calcext:value-type="float">
            <text:p>135</text:p>
          </table:table-cell>
          <table:table-cell table:number-columns-repeated="3" office:value-type="float" office:value="1123.0337" calcext:value-type="float">
            <text:p>1123.033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3" office:value-type="float" office:value="1126.1032" calcext:value-type="float">
            <text:p>1126.103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07" calcext:value-type="float">
            <text:p>107</text:p>
          </table:table-cell>
          <table:table-cell table:number-columns-repeated="3" office:value-type="float" office:value="1126.4652" calcext:value-type="float">
            <text:p>1126.465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3" office:value-type="float" office:value="1127.8129" calcext:value-type="float">
            <text:p>1127.812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142.5953" calcext:value-type="float">
            <text:p>1142.5953</text:p>
          </table:table-cell>
          <table:table-cell office:value-type="float" office:value="2112.72060422961" calcext:value-type="float">
            <text:p>2112.7206042296</text:p>
          </table:table-cell>
          <table:table-cell office:value-type="float" office:value="5251.3499" calcext:value-type="float">
            <text:p>5251.3499</text:p>
          </table:table-cell>
          <table:table-cell office:value-type="float" office:value="662" calcext:value-type="float">
            <text:p>662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3" office:value-type="float" office:value="1159.9659" calcext:value-type="float">
            <text:p>1159.965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8" calcext:value-type="float">
            <text:p>58</text:p>
          </table:table-cell>
          <table:table-cell office:value-type="float" office:value="1160.5224" calcext:value-type="float">
            <text:p>1160.5224</text:p>
          </table:table-cell>
          <table:table-cell office:value-type="float" office:value="1169.06285" calcext:value-type="float">
            <text:p>1169.06285</text:p>
          </table:table-cell>
          <table:table-cell office:value-type="float" office:value="1177.6033" calcext:value-type="float">
            <text:p>1177.603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53" calcext:value-type="float">
            <text:p>153</text:p>
          </table:table-cell>
          <table:table-cell office:value-type="float" office:value="1166.9561" calcext:value-type="float">
            <text:p>1166.9561</text:p>
          </table:table-cell>
          <table:table-cell office:value-type="float" office:value="1637.514695" calcext:value-type="float">
            <text:p>1637.514695</text:p>
          </table:table-cell>
          <table:table-cell office:value-type="float" office:value="3402.4006" calcext:value-type="float">
            <text:p>3402.4006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01" calcext:value-type="float">
            <text:p>201</text:p>
          </table:table-cell>
          <table:table-cell table:number-columns-repeated="3" office:value-type="float" office:value="1170.725" calcext:value-type="float">
            <text:p>1170.72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94" calcext:value-type="float">
            <text:p>194</text:p>
          </table:table-cell>
          <table:table-cell office:value-type="float" office:value="1172.7745" calcext:value-type="float">
            <text:p>1172.7745</text:p>
          </table:table-cell>
          <table:table-cell office:value-type="float" office:value="1548.0476" calcext:value-type="float">
            <text:p>1548.0476</text:p>
          </table:table-cell>
          <table:table-cell office:value-type="float" office:value="1919.1453" calcext:value-type="float">
            <text:p>1919.1453</text:p>
          </table:table-cell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86" calcext:value-type="float">
            <text:p>186</text:p>
          </table:table-cell>
          <table:table-cell office:value-type="float" office:value="1174.0754" calcext:value-type="float">
            <text:p>1174.0754</text:p>
          </table:table-cell>
          <table:table-cell office:value-type="float" office:value="2052.1692282353" calcext:value-type="float">
            <text:p>2052.1692282353</text:p>
          </table:table-cell>
          <table:table-cell office:value-type="float" office:value="3942.8079" calcext:value-type="float">
            <text:p>3942.8079</text:p>
          </table:table-cell>
          <table:table-cell office:value-type="float" office:value="170" calcext:value-type="float">
            <text:p>170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98" calcext:value-type="float">
            <text:p>98</text:p>
          </table:table-cell>
          <table:table-cell office:value-type="float" office:value="1180.8336" calcext:value-type="float">
            <text:p>1180.8336</text:p>
          </table:table-cell>
          <table:table-cell office:value-type="float" office:value="1790.31159270833" calcext:value-type="float">
            <text:p>1790.3115927083</text:p>
          </table:table-cell>
          <table:table-cell office:value-type="float" office:value="4112.7152" calcext:value-type="float">
            <text:p>4112.7152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60" calcext:value-type="float">
            <text:p>160</text:p>
          </table:table-cell>
          <table:table-cell office:value-type="float" office:value="1182.6235" calcext:value-type="float">
            <text:p>1182.6235</text:p>
          </table:table-cell>
          <table:table-cell office:value-type="float" office:value="2403.9095483871" calcext:value-type="float">
            <text:p>2403.9095483871</text:p>
          </table:table-cell>
          <table:table-cell office:value-type="float" office:value="5888.4798" calcext:value-type="float">
            <text:p>5888.4798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28" calcext:value-type="float">
            <text:p>128</text:p>
          </table:table-cell>
          <table:table-cell office:value-type="float" office:value="1186.355" calcext:value-type="float">
            <text:p>1186.355</text:p>
          </table:table-cell>
          <table:table-cell office:value-type="float" office:value="1600.64460972222" calcext:value-type="float">
            <text:p>1600.6446097222</text:p>
          </table:table-cell>
          <table:table-cell office:value-type="float" office:value="2978.8078" calcext:value-type="float">
            <text:p>2978.8078</text:p>
          </table:table-cell>
          <table:table-cell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1198.4693" calcext:value-type="float">
            <text:p>1198.4693</text:p>
          </table:table-cell>
          <table:table-cell office:value-type="float" office:value="1206.74548695652" calcext:value-type="float">
            <text:p>1206.7454869565</text:p>
          </table:table-cell>
          <table:table-cell office:value-type="float" office:value="1247.5707" calcext:value-type="float">
            <text:p>1247.5707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1198.5828" calcext:value-type="float">
            <text:p>1198.5828</text:p>
          </table:table-cell>
          <table:table-cell office:value-type="float" office:value="1475.5823" calcext:value-type="float">
            <text:p>1475.5823</text:p>
          </table:table-cell>
          <table:table-cell office:value-type="float" office:value="1881.3695" calcext:value-type="float">
            <text:p>1881.369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203.5692" calcext:value-type="float">
            <text:p>1203.5692</text:p>
          </table:table-cell>
          <table:table-cell office:value-type="float" office:value="2201.12475150265" calcext:value-type="float">
            <text:p>2201.1247515027</text:p>
          </table:table-cell>
          <table:table-cell office:value-type="float" office:value="3367.3738" calcext:value-type="float">
            <text:p>3367.3738</text:p>
          </table:table-cell>
          <table:table-cell office:value-type="float" office:value="1697" calcext:value-type="float">
            <text:p>1697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1207.3072" calcext:value-type="float">
            <text:p>1207.3072</text:p>
          </table:table-cell>
          <table:table-cell office:value-type="float" office:value="1444.57397333333" calcext:value-type="float">
            <text:p>1444.5739733333</text:p>
          </table:table-cell>
          <table:table-cell office:value-type="float" office:value="3169.555" calcext:value-type="float">
            <text:p>3169.555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65" calcext:value-type="float">
            <text:p>165</text:p>
          </table:table-cell>
          <table:table-cell office:value-type="float" office:value="1219.8633" calcext:value-type="float">
            <text:p>1219.8633</text:p>
          </table:table-cell>
          <table:table-cell office:value-type="float" office:value="1991.57842941177" calcext:value-type="float">
            <text:p>1991.5784294118</text:p>
          </table:table-cell>
          <table:table-cell office:value-type="float" office:value="3765.726" calcext:value-type="float">
            <text:p>3765.726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86" calcext:value-type="float">
            <text:p>186</text:p>
          </table:table-cell>
          <table:table-cell office:value-type="float" office:value="1220.8131" calcext:value-type="float">
            <text:p>1220.8131</text:p>
          </table:table-cell>
          <table:table-cell office:value-type="float" office:value="2750.11733333333" calcext:value-type="float">
            <text:p>2750.1173333333</text:p>
          </table:table-cell>
          <table:table-cell office:value-type="float" office:value="3144.4386" calcext:value-type="float">
            <text:p>3144.438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74" calcext:value-type="float">
            <text:p>174</text:p>
          </table:table-cell>
          <table:table-cell office:value-type="float" office:value="1220.8838" calcext:value-type="float">
            <text:p>1220.8838</text:p>
          </table:table-cell>
          <table:table-cell office:value-type="float" office:value="2131.93405142857" calcext:value-type="float">
            <text:p>2131.9340514286</text:p>
          </table:table-cell>
          <table:table-cell office:value-type="float" office:value="6069.7044" calcext:value-type="float">
            <text:p>6069.7044</text:p>
          </table:table-cell>
          <table:table-cell office:value-type="float" office:value="210" calcext:value-type="float">
            <text:p>210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35" calcext:value-type="float">
            <text:p>35</text:p>
          </table:table-cell>
          <table:table-cell office:value-type="float" office:value="1221.3557" calcext:value-type="float">
            <text:p>1221.3557</text:p>
          </table:table-cell>
          <table:table-cell office:value-type="float" office:value="1996.48976909091" calcext:value-type="float">
            <text:p>1996.4897690909</text:p>
          </table:table-cell>
          <table:table-cell office:value-type="float" office:value="3888.7273" calcext:value-type="float">
            <text:p>3888.7273</text:p>
          </table:table-cell>
          <table:table-cell office:value-type="float" office:value="110" calcext:value-type="float">
            <text:p>110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234.7968" calcext:value-type="float">
            <text:p>1234.7968</text:p>
          </table:table-cell>
          <table:table-cell office:value-type="float" office:value="1369.61771818182" calcext:value-type="float">
            <text:p>1369.6177181818</text:p>
          </table:table-cell>
          <table:table-cell office:value-type="float" office:value="1492.5673" calcext:value-type="float">
            <text:p>1492.5673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57" calcext:value-type="float">
            <text:p>157</text:p>
          </table:table-cell>
          <table:table-cell office:value-type="float" office:value="1241.6081" calcext:value-type="float">
            <text:p>1241.6081</text:p>
          </table:table-cell>
          <table:table-cell office:value-type="float" office:value="1890.44747857143" calcext:value-type="float">
            <text:p>1890.4474785714</text:p>
          </table:table-cell>
          <table:table-cell office:value-type="float" office:value="3919.3329" calcext:value-type="float">
            <text:p>3919.3329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47" calcext:value-type="float">
            <text:p>147</text:p>
          </table:table-cell>
          <table:table-cell office:value-type="float" office:value="1245.807" calcext:value-type="float">
            <text:p>1245.807</text:p>
          </table:table-cell>
          <table:table-cell office:value-type="float" office:value="1444.4939" calcext:value-type="float">
            <text:p>1444.4939</text:p>
          </table:table-cell>
          <table:table-cell office:value-type="float" office:value="1637.7899" calcext:value-type="float">
            <text:p>1637.7899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19" calcext:value-type="float">
            <text:p>119</text:p>
          </table:table-cell>
          <table:table-cell office:value-type="float" office:value="1250.2195" calcext:value-type="float">
            <text:p>1250.2195</text:p>
          </table:table-cell>
          <table:table-cell office:value-type="float" office:value="1938.54143149606" calcext:value-type="float">
            <text:p>1938.5414314961</text:p>
          </table:table-cell>
          <table:table-cell office:value-type="float" office:value="2946.4747" calcext:value-type="float">
            <text:p>2946.4747</text:p>
          </table:table-cell>
          <table:table-cell office:value-type="float" office:value="127" calcext:value-type="float">
            <text:p>127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262.9518" calcext:value-type="float">
            <text:p>1262.9518</text:p>
          </table:table-cell>
          <table:table-cell office:value-type="float" office:value="1488.39184615385" calcext:value-type="float">
            <text:p>1488.3918461539</text:p>
          </table:table-cell>
          <table:table-cell office:value-type="float" office:value="1678.9969" calcext:value-type="float">
            <text:p>1678.9969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53" calcext:value-type="float">
            <text:p>53</text:p>
          </table:table-cell>
          <table:table-cell office:value-type="float" office:value="1269.6758" calcext:value-type="float">
            <text:p>1269.6758</text:p>
          </table:table-cell>
          <table:table-cell office:value-type="float" office:value="1848.50712" calcext:value-type="float">
            <text:p>1848.50712</text:p>
          </table:table-cell>
          <table:table-cell office:value-type="float" office:value="2579.8459" calcext:value-type="float">
            <text:p>2579.8459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94" calcext:value-type="float">
            <text:p>194</text:p>
          </table:table-cell>
          <table:table-cell office:value-type="float" office:value="1271.644" calcext:value-type="float">
            <text:p>1271.644</text:p>
          </table:table-cell>
          <table:table-cell office:value-type="float" office:value="1367.00787142857" calcext:value-type="float">
            <text:p>1367.0078714286</text:p>
          </table:table-cell>
          <table:table-cell office:value-type="float" office:value="1396.5337" calcext:value-type="float">
            <text:p>1396.533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96" calcext:value-type="float">
            <text:p>96</text:p>
          </table:table-cell>
          <table:table-cell office:value-type="float" office:value="1286.1347" calcext:value-type="float">
            <text:p>1286.1347</text:p>
          </table:table-cell>
          <table:table-cell office:value-type="float" office:value="2776.57667" calcext:value-type="float">
            <text:p>2776.57667</text:p>
          </table:table-cell>
          <table:table-cell office:value-type="float" office:value="3057.0391" calcext:value-type="float">
            <text:p>3057.0391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3" office:value-type="float" office:value="1287.4599" calcext:value-type="float">
            <text:p>1287.459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63" calcext:value-type="float">
            <text:p>163</text:p>
          </table:table-cell>
          <table:table-cell office:value-type="float" office:value="1292.4446" calcext:value-type="float">
            <text:p>1292.4446</text:p>
          </table:table-cell>
          <table:table-cell office:value-type="float" office:value="1998.74906" calcext:value-type="float">
            <text:p>1998.74906</text:p>
          </table:table-cell>
          <table:table-cell office:value-type="float" office:value="2940.2548" calcext:value-type="float">
            <text:p>2940.254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89" calcext:value-type="float">
            <text:p>189</text:p>
          </table:table-cell>
          <table:table-cell office:value-type="float" office:value="1302.0179" calcext:value-type="float">
            <text:p>1302.0179</text:p>
          </table:table-cell>
          <table:table-cell office:value-type="float" office:value="1634.71947222222" calcext:value-type="float">
            <text:p>1634.7194722222</text:p>
          </table:table-cell>
          <table:table-cell office:value-type="float" office:value="2539.5998" calcext:value-type="float">
            <text:p>2539.5998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47" calcext:value-type="float">
            <text:p>47</text:p>
          </table:table-cell>
          <table:table-cell office:value-type="float" office:value="1308.8813" calcext:value-type="float">
            <text:p>1308.8813</text:p>
          </table:table-cell>
          <table:table-cell office:value-type="float" office:value="1313.9087" calcext:value-type="float">
            <text:p>1313.9087</text:p>
          </table:table-cell>
          <table:table-cell office:value-type="float" office:value="1316.4224" calcext:value-type="float">
            <text:p>1316.422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18" calcext:value-type="float">
            <text:p>118</text:p>
          </table:table-cell>
          <table:table-cell office:value-type="float" office:value="1321.3343" calcext:value-type="float">
            <text:p>1321.3343</text:p>
          </table:table-cell>
          <table:table-cell office:value-type="float" office:value="2100.06730875" calcext:value-type="float">
            <text:p>2100.06730875</text:p>
          </table:table-cell>
          <table:table-cell office:value-type="float" office:value="4001.291" calcext:value-type="float">
            <text:p>4001.291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11" calcext:value-type="float">
            <text:p>111</text:p>
          </table:table-cell>
          <table:table-cell office:value-type="float" office:value="1327.5293" calcext:value-type="float">
            <text:p>1327.5293</text:p>
          </table:table-cell>
          <table:table-cell office:value-type="float" office:value="1343.58436666667" calcext:value-type="float">
            <text:p>1343.5843666667</text:p>
          </table:table-cell>
          <table:table-cell office:value-type="float" office:value="1375.6945" calcext:value-type="float">
            <text:p>1375.694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79" calcext:value-type="float">
            <text:p>179</text:p>
          </table:table-cell>
          <table:table-cell office:value-type="float" office:value="1340.0936" calcext:value-type="float">
            <text:p>1340.0936</text:p>
          </table:table-cell>
          <table:table-cell office:value-type="float" office:value="2308.82728571429" calcext:value-type="float">
            <text:p>2308.8272857143</text:p>
          </table:table-cell>
          <table:table-cell office:value-type="float" office:value="3648.2859" calcext:value-type="float">
            <text:p>3648.2859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208" calcext:value-type="float">
            <text:p>208</text:p>
          </table:table-cell>
          <table:table-cell office:value-type="float" office:value="1350.3723" calcext:value-type="float">
            <text:p>1350.3723</text:p>
          </table:table-cell>
          <table:table-cell office:value-type="float" office:value="1477.02646666667" calcext:value-type="float">
            <text:p>1477.0264666667</text:p>
          </table:table-cell>
          <table:table-cell office:value-type="float" office:value="1624.5033" calcext:value-type="float">
            <text:p>1624.5033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2" calcext:value-type="float">
            <text:p>182</text:p>
          </table:table-cell>
          <table:table-cell office:value-type="float" office:value="1375.8836" calcext:value-type="float">
            <text:p>1375.8836</text:p>
          </table:table-cell>
          <table:table-cell office:value-type="float" office:value="1418.8516" calcext:value-type="float">
            <text:p>1418.8516</text:p>
          </table:table-cell>
          <table:table-cell office:value-type="float" office:value="1621.0461" calcext:value-type="float">
            <text:p>1621.0461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66" calcext:value-type="float">
            <text:p>66</text:p>
          </table:table-cell>
          <table:table-cell office:value-type="float" office:value="1387.6659" calcext:value-type="float">
            <text:p>1387.6659</text:p>
          </table:table-cell>
          <table:table-cell office:value-type="float" office:value="2447.91338888889" calcext:value-type="float">
            <text:p>2447.9133888889</text:p>
          </table:table-cell>
          <table:table-cell office:value-type="float" office:value="3648.5447" calcext:value-type="float">
            <text:p>3648.5447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3" office:value-type="float" office:value="1394.6234" calcext:value-type="float">
            <text:p>1394.623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28" calcext:value-type="float">
            <text:p>128</text:p>
          </table:table-cell>
          <table:table-cell office:value-type="float" office:value="1394.656" calcext:value-type="float">
            <text:p>1394.656</text:p>
          </table:table-cell>
          <table:table-cell office:value-type="float" office:value="1504.23177" calcext:value-type="float">
            <text:p>1504.23177</text:p>
          </table:table-cell>
          <table:table-cell office:value-type="float" office:value="1731.3125" calcext:value-type="float">
            <text:p>1731.3125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43" calcext:value-type="float">
            <text:p>143</text:p>
          </table:table-cell>
          <table:table-cell table:number-columns-repeated="3" office:value-type="float" office:value="1394.7324" calcext:value-type="float">
            <text:p>1394.732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399.6193" calcext:value-type="float">
            <text:p>1399.6193</text:p>
          </table:table-cell>
          <table:table-cell office:value-type="float" office:value="1626.42953809524" calcext:value-type="float">
            <text:p>1626.4295380952</text:p>
          </table:table-cell>
          <table:table-cell office:value-type="float" office:value="1778.9282" calcext:value-type="float">
            <text:p>1778.9282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94" calcext:value-type="float">
            <text:p>194</text:p>
          </table:table-cell>
          <table:table-cell office:value-type="float" office:value="1412.7583" calcext:value-type="float">
            <text:p>1412.7583</text:p>
          </table:table-cell>
          <table:table-cell office:value-type="float" office:value="1470.648025" calcext:value-type="float">
            <text:p>1470.648025</text:p>
          </table:table-cell>
          <table:table-cell office:value-type="float" office:value="1515.2178" calcext:value-type="float">
            <text:p>1515.2178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431.34" calcext:value-type="float">
            <text:p>1431.34</text:p>
          </table:table-cell>
          <table:table-cell office:value-type="float" office:value="1615.46841428571" calcext:value-type="float">
            <text:p>1615.4684142857</text:p>
          </table:table-cell>
          <table:table-cell office:value-type="float" office:value="1729.6292" calcext:value-type="float">
            <text:p>1729.629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107" calcext:value-type="float">
            <text:p>107</text:p>
          </table:table-cell>
          <table:table-cell table:number-columns-repeated="3" office:value-type="float" office:value="1451.5125" calcext:value-type="float">
            <text:p>1451.512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 office:value-type="float" office:value="1454.2005" calcext:value-type="float">
            <text:p>1454.200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1456.1188" calcext:value-type="float">
            <text:p>1456.1188</text:p>
          </table:table-cell>
          <table:table-cell office:value-type="float" office:value="1619.42603333333" calcext:value-type="float">
            <text:p>1619.4260333333</text:p>
          </table:table-cell>
          <table:table-cell office:value-type="float" office:value="1763.3341" calcext:value-type="float">
            <text:p>1763.3341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61" calcext:value-type="float">
            <text:p>161</text:p>
          </table:table-cell>
          <table:table-cell office:value-type="float" office:value="1460.228" calcext:value-type="float">
            <text:p>1460.228</text:p>
          </table:table-cell>
          <table:table-cell office:value-type="float" office:value="2252.59293636364" calcext:value-type="float">
            <text:p>2252.5929363636</text:p>
          </table:table-cell>
          <table:table-cell office:value-type="float" office:value="3651.9612" calcext:value-type="float">
            <text:p>3651.9612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199" calcext:value-type="float">
            <text:p>199</text:p>
          </table:table-cell>
          <table:table-cell table:number-columns-repeated="3" office:value-type="float" office:value="1478.1693" calcext:value-type="float">
            <text:p>1478.169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office:value-type="float" office:value="1488.8003" calcext:value-type="float">
            <text:p>1488.8003</text:p>
          </table:table-cell>
          <table:table-cell office:value-type="float" office:value="2521.74469583333" calcext:value-type="float">
            <text:p>2521.7446958333</text:p>
          </table:table-cell>
          <table:table-cell office:value-type="float" office:value="4180.0576" calcext:value-type="float">
            <text:p>4180.0576</text:p>
          </table:table-cell>
          <table:table-cell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86" calcext:value-type="float">
            <text:p>186</text:p>
          </table:table-cell>
          <table:table-cell office:value-type="float" office:value="1498.0219" calcext:value-type="float">
            <text:p>1498.0219</text:p>
          </table:table-cell>
          <table:table-cell office:value-type="float" office:value="1783.7433" calcext:value-type="float">
            <text:p>1783.7433</text:p>
          </table:table-cell>
          <table:table-cell office:value-type="float" office:value="2069.4647" calcext:value-type="float">
            <text:p>2069.464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510.8634" calcext:value-type="float">
            <text:p>1510.8634</text:p>
          </table:table-cell>
          <table:table-cell office:value-type="float" office:value="1534.888325" calcext:value-type="float">
            <text:p>1534.888325</text:p>
          </table:table-cell>
          <table:table-cell office:value-type="float" office:value="1554.7398" calcext:value-type="float">
            <text:p>1554.7398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93" calcext:value-type="float">
            <text:p>93</text:p>
          </table:table-cell>
          <table:table-cell office:value-type="float" office:value="1522.1839" calcext:value-type="float">
            <text:p>1522.1839</text:p>
          </table:table-cell>
          <table:table-cell office:value-type="float" office:value="2025.79627391304" calcext:value-type="float">
            <text:p>2025.7962739131</text:p>
          </table:table-cell>
          <table:table-cell office:value-type="float" office:value="2888.9264" calcext:value-type="float">
            <text:p>2888.9264</text:p>
          </table:table-cell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21" calcext:value-type="float">
            <text:p>121</text:p>
          </table:table-cell>
          <table:table-cell office:value-type="float" office:value="1533.5717" calcext:value-type="float">
            <text:p>1533.5717</text:p>
          </table:table-cell>
          <table:table-cell office:value-type="float" office:value="1981.36866666667" calcext:value-type="float">
            <text:p>1981.3686666667</text:p>
          </table:table-cell>
          <table:table-cell office:value-type="float" office:value="3351.7438" calcext:value-type="float">
            <text:p>3351.7438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56" calcext:value-type="float">
            <text:p>156</text:p>
          </table:table-cell>
          <table:table-cell office:value-type="float" office:value="1533.6508" calcext:value-type="float">
            <text:p>1533.6508</text:p>
          </table:table-cell>
          <table:table-cell office:value-type="float" office:value="2591.5788425" calcext:value-type="float">
            <text:p>2591.5788425</text:p>
          </table:table-cell>
          <table:table-cell office:value-type="float" office:value="4242.8527" calcext:value-type="float">
            <text:p>4242.8527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51" calcext:value-type="float">
            <text:p>51</text:p>
          </table:table-cell>
          <table:table-cell office:value-type="float" office:value="1545.314" calcext:value-type="float">
            <text:p>1545.314</text:p>
          </table:table-cell>
          <table:table-cell office:value-type="float" office:value="2109.16933478261" calcext:value-type="float">
            <text:p>2109.1693347826</text:p>
          </table:table-cell>
          <table:table-cell office:value-type="float" office:value="2428.0763" calcext:value-type="float">
            <text:p>2428.0763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1" calcext:value-type="float">
            <text:p>141</text:p>
          </table:table-cell>
          <table:table-cell table:number-columns-repeated="3" office:value-type="float" office:value="1555.3819" calcext:value-type="float">
            <text:p>1555.381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558.9956" calcext:value-type="float">
            <text:p>1558.9956</text:p>
          </table:table-cell>
          <table:table-cell office:value-type="float" office:value="1562.3259" calcext:value-type="float">
            <text:p>1562.3259</text:p>
          </table:table-cell>
          <table:table-cell office:value-type="float" office:value="1565.8419" calcext:value-type="float">
            <text:p>1565.8419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52" calcext:value-type="float">
            <text:p>52</text:p>
          </table:table-cell>
          <table:table-cell office:value-type="float" office:value="1597.171" calcext:value-type="float">
            <text:p>1597.171</text:p>
          </table:table-cell>
          <table:table-cell office:value-type="float" office:value="2519.88953458647" calcext:value-type="float">
            <text:p>2519.8895345865</text:p>
          </table:table-cell>
          <table:table-cell office:value-type="float" office:value="4300.0083" calcext:value-type="float">
            <text:p>4300.0083</text:p>
          </table:table-cell>
          <table:table-cell office:value-type="float" office:value="133" calcext:value-type="float">
            <text:p>133</text:p>
          </table:table-cell>
          <table:table-cell table:number-columns-repeated="101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3" office:value-type="float" office:value="1604.2416" calcext:value-type="float">
            <text:p>1604.241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84" calcext:value-type="float">
            <text:p>84</text:p>
          </table:table-cell>
          <table:table-cell office:value-type="float" office:value="1606.0002" calcext:value-type="float">
            <text:p>1606.0002</text:p>
          </table:table-cell>
          <table:table-cell office:value-type="float" office:value="2351.26442991453" calcext:value-type="float">
            <text:p>2351.2644299145</text:p>
          </table:table-cell>
          <table:table-cell office:value-type="float" office:value="4338.8547" calcext:value-type="float">
            <text:p>4338.8547</text:p>
          </table:table-cell>
          <table:table-cell office:value-type="float" office:value="117" calcext:value-type="float">
            <text:p>117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47" calcext:value-type="float">
            <text:p>147</text:p>
          </table:table-cell>
          <table:table-cell office:value-type="float" office:value="1612.0107" calcext:value-type="float">
            <text:p>1612.0107</text:p>
          </table:table-cell>
          <table:table-cell office:value-type="float" office:value="1799.98392" calcext:value-type="float">
            <text:p>1799.98392</text:p>
          </table:table-cell>
          <table:table-cell office:value-type="float" office:value="1895.3103" calcext:value-type="float">
            <text:p>1895.3103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627.6919" calcext:value-type="float">
            <text:p>1627.6919</text:p>
          </table:table-cell>
          <table:table-cell office:value-type="float" office:value="1894.95975263158" calcext:value-type="float">
            <text:p>1894.9597526316</text:p>
          </table:table-cell>
          <table:table-cell office:value-type="float" office:value="2221.8862" calcext:value-type="float">
            <text:p>2221.8862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80" calcext:value-type="float">
            <text:p>80</text:p>
          </table:table-cell>
          <table:table-cell office:value-type="float" office:value="1633.84" calcext:value-type="float">
            <text:p>1633.84</text:p>
          </table:table-cell>
          <table:table-cell office:value-type="float" office:value="2179.28546818182" calcext:value-type="float">
            <text:p>2179.2854681818</text:p>
          </table:table-cell>
          <table:table-cell office:value-type="float" office:value="3098.2443" calcext:value-type="float">
            <text:p>3098.2443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144" calcext:value-type="float">
            <text:p>144</text:p>
          </table:table-cell>
          <table:table-cell office:value-type="float" office:value="1636.7762" calcext:value-type="float">
            <text:p>1636.7762</text:p>
          </table:table-cell>
          <table:table-cell office:value-type="float" office:value="1638.62725" calcext:value-type="float">
            <text:p>1638.62725</text:p>
          </table:table-cell>
          <table:table-cell office:value-type="float" office:value="1640.4783" calcext:value-type="float">
            <text:p>1640.478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7.5522" calcext:value-type="float">
            <text:p>1637.5522</text:p>
          </table:table-cell>
          <table:table-cell office:value-type="float" office:value="1638.3128" calcext:value-type="float">
            <text:p>1638.3128</text:p>
          </table:table-cell>
          <table:table-cell office:value-type="float" office:value="1639.0734" calcext:value-type="float">
            <text:p>1639.073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643.6618" calcext:value-type="float">
            <text:p>1643.6618</text:p>
          </table:table-cell>
          <table:table-cell office:value-type="float" office:value="1842.30796666667" calcext:value-type="float">
            <text:p>1842.3079666667</text:p>
          </table:table-cell>
          <table:table-cell office:value-type="float" office:value="1987.355" calcext:value-type="float">
            <text:p>1987.355</text:p>
          </table:table-cell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105" calcext:value-type="float">
            <text:p>105</text:p>
          </table:table-cell>
          <table:table-cell office:value-type="float" office:value="1646.7071" calcext:value-type="float">
            <text:p>1646.7071</text:p>
          </table:table-cell>
          <table:table-cell office:value-type="float" office:value="1696.46013333333" calcext:value-type="float">
            <text:p>1696.4601333333</text:p>
          </table:table-cell>
          <table:table-cell office:value-type="float" office:value="1786.095" calcext:value-type="float">
            <text:p>1786.09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81" calcext:value-type="float">
            <text:p>81</text:p>
          </table:table-cell>
          <table:table-cell office:value-type="float" office:value="1663.8365" calcext:value-type="float">
            <text:p>1663.8365</text:p>
          </table:table-cell>
          <table:table-cell office:value-type="float" office:value="2416.670975" calcext:value-type="float">
            <text:p>2416.670975</text:p>
          </table:table-cell>
          <table:table-cell office:value-type="float" office:value="3877.0406" calcext:value-type="float">
            <text:p>3877.0406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69" calcext:value-type="float">
            <text:p>69</text:p>
          </table:table-cell>
          <table:table-cell office:value-type="float" office:value="1666.6473" calcext:value-type="float">
            <text:p>1666.6473</text:p>
          </table:table-cell>
          <table:table-cell office:value-type="float" office:value="1769.44626" calcext:value-type="float">
            <text:p>1769.44626</text:p>
          </table:table-cell>
          <table:table-cell office:value-type="float" office:value="2049.2187" calcext:value-type="float">
            <text:p>2049.2187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47" calcext:value-type="float">
            <text:p>47</text:p>
          </table:table-cell>
          <table:table-cell office:value-type="float" office:value="1671.6213" calcext:value-type="float">
            <text:p>1671.6213</text:p>
          </table:table-cell>
          <table:table-cell office:value-type="float" office:value="2174.39760067114" calcext:value-type="float">
            <text:p>2174.3976006711</text:p>
          </table:table-cell>
          <table:table-cell office:value-type="float" office:value="4039.8393" calcext:value-type="float">
            <text:p>4039.8393</text:p>
          </table:table-cell>
          <table:table-cell office:value-type="float" office:value="149" calcext:value-type="float">
            <text:p>149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87" calcext:value-type="float">
            <text:p>87</text:p>
          </table:table-cell>
          <table:table-cell office:value-type="float" office:value="1674.7814" calcext:value-type="float">
            <text:p>1674.7814</text:p>
          </table:table-cell>
          <table:table-cell office:value-type="float" office:value="2058.64599813084" calcext:value-type="float">
            <text:p>2058.6459981309</text:p>
          </table:table-cell>
          <table:table-cell office:value-type="float" office:value="3935.6267" calcext:value-type="float">
            <text:p>3935.6267</text:p>
          </table:table-cell>
          <table:table-cell office:value-type="float" office:value="214" calcext:value-type="float">
            <text:p>214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27" calcext:value-type="float">
            <text:p>127</text:p>
          </table:table-cell>
          <table:table-cell table:number-columns-repeated="3" office:value-type="float" office:value="1677.2427" calcext:value-type="float">
            <text:p>1677.242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683.5884" calcext:value-type="float">
            <text:p>1683.5884</text:p>
          </table:table-cell>
          <table:table-cell office:value-type="float" office:value="1766.66431538462" calcext:value-type="float">
            <text:p>1766.6643153846</text:p>
          </table:table-cell>
          <table:table-cell office:value-type="float" office:value="1932.4574" calcext:value-type="float">
            <text:p>1932.4574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692.9159" calcext:value-type="float">
            <text:p>1692.9159</text:p>
          </table:table-cell>
          <table:table-cell office:value-type="float" office:value="1828.6168125" calcext:value-type="float">
            <text:p>1828.6168125</text:p>
          </table:table-cell>
          <table:table-cell office:value-type="float" office:value="1957.4789" calcext:value-type="float">
            <text:p>1957.4789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47" calcext:value-type="float">
            <text:p>147</text:p>
          </table:table-cell>
          <table:table-cell office:value-type="float" office:value="1699.6446" calcext:value-type="float">
            <text:p>1699.6446</text:p>
          </table:table-cell>
          <table:table-cell office:value-type="float" office:value="1712.58165" calcext:value-type="float">
            <text:p>1712.58165</text:p>
          </table:table-cell>
          <table:table-cell office:value-type="float" office:value="1725.5187" calcext:value-type="float">
            <text:p>1725.518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63" calcext:value-type="float">
            <text:p>163</text:p>
          </table:table-cell>
          <table:table-cell office:value-type="float" office:value="1711.8522" calcext:value-type="float">
            <text:p>1711.8522</text:p>
          </table:table-cell>
          <table:table-cell office:value-type="float" office:value="2241.60646071429" calcext:value-type="float">
            <text:p>2241.6064607143</text:p>
          </table:table-cell>
          <table:table-cell office:value-type="float" office:value="3684.2934" calcext:value-type="float">
            <text:p>3684.2934</text:p>
          </table:table-cell>
          <table:table-cell office:value-type="float" office:value="224" calcext:value-type="float">
            <text:p>224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93" calcext:value-type="float">
            <text:p>193</text:p>
          </table:table-cell>
          <table:table-cell office:value-type="float" office:value="1738.1414" calcext:value-type="float">
            <text:p>1738.1414</text:p>
          </table:table-cell>
          <table:table-cell office:value-type="float" office:value="2366.19184615385" calcext:value-type="float">
            <text:p>2366.1918461539</text:p>
          </table:table-cell>
          <table:table-cell office:value-type="float" office:value="3333.7645" calcext:value-type="float">
            <text:p>3333.7645</text:p>
          </table:table-cell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740.8077" calcext:value-type="float">
            <text:p>1740.8077</text:p>
          </table:table-cell>
          <table:table-cell office:value-type="float" office:value="1808.31796666667" calcext:value-type="float">
            <text:p>1808.3179666667</text:p>
          </table:table-cell>
          <table:table-cell office:value-type="float" office:value="1934.3809" calcext:value-type="float">
            <text:p>1934.3809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755.4496" calcext:value-type="float">
            <text:p>1755.4496</text:p>
          </table:table-cell>
          <table:table-cell office:value-type="float" office:value="1907.429375" calcext:value-type="float">
            <text:p>1907.429375</text:p>
          </table:table-cell>
          <table:table-cell office:value-type="float" office:value="2064.1806" calcext:value-type="float">
            <text:p>2064.180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3" office:value-type="float" office:value="1756.2112" calcext:value-type="float">
            <text:p>1756.211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51" calcext:value-type="float">
            <text:p>51</text:p>
          </table:table-cell>
          <table:table-cell office:value-type="float" office:value="1756.9714" calcext:value-type="float">
            <text:p>1756.9714</text:p>
          </table:table-cell>
          <table:table-cell office:value-type="float" office:value="2415.32024214559" calcext:value-type="float">
            <text:p>2415.3202421456</text:p>
          </table:table-cell>
          <table:table-cell office:value-type="float" office:value="3873.3084" calcext:value-type="float">
            <text:p>3873.3084</text:p>
          </table:table-cell>
          <table:table-cell office:value-type="float" office:value="261" calcext:value-type="float">
            <text:p>26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775.946" calcext:value-type="float">
            <text:p>1775.946</text:p>
          </table:table-cell>
          <table:table-cell office:value-type="float" office:value="2779.57260074074" calcext:value-type="float">
            <text:p>2779.5726007408</text:p>
          </table:table-cell>
          <table:table-cell office:value-type="float" office:value="3652.2593" calcext:value-type="float">
            <text:p>3652.2593</text:p>
          </table:table-cell>
          <table:table-cell office:value-type="float" office:value="135" calcext:value-type="float">
            <text:p>135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03" calcext:value-type="float">
            <text:p>103</text:p>
          </table:table-cell>
          <table:table-cell office:value-type="float" office:value="1781.0122" calcext:value-type="float">
            <text:p>1781.0122</text:p>
          </table:table-cell>
          <table:table-cell office:value-type="float" office:value="2027.659825" calcext:value-type="float">
            <text:p>2027.659825</text:p>
          </table:table-cell>
          <table:table-cell office:value-type="float" office:value="3509.7258" calcext:value-type="float">
            <text:p>3509.7258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1799.4049" calcext:value-type="float">
            <text:p>1799.4049</text:p>
          </table:table-cell>
          <table:table-cell office:value-type="float" office:value="2864.29755488505" calcext:value-type="float">
            <text:p>2864.2975548851</text:p>
          </table:table-cell>
          <table:table-cell office:value-type="float" office:value="5543.2942" calcext:value-type="float">
            <text:p>5543.2942</text:p>
          </table:table-cell>
          <table:table-cell office:value-type="float" office:value="348" calcext:value-type="float">
            <text:p>348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43" calcext:value-type="float">
            <text:p>143</text:p>
          </table:table-cell>
          <table:table-cell table:number-columns-repeated="3" office:value-type="float" office:value="1812.7561" calcext:value-type="float">
            <text:p>1812.756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1821.5696" calcext:value-type="float">
            <text:p>1821.5696</text:p>
          </table:table-cell>
          <table:table-cell office:value-type="float" office:value="2379.17856190476" calcext:value-type="float">
            <text:p>2379.1785619048</text:p>
          </table:table-cell>
          <table:table-cell office:value-type="float" office:value="3695.2693" calcext:value-type="float">
            <text:p>3695.269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821.6025" calcext:value-type="float">
            <text:p>1821.6025</text:p>
          </table:table-cell>
          <table:table-cell office:value-type="float" office:value="1841.15695" calcext:value-type="float">
            <text:p>1841.15695</text:p>
          </table:table-cell>
          <table:table-cell office:value-type="float" office:value="1860.7114" calcext:value-type="float">
            <text:p>1860.711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74" calcext:value-type="float">
            <text:p>174</text:p>
          </table:table-cell>
          <table:table-cell office:value-type="float" office:value="1840.0135" calcext:value-type="float">
            <text:p>1840.0135</text:p>
          </table:table-cell>
          <table:table-cell office:value-type="float" office:value="2548.065128125" calcext:value-type="float">
            <text:p>2548.065128125</text:p>
          </table:table-cell>
          <table:table-cell office:value-type="float" office:value="3947.2339" calcext:value-type="float">
            <text:p>3947.2339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1842.2578" calcext:value-type="float">
            <text:p>1842.2578</text:p>
          </table:table-cell>
          <table:table-cell office:value-type="float" office:value="1842.40218" calcext:value-type="float">
            <text:p>1842.40218</text:p>
          </table:table-cell>
          <table:table-cell office:value-type="float" office:value="1842.757" calcext:value-type="float">
            <text:p>1842.757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98" calcext:value-type="float">
            <text:p>198</text:p>
          </table:table-cell>
          <table:table-cell office:value-type="float" office:value="1855.7026" calcext:value-type="float">
            <text:p>1855.7026</text:p>
          </table:table-cell>
          <table:table-cell office:value-type="float" office:value="2303.19146927374" calcext:value-type="float">
            <text:p>2303.1914692738</text:p>
          </table:table-cell>
          <table:table-cell office:value-type="float" office:value="2967.587" calcext:value-type="float">
            <text:p>2967.587</text:p>
          </table:table-cell>
          <table:table-cell office:value-type="float" office:value="179" calcext:value-type="float">
            <text:p>179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82" calcext:value-type="float">
            <text:p>182</text:p>
          </table:table-cell>
          <table:table-cell office:value-type="float" office:value="1860.0918" calcext:value-type="float">
            <text:p>1860.0918</text:p>
          </table:table-cell>
          <table:table-cell office:value-type="float" office:value="1882.04424545454" calcext:value-type="float">
            <text:p>1882.0442454546</text:p>
          </table:table-cell>
          <table:table-cell office:value-type="float" office:value="1956.1759" calcext:value-type="float">
            <text:p>1956.1759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1869.5775" calcext:value-type="float">
            <text:p>1869.5775</text:p>
          </table:table-cell>
          <table:table-cell office:value-type="float" office:value="1871.62676666667" calcext:value-type="float">
            <text:p>1871.6267666667</text:p>
          </table:table-cell>
          <table:table-cell office:value-type="float" office:value="1873.5478" calcext:value-type="float">
            <text:p>1873.5478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1887.7265" calcext:value-type="float">
            <text:p>1887.7265</text:p>
          </table:table-cell>
          <table:table-cell office:value-type="float" office:value="1980.00886153846" calcext:value-type="float">
            <text:p>1980.0088615385</text:p>
          </table:table-cell>
          <table:table-cell office:value-type="float" office:value="2482.2197" calcext:value-type="float">
            <text:p>2482.2197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204" calcext:value-type="float">
            <text:p>204</text:p>
          </table:table-cell>
          <table:table-cell office:value-type="float" office:value="1895.6331" calcext:value-type="float">
            <text:p>1895.6331</text:p>
          </table:table-cell>
          <table:table-cell office:value-type="float" office:value="2050.29041428571" calcext:value-type="float">
            <text:p>2050.2904142857</text:p>
          </table:table-cell>
          <table:table-cell office:value-type="float" office:value="2095.0707" calcext:value-type="float">
            <text:p>2095.0707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3" office:value-type="float" office:value="1911.7237" calcext:value-type="float">
            <text:p>1911.723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88" calcext:value-type="float">
            <text:p>188</text:p>
          </table:table-cell>
          <table:table-cell office:value-type="float" office:value="1916.7126" calcext:value-type="float">
            <text:p>1916.7126</text:p>
          </table:table-cell>
          <table:table-cell office:value-type="float" office:value="3057.61862857143" calcext:value-type="float">
            <text:p>3057.6186285714</text:p>
          </table:table-cell>
          <table:table-cell office:value-type="float" office:value="4095.8432" calcext:value-type="float">
            <text:p>4095.843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96" calcext:value-type="float">
            <text:p>96</text:p>
          </table:table-cell>
          <table:table-cell office:value-type="float" office:value="1923.8745" calcext:value-type="float">
            <text:p>1923.8745</text:p>
          </table:table-cell>
          <table:table-cell office:value-type="float" office:value="1966.91616666667" calcext:value-type="float">
            <text:p>1966.9161666667</text:p>
          </table:table-cell>
          <table:table-cell office:value-type="float" office:value="1988.49" calcext:value-type="float">
            <text:p>1988.49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63" calcext:value-type="float">
            <text:p>163</text:p>
          </table:table-cell>
          <table:table-cell office:value-type="float" office:value="1926.4109" calcext:value-type="float">
            <text:p>1926.4109</text:p>
          </table:table-cell>
          <table:table-cell office:value-type="float" office:value="3185.00179523809" calcext:value-type="float">
            <text:p>3185.0017952381</text:p>
          </table:table-cell>
          <table:table-cell office:value-type="float" office:value="3503.1234" calcext:value-type="float">
            <text:p>3503.1234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31" calcext:value-type="float">
            <text:p>31</text:p>
          </table:table-cell>
          <table:table-cell office:value-type="float" office:value="1933.266" calcext:value-type="float">
            <text:p>1933.266</text:p>
          </table:table-cell>
          <table:table-cell office:value-type="float" office:value="3423.05621096939" calcext:value-type="float">
            <text:p>3423.0562109694</text:p>
          </table:table-cell>
          <table:table-cell office:value-type="float" office:value="4513.7017" calcext:value-type="float">
            <text:p>4513.7017</text:p>
          </table:table-cell>
          <table:table-cell office:value-type="float" office:value="392" calcext:value-type="float">
            <text:p>392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943.624" calcext:value-type="float">
            <text:p>1943.624</text:p>
          </table:table-cell>
          <table:table-cell office:value-type="float" office:value="2025.3013" calcext:value-type="float">
            <text:p>2025.3013</text:p>
          </table:table-cell>
          <table:table-cell office:value-type="float" office:value="2066.392" calcext:value-type="float">
            <text:p>2066.39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60" calcext:value-type="float">
            <text:p>160</text:p>
          </table:table-cell>
          <table:table-cell office:value-type="float" office:value="1946.1432" calcext:value-type="float">
            <text:p>1946.1432</text:p>
          </table:table-cell>
          <table:table-cell office:value-type="float" office:value="1947.41195" calcext:value-type="float">
            <text:p>1947.41195</text:p>
          </table:table-cell>
          <table:table-cell office:value-type="float" office:value="1948.6807" calcext:value-type="float">
            <text:p>1948.680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35" calcext:value-type="float">
            <text:p>35</text:p>
          </table:table-cell>
          <table:table-cell office:value-type="float" office:value="1946.4515" calcext:value-type="float">
            <text:p>1946.4515</text:p>
          </table:table-cell>
          <table:table-cell office:value-type="float" office:value="2217.7421625" calcext:value-type="float">
            <text:p>2217.7421625</text:p>
          </table:table-cell>
          <table:table-cell office:value-type="float" office:value="3943.5368" calcext:value-type="float">
            <text:p>3943.5368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3" office:value-type="float" office:value="1959.5183" calcext:value-type="float">
            <text:p>1959.518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65" calcext:value-type="float">
            <text:p>165</text:p>
          </table:table-cell>
          <table:table-cell office:value-type="float" office:value="1971.569" calcext:value-type="float">
            <text:p>1971.569</text:p>
          </table:table-cell>
          <table:table-cell office:value-type="float" office:value="3606.15528333333" calcext:value-type="float">
            <text:p>3606.1552833333</text:p>
          </table:table-cell>
          <table:table-cell office:value-type="float" office:value="4014.7601" calcext:value-type="float">
            <text:p>4014.7601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210" calcext:value-type="float">
            <text:p>210</text:p>
          </table:table-cell>
          <table:table-cell office:value-type="float" office:value="1978.0262" calcext:value-type="float">
            <text:p>1978.0262</text:p>
          </table:table-cell>
          <table:table-cell office:value-type="float" office:value="2658.4163625" calcext:value-type="float">
            <text:p>2658.4163625</text:p>
          </table:table-cell>
          <table:table-cell office:value-type="float" office:value="4185.5286" calcext:value-type="float">
            <text:p>4185.5286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68" calcext:value-type="float">
            <text:p>68</text:p>
          </table:table-cell>
          <table:table-cell office:value-type="float" office:value="1988.1531" calcext:value-type="float">
            <text:p>1988.1531</text:p>
          </table:table-cell>
          <table:table-cell office:value-type="float" office:value="1988.23545" calcext:value-type="float">
            <text:p>1988.23545</text:p>
          </table:table-cell>
          <table:table-cell office:value-type="float" office:value="1988.3178" calcext:value-type="float">
            <text:p>1988.317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82" calcext:value-type="float">
            <text:p>82</text:p>
          </table:table-cell>
          <table:table-cell office:value-type="float" office:value="1990.8151" calcext:value-type="float">
            <text:p>1990.8151</text:p>
          </table:table-cell>
          <table:table-cell office:value-type="float" office:value="3689.50287202798" calcext:value-type="float">
            <text:p>3689.502872028</text:p>
          </table:table-cell>
          <table:table-cell office:value-type="float" office:value="4215.0493" calcext:value-type="float">
            <text:p>4215.0493</text:p>
          </table:table-cell>
          <table:table-cell office:value-type="float" office:value="143" calcext:value-type="float">
            <text:p>143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25" calcext:value-type="float">
            <text:p>125</text:p>
          </table:table-cell>
          <table:table-cell office:value-type="float" office:value="1992.578" calcext:value-type="float">
            <text:p>1992.578</text:p>
          </table:table-cell>
          <table:table-cell office:value-type="float" office:value="2250.86415" calcext:value-type="float">
            <text:p>2250.86415</text:p>
          </table:table-cell>
          <table:table-cell office:value-type="float" office:value="2969.0284" calcext:value-type="float">
            <text:p>2969.0284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3" office:value-type="float" office:value="1993.5316" calcext:value-type="float">
            <text:p>1993.531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135" calcext:value-type="float">
            <text:p>135</text:p>
          </table:table-cell>
          <table:table-cell office:value-type="float" office:value="2004.1127" calcext:value-type="float">
            <text:p>2004.1127</text:p>
          </table:table-cell>
          <table:table-cell office:value-type="float" office:value="2004.33275" calcext:value-type="float">
            <text:p>2004.33275</text:p>
          </table:table-cell>
          <table:table-cell office:value-type="float" office:value="2004.5528" calcext:value-type="float">
            <text:p>2004.552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51" calcext:value-type="float">
            <text:p>151</text:p>
          </table:table-cell>
          <table:table-cell office:value-type="float" office:value="2011.196" calcext:value-type="float">
            <text:p>2011.196</text:p>
          </table:table-cell>
          <table:table-cell office:value-type="float" office:value="2289.05535" calcext:value-type="float">
            <text:p>2289.05535</text:p>
          </table:table-cell>
          <table:table-cell office:value-type="float" office:value="3177.9476" calcext:value-type="float">
            <text:p>3177.9476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1" calcext:value-type="float">
            <text:p>151</text:p>
          </table:table-cell>
          <table:table-cell table:number-columns-repeated="3" office:value-type="float" office:value="2013.9524" calcext:value-type="float">
            <text:p>2013.952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3" office:value-type="float" office:value="2028.668" calcext:value-type="float">
            <text:p>2028.66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61" calcext:value-type="float">
            <text:p>61</text:p>
          </table:table-cell>
          <table:table-cell office:value-type="float" office:value="2033.3256" calcext:value-type="float">
            <text:p>2033.3256</text:p>
          </table:table-cell>
          <table:table-cell office:value-type="float" office:value="3242.41686666667" calcext:value-type="float">
            <text:p>3242.4168666667</text:p>
          </table:table-cell>
          <table:table-cell office:value-type="float" office:value="3846.9625" calcext:value-type="float">
            <text:p>3846.962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19" calcext:value-type="float">
            <text:p>119</text:p>
          </table:table-cell>
          <table:table-cell office:value-type="float" office:value="2035.3568" calcext:value-type="float">
            <text:p>2035.3568</text:p>
          </table:table-cell>
          <table:table-cell office:value-type="float" office:value="2861.81925733333" calcext:value-type="float">
            <text:p>2861.8192573333</text:p>
          </table:table-cell>
          <table:table-cell office:value-type="float" office:value="3574.3355" calcext:value-type="float">
            <text:p>3574.3355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70" calcext:value-type="float">
            <text:p>70</text:p>
          </table:table-cell>
          <table:table-cell office:value-type="float" office:value="2050.1826" calcext:value-type="float">
            <text:p>2050.1826</text:p>
          </table:table-cell>
          <table:table-cell office:value-type="float" office:value="3813.19426869409" calcext:value-type="float">
            <text:p>3813.1942686941</text:p>
          </table:table-cell>
          <table:table-cell office:value-type="float" office:value="4786.2311" calcext:value-type="float">
            <text:p>4786.2311</text:p>
          </table:table-cell>
          <table:table-cell office:value-type="float" office:value="2236" calcext:value-type="float">
            <text:p>2236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51.2698" calcext:value-type="float">
            <text:p>2051.2698</text:p>
          </table:table-cell>
          <table:table-cell office:value-type="float" office:value="2112.448375" calcext:value-type="float">
            <text:p>2112.448375</text:p>
          </table:table-cell>
          <table:table-cell office:value-type="float" office:value="2174.852" calcext:value-type="float">
            <text:p>2174.85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84" calcext:value-type="float">
            <text:p>84</text:p>
          </table:table-cell>
          <table:table-cell office:value-type="float" office:value="2054.2774" calcext:value-type="float">
            <text:p>2054.2774</text:p>
          </table:table-cell>
          <table:table-cell office:value-type="float" office:value="2399.94866666667" calcext:value-type="float">
            <text:p>2399.9486666667</text:p>
          </table:table-cell>
          <table:table-cell office:value-type="float" office:value="2572.7843" calcext:value-type="float">
            <text:p>2572.7843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53" calcext:value-type="float">
            <text:p>53</text:p>
          </table:table-cell>
          <table:table-cell office:value-type="float" office:value="2059.2906" calcext:value-type="float">
            <text:p>2059.2906</text:p>
          </table:table-cell>
          <table:table-cell office:value-type="float" office:value="2076.5106" calcext:value-type="float">
            <text:p>2076.5106</text:p>
          </table:table-cell>
          <table:table-cell office:value-type="float" office:value="2085.3946" calcext:value-type="float">
            <text:p>2085.3946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18" calcext:value-type="float">
            <text:p>118</text:p>
          </table:table-cell>
          <table:table-cell office:value-type="float" office:value="2060.3756" calcext:value-type="float">
            <text:p>2060.3756</text:p>
          </table:table-cell>
          <table:table-cell office:value-type="float" office:value="2434.63047222222" calcext:value-type="float">
            <text:p>2434.6304722222</text:p>
          </table:table-cell>
          <table:table-cell office:value-type="float" office:value="4032.5107" calcext:value-type="float">
            <text:p>4032.5107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float" office:value="122" calcext:value-type="float">
            <text:p>122</text:p>
          </table:table-cell>
          <table:table-cell table:number-columns-repeated="3" office:value-type="float" office:value="2072.1537" calcext:value-type="float">
            <text:p>2072.153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2079.4905" calcext:value-type="float">
            <text:p>2079.4905</text:p>
          </table:table-cell>
          <table:table-cell office:value-type="float" office:value="2617.38442631579" calcext:value-type="float">
            <text:p>2617.3844263158</text:p>
          </table:table-cell>
          <table:table-cell office:value-type="float" office:value="3013.7738" calcext:value-type="float">
            <text:p>3013.7738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177" calcext:value-type="float">
            <text:p>177</text:p>
          </table:table-cell>
          <table:table-cell table:number-columns-repeated="3" office:value-type="float" office:value="2084.5294" calcext:value-type="float">
            <text:p>2084.529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8" calcext:value-type="float">
            <text:p>168</text:p>
          </table:table-cell>
          <table:table-cell office:value-type="float" office:value="2084.5754" calcext:value-type="float">
            <text:p>2084.5754</text:p>
          </table:table-cell>
          <table:table-cell office:value-type="float" office:value="3557.84421087963" calcext:value-type="float">
            <text:p>3557.8442108796</text:p>
          </table:table-cell>
          <table:table-cell office:value-type="float" office:value="4076.9298" calcext:value-type="float">
            <text:p>4076.9298</text:p>
          </table:table-cell>
          <table:table-cell office:value-type="float" office:value="432" calcext:value-type="float">
            <text:p>432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41" calcext:value-type="float">
            <text:p>141</text:p>
          </table:table-cell>
          <table:table-cell office:value-type="float" office:value="2089.3937" calcext:value-type="float">
            <text:p>2089.3937</text:p>
          </table:table-cell>
          <table:table-cell office:value-type="float" office:value="2142.9043" calcext:value-type="float">
            <text:p>2142.9043</text:p>
          </table:table-cell>
          <table:table-cell office:value-type="float" office:value="2196.4149" calcext:value-type="float">
            <text:p>2196.4149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93" calcext:value-type="float">
            <text:p>93</text:p>
          </table:table-cell>
          <table:table-cell office:value-type="float" office:value="2095.4388" calcext:value-type="float">
            <text:p>2095.4388</text:p>
          </table:table-cell>
          <table:table-cell office:value-type="float" office:value="3851.00756512681" calcext:value-type="float">
            <text:p>3851.0075651268</text:p>
          </table:table-cell>
          <table:table-cell office:value-type="float" office:value="6861.6708" calcext:value-type="float">
            <text:p>6861.6708</text:p>
          </table:table-cell>
          <table:table-cell office:value-type="float" office:value="1104" calcext:value-type="float">
            <text:p>1104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66" calcext:value-type="float">
            <text:p>66</text:p>
          </table:table-cell>
          <table:table-cell office:value-type="float" office:value="2129.5417" calcext:value-type="float">
            <text:p>2129.5417</text:p>
          </table:table-cell>
          <table:table-cell office:value-type="float" office:value="2961.67085" calcext:value-type="float">
            <text:p>2961.67085</text:p>
          </table:table-cell>
          <table:table-cell office:value-type="float" office:value="3793.8" calcext:value-type="float">
            <text:p>3793.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62" calcext:value-type="float">
            <text:p>162</text:p>
          </table:table-cell>
          <table:table-cell office:value-type="float" office:value="2142.0066" calcext:value-type="float">
            <text:p>2142.0066</text:p>
          </table:table-cell>
          <table:table-cell office:value-type="float" office:value="2235.79415" calcext:value-type="float">
            <text:p>2235.79415</text:p>
          </table:table-cell>
          <table:table-cell office:value-type="float" office:value="2329.5817" calcext:value-type="float">
            <text:p>2329.581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57" calcext:value-type="float">
            <text:p>57</text:p>
          </table:table-cell>
          <table:table-cell office:value-type="float" office:value="2149.4097" calcext:value-type="float">
            <text:p>2149.4097</text:p>
          </table:table-cell>
          <table:table-cell office:value-type="float" office:value="2559.0969" calcext:value-type="float">
            <text:p>2559.0969</text:p>
          </table:table-cell>
          <table:table-cell office:value-type="float" office:value="3121.1704" calcext:value-type="float">
            <text:p>3121.1704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162.0949" calcext:value-type="float">
            <text:p>2162.0949</text:p>
          </table:table-cell>
          <table:table-cell office:value-type="float" office:value="2223.783" calcext:value-type="float">
            <text:p>2223.783</text:p>
          </table:table-cell>
          <table:table-cell office:value-type="float" office:value="2284.2081" calcext:value-type="float">
            <text:p>2284.208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70" calcext:value-type="float">
            <text:p>170</text:p>
          </table:table-cell>
          <table:table-cell office:value-type="float" office:value="2162.1681" calcext:value-type="float">
            <text:p>2162.1681</text:p>
          </table:table-cell>
          <table:table-cell office:value-type="float" office:value="3742.53078562691" calcext:value-type="float">
            <text:p>3742.5307856269</text:p>
          </table:table-cell>
          <table:table-cell office:value-type="float" office:value="5253.7358" calcext:value-type="float">
            <text:p>5253.7358</text:p>
          </table:table-cell>
          <table:table-cell office:value-type="float" office:value="327" calcext:value-type="float">
            <text:p>327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02" calcext:value-type="float">
            <text:p>202</text:p>
          </table:table-cell>
          <table:table-cell table:number-columns-repeated="3" office:value-type="float" office:value="2164.1275" calcext:value-type="float">
            <text:p>2164.127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77" calcext:value-type="float">
            <text:p>77</text:p>
          </table:table-cell>
          <table:table-cell office:value-type="float" office:value="2165.3967" calcext:value-type="float">
            <text:p>2165.3967</text:p>
          </table:table-cell>
          <table:table-cell office:value-type="float" office:value="2370.97992857143" calcext:value-type="float">
            <text:p>2370.9799285714</text:p>
          </table:table-cell>
          <table:table-cell office:value-type="float" office:value="2632.324" calcext:value-type="float">
            <text:p>2632.32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96" calcext:value-type="float">
            <text:p>96</text:p>
          </table:table-cell>
          <table:table-cell office:value-type="float" office:value="2180.9491" calcext:value-type="float">
            <text:p>2180.9491</text:p>
          </table:table-cell>
          <table:table-cell office:value-type="float" office:value="2654.08411515151" calcext:value-type="float">
            <text:p>2654.0841151515</text:p>
          </table:table-cell>
          <table:table-cell office:value-type="float" office:value="4129.0555" calcext:value-type="float">
            <text:p>4129.0555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31" calcext:value-type="float">
            <text:p>131</text:p>
          </table:table-cell>
          <table:table-cell office:value-type="float" office:value="2183.8387" calcext:value-type="float">
            <text:p>2183.8387</text:p>
          </table:table-cell>
          <table:table-cell office:value-type="float" office:value="2776.85578974359" calcext:value-type="float">
            <text:p>2776.8557897436</text:p>
          </table:table-cell>
          <table:table-cell office:value-type="float" office:value="3768.7412" calcext:value-type="float">
            <text:p>3768.7412</text:p>
          </table:table-cell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52" calcext:value-type="float">
            <text:p>52</text:p>
          </table:table-cell>
          <table:table-cell office:value-type="float" office:value="2196.0067" calcext:value-type="float">
            <text:p>2196.0067</text:p>
          </table:table-cell>
          <table:table-cell office:value-type="float" office:value="2970.43020847458" calcext:value-type="float">
            <text:p>2970.4302084746</text:p>
          </table:table-cell>
          <table:table-cell office:value-type="float" office:value="4391.2378" calcext:value-type="float">
            <text:p>4391.2378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70" calcext:value-type="float">
            <text:p>70</text:p>
          </table:table-cell>
          <table:table-cell office:value-type="float" office:value="2199.0576" calcext:value-type="float">
            <text:p>2199.0576</text:p>
          </table:table-cell>
          <table:table-cell office:value-type="float" office:value="2244.6776" calcext:value-type="float">
            <text:p>2244.6776</text:p>
          </table:table-cell>
          <table:table-cell office:value-type="float" office:value="2290.2976" calcext:value-type="float">
            <text:p>2290.297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51" calcext:value-type="float">
            <text:p>151</text:p>
          </table:table-cell>
          <table:table-cell office:value-type="float" office:value="2207.1379" calcext:value-type="float">
            <text:p>2207.1379</text:p>
          </table:table-cell>
          <table:table-cell office:value-type="float" office:value="3684.86529042553" calcext:value-type="float">
            <text:p>3684.8652904255</text:p>
          </table:table-cell>
          <table:table-cell office:value-type="float" office:value="4368.9997" calcext:value-type="float">
            <text:p>4368.9997</text:p>
          </table:table-cell>
          <table:table-cell office:value-type="float" office:value="282" calcext:value-type="float">
            <text:p>282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88" calcext:value-type="float">
            <text:p>188</text:p>
          </table:table-cell>
          <table:table-cell office:value-type="float" office:value="2212.5372" calcext:value-type="float">
            <text:p>2212.5372</text:p>
          </table:table-cell>
          <table:table-cell office:value-type="float" office:value="2235.47916666667" calcext:value-type="float">
            <text:p>2235.4791666667</text:p>
          </table:table-cell>
          <table:table-cell office:value-type="float" office:value="2252.3368" calcext:value-type="float">
            <text:p>2252.3368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46" calcext:value-type="float">
            <text:p>146</text:p>
          </table:table-cell>
          <table:table-cell office:value-type="float" office:value="2219.0996" calcext:value-type="float">
            <text:p>2219.0996</text:p>
          </table:table-cell>
          <table:table-cell office:value-type="float" office:value="2831.7176317647" calcext:value-type="float">
            <text:p>2831.7176317647</text:p>
          </table:table-cell>
          <table:table-cell office:value-type="float" office:value="4355.6921" calcext:value-type="float">
            <text:p>4355.6921</text:p>
          </table:table-cell>
          <table:table-cell office:value-type="float" office:value="340" calcext:value-type="float">
            <text:p>340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2222.264" calcext:value-type="float">
            <text:p>2222.26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79" calcext:value-type="float">
            <text:p>179</text:p>
          </table:table-cell>
          <table:table-cell office:value-type="float" office:value="2228.7093" calcext:value-type="float">
            <text:p>2228.7093</text:p>
          </table:table-cell>
          <table:table-cell office:value-type="float" office:value="2329.81226" calcext:value-type="float">
            <text:p>2329.81226</text:p>
          </table:table-cell>
          <table:table-cell office:value-type="float" office:value="2528.6253" calcext:value-type="float">
            <text:p>2528.625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17" calcext:value-type="float">
            <text:p>117</text:p>
          </table:table-cell>
          <table:table-cell table:number-columns-repeated="3" office:value-type="float" office:value="2231.0557" calcext:value-type="float">
            <text:p>2231.055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86" calcext:value-type="float">
            <text:p>186</text:p>
          </table:table-cell>
          <table:table-cell office:value-type="float" office:value="2233.9015" calcext:value-type="float">
            <text:p>2233.9015</text:p>
          </table:table-cell>
          <table:table-cell office:value-type="float" office:value="2795.44745" calcext:value-type="float">
            <text:p>2795.44745</text:p>
          </table:table-cell>
          <table:table-cell office:value-type="float" office:value="3992.7208" calcext:value-type="float">
            <text:p>3992.7208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3" office:value-type="float" office:value="2243.1713" calcext:value-type="float">
            <text:p>2243.171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19" calcext:value-type="float">
            <text:p>119</text:p>
          </table:table-cell>
          <table:table-cell office:value-type="float" office:value="2269.2672" calcext:value-type="float">
            <text:p>2269.2672</text:p>
          </table:table-cell>
          <table:table-cell office:value-type="float" office:value="3246.34919830509" calcext:value-type="float">
            <text:p>3246.3491983051</text:p>
          </table:table-cell>
          <table:table-cell office:value-type="float" office:value="4209.1718" calcext:value-type="float">
            <text:p>4209.1718</text:p>
          </table:table-cell>
          <table:table-cell office:value-type="float" office:value="118" calcext:value-type="float">
            <text:p>118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02" calcext:value-type="float">
            <text:p>202</text:p>
          </table:table-cell>
          <table:table-cell office:value-type="float" office:value="2284.5149" calcext:value-type="float">
            <text:p>2284.5149</text:p>
          </table:table-cell>
          <table:table-cell office:value-type="float" office:value="2444.2395" calcext:value-type="float">
            <text:p>2444.2395</text:p>
          </table:table-cell>
          <table:table-cell office:value-type="float" office:value="2588.5942" calcext:value-type="float">
            <text:p>2588.594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15" calcext:value-type="float">
            <text:p>115</text:p>
          </table:table-cell>
          <table:table-cell office:value-type="float" office:value="2296.3531" calcext:value-type="float">
            <text:p>2296.3531</text:p>
          </table:table-cell>
          <table:table-cell office:value-type="float" office:value="2632.78114615385" calcext:value-type="float">
            <text:p>2632.7811461539</text:p>
          </table:table-cell>
          <table:table-cell office:value-type="float" office:value="2723.1984" calcext:value-type="float">
            <text:p>2723.1984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307.7921" calcext:value-type="float">
            <text:p>2307.7921</text:p>
          </table:table-cell>
          <table:table-cell office:value-type="float" office:value="2978.01775637584" calcext:value-type="float">
            <text:p>2978.0177563758</text:p>
          </table:table-cell>
          <table:table-cell office:value-type="float" office:value="3924.8139" calcext:value-type="float">
            <text:p>3924.8139</text:p>
          </table:table-cell>
          <table:table-cell office:value-type="float" office:value="149" calcext:value-type="float">
            <text:p>149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67" calcext:value-type="float">
            <text:p>67</text:p>
          </table:table-cell>
          <table:table-cell office:value-type="float" office:value="2308.7034" calcext:value-type="float">
            <text:p>2308.7034</text:p>
          </table:table-cell>
          <table:table-cell office:value-type="float" office:value="2640.813336" calcext:value-type="float">
            <text:p>2640.813336</text:p>
          </table:table-cell>
          <table:table-cell office:value-type="float" office:value="4091.4694" calcext:value-type="float">
            <text:p>4091.4694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84" calcext:value-type="float">
            <text:p>84</text:p>
          </table:table-cell>
          <table:table-cell office:value-type="float" office:value="2320.6181" calcext:value-type="float">
            <text:p>2320.6181</text:p>
          </table:table-cell>
          <table:table-cell office:value-type="float" office:value="2756.14097142857" calcext:value-type="float">
            <text:p>2756.1409714286</text:p>
          </table:table-cell>
          <table:table-cell office:value-type="float" office:value="4406.6994" calcext:value-type="float">
            <text:p>4406.6994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2350.7968" calcext:value-type="float">
            <text:p>2350.7968</text:p>
          </table:table-cell>
          <table:table-cell office:value-type="float" office:value="2656.05427" calcext:value-type="float">
            <text:p>2656.05427</text:p>
          </table:table-cell>
          <table:table-cell office:value-type="float" office:value="2847.5319" calcext:value-type="float">
            <text:p>2847.5319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3" office:value-type="float" office:value="2355.4698" calcext:value-type="float">
            <text:p>2355.469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3" office:value-type="float" office:value="2362.5434" calcext:value-type="float">
            <text:p>2362.543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93" calcext:value-type="float">
            <text:p>93</text:p>
          </table:table-cell>
          <table:table-cell office:value-type="float" office:value="2378.8628" calcext:value-type="float">
            <text:p>2378.8628</text:p>
          </table:table-cell>
          <table:table-cell office:value-type="float" office:value="2792.20422" calcext:value-type="float">
            <text:p>2792.20422</text:p>
          </table:table-cell>
          <table:table-cell office:value-type="float" office:value="3451.1481" calcext:value-type="float">
            <text:p>3451.1481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61" calcext:value-type="float">
            <text:p>61</text:p>
          </table:table-cell>
          <table:table-cell office:value-type="float" office:value="2379.7976" calcext:value-type="float">
            <text:p>2379.7976</text:p>
          </table:table-cell>
          <table:table-cell office:value-type="float" office:value="3327.8366" calcext:value-type="float">
            <text:p>3327.8366</text:p>
          </table:table-cell>
          <table:table-cell office:value-type="float" office:value="4275.8756" calcext:value-type="float">
            <text:p>4275.875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70" calcext:value-type="float">
            <text:p>170</text:p>
          </table:table-cell>
          <table:table-cell office:value-type="float" office:value="2383.6286" calcext:value-type="float">
            <text:p>2383.6286</text:p>
          </table:table-cell>
          <table:table-cell office:value-type="float" office:value="4340.56496082644" calcext:value-type="float">
            <text:p>4340.5649608265</text:p>
          </table:table-cell>
          <table:table-cell office:value-type="float" office:value="7953.8395" calcext:value-type="float">
            <text:p>7953.8395</text:p>
          </table:table-cell>
          <table:table-cell office:value-type="float" office:value="605" calcext:value-type="float">
            <text:p>605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411.7754" calcext:value-type="float">
            <text:p>2411.7754</text:p>
          </table:table-cell>
          <table:table-cell office:value-type="float" office:value="3186.36946883117" calcext:value-type="float">
            <text:p>3186.3694688312</text:p>
          </table:table-cell>
          <table:table-cell office:value-type="float" office:value="6088.975" calcext:value-type="float">
            <text:p>6088.975</text:p>
          </table:table-cell>
          <table:table-cell office:value-type="float" office:value="385" calcext:value-type="float">
            <text:p>385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2412.766" calcext:value-type="float">
            <text:p>2412.766</text:p>
          </table:table-cell>
          <table:table-cell office:value-type="float" office:value="4975.90536444579" calcext:value-type="float">
            <text:p>4975.9053644458</text:p>
          </table:table-cell>
          <table:table-cell office:value-type="float" office:value="8314.4787" calcext:value-type="float">
            <text:p>8314.4787</text:p>
          </table:table-cell>
          <table:table-cell office:value-type="float" office:value="1651" calcext:value-type="float">
            <text:p>1651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38" calcext:value-type="float">
            <text:p>38</text:p>
          </table:table-cell>
          <table:table-cell office:value-type="float" office:value="2415.1863" calcext:value-type="float">
            <text:p>2415.1863</text:p>
          </table:table-cell>
          <table:table-cell office:value-type="float" office:value="2908.62202222222" calcext:value-type="float">
            <text:p>2908.6220222222</text:p>
          </table:table-cell>
          <table:table-cell office:value-type="float" office:value="3206.9486" calcext:value-type="float">
            <text:p>3206.9486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56" calcext:value-type="float">
            <text:p>156</text:p>
          </table:table-cell>
          <table:table-cell office:value-type="float" office:value="2416.0989" calcext:value-type="float">
            <text:p>2416.0989</text:p>
          </table:table-cell>
          <table:table-cell office:value-type="float" office:value="3373.56622" calcext:value-type="float">
            <text:p>3373.56622</text:p>
          </table:table-cell>
          <table:table-cell office:value-type="float" office:value="4023.0564" calcext:value-type="float">
            <text:p>4023.0564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79" calcext:value-type="float">
            <text:p>179</text:p>
          </table:table-cell>
          <table:table-cell office:value-type="float" office:value="2417.9356" calcext:value-type="float">
            <text:p>2417.9356</text:p>
          </table:table-cell>
          <table:table-cell office:value-type="float" office:value="3301.537325" calcext:value-type="float">
            <text:p>3301.537325</text:p>
          </table:table-cell>
          <table:table-cell office:value-type="float" office:value="4177.1395" calcext:value-type="float">
            <text:p>4177.1395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3" office:value-type="float" office:value="2421.123" calcext:value-type="float">
            <text:p>2421.12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2429.0595" calcext:value-type="float">
            <text:p>2429.0595</text:p>
          </table:table-cell>
          <table:table-cell office:value-type="float" office:value="2800.15498072917" calcext:value-type="float">
            <text:p>2800.1549807292</text:p>
          </table:table-cell>
          <table:table-cell office:value-type="float" office:value="2978.9623" calcext:value-type="float">
            <text:p>2978.9623</text:p>
          </table:table-cell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96" calcext:value-type="float">
            <text:p>196</text:p>
          </table:table-cell>
          <table:table-cell office:value-type="float" office:value="2429.5564" calcext:value-type="float">
            <text:p>2429.5564</text:p>
          </table:table-cell>
          <table:table-cell office:value-type="float" office:value="5045.33470555998" calcext:value-type="float">
            <text:p>5045.33470556</text:p>
          </table:table-cell>
          <table:table-cell office:value-type="float" office:value="8090.9744" calcext:value-type="float">
            <text:p>8090.9744</text:p>
          </table:table-cell>
          <table:table-cell office:value-type="float" office:value="1259" calcext:value-type="float">
            <text:p>1259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68" calcext:value-type="float">
            <text:p>168</text:p>
          </table:table-cell>
          <table:table-cell office:value-type="float" office:value="2430.5514" calcext:value-type="float">
            <text:p>2430.5514</text:p>
          </table:table-cell>
          <table:table-cell office:value-type="float" office:value="2432.40298636364" calcext:value-type="float">
            <text:p>2432.4029863636</text:p>
          </table:table-cell>
          <table:table-cell office:value-type="float" office:value="2438.0326" calcext:value-type="float">
            <text:p>2438.0326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16" calcext:value-type="float">
            <text:p>116</text:p>
          </table:table-cell>
          <table:table-cell office:value-type="float" office:value="2438.5769" calcext:value-type="float">
            <text:p>2438.5769</text:p>
          </table:table-cell>
          <table:table-cell office:value-type="float" office:value="2940.24612857143" calcext:value-type="float">
            <text:p>2940.2461285714</text:p>
          </table:table-cell>
          <table:table-cell office:value-type="float" office:value="3400.1464" calcext:value-type="float">
            <text:p>3400.146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18" calcext:value-type="float">
            <text:p>118</text:p>
          </table:table-cell>
          <table:table-cell table:number-columns-repeated="3" office:value-type="float" office:value="2448.4697" calcext:value-type="float">
            <text:p>2448.469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204" calcext:value-type="float">
            <text:p>204</text:p>
          </table:table-cell>
          <table:table-cell office:value-type="float" office:value="2457.6721" calcext:value-type="float">
            <text:p>2457.6721</text:p>
          </table:table-cell>
          <table:table-cell office:value-type="float" office:value="4044.26136134503" calcext:value-type="float">
            <text:p>4044.261361345</text:p>
          </table:table-cell>
          <table:table-cell office:value-type="float" office:value="5459.4958" calcext:value-type="float">
            <text:p>5459.4958</text:p>
          </table:table-cell>
          <table:table-cell office:value-type="float" office:value="1710" calcext:value-type="float">
            <text:p>1710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459.3187" calcext:value-type="float">
            <text:p>2459.3187</text:p>
          </table:table-cell>
          <table:table-cell office:value-type="float" office:value="2467.8119" calcext:value-type="float">
            <text:p>2467.8119</text:p>
          </table:table-cell>
          <table:table-cell office:value-type="float" office:value="2482.4947" calcext:value-type="float">
            <text:p>2482.4947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3" office:value-type="float" office:value="2466.0726" calcext:value-type="float">
            <text:p>2466.072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35" calcext:value-type="float">
            <text:p>135</text:p>
          </table:table-cell>
          <table:table-cell office:value-type="float" office:value="2469.3901" calcext:value-type="float">
            <text:p>2469.3901</text:p>
          </table:table-cell>
          <table:table-cell office:value-type="float" office:value="3905.02675517241" calcext:value-type="float">
            <text:p>3905.0267551724</text:p>
          </table:table-cell>
          <table:table-cell office:value-type="float" office:value="4869.9988" calcext:value-type="float">
            <text:p>4869.9988</text:p>
          </table:table-cell>
          <table:table-cell office:value-type="float" office:value="232" calcext:value-type="float">
            <text:p>232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79" calcext:value-type="float">
            <text:p>179</text:p>
          </table:table-cell>
          <table:table-cell table:number-columns-repeated="3" office:value-type="float" office:value="2482.5656" calcext:value-type="float">
            <text:p>2482.565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 office:value-type="float" office:value="2484.0907" calcext:value-type="float">
            <text:p>2484.090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29" calcext:value-type="float">
            <text:p>129</text:p>
          </table:table-cell>
          <table:table-cell office:value-type="float" office:value="2506.3108" calcext:value-type="float">
            <text:p>2506.3108</text:p>
          </table:table-cell>
          <table:table-cell office:value-type="float" office:value="2591.78543333333" calcext:value-type="float">
            <text:p>2591.7854333333</text:p>
          </table:table-cell>
          <table:table-cell office:value-type="float" office:value="2634.7798" calcext:value-type="float">
            <text:p>2634.7798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2" calcext:value-type="float">
            <text:p>162</text:p>
          </table:table-cell>
          <table:table-cell office:value-type="float" office:value="2511.3001" calcext:value-type="float">
            <text:p>2511.3001</text:p>
          </table:table-cell>
          <table:table-cell office:value-type="float" office:value="4238.42325942029" calcext:value-type="float">
            <text:p>4238.4232594203</text:p>
          </table:table-cell>
          <table:table-cell office:value-type="float" office:value="5148.4013" calcext:value-type="float">
            <text:p>5148.4013</text:p>
          </table:table-cell>
          <table:table-cell office:value-type="float" office:value="207" calcext:value-type="float">
            <text:p>207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42" calcext:value-type="float">
            <text:p>142</text:p>
          </table:table-cell>
          <table:table-cell table:number-columns-repeated="3" office:value-type="float" office:value="2561.8589" calcext:value-type="float">
            <text:p>2561.858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3" office:value-type="float" office:value="2573.0305" calcext:value-type="float">
            <text:p>2573.030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2589.1317" calcext:value-type="float">
            <text:p>2589.1317</text:p>
          </table:table-cell>
          <table:table-cell office:value-type="float" office:value="4321.58647472528" calcext:value-type="float">
            <text:p>4321.5864747253</text:p>
          </table:table-cell>
          <table:table-cell office:value-type="float" office:value="5560.4884" calcext:value-type="float">
            <text:p>5560.4884</text:p>
          </table:table-cell>
          <table:table-cell office:value-type="float" office:value="91" calcext:value-type="float">
            <text:p>91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202" calcext:value-type="float">
            <text:p>202</text:p>
          </table:table-cell>
          <table:table-cell office:value-type="float" office:value="2589.8114" calcext:value-type="float">
            <text:p>2589.8114</text:p>
          </table:table-cell>
          <table:table-cell office:value-type="float" office:value="2612.99364" calcext:value-type="float">
            <text:p>2612.99364</text:p>
          </table:table-cell>
          <table:table-cell office:value-type="float" office:value="2681.6641" calcext:value-type="float">
            <text:p>2681.664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29" calcext:value-type="float">
            <text:p>129</text:p>
          </table:table-cell>
          <table:table-cell office:value-type="float" office:value="2597.0952" calcext:value-type="float">
            <text:p>2597.0952</text:p>
          </table:table-cell>
          <table:table-cell office:value-type="float" office:value="2729.7838" calcext:value-type="float">
            <text:p>2729.7838</text:p>
          </table:table-cell>
          <table:table-cell office:value-type="float" office:value="2862.4724" calcext:value-type="float">
            <text:p>2862.472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98" calcext:value-type="float">
            <text:p>198</text:p>
          </table:table-cell>
          <table:table-cell office:value-type="float" office:value="2599.0946" calcext:value-type="float">
            <text:p>2599.0946</text:p>
          </table:table-cell>
          <table:table-cell office:value-type="float" office:value="4331.54623732719" calcext:value-type="float">
            <text:p>4331.5462373272</text:p>
          </table:table-cell>
          <table:table-cell office:value-type="float" office:value="5263.193" calcext:value-type="float">
            <text:p>5263.193</text:p>
          </table:table-cell>
          <table:table-cell office:value-type="float" office:value="217" calcext:value-type="float">
            <text:p>217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office:value-type="float" office:value="2606.6409" calcext:value-type="float">
            <text:p>2606.640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office:value-type="float" office:value="2611.584" calcext:value-type="float">
            <text:p>2611.584</text:p>
          </table:table-cell>
          <table:table-cell office:value-type="float" office:value="2883.6946875" calcext:value-type="float">
            <text:p>2883.6946875</text:p>
          </table:table-cell>
          <table:table-cell office:value-type="float" office:value="3133.2189" calcext:value-type="float">
            <text:p>3133.2189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office:value-type="float" office:value="2620.1087" calcext:value-type="float">
            <text:p>2620.1087</text:p>
          </table:table-cell>
          <table:table-cell office:value-type="float" office:value="2837.74895" calcext:value-type="float">
            <text:p>2837.74895</text:p>
          </table:table-cell>
          <table:table-cell office:value-type="float" office:value="2984.4441" calcext:value-type="float">
            <text:p>2984.4441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3" office:value-type="float" office:value="2632.7905" calcext:value-type="float">
            <text:p>2632.790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2639.6908" calcext:value-type="float">
            <text:p>2639.6908</text:p>
          </table:table-cell>
          <table:table-cell office:value-type="float" office:value="2914.96662" calcext:value-type="float">
            <text:p>2914.96662</text:p>
          </table:table-cell>
          <table:table-cell office:value-type="float" office:value="2991.5105" calcext:value-type="float">
            <text:p>2991.5105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2657.2873" calcext:value-type="float">
            <text:p>2657.2873</text:p>
          </table:table-cell>
          <table:table-cell office:value-type="float" office:value="2670.77734074074" calcext:value-type="float">
            <text:p>2670.7773407407</text:p>
          </table:table-cell>
          <table:table-cell office:value-type="float" office:value="2672.4359" calcext:value-type="float">
            <text:p>2672.4359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2660.3485" calcext:value-type="float">
            <text:p>2660.3485</text:p>
          </table:table-cell>
          <table:table-cell office:value-type="float" office:value="4421.60420566667" calcext:value-type="float">
            <text:p>4421.6042056667</text:p>
          </table:table-cell>
          <table:table-cell office:value-type="float" office:value="4978.5065" calcext:value-type="float">
            <text:p>4978.5065</text:p>
          </table:table-cell>
          <table:table-cell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73" calcext:value-type="float">
            <text:p>173</text:p>
          </table:table-cell>
          <table:table-cell table:number-columns-repeated="3" office:value-type="float" office:value="2667.8595" calcext:value-type="float">
            <text:p>2667.859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55" calcext:value-type="float">
            <text:p>55</text:p>
          </table:table-cell>
          <table:table-cell office:value-type="float" office:value="2670.3383" calcext:value-type="float">
            <text:p>2670.3383</text:p>
          </table:table-cell>
          <table:table-cell office:value-type="float" office:value="3657.066225" calcext:value-type="float">
            <text:p>3657.066225</text:p>
          </table:table-cell>
          <table:table-cell office:value-type="float" office:value="4869.9002" calcext:value-type="float">
            <text:p>4869.900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51" calcext:value-type="float">
            <text:p>51</text:p>
          </table:table-cell>
          <table:table-cell office:value-type="float" office:value="2672.1541" calcext:value-type="float">
            <text:p>2672.1541</text:p>
          </table:table-cell>
          <table:table-cell office:value-type="float" office:value="2861.99464" calcext:value-type="float">
            <text:p>2861.99464</text:p>
          </table:table-cell>
          <table:table-cell office:value-type="float" office:value="3136.9286" calcext:value-type="float">
            <text:p>3136.9286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30" calcext:value-type="float">
            <text:p>130</text:p>
          </table:table-cell>
          <table:table-cell office:value-type="float" office:value="2673.2771" calcext:value-type="float">
            <text:p>2673.2771</text:p>
          </table:table-cell>
          <table:table-cell office:value-type="float" office:value="4248.74388918919" calcext:value-type="float">
            <text:p>4248.7438891892</text:p>
          </table:table-cell>
          <table:table-cell office:value-type="float" office:value="4615.635" calcext:value-type="float">
            <text:p>4615.635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15" calcext:value-type="float">
            <text:p>115</text:p>
          </table:table-cell>
          <table:table-cell office:value-type="float" office:value="2673.7544" calcext:value-type="float">
            <text:p>2673.7544</text:p>
          </table:table-cell>
          <table:table-cell office:value-type="float" office:value="2782.14987857143" calcext:value-type="float">
            <text:p>2782.1498785714</text:p>
          </table:table-cell>
          <table:table-cell office:value-type="float" office:value="2950.1002" calcext:value-type="float">
            <text:p>2950.100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99" calcext:value-type="float">
            <text:p>99</text:p>
          </table:table-cell>
          <table:table-cell office:value-type="float" office:value="2680.7614" calcext:value-type="float">
            <text:p>2680.7614</text:p>
          </table:table-cell>
          <table:table-cell office:value-type="float" office:value="4886.38535916031" calcext:value-type="float">
            <text:p>4886.3853591603</text:p>
          </table:table-cell>
          <table:table-cell office:value-type="float" office:value="5954.7535" calcext:value-type="float">
            <text:p>5954.7535</text:p>
          </table:table-cell>
          <table:table-cell office:value-type="float" office:value="262" calcext:value-type="float">
            <text:p>262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77" calcext:value-type="float">
            <text:p>77</text:p>
          </table:table-cell>
          <table:table-cell office:value-type="float" office:value="2684.9607" calcext:value-type="float">
            <text:p>2684.9607</text:p>
          </table:table-cell>
          <table:table-cell office:value-type="float" office:value="4245.26102212928" calcext:value-type="float">
            <text:p>4245.2610221293</text:p>
          </table:table-cell>
          <table:table-cell office:value-type="float" office:value="5527.8785" calcext:value-type="float">
            <text:p>5527.8785</text:p>
          </table:table-cell>
          <table:table-cell office:value-type="float" office:value="1315" calcext:value-type="float">
            <text:p>1315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40" calcext:value-type="float">
            <text:p>140</text:p>
          </table:table-cell>
          <table:table-cell office:value-type="float" office:value="2695.7756" calcext:value-type="float">
            <text:p>2695.7756</text:p>
          </table:table-cell>
          <table:table-cell office:value-type="float" office:value="5036.50096347305" calcext:value-type="float">
            <text:p>5036.5009634731</text:p>
          </table:table-cell>
          <table:table-cell office:value-type="float" office:value="6527.4082" calcext:value-type="float">
            <text:p>6527.4082</text:p>
          </table:table-cell>
          <table:table-cell office:value-type="float" office:value="167" calcext:value-type="float">
            <text:p>167</text:p>
          </table:table-cell>
          <table:table-cell table:number-columns-repeated="101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3" office:value-type="float" office:value="2699.425" calcext:value-type="float">
            <text:p>2699.42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office:value-type="float" office:value="2713.1421" calcext:value-type="float">
            <text:p>2713.142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2" calcext:value-type="float">
            <text:p>92</text:p>
          </table:table-cell>
          <table:table-cell office:value-type="float" office:value="2718.0715" calcext:value-type="float">
            <text:p>2718.0715</text:p>
          </table:table-cell>
          <table:table-cell office:value-type="float" office:value="2975.76317" calcext:value-type="float">
            <text:p>2975.76317</text:p>
          </table:table-cell>
          <table:table-cell office:value-type="float" office:value="3222.4572" calcext:value-type="float">
            <text:p>3222.4572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728.8688" calcext:value-type="float">
            <text:p>2728.8688</text:p>
          </table:table-cell>
          <table:table-cell office:value-type="float" office:value="3768.95076470588" calcext:value-type="float">
            <text:p>3768.9507647059</text:p>
          </table:table-cell>
          <table:table-cell office:value-type="float" office:value="4516.8449" calcext:value-type="float">
            <text:p>4516.8449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98" calcext:value-type="float">
            <text:p>198</text:p>
          </table:table-cell>
          <table:table-cell office:value-type="float" office:value="2747.88" calcext:value-type="float">
            <text:p>2747.88</text:p>
          </table:table-cell>
          <table:table-cell office:value-type="float" office:value="4280.00717608696" calcext:value-type="float">
            <text:p>4280.007176087</text:p>
          </table:table-cell>
          <table:table-cell office:value-type="float" office:value="5238.1544" calcext:value-type="float">
            <text:p>5238.1544</text:p>
          </table:table-cell>
          <table:table-cell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2750.1499" calcext:value-type="float">
            <text:p>2750.1499</text:p>
          </table:table-cell>
          <table:table-cell office:value-type="float" office:value="4055.6902157068" calcext:value-type="float">
            <text:p>4055.6902157068</text:p>
          </table:table-cell>
          <table:table-cell office:value-type="float" office:value="4812.6329" calcext:value-type="float">
            <text:p>4812.6329</text:p>
          </table:table-cell>
          <table:table-cell office:value-type="float" office:value="191" calcext:value-type="float">
            <text:p>191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29" calcext:value-type="float">
            <text:p>129</text:p>
          </table:table-cell>
          <table:table-cell office:value-type="float" office:value="2755.4736" calcext:value-type="float">
            <text:p>2755.4736</text:p>
          </table:table-cell>
          <table:table-cell office:value-type="float" office:value="2782.54963333333" calcext:value-type="float">
            <text:p>2782.5496333333</text:p>
          </table:table-cell>
          <table:table-cell office:value-type="float" office:value="2789.7068" calcext:value-type="float">
            <text:p>2789.7068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761.8751" calcext:value-type="float">
            <text:p>2761.8751</text:p>
          </table:table-cell>
          <table:table-cell office:value-type="float" office:value="3069.83946875" calcext:value-type="float">
            <text:p>3069.83946875</text:p>
          </table:table-cell>
          <table:table-cell office:value-type="float" office:value="3194.5182" calcext:value-type="float">
            <text:p>3194.518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82" calcext:value-type="float">
            <text:p>182</text:p>
          </table:table-cell>
          <table:table-cell office:value-type="float" office:value="2764.9254" calcext:value-type="float">
            <text:p>2764.9254</text:p>
          </table:table-cell>
          <table:table-cell office:value-type="float" office:value="4360.37285507746" calcext:value-type="float">
            <text:p>4360.3728550775</text:p>
          </table:table-cell>
          <table:table-cell office:value-type="float" office:value="5255.6983" calcext:value-type="float">
            <text:p>5255.6983</text:p>
          </table:table-cell>
          <table:table-cell office:value-type="float" office:value="581" calcext:value-type="float">
            <text:p>581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15" calcext:value-type="float">
            <text:p>115</text:p>
          </table:table-cell>
          <table:table-cell office:value-type="float" office:value="2769.5755" calcext:value-type="float">
            <text:p>2769.5755</text:p>
          </table:table-cell>
          <table:table-cell office:value-type="float" office:value="2819.778875" calcext:value-type="float">
            <text:p>2819.778875</text:p>
          </table:table-cell>
          <table:table-cell office:value-type="float" office:value="2876.1696" calcext:value-type="float">
            <text:p>2876.169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 office:value-type="float" office:value="2770.7393" calcext:value-type="float">
            <text:p>2770.739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2771.2012" calcext:value-type="float">
            <text:p>2771.2012</text:p>
          </table:table-cell>
          <table:table-cell office:value-type="float" office:value="2973.52287718121" calcext:value-type="float">
            <text:p>2973.5228771812</text:p>
          </table:table-cell>
          <table:table-cell office:value-type="float" office:value="3136.6831" calcext:value-type="float">
            <text:p>3136.6831</text:p>
          </table:table-cell>
          <table:table-cell office:value-type="float" office:value="149" calcext:value-type="float">
            <text:p>149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31" calcext:value-type="float">
            <text:p>31</text:p>
          </table:table-cell>
          <table:table-cell office:value-type="float" office:value="2773.2977" calcext:value-type="float">
            <text:p>2773.2977</text:p>
          </table:table-cell>
          <table:table-cell office:value-type="float" office:value="4050.06474297408" calcext:value-type="float">
            <text:p>4050.0647429741</text:p>
          </table:table-cell>
          <table:table-cell office:value-type="float" office:value="7072.1252" calcext:value-type="float">
            <text:p>7072.1252</text:p>
          </table:table-cell>
          <table:table-cell office:value-type="float" office:value="1466" calcext:value-type="float">
            <text:p>1466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2774.6739" calcext:value-type="float">
            <text:p>2774.6739</text:p>
          </table:table-cell>
          <table:table-cell office:value-type="float" office:value="2779.11933333333" calcext:value-type="float">
            <text:p>2779.1193333333</text:p>
          </table:table-cell>
          <table:table-cell office:value-type="float" office:value="2782.4941" calcext:value-type="float">
            <text:p>2782.494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office:value-type="float" office:value="2806.0223" calcext:value-type="float">
            <text:p>2806.022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3" office:value-type="float" office:value="2808.5746" calcext:value-type="float">
            <text:p>2808.574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54" calcext:value-type="float">
            <text:p>54</text:p>
          </table:table-cell>
          <table:table-cell office:value-type="float" office:value="2809.4223" calcext:value-type="float">
            <text:p>2809.4223</text:p>
          </table:table-cell>
          <table:table-cell office:value-type="float" office:value="2873.0609" calcext:value-type="float">
            <text:p>2873.0609</text:p>
          </table:table-cell>
          <table:table-cell office:value-type="float" office:value="2904.8802" calcext:value-type="float">
            <text:p>2904.880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02" calcext:value-type="float">
            <text:p>102</text:p>
          </table:table-cell>
          <table:table-cell table:number-columns-repeated="3" office:value-type="float" office:value="2814.09" calcext:value-type="float">
            <text:p>2814.0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3" office:value-type="float" office:value="2822.9926" calcext:value-type="float">
            <text:p>2822.992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3" office:value-type="float" office:value="2837.2602" calcext:value-type="float">
            <text:p>2837.260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3" office:value-type="float" office:value="2845.1602" calcext:value-type="float">
            <text:p>2845.160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2847.7409" calcext:value-type="float">
            <text:p>2847.7409</text:p>
          </table:table-cell>
          <table:table-cell office:value-type="float" office:value="2976.5802" calcext:value-type="float">
            <text:p>2976.5802</text:p>
          </table:table-cell>
          <table:table-cell office:value-type="float" office:value="3073.5322" calcext:value-type="float">
            <text:p>3073.5322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44" calcext:value-type="float">
            <text:p>144</text:p>
          </table:table-cell>
          <table:table-cell office:value-type="float" office:value="2853.3748" calcext:value-type="float">
            <text:p>2853.3748</text:p>
          </table:table-cell>
          <table:table-cell office:value-type="float" office:value="4304.96544079822" calcext:value-type="float">
            <text:p>4304.9654407982</text:p>
          </table:table-cell>
          <table:table-cell office:value-type="float" office:value="5246.6879" calcext:value-type="float">
            <text:p>5246.6879</text:p>
          </table:table-cell>
          <table:table-cell office:value-type="float" office:value="902" calcext:value-type="float">
            <text:p>902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3" office:value-type="float" office:value="2863.773" calcext:value-type="float">
            <text:p>2863.77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3" office:value-type="float" office:value="2866.1334" calcext:value-type="float">
            <text:p>2866.133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68" calcext:value-type="float">
            <text:p>68</text:p>
          </table:table-cell>
          <table:table-cell office:value-type="float" office:value="2869.7244" calcext:value-type="float">
            <text:p>2869.7244</text:p>
          </table:table-cell>
          <table:table-cell office:value-type="float" office:value="4034.31404107807" calcext:value-type="float">
            <text:p>4034.3140410781</text:p>
          </table:table-cell>
          <table:table-cell office:value-type="float" office:value="4870.548" calcext:value-type="float">
            <text:p>4870.548</text:p>
          </table:table-cell>
          <table:table-cell office:value-type="float" office:value="538" calcext:value-type="float">
            <text:p>538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05" calcext:value-type="float">
            <text:p>105</text:p>
          </table:table-cell>
          <table:table-cell office:value-type="float" office:value="2869.9908" calcext:value-type="float">
            <text:p>2869.9908</text:p>
          </table:table-cell>
          <table:table-cell office:value-type="float" office:value="4602.20428089358" calcext:value-type="float">
            <text:p>4602.2042808936</text:p>
          </table:table-cell>
          <table:table-cell office:value-type="float" office:value="6019.1316" calcext:value-type="float">
            <text:p>6019.1316</text:p>
          </table:table-cell>
          <table:table-cell office:value-type="float" office:value="2753" calcext:value-type="float">
            <text:p>2753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2875.2751" calcext:value-type="float">
            <text:p>2875.2751</text:p>
          </table:table-cell>
          <table:table-cell office:value-type="float" office:value="4134.48268938053" calcext:value-type="float">
            <text:p>4134.4826893805</text:p>
          </table:table-cell>
          <table:table-cell office:value-type="float" office:value="4762.3801" calcext:value-type="float">
            <text:p>4762.3801</text:p>
          </table:table-cell>
          <table:table-cell office:value-type="float" office:value="113" calcext:value-type="float">
            <text:p>113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70" calcext:value-type="float">
            <text:p>70</text:p>
          </table:table-cell>
          <table:table-cell office:value-type="float" office:value="2877.3454" calcext:value-type="float">
            <text:p>2877.3454</text:p>
          </table:table-cell>
          <table:table-cell office:value-type="float" office:value="4338.30599003585" calcext:value-type="float">
            <text:p>4338.3059900359</text:p>
          </table:table-cell>
          <table:table-cell office:value-type="float" office:value="7300.446" calcext:value-type="float">
            <text:p>7300.446</text:p>
          </table:table-cell>
          <table:table-cell office:value-type="float" office:value="6975" calcext:value-type="float">
            <text:p>6975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88" calcext:value-type="float">
            <text:p>88</text:p>
          </table:table-cell>
          <table:table-cell office:value-type="float" office:value="2886.621" calcext:value-type="float">
            <text:p>2886.621</text:p>
          </table:table-cell>
          <table:table-cell office:value-type="float" office:value="3092.8718" calcext:value-type="float">
            <text:p>3092.8718</text:p>
          </table:table-cell>
          <table:table-cell office:value-type="float" office:value="3299.1226" calcext:value-type="float">
            <text:p>3299.122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27" calcext:value-type="float">
            <text:p>27</text:p>
          </table:table-cell>
          <table:table-cell office:value-type="float" office:value="2896.5133" calcext:value-type="float">
            <text:p>2896.5133</text:p>
          </table:table-cell>
          <table:table-cell office:value-type="float" office:value="3007.34153333333" calcext:value-type="float">
            <text:p>3007.3415333333</text:p>
          </table:table-cell>
          <table:table-cell office:value-type="float" office:value="3269.4244" calcext:value-type="float">
            <text:p>3269.4244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2897.7296" calcext:value-type="float">
            <text:p>2897.7296</text:p>
          </table:table-cell>
          <table:table-cell office:value-type="float" office:value="3184.0542" calcext:value-type="float">
            <text:p>3184.0542</text:p>
          </table:table-cell>
          <table:table-cell office:value-type="float" office:value="3470.4483" calcext:value-type="float">
            <text:p>3470.4483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32" calcext:value-type="float">
            <text:p>132</text:p>
          </table:table-cell>
          <table:table-cell table:number-columns-repeated="3" office:value-type="float" office:value="2910.5091" calcext:value-type="float">
            <text:p>2910.509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205" calcext:value-type="float">
            <text:p>205</text:p>
          </table:table-cell>
          <table:table-cell table:number-columns-repeated="3" office:value-type="float" office:value="2911.2517" calcext:value-type="float">
            <text:p>2911.251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2919.7468" calcext:value-type="float">
            <text:p>2919.7468</text:p>
          </table:table-cell>
          <table:table-cell office:value-type="float" office:value="2977.044104" calcext:value-type="float">
            <text:p>2977.044104</text:p>
          </table:table-cell>
          <table:table-cell office:value-type="float" office:value="3052.2436" calcext:value-type="float">
            <text:p>3052.2436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3" office:value-type="float" office:value="2956.6615" calcext:value-type="float">
            <text:p>2956.661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02" calcext:value-type="float">
            <text:p>102</text:p>
          </table:table-cell>
          <table:table-cell office:value-type="float" office:value="2962.4306" calcext:value-type="float">
            <text:p>2962.4306</text:p>
          </table:table-cell>
          <table:table-cell office:value-type="float" office:value="3066.26041111111" calcext:value-type="float">
            <text:p>3066.2604111111</text:p>
          </table:table-cell>
          <table:table-cell office:value-type="float" office:value="3283.2663" calcext:value-type="float">
            <text:p>3283.2663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office:value-type="float" office:value="2965.7414" calcext:value-type="float">
            <text:p>2965.741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3" office:value-type="float" office:value="2982.5626" calcext:value-type="float">
            <text:p>2982.562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85" calcext:value-type="float">
            <text:p>185</text:p>
          </table:table-cell>
          <table:table-cell office:value-type="float" office:value="2990.238" calcext:value-type="float">
            <text:p>2990.238</text:p>
          </table:table-cell>
          <table:table-cell office:value-type="float" office:value="3311.41959090909" calcext:value-type="float">
            <text:p>3311.4195909091</text:p>
          </table:table-cell>
          <table:table-cell office:value-type="float" office:value="5145.0749" calcext:value-type="float">
            <text:p>5145.0749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77" calcext:value-type="float">
            <text:p>77</text:p>
          </table:table-cell>
          <table:table-cell office:value-type="float" office:value="2992.2047" calcext:value-type="float">
            <text:p>2992.2047</text:p>
          </table:table-cell>
          <table:table-cell office:value-type="float" office:value="4761.27661301748" calcext:value-type="float">
            <text:p>4761.2766130175</text:p>
          </table:table-cell>
          <table:table-cell office:value-type="float" office:value="8072.5237" calcext:value-type="float">
            <text:p>8072.5237</text:p>
          </table:table-cell>
          <table:table-cell office:value-type="float" office:value="4348" calcext:value-type="float">
            <text:p>4348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74" calcext:value-type="float">
            <text:p>174</text:p>
          </table:table-cell>
          <table:table-cell office:value-type="float" office:value="3007.5264" calcext:value-type="float">
            <text:p>3007.5264</text:p>
          </table:table-cell>
          <table:table-cell office:value-type="float" office:value="3059.1827" calcext:value-type="float">
            <text:p>3059.1827</text:p>
          </table:table-cell>
          <table:table-cell office:value-type="float" office:value="3085.0142" calcext:value-type="float">
            <text:p>3085.014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3013.2724" calcext:value-type="float">
            <text:p>3013.2724</text:p>
          </table:table-cell>
          <table:table-cell office:value-type="float" office:value="3655.26717625" calcext:value-type="float">
            <text:p>3655.26717625</text:p>
          </table:table-cell>
          <table:table-cell office:value-type="float" office:value="4466.1425" calcext:value-type="float">
            <text:p>4466.1425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42" calcext:value-type="float">
            <text:p>142</text:p>
          </table:table-cell>
          <table:table-cell table:number-columns-repeated="3" office:value-type="float" office:value="3014.7122" calcext:value-type="float">
            <text:p>3014.712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92" calcext:value-type="float">
            <text:p>92</text:p>
          </table:table-cell>
          <table:table-cell office:value-type="float" office:value="3020.5846" calcext:value-type="float">
            <text:p>3020.5846</text:p>
          </table:table-cell>
          <table:table-cell office:value-type="float" office:value="3208.48405454545" calcext:value-type="float">
            <text:p>3208.4840545455</text:p>
          </table:table-cell>
          <table:table-cell office:value-type="float" office:value="3363.2637" calcext:value-type="float">
            <text:p>3363.2637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48" calcext:value-type="float">
            <text:p>148</text:p>
          </table:table-cell>
          <table:table-cell office:value-type="float" office:value="3062.7562" calcext:value-type="float">
            <text:p>3062.7562</text:p>
          </table:table-cell>
          <table:table-cell office:value-type="float" office:value="3942.413124" calcext:value-type="float">
            <text:p>3942.413124</text:p>
          </table:table-cell>
          <table:table-cell office:value-type="float" office:value="5479.6203" calcext:value-type="float">
            <text:p>5479.6203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3" office:value-type="float" office:value="3072.4429" calcext:value-type="float">
            <text:p>3072.442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77" calcext:value-type="float">
            <text:p>177</text:p>
          </table:table-cell>
          <table:table-cell table:number-columns-repeated="3" office:value-type="float" office:value="3078.8099" calcext:value-type="float">
            <text:p>3078.809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107" calcext:value-type="float">
            <text:p>107</text:p>
          </table:table-cell>
          <table:table-cell table:number-columns-repeated="3" office:value-type="float" office:value="3079.9153" calcext:value-type="float">
            <text:p>3079.915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79" calcext:value-type="float">
            <text:p>79</text:p>
          </table:table-cell>
          <table:table-cell office:value-type="float" office:value="3081.8849" calcext:value-type="float">
            <text:p>3081.8849</text:p>
          </table:table-cell>
          <table:table-cell office:value-type="float" office:value="4120.42164705882" calcext:value-type="float">
            <text:p>4120.4216470588</text:p>
          </table:table-cell>
          <table:table-cell office:value-type="float" office:value="4731.646" calcext:value-type="float">
            <text:p>4731.646</text:p>
          </table:table-cell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3090.7962" calcext:value-type="float">
            <text:p>3090.7962</text:p>
          </table:table-cell>
          <table:table-cell office:value-type="float" office:value="3851.546315" calcext:value-type="float">
            <text:p>3851.546315</text:p>
          </table:table-cell>
          <table:table-cell office:value-type="float" office:value="5083.4178" calcext:value-type="float">
            <text:p>5083.417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3100.9334" calcext:value-type="float">
            <text:p>3100.9334</text:p>
          </table:table-cell>
          <table:table-cell office:value-type="float" office:value="4301.76082294118" calcext:value-type="float">
            <text:p>4301.7608229412</text:p>
          </table:table-cell>
          <table:table-cell office:value-type="float" office:value="7196.6578" calcext:value-type="float">
            <text:p>7196.6578</text:p>
          </table:table-cell>
          <table:table-cell office:value-type="float" office:value="170" calcext:value-type="float">
            <text:p>170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3102.8624" calcext:value-type="float">
            <text:p>3102.8624</text:p>
          </table:table-cell>
          <table:table-cell office:value-type="float" office:value="3236.84648" calcext:value-type="float">
            <text:p>3236.84648</text:p>
          </table:table-cell>
          <table:table-cell office:value-type="float" office:value="3514.1715" calcext:value-type="float">
            <text:p>3514.1715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59" calcext:value-type="float">
            <text:p>159</text:p>
          </table:table-cell>
          <table:table-cell office:value-type="float" office:value="3103.5611" calcext:value-type="float">
            <text:p>3103.5611</text:p>
          </table:table-cell>
          <table:table-cell office:value-type="float" office:value="3749.35237777778" calcext:value-type="float">
            <text:p>3749.3523777778</text:p>
          </table:table-cell>
          <table:table-cell office:value-type="float" office:value="4648.009" calcext:value-type="float">
            <text:p>4648.009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08" calcext:value-type="float">
            <text:p>208</text:p>
          </table:table-cell>
          <table:table-cell office:value-type="float" office:value="3104.815" calcext:value-type="float">
            <text:p>3104.815</text:p>
          </table:table-cell>
          <table:table-cell office:value-type="float" office:value="3164.06855" calcext:value-type="float">
            <text:p>3164.06855</text:p>
          </table:table-cell>
          <table:table-cell office:value-type="float" office:value="3219.8171" calcext:value-type="float">
            <text:p>3219.8171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57" calcext:value-type="float">
            <text:p>157</text:p>
          </table:table-cell>
          <table:table-cell table:number-columns-repeated="3" office:value-type="float" office:value="3123.4208" calcext:value-type="float">
            <text:p>3123.420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124.3701" calcext:value-type="float">
            <text:p>3124.3701</text:p>
          </table:table-cell>
          <table:table-cell office:value-type="float" office:value="4555.9549875" calcext:value-type="float">
            <text:p>4555.9549875</text:p>
          </table:table-cell>
          <table:table-cell office:value-type="float" office:value="5142.2211" calcext:value-type="float">
            <text:p>5142.2211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office:value-type="float" office:value="3137.2092" calcext:value-type="float">
            <text:p>3137.2092</text:p>
          </table:table-cell>
          <table:table-cell office:value-type="float" office:value="3338.67911666667" calcext:value-type="float">
            <text:p>3338.6791166667</text:p>
          </table:table-cell>
          <table:table-cell office:value-type="float" office:value="3433.8187" calcext:value-type="float">
            <text:p>3433.8187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204" calcext:value-type="float">
            <text:p>204</text:p>
          </table:table-cell>
          <table:table-cell office:value-type="float" office:value="3139.1203" calcext:value-type="float">
            <text:p>3139.1203</text:p>
          </table:table-cell>
          <table:table-cell office:value-type="float" office:value="3157.33936666667" calcext:value-type="float">
            <text:p>3157.3393666667</text:p>
          </table:table-cell>
          <table:table-cell office:value-type="float" office:value="3166.4489" calcext:value-type="float">
            <text:p>3166.4489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01" calcext:value-type="float">
            <text:p>101</text:p>
          </table:table-cell>
          <table:table-cell table:number-columns-repeated="3" office:value-type="float" office:value="3148.9197" calcext:value-type="float">
            <text:p>3148.919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204" calcext:value-type="float">
            <text:p>204</text:p>
          </table:table-cell>
          <table:table-cell office:value-type="float" office:value="3155.0177" calcext:value-type="float">
            <text:p>3155.0177</text:p>
          </table:table-cell>
          <table:table-cell office:value-type="float" office:value="4681.83012633663" calcext:value-type="float">
            <text:p>4681.8301263366</text:p>
          </table:table-cell>
          <table:table-cell office:value-type="float" office:value="7857.4747" calcext:value-type="float">
            <text:p>7857.4747</text:p>
          </table:table-cell>
          <table:table-cell office:value-type="float" office:value="5555" calcext:value-type="float">
            <text:p>5555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27" calcext:value-type="float">
            <text:p>127</text:p>
          </table:table-cell>
          <table:table-cell table:number-columns-repeated="3" office:value-type="float" office:value="3169.7656" calcext:value-type="float">
            <text:p>3169.765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42" calcext:value-type="float">
            <text:p>142</text:p>
          </table:table-cell>
          <table:table-cell office:value-type="float" office:value="3177.1687" calcext:value-type="float">
            <text:p>3177.1687</text:p>
          </table:table-cell>
          <table:table-cell office:value-type="float" office:value="3282.06672" calcext:value-type="float">
            <text:p>3282.06672</text:p>
          </table:table-cell>
          <table:table-cell office:value-type="float" office:value="3310.7116" calcext:value-type="float">
            <text:p>3310.7116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87" calcext:value-type="float">
            <text:p>87</text:p>
          </table:table-cell>
          <table:table-cell office:value-type="float" office:value="3180.8101" calcext:value-type="float">
            <text:p>3180.8101</text:p>
          </table:table-cell>
          <table:table-cell office:value-type="float" office:value="6251.26061962617" calcext:value-type="float">
            <text:p>6251.2606196262</text:p>
          </table:table-cell>
          <table:table-cell office:value-type="float" office:value="8163.0404" calcext:value-type="float">
            <text:p>8163.0404</text:p>
          </table:table-cell>
          <table:table-cell office:value-type="float" office:value="107" calcext:value-type="float">
            <text:p>107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office:value-type="float" office:value="3183.4458" calcext:value-type="float">
            <text:p>3183.4458</text:p>
          </table:table-cell>
          <table:table-cell office:value-type="float" office:value="3207.27843333333" calcext:value-type="float">
            <text:p>3207.2784333333</text:p>
          </table:table-cell>
          <table:table-cell office:value-type="float" office:value="3222.7345" calcext:value-type="float">
            <text:p>3222.734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144" calcext:value-type="float">
            <text:p>144</text:p>
          </table:table-cell>
          <table:table-cell table:number-columns-repeated="3" office:value-type="float" office:value="3183.6899" calcext:value-type="float">
            <text:p>3183.689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92" calcext:value-type="float">
            <text:p>92</text:p>
          </table:table-cell>
          <table:table-cell office:value-type="float" office:value="3184.3551" calcext:value-type="float">
            <text:p>3184.3551</text:p>
          </table:table-cell>
          <table:table-cell office:value-type="float" office:value="3243.01803333333" calcext:value-type="float">
            <text:p>3243.0180333333</text:p>
          </table:table-cell>
          <table:table-cell office:value-type="float" office:value="3272.3495" calcext:value-type="float">
            <text:p>3272.349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3" office:value-type="float" office:value="3186.3217" calcext:value-type="float">
            <text:p>3186.321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82" calcext:value-type="float">
            <text:p>82</text:p>
          </table:table-cell>
          <table:table-cell office:value-type="float" office:value="3192.5537" calcext:value-type="float">
            <text:p>3192.5537</text:p>
          </table:table-cell>
          <table:table-cell office:value-type="float" office:value="3213.15432" calcext:value-type="float">
            <text:p>3213.15432</text:p>
          </table:table-cell>
          <table:table-cell office:value-type="float" office:value="3295.3006" calcext:value-type="float">
            <text:p>3295.3006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6" calcext:value-type="float">
            <text:p>106</text:p>
          </table:table-cell>
          <table:table-cell table:number-columns-repeated="3" office:value-type="float" office:value="3209.3459" calcext:value-type="float">
            <text:p>3209.345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81" calcext:value-type="float">
            <text:p>181</text:p>
          </table:table-cell>
          <table:table-cell office:value-type="float" office:value="3219.2702" calcext:value-type="float">
            <text:p>3219.2702</text:p>
          </table:table-cell>
          <table:table-cell office:value-type="float" office:value="3308.10815" calcext:value-type="float">
            <text:p>3308.10815</text:p>
          </table:table-cell>
          <table:table-cell office:value-type="float" office:value="3396.9461" calcext:value-type="float">
            <text:p>3396.946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3" office:value-type="float" office:value="3231.0742" calcext:value-type="float">
            <text:p>3231.074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3234.9583" calcext:value-type="float">
            <text:p>3234.9583</text:p>
          </table:table-cell>
          <table:table-cell office:value-type="float" office:value="3236.53385" calcext:value-type="float">
            <text:p>3236.53385</text:p>
          </table:table-cell>
          <table:table-cell office:value-type="float" office:value="3238.1094" calcext:value-type="float">
            <text:p>3238.109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98" calcext:value-type="float">
            <text:p>198</text:p>
          </table:table-cell>
          <table:table-cell office:value-type="float" office:value="3238.9808" calcext:value-type="float">
            <text:p>3238.9808</text:p>
          </table:table-cell>
          <table:table-cell office:value-type="float" office:value="3857.47414545454" calcext:value-type="float">
            <text:p>3857.4741454546</text:p>
          </table:table-cell>
          <table:table-cell office:value-type="float" office:value="4681.553" calcext:value-type="float">
            <text:p>4681.553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94" calcext:value-type="float">
            <text:p>194</text:p>
          </table:table-cell>
          <table:table-cell office:value-type="float" office:value="3240.2313" calcext:value-type="float">
            <text:p>3240.2313</text:p>
          </table:table-cell>
          <table:table-cell office:value-type="float" office:value="4150.00823880597" calcext:value-type="float">
            <text:p>4150.008238806</text:p>
          </table:table-cell>
          <table:table-cell office:value-type="float" office:value="5582.5166" calcext:value-type="float">
            <text:p>5582.5166</text:p>
          </table:table-cell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06" calcext:value-type="float">
            <text:p>106</text:p>
          </table:table-cell>
          <table:table-cell office:value-type="float" office:value="3243.8456" calcext:value-type="float">
            <text:p>3243.8456</text:p>
          </table:table-cell>
          <table:table-cell office:value-type="float" office:value="4834.67238658892" calcext:value-type="float">
            <text:p>4834.6723865889</text:p>
          </table:table-cell>
          <table:table-cell office:value-type="float" office:value="5608.0058" calcext:value-type="float">
            <text:p>5608.0058</text:p>
          </table:table-cell>
          <table:table-cell office:value-type="float" office:value="343" calcext:value-type="float">
            <text:p>343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98" calcext:value-type="float">
            <text:p>98</text:p>
          </table:table-cell>
          <table:table-cell office:value-type="float" office:value="3254.0155" calcext:value-type="float">
            <text:p>3254.0155</text:p>
          </table:table-cell>
          <table:table-cell office:value-type="float" office:value="5298.5024490411" calcext:value-type="float">
            <text:p>5298.5024490411</text:p>
          </table:table-cell>
          <table:table-cell office:value-type="float" office:value="7890.0257" calcext:value-type="float">
            <text:p>7890.0257</text:p>
          </table:table-cell>
          <table:table-cell office:value-type="float" office:value="365" calcext:value-type="float">
            <text:p>365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07" calcext:value-type="float">
            <text:p>107</text:p>
          </table:table-cell>
          <table:table-cell office:value-type="float" office:value="3258.5674" calcext:value-type="float">
            <text:p>3258.5674</text:p>
          </table:table-cell>
          <table:table-cell office:value-type="float" office:value="4514.76834182692" calcext:value-type="float">
            <text:p>4514.7683418269</text:p>
          </table:table-cell>
          <table:table-cell office:value-type="float" office:value="5345.0098" calcext:value-type="float">
            <text:p>5345.0098</text:p>
          </table:table-cell>
          <table:table-cell office:value-type="float" office:value="208" calcext:value-type="float">
            <text:p>208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68" calcext:value-type="float">
            <text:p>68</text:p>
          </table:table-cell>
          <table:table-cell office:value-type="float" office:value="3264.1557" calcext:value-type="float">
            <text:p>3264.1557</text:p>
          </table:table-cell>
          <table:table-cell office:value-type="float" office:value="4583.59444579319" calcext:value-type="float">
            <text:p>4583.5944457932</text:p>
          </table:table-cell>
          <table:table-cell office:value-type="float" office:value="7253.573" calcext:value-type="float">
            <text:p>7253.573</text:p>
          </table:table-cell>
          <table:table-cell office:value-type="float" office:value="1557" calcext:value-type="float">
            <text:p>1557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3280.2213" calcext:value-type="float">
            <text:p>3280.2213</text:p>
          </table:table-cell>
          <table:table-cell office:value-type="float" office:value="4295.4214034602" calcext:value-type="float">
            <text:p>4295.4214034602</text:p>
          </table:table-cell>
          <table:table-cell office:value-type="float" office:value="5244.8372" calcext:value-type="float">
            <text:p>5244.8372</text:p>
          </table:table-cell>
          <table:table-cell office:value-type="float" office:value="289" calcext:value-type="float">
            <text:p>289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98" calcext:value-type="float">
            <text:p>98</text:p>
          </table:table-cell>
          <table:table-cell office:value-type="float" office:value="3289.9565" calcext:value-type="float">
            <text:p>3289.9565</text:p>
          </table:table-cell>
          <table:table-cell office:value-type="float" office:value="4172.1133516129" calcext:value-type="float">
            <text:p>4172.1133516129</text:p>
          </table:table-cell>
          <table:table-cell office:value-type="float" office:value="5292.8307" calcext:value-type="float">
            <text:p>5292.8307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26" calcext:value-type="float">
            <text:p>126</text:p>
          </table:table-cell>
          <table:table-cell office:value-type="float" office:value="3297.3132" calcext:value-type="float">
            <text:p>3297.3132</text:p>
          </table:table-cell>
          <table:table-cell office:value-type="float" office:value="4926.26441111111" calcext:value-type="float">
            <text:p>4926.2644111111</text:p>
          </table:table-cell>
          <table:table-cell office:value-type="float" office:value="5341.157" calcext:value-type="float">
            <text:p>5341.157</text:p>
          </table:table-cell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93" calcext:value-type="float">
            <text:p>93</text:p>
          </table:table-cell>
          <table:table-cell office:value-type="float" office:value="3301.1772" calcext:value-type="float">
            <text:p>3301.1772</text:p>
          </table:table-cell>
          <table:table-cell office:value-type="float" office:value="4461.2668312" calcext:value-type="float">
            <text:p>4461.2668312</text:p>
          </table:table-cell>
          <table:table-cell office:value-type="float" office:value="5566.3973" calcext:value-type="float">
            <text:p>5566.3973</text:p>
          </table:table-cell>
          <table:table-cell office:value-type="float" office:value="250" calcext:value-type="float">
            <text:p>250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3" office:value-type="float" office:value="3303.1925" calcext:value-type="float">
            <text:p>3303.192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94" calcext:value-type="float">
            <text:p>194</text:p>
          </table:table-cell>
          <table:table-cell office:value-type="float" office:value="3325.9348" calcext:value-type="float">
            <text:p>3325.9348</text:p>
          </table:table-cell>
          <table:table-cell office:value-type="float" office:value="4777.14922934363" calcext:value-type="float">
            <text:p>4777.1492293436</text:p>
          </table:table-cell>
          <table:table-cell office:value-type="float" office:value="6168.6986" calcext:value-type="float">
            <text:p>6168.6986</text:p>
          </table:table-cell>
          <table:table-cell office:value-type="float" office:value="259" calcext:value-type="float">
            <text:p>259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3344.3809" calcext:value-type="float">
            <text:p>3344.3809</text:p>
          </table:table-cell>
          <table:table-cell office:value-type="float" office:value="3407.17161428571" calcext:value-type="float">
            <text:p>3407.1716142857</text:p>
          </table:table-cell>
          <table:table-cell office:value-type="float" office:value="3474.4017" calcext:value-type="float">
            <text:p>3474.401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3346.0677" calcext:value-type="float">
            <text:p>3346.0677</text:p>
          </table:table-cell>
          <table:table-cell office:value-type="float" office:value="4503.13321483254" calcext:value-type="float">
            <text:p>4503.1332148325</text:p>
          </table:table-cell>
          <table:table-cell office:value-type="float" office:value="6721.8513" calcext:value-type="float">
            <text:p>6721.8513</text:p>
          </table:table-cell>
          <table:table-cell office:value-type="float" office:value="418" calcext:value-type="float">
            <text:p>418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98" calcext:value-type="float">
            <text:p>198</text:p>
          </table:table-cell>
          <table:table-cell office:value-type="float" office:value="3357.0191" calcext:value-type="float">
            <text:p>3357.0191</text:p>
          </table:table-cell>
          <table:table-cell office:value-type="float" office:value="4414.09775542168" calcext:value-type="float">
            <text:p>4414.0977554217</text:p>
          </table:table-cell>
          <table:table-cell office:value-type="float" office:value="5591.3084" calcext:value-type="float">
            <text:p>5591.3084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81" calcext:value-type="float">
            <text:p>181</text:p>
          </table:table-cell>
          <table:table-cell table:number-columns-repeated="3" office:value-type="float" office:value="3362.1723" calcext:value-type="float">
            <text:p>3362.172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69" calcext:value-type="float">
            <text:p>169</text:p>
          </table:table-cell>
          <table:table-cell office:value-type="float" office:value="3376.4037" calcext:value-type="float">
            <text:p>3376.4037</text:p>
          </table:table-cell>
          <table:table-cell office:value-type="float" office:value="4387.64471848739" calcext:value-type="float">
            <text:p>4387.6447184874</text:p>
          </table:table-cell>
          <table:table-cell office:value-type="float" office:value="5227.5831" calcext:value-type="float">
            <text:p>5227.5831</text:p>
          </table:table-cell>
          <table:table-cell office:value-type="float" office:value="238" calcext:value-type="float">
            <text:p>238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46" calcext:value-type="float">
            <text:p>146</text:p>
          </table:table-cell>
          <table:table-cell office:value-type="float" office:value="3386.2537" calcext:value-type="float">
            <text:p>3386.2537</text:p>
          </table:table-cell>
          <table:table-cell office:value-type="float" office:value="3461.20677" calcext:value-type="float">
            <text:p>3461.20677</text:p>
          </table:table-cell>
          <table:table-cell office:value-type="float" office:value="3590.8459" calcext:value-type="float">
            <text:p>3590.8459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42" calcext:value-type="float">
            <text:p>142</text:p>
          </table:table-cell>
          <table:table-cell table:number-columns-repeated="3" office:value-type="float" office:value="3406.4858" calcext:value-type="float">
            <text:p>3406.485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35" calcext:value-type="float">
            <text:p>135</text:p>
          </table:table-cell>
          <table:table-cell office:value-type="float" office:value="3409.0186" calcext:value-type="float">
            <text:p>3409.0186</text:p>
          </table:table-cell>
          <table:table-cell office:value-type="float" office:value="4557.44972630057" calcext:value-type="float">
            <text:p>4557.4497263006</text:p>
          </table:table-cell>
          <table:table-cell office:value-type="float" office:value="5665.2515" calcext:value-type="float">
            <text:p>5665.2515</text:p>
          </table:table-cell>
          <table:table-cell office:value-type="float" office:value="692" calcext:value-type="float">
            <text:p>692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3417.875" calcext:value-type="float">
            <text:p>3417.875</text:p>
          </table:table-cell>
          <table:table-cell office:value-type="float" office:value="4884.05146479534" calcext:value-type="float">
            <text:p>4884.0514647953</text:p>
          </table:table-cell>
          <table:table-cell office:value-type="float" office:value="7684.4515" calcext:value-type="float">
            <text:p>7684.4515</text:p>
          </table:table-cell>
          <table:table-cell office:value-type="float" office:value="3420" calcext:value-type="float">
            <text:p>3420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31" calcext:value-type="float">
            <text:p>131</text:p>
          </table:table-cell>
          <table:table-cell office:value-type="float" office:value="3420.2102" calcext:value-type="float">
            <text:p>3420.2102</text:p>
          </table:table-cell>
          <table:table-cell office:value-type="float" office:value="3565.7343" calcext:value-type="float">
            <text:p>3565.7343</text:p>
          </table:table-cell>
          <table:table-cell office:value-type="float" office:value="3658.7981" calcext:value-type="float">
            <text:p>3658.798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01" calcext:value-type="float">
            <text:p>101</text:p>
          </table:table-cell>
          <table:table-cell table:number-columns-repeated="3" office:value-type="float" office:value="3434.8711" calcext:value-type="float">
            <text:p>3434.871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06" calcext:value-type="float">
            <text:p>106</text:p>
          </table:table-cell>
          <table:table-cell table:number-columns-repeated="3" office:value-type="float" office:value="3435.0629" calcext:value-type="float">
            <text:p>3435.062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47" calcext:value-type="float">
            <text:p>47</text:p>
          </table:table-cell>
          <table:table-cell office:value-type="float" office:value="3439.0278" calcext:value-type="float">
            <text:p>3439.0278</text:p>
          </table:table-cell>
          <table:table-cell office:value-type="float" office:value="3480.5528" calcext:value-type="float">
            <text:p>3480.5528</text:p>
          </table:table-cell>
          <table:table-cell office:value-type="float" office:value="3522.0778" calcext:value-type="float">
            <text:p>3522.077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96" calcext:value-type="float">
            <text:p>196</text:p>
          </table:table-cell>
          <table:table-cell office:value-type="float" office:value="3459.7605" calcext:value-type="float">
            <text:p>3459.7605</text:p>
          </table:table-cell>
          <table:table-cell office:value-type="float" office:value="5731.52174972973" calcext:value-type="float">
            <text:p>5731.5217497297</text:p>
          </table:table-cell>
          <table:table-cell office:value-type="float" office:value="7039.4567" calcext:value-type="float">
            <text:p>7039.4567</text:p>
          </table:table-cell>
          <table:table-cell office:value-type="float" office:value="185" calcext:value-type="float">
            <text:p>185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06" calcext:value-type="float">
            <text:p>106</text:p>
          </table:table-cell>
          <table:table-cell office:value-type="float" office:value="3459.7974" calcext:value-type="float">
            <text:p>3459.7974</text:p>
          </table:table-cell>
          <table:table-cell office:value-type="float" office:value="5889.60049291978" calcext:value-type="float">
            <text:p>5889.6004929198</text:p>
          </table:table-cell>
          <table:table-cell office:value-type="float" office:value="8137.5748" calcext:value-type="float">
            <text:p>8137.5748</text:p>
          </table:table-cell>
          <table:table-cell office:value-type="float" office:value="3192" calcext:value-type="float">
            <text:p>3192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26" calcext:value-type="float">
            <text:p>126</text:p>
          </table:table-cell>
          <table:table-cell table:number-columns-repeated="3" office:value-type="float" office:value="3474.0954" calcext:value-type="float">
            <text:p>3474.095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70" calcext:value-type="float">
            <text:p>170</text:p>
          </table:table-cell>
          <table:table-cell office:value-type="float" office:value="3487.3587" calcext:value-type="float">
            <text:p>3487.3587</text:p>
          </table:table-cell>
          <table:table-cell office:value-type="float" office:value="4743.09305243903" calcext:value-type="float">
            <text:p>4743.093052439</text:p>
          </table:table-cell>
          <table:table-cell office:value-type="float" office:value="5625.9923" calcext:value-type="float">
            <text:p>5625.9923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3501.9958" calcext:value-type="float">
            <text:p>3501.9958</text:p>
          </table:table-cell>
          <table:table-cell office:value-type="float" office:value="4452.41676666667" calcext:value-type="float">
            <text:p>4452.4167666667</text:p>
          </table:table-cell>
          <table:table-cell office:value-type="float" office:value="5776.4615" calcext:value-type="float">
            <text:p>5776.461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44" calcext:value-type="float">
            <text:p>144</text:p>
          </table:table-cell>
          <table:table-cell office:value-type="float" office:value="3511.9845" calcext:value-type="float">
            <text:p>3511.9845</text:p>
          </table:table-cell>
          <table:table-cell office:value-type="float" office:value="4790.9819098028" calcext:value-type="float">
            <text:p>4790.9819098028</text:p>
          </table:table-cell>
          <table:table-cell office:value-type="float" office:value="7700.0676" calcext:value-type="float">
            <text:p>7700.0676</text:p>
          </table:table-cell>
          <table:table-cell office:value-type="float" office:value="3499" calcext:value-type="float">
            <text:p>3499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3516.048" calcext:value-type="float">
            <text:p>3516.048</text:p>
          </table:table-cell>
          <table:table-cell office:value-type="float" office:value="4464.70695803571" calcext:value-type="float">
            <text:p>4464.7069580357</text:p>
          </table:table-cell>
          <table:table-cell office:value-type="float" office:value="5253.4578" calcext:value-type="float">
            <text:p>5253.4578</text:p>
          </table:table-cell>
          <table:table-cell office:value-type="float" office:value="112" calcext:value-type="float">
            <text:p>112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97" calcext:value-type="float">
            <text:p>197</text:p>
          </table:table-cell>
          <table:table-cell office:value-type="float" office:value="3528.198" calcext:value-type="float">
            <text:p>3528.198</text:p>
          </table:table-cell>
          <table:table-cell office:value-type="float" office:value="3556.24076666667" calcext:value-type="float">
            <text:p>3556.2407666667</text:p>
          </table:table-cell>
          <table:table-cell office:value-type="float" office:value="3586.4209" calcext:value-type="float">
            <text:p>3586.4209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540.0472" calcext:value-type="float">
            <text:p>3540.0472</text:p>
          </table:table-cell>
          <table:table-cell office:value-type="float" office:value="4711.60946782753" calcext:value-type="float">
            <text:p>4711.6094678275</text:p>
          </table:table-cell>
          <table:table-cell office:value-type="float" office:value="7097.3444" calcext:value-type="float">
            <text:p>7097.3444</text:p>
          </table:table-cell>
          <table:table-cell office:value-type="float" office:value="603" calcext:value-type="float">
            <text:p>603</text:p>
          </table:table-cell>
          <table:table-cell table:number-columns-repeated="101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3540.0934" calcext:value-type="float">
            <text:p>3540.0934</text:p>
          </table:table-cell>
          <table:table-cell office:value-type="float" office:value="3722.53504" calcext:value-type="float">
            <text:p>3722.53504</text:p>
          </table:table-cell>
          <table:table-cell office:value-type="float" office:value="4001.3278" calcext:value-type="float">
            <text:p>4001.3278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29" calcext:value-type="float">
            <text:p>129</text:p>
          </table:table-cell>
          <table:table-cell table:number-columns-repeated="3" office:value-type="float" office:value="3545.5964" calcext:value-type="float">
            <text:p>3545.596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3" office:value-type="float" office:value="3555.6031" calcext:value-type="float">
            <text:p>3555.603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04" calcext:value-type="float">
            <text:p>104</text:p>
          </table:table-cell>
          <table:table-cell office:value-type="float" office:value="3565.7396" calcext:value-type="float">
            <text:p>3565.7396</text:p>
          </table:table-cell>
          <table:table-cell office:value-type="float" office:value="4025.72514761905" calcext:value-type="float">
            <text:p>4025.7251476191</text:p>
          </table:table-cell>
          <table:table-cell office:value-type="float" office:value="4806.2917" calcext:value-type="float">
            <text:p>4806.2917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69" calcext:value-type="float">
            <text:p>69</text:p>
          </table:table-cell>
          <table:table-cell office:value-type="float" office:value="3571.2114" calcext:value-type="float">
            <text:p>3571.2114</text:p>
          </table:table-cell>
          <table:table-cell office:value-type="float" office:value="3978.2451" calcext:value-type="float">
            <text:p>3978.2451</text:p>
          </table:table-cell>
          <table:table-cell office:value-type="float" office:value="4537.8318" calcext:value-type="float">
            <text:p>4537.831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office:value-type="float" office:value="3574.7181" calcext:value-type="float">
            <text:p>3574.7181</text:p>
          </table:table-cell>
          <table:table-cell office:value-type="float" office:value="3626.30846" calcext:value-type="float">
            <text:p>3626.30846</text:p>
          </table:table-cell>
          <table:table-cell office:value-type="float" office:value="3683.1617" calcext:value-type="float">
            <text:p>3683.1617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21" calcext:value-type="float">
            <text:p>121</text:p>
          </table:table-cell>
          <table:table-cell table:number-columns-repeated="3" office:value-type="float" office:value="3576.9926" calcext:value-type="float">
            <text:p>3576.992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59" calcext:value-type="float">
            <text:p>159</text:p>
          </table:table-cell>
          <table:table-cell office:value-type="float" office:value="3579.4066" calcext:value-type="float">
            <text:p>3579.4066</text:p>
          </table:table-cell>
          <table:table-cell office:value-type="float" office:value="4952.19705333333" calcext:value-type="float">
            <text:p>4952.1970533333</text:p>
          </table:table-cell>
          <table:table-cell office:value-type="float" office:value="5776.8832" calcext:value-type="float">
            <text:p>5776.8832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8" calcext:value-type="float">
            <text:p>208</text:p>
          </table:table-cell>
          <table:table-cell table:number-columns-repeated="3" office:value-type="float" office:value="3584.2259" calcext:value-type="float">
            <text:p>3584.225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99" calcext:value-type="float">
            <text:p>199</text:p>
          </table:table-cell>
          <table:table-cell table:number-columns-repeated="3" office:value-type="float" office:value="3584.3074" calcext:value-type="float">
            <text:p>3584.307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3" office:value-type="float" office:value="3586.2089" calcext:value-type="float">
            <text:p>3586.208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04" calcext:value-type="float">
            <text:p>104</text:p>
          </table:table-cell>
          <table:table-cell office:value-type="float" office:value="3590.8757" calcext:value-type="float">
            <text:p>3590.8757</text:p>
          </table:table-cell>
          <table:table-cell office:value-type="float" office:value="4030.44949195403" calcext:value-type="float">
            <text:p>4030.449491954</text:p>
          </table:table-cell>
          <table:table-cell office:value-type="float" office:value="4812.4106" calcext:value-type="float">
            <text:p>4812.4106</text:p>
          </table:table-cell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90" calcext:value-type="float">
            <text:p>190</text:p>
          </table:table-cell>
          <table:table-cell table:number-columns-repeated="3" office:value-type="float" office:value="3591.8339" calcext:value-type="float">
            <text:p>3591.833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3597.9547" calcext:value-type="float">
            <text:p>3597.9547</text:p>
          </table:table-cell>
          <table:table-cell office:value-type="float" office:value="4624.50693631285" calcext:value-type="float">
            <text:p>4624.5069363129</text:p>
          </table:table-cell>
          <table:table-cell office:value-type="float" office:value="5664.7686" calcext:value-type="float">
            <text:p>5664.7686</text:p>
          </table:table-cell>
          <table:table-cell office:value-type="float" office:value="537" calcext:value-type="float">
            <text:p>537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office:value-type="float" office:value="3608.8542" calcext:value-type="float">
            <text:p>3608.854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3614.5155" calcext:value-type="float">
            <text:p>3614.5155</text:p>
          </table:table-cell>
          <table:table-cell office:value-type="float" office:value="4849.33054008875" calcext:value-type="float">
            <text:p>4849.3305400888</text:p>
          </table:table-cell>
          <table:table-cell office:value-type="float" office:value="7735.8799" calcext:value-type="float">
            <text:p>7735.8799</text:p>
          </table:table-cell>
          <table:table-cell office:value-type="float" office:value="1352" calcext:value-type="float">
            <text:p>1352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24" calcext:value-type="float">
            <text:p>124</text:p>
          </table:table-cell>
          <table:table-cell office:value-type="float" office:value="3634.7535" calcext:value-type="float">
            <text:p>3634.7535</text:p>
          </table:table-cell>
          <table:table-cell office:value-type="float" office:value="5599.46025021771" calcext:value-type="float">
            <text:p>5599.4602502177</text:p>
          </table:table-cell>
          <table:table-cell office:value-type="float" office:value="7937.3641" calcext:value-type="float">
            <text:p>7937.3641</text:p>
          </table:table-cell>
          <table:table-cell office:value-type="float" office:value="689" calcext:value-type="float">
            <text:p>689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32" calcext:value-type="float">
            <text:p>132</text:p>
          </table:table-cell>
          <table:table-cell office:value-type="float" office:value="3652.5263" calcext:value-type="float">
            <text:p>3652.5263</text:p>
          </table:table-cell>
          <table:table-cell office:value-type="float" office:value="4943.62935" calcext:value-type="float">
            <text:p>4943.62935</text:p>
          </table:table-cell>
          <table:table-cell office:value-type="float" office:value="5663.7783" calcext:value-type="float">
            <text:p>5663.778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office:value-type="float" office:value="3662.2464" calcext:value-type="float">
            <text:p>3662.2464</text:p>
          </table:table-cell>
          <table:table-cell office:value-type="float" office:value="3662.34415" calcext:value-type="float">
            <text:p>3662.34415</text:p>
          </table:table-cell>
          <table:table-cell office:value-type="float" office:value="3662.4419" calcext:value-type="float">
            <text:p>3662.4419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99" calcext:value-type="float">
            <text:p>199</text:p>
          </table:table-cell>
          <table:table-cell office:value-type="float" office:value="3670.5475" calcext:value-type="float">
            <text:p>3670.5475</text:p>
          </table:table-cell>
          <table:table-cell office:value-type="float" office:value="4618.82477985612" calcext:value-type="float">
            <text:p>4618.8247798561</text:p>
          </table:table-cell>
          <table:table-cell office:value-type="float" office:value="5442.4806" calcext:value-type="float">
            <text:p>5442.4806</text:p>
          </table:table-cell>
          <table:table-cell office:value-type="float" office:value="139" calcext:value-type="float">
            <text:p>139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3" office:value-type="float" office:value="3672.8369" calcext:value-type="float">
            <text:p>3672.836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71" calcext:value-type="float">
            <text:p>71</text:p>
          </table:table-cell>
          <table:table-cell office:value-type="float" office:value="3673.8396" calcext:value-type="float">
            <text:p>3673.8396</text:p>
          </table:table-cell>
          <table:table-cell office:value-type="float" office:value="4423.664175" calcext:value-type="float">
            <text:p>4423.664175</text:p>
          </table:table-cell>
          <table:table-cell office:value-type="float" office:value="5304.7517" calcext:value-type="float">
            <text:p>5304.7517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3676.3558" calcext:value-type="float">
            <text:p>3676.3558</text:p>
          </table:table-cell>
          <table:table-cell office:value-type="float" office:value="4915.88430960452" calcext:value-type="float">
            <text:p>4915.8843096045</text:p>
          </table:table-cell>
          <table:table-cell office:value-type="float" office:value="7693.6165" calcext:value-type="float">
            <text:p>7693.6165</text:p>
          </table:table-cell>
          <table:table-cell office:value-type="float" office:value="354" calcext:value-type="float">
            <text:p>354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3" office:value-type="float" office:value="3681.0134" calcext:value-type="float">
            <text:p>3681.013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40" calcext:value-type="float">
            <text:p>140</text:p>
          </table:table-cell>
          <table:table-cell office:value-type="float" office:value="3685.2362" calcext:value-type="float">
            <text:p>3685.2362</text:p>
          </table:table-cell>
          <table:table-cell office:value-type="float" office:value="4044.38317777778" calcext:value-type="float">
            <text:p>4044.3831777778</text:p>
          </table:table-cell>
          <table:table-cell office:value-type="float" office:value="5154.1396" calcext:value-type="float">
            <text:p>5154.1396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05" calcext:value-type="float">
            <text:p>105</text:p>
          </table:table-cell>
          <table:table-cell office:value-type="float" office:value="3691.5227" calcext:value-type="float">
            <text:p>3691.5227</text:p>
          </table:table-cell>
          <table:table-cell office:value-type="float" office:value="5160.35044898166" calcext:value-type="float">
            <text:p>5160.3504489817</text:p>
          </table:table-cell>
          <table:table-cell office:value-type="float" office:value="8373.4931" calcext:value-type="float">
            <text:p>8373.4931</text:p>
          </table:table-cell>
          <table:table-cell office:value-type="float" office:value="7905" calcext:value-type="float">
            <text:p>7905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78" calcext:value-type="float">
            <text:p>78</text:p>
          </table:table-cell>
          <table:table-cell office:value-type="float" office:value="3699.5847" calcext:value-type="float">
            <text:p>3699.5847</text:p>
          </table:table-cell>
          <table:table-cell office:value-type="float" office:value="5188.54972222222" calcext:value-type="float">
            <text:p>5188.5497222222</text:p>
          </table:table-cell>
          <table:table-cell office:value-type="float" office:value="7845.9725" calcext:value-type="float">
            <text:p>7845.972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22" calcext:value-type="float">
            <text:p>122</text:p>
          </table:table-cell>
          <table:table-cell office:value-type="float" office:value="3704.3084" calcext:value-type="float">
            <text:p>3704.3084</text:p>
          </table:table-cell>
          <table:table-cell office:value-type="float" office:value="3839.12415" calcext:value-type="float">
            <text:p>3839.12415</text:p>
          </table:table-cell>
          <table:table-cell office:value-type="float" office:value="4099.4465" calcext:value-type="float">
            <text:p>4099.4465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80" calcext:value-type="float">
            <text:p>180</text:p>
          </table:table-cell>
          <table:table-cell office:value-type="float" office:value="3707.0062" calcext:value-type="float">
            <text:p>3707.0062</text:p>
          </table:table-cell>
          <table:table-cell office:value-type="float" office:value="4817.6856026087" calcext:value-type="float">
            <text:p>4817.6856026087</text:p>
          </table:table-cell>
          <table:table-cell office:value-type="float" office:value="5728.4398" calcext:value-type="float">
            <text:p>5728.4398</text:p>
          </table:table-cell>
          <table:table-cell office:value-type="float" office:value="115" calcext:value-type="float">
            <text:p>115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3714.4508" calcext:value-type="float">
            <text:p>3714.4508</text:p>
          </table:table-cell>
          <table:table-cell office:value-type="float" office:value="4992.42223941248" calcext:value-type="float">
            <text:p>4992.4222394125</text:p>
          </table:table-cell>
          <table:table-cell office:value-type="float" office:value="8304.9679" calcext:value-type="float">
            <text:p>8304.9679</text:p>
          </table:table-cell>
          <table:table-cell office:value-type="float" office:value="1634" calcext:value-type="float">
            <text:p>1634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07" calcext:value-type="float">
            <text:p>107</text:p>
          </table:table-cell>
          <table:table-cell office:value-type="float" office:value="3716.3803" calcext:value-type="float">
            <text:p>3716.3803</text:p>
          </table:table-cell>
          <table:table-cell office:value-type="float" office:value="3738.59554285714" calcext:value-type="float">
            <text:p>3738.5955428572</text:p>
          </table:table-cell>
          <table:table-cell office:value-type="float" office:value="3863.1936" calcext:value-type="float">
            <text:p>3863.1936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3717.987" calcext:value-type="float">
            <text:p>3717.987</text:p>
          </table:table-cell>
          <table:table-cell office:value-type="float" office:value="4165.22909166667" calcext:value-type="float">
            <text:p>4165.2290916667</text:p>
          </table:table-cell>
          <table:table-cell office:value-type="float" office:value="6119.2666" calcext:value-type="float">
            <text:p>6119.266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52" calcext:value-type="float">
            <text:p>152</text:p>
          </table:table-cell>
          <table:table-cell office:value-type="float" office:value="3729.5922" calcext:value-type="float">
            <text:p>3729.5922</text:p>
          </table:table-cell>
          <table:table-cell office:value-type="float" office:value="5112.75452142857" calcext:value-type="float">
            <text:p>5112.7545214286</text:p>
          </table:table-cell>
          <table:table-cell office:value-type="float" office:value="5766.0462" calcext:value-type="float">
            <text:p>5766.046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10" calcext:value-type="float">
            <text:p>110</text:p>
          </table:table-cell>
          <table:table-cell office:value-type="float" office:value="3745.0523" calcext:value-type="float">
            <text:p>3745.0523</text:p>
          </table:table-cell>
          <table:table-cell office:value-type="float" office:value="4426.10806" calcext:value-type="float">
            <text:p>4426.10806</text:p>
          </table:table-cell>
          <table:table-cell office:value-type="float" office:value="4634.6408" calcext:value-type="float">
            <text:p>4634.6408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23" calcext:value-type="float">
            <text:p>123</text:p>
          </table:table-cell>
          <table:table-cell table:number-columns-repeated="3" office:value-type="float" office:value="3750.5056" calcext:value-type="float">
            <text:p>3750.505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04" calcext:value-type="float">
            <text:p>104</text:p>
          </table:table-cell>
          <table:table-cell office:value-type="float" office:value="3759.6312" calcext:value-type="float">
            <text:p>3759.6312</text:p>
          </table:table-cell>
          <table:table-cell office:value-type="float" office:value="4015.33868571429" calcext:value-type="float">
            <text:p>4015.3386857143</text:p>
          </table:table-cell>
          <table:table-cell office:value-type="float" office:value="4818.1557" calcext:value-type="float">
            <text:p>4818.155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36" calcext:value-type="float">
            <text:p>136</text:p>
          </table:table-cell>
          <table:table-cell table:number-columns-repeated="3" office:value-type="float" office:value="3765.0215" calcext:value-type="float">
            <text:p>3765.021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3" office:value-type="float" office:value="3766.7369" calcext:value-type="float">
            <text:p>3766.736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84" calcext:value-type="float">
            <text:p>184</text:p>
          </table:table-cell>
          <table:table-cell table:number-columns-repeated="3" office:value-type="float" office:value="3770.9104" calcext:value-type="float">
            <text:p>3770.910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203" calcext:value-type="float">
            <text:p>203</text:p>
          </table:table-cell>
          <table:table-cell office:value-type="float" office:value="3773.1771" calcext:value-type="float">
            <text:p>3773.1771</text:p>
          </table:table-cell>
          <table:table-cell office:value-type="float" office:value="4488.13051666667" calcext:value-type="float">
            <text:p>4488.1305166667</text:p>
          </table:table-cell>
          <table:table-cell office:value-type="float" office:value="4894.7439" calcext:value-type="float">
            <text:p>4894.7439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208" calcext:value-type="float">
            <text:p>208</text:p>
          </table:table-cell>
          <table:table-cell office:value-type="float" office:value="3780.2815" calcext:value-type="float">
            <text:p>3780.2815</text:p>
          </table:table-cell>
          <table:table-cell office:value-type="float" office:value="5339.46334143166" calcext:value-type="float">
            <text:p>5339.4633414317</text:p>
          </table:table-cell>
          <table:table-cell office:value-type="float" office:value="6340.2239" calcext:value-type="float">
            <text:p>6340.2239</text:p>
          </table:table-cell>
          <table:table-cell office:value-type="float" office:value="461" calcext:value-type="float">
            <text:p>461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3795.5082" calcext:value-type="float">
            <text:p>3795.5082</text:p>
          </table:table-cell>
          <table:table-cell office:value-type="float" office:value="3811.89673333333" calcext:value-type="float">
            <text:p>3811.8967333333</text:p>
          </table:table-cell>
          <table:table-cell office:value-type="float" office:value="3820.091" calcext:value-type="float">
            <text:p>3820.09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88" calcext:value-type="float">
            <text:p>88</text:p>
          </table:table-cell>
          <table:table-cell office:value-type="float" office:value="3805.6015" calcext:value-type="float">
            <text:p>3805.6015</text:p>
          </table:table-cell>
          <table:table-cell office:value-type="float" office:value="6400.95613928572" calcext:value-type="float">
            <text:p>6400.9561392857</text:p>
          </table:table-cell>
          <table:table-cell office:value-type="float" office:value="8382.4543" calcext:value-type="float">
            <text:p>8382.4543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809.5652" calcext:value-type="float">
            <text:p>3809.5652</text:p>
          </table:table-cell>
          <table:table-cell office:value-type="float" office:value="4642.68614285714" calcext:value-type="float">
            <text:p>4642.6861428572</text:p>
          </table:table-cell>
          <table:table-cell office:value-type="float" office:value="5361.2538" calcext:value-type="float">
            <text:p>5361.2538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810.8668" calcext:value-type="float">
            <text:p>3810.8668</text:p>
          </table:table-cell>
          <table:table-cell office:value-type="float" office:value="4749.19332439025" calcext:value-type="float">
            <text:p>4749.1933243903</text:p>
          </table:table-cell>
          <table:table-cell office:value-type="float" office:value="7875.0219" calcext:value-type="float">
            <text:p>7875.0219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36" calcext:value-type="float">
            <text:p>136</text:p>
          </table:table-cell>
          <table:table-cell office:value-type="float" office:value="3827.3884" calcext:value-type="float">
            <text:p>3827.3884</text:p>
          </table:table-cell>
          <table:table-cell office:value-type="float" office:value="3835.6038" calcext:value-type="float">
            <text:p>3835.6038</text:p>
          </table:table-cell>
          <table:table-cell office:value-type="float" office:value="3843.8192" calcext:value-type="float">
            <text:p>3843.819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05" calcext:value-type="float">
            <text:p>105</text:p>
          </table:table-cell>
          <table:table-cell office:value-type="float" office:value="3837.1283" calcext:value-type="float">
            <text:p>3837.1283</text:p>
          </table:table-cell>
          <table:table-cell office:value-type="float" office:value="3920.221375" calcext:value-type="float">
            <text:p>3920.221375</text:p>
          </table:table-cell>
          <table:table-cell office:value-type="float" office:value="4098.7502" calcext:value-type="float">
            <text:p>4098.7502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92" calcext:value-type="float">
            <text:p>192</text:p>
          </table:table-cell>
          <table:table-cell office:value-type="float" office:value="3840.4536" calcext:value-type="float">
            <text:p>3840.4536</text:p>
          </table:table-cell>
          <table:table-cell office:value-type="float" office:value="4765.75121818182" calcext:value-type="float">
            <text:p>4765.7512181818</text:p>
          </table:table-cell>
          <table:table-cell office:value-type="float" office:value="7820.2889" calcext:value-type="float">
            <text:p>7820.2889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90" calcext:value-type="float">
            <text:p>190</text:p>
          </table:table-cell>
          <table:table-cell table:number-columns-repeated="3" office:value-type="float" office:value="3865.2419" calcext:value-type="float">
            <text:p>3865.241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3874.3006" calcext:value-type="float">
            <text:p>3874.3006</text:p>
          </table:table-cell>
          <table:table-cell office:value-type="float" office:value="3879.3918" calcext:value-type="float">
            <text:p>3879.3918</text:p>
          </table:table-cell>
          <table:table-cell office:value-type="float" office:value="3884.483" calcext:value-type="float">
            <text:p>3884.48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04" calcext:value-type="float">
            <text:p>104</text:p>
          </table:table-cell>
          <table:table-cell office:value-type="float" office:value="3883.1319" calcext:value-type="float">
            <text:p>3883.1319</text:p>
          </table:table-cell>
          <table:table-cell office:value-type="float" office:value="6001.36403975904" calcext:value-type="float">
            <text:p>6001.364039759</text:p>
          </table:table-cell>
          <table:table-cell office:value-type="float" office:value="6587.2422" calcext:value-type="float">
            <text:p>6587.2422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69" calcext:value-type="float">
            <text:p>169</text:p>
          </table:table-cell>
          <table:table-cell office:value-type="float" office:value="3885.9394" calcext:value-type="float">
            <text:p>3885.9394</text:p>
          </table:table-cell>
          <table:table-cell office:value-type="float" office:value="4956.90472315951" calcext:value-type="float">
            <text:p>4956.9047231595</text:p>
          </table:table-cell>
          <table:table-cell office:value-type="float" office:value="6093.5603" calcext:value-type="float">
            <text:p>6093.5603</text:p>
          </table:table-cell>
          <table:table-cell office:value-type="float" office:value="652" calcext:value-type="float">
            <text:p>652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3" office:value-type="float" office:value="3886.7485" calcext:value-type="float">
            <text:p>3886.748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27" calcext:value-type="float">
            <text:p>127</text:p>
          </table:table-cell>
          <table:table-cell office:value-type="float" office:value="3887.7732" calcext:value-type="float">
            <text:p>3887.7732</text:p>
          </table:table-cell>
          <table:table-cell office:value-type="float" office:value="4761.47575" calcext:value-type="float">
            <text:p>4761.47575</text:p>
          </table:table-cell>
          <table:table-cell office:value-type="float" office:value="5477.8041" calcext:value-type="float">
            <text:p>5477.8041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41" calcext:value-type="float">
            <text:p>141</text:p>
          </table:table-cell>
          <table:table-cell office:value-type="float" office:value="3897.7436" calcext:value-type="float">
            <text:p>3897.7436</text:p>
          </table:table-cell>
          <table:table-cell office:value-type="float" office:value="4343.05527096774" calcext:value-type="float">
            <text:p>4343.0552709677</text:p>
          </table:table-cell>
          <table:table-cell office:value-type="float" office:value="4764.5323" calcext:value-type="float">
            <text:p>4764.5323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44" calcext:value-type="float">
            <text:p>144</text:p>
          </table:table-cell>
          <table:table-cell office:value-type="float" office:value="3908.872" calcext:value-type="float">
            <text:p>3908.872</text:p>
          </table:table-cell>
          <table:table-cell office:value-type="float" office:value="4046.88750952381" calcext:value-type="float">
            <text:p>4046.8875095238</text:p>
          </table:table-cell>
          <table:table-cell office:value-type="float" office:value="4174.6179" calcext:value-type="float">
            <text:p>4174.6179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25" calcext:value-type="float">
            <text:p>125</text:p>
          </table:table-cell>
          <table:table-cell table:number-columns-repeated="3" office:value-type="float" office:value="3911.3649" calcext:value-type="float">
            <text:p>3911.364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07" calcext:value-type="float">
            <text:p>107</text:p>
          </table:table-cell>
          <table:table-cell office:value-type="float" office:value="3915.1189" calcext:value-type="float">
            <text:p>3915.1189</text:p>
          </table:table-cell>
          <table:table-cell office:value-type="float" office:value="5036.40273210024" calcext:value-type="float">
            <text:p>5036.4027321003</text:p>
          </table:table-cell>
          <table:table-cell office:value-type="float" office:value="7661.1084" calcext:value-type="float">
            <text:p>7661.1084</text:p>
          </table:table-cell>
          <table:table-cell office:value-type="float" office:value="838" calcext:value-type="float">
            <text:p>838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3920.5008" calcext:value-type="float">
            <text:p>3920.5008</text:p>
          </table:table-cell>
          <table:table-cell office:value-type="float" office:value="4998.07099015151" calcext:value-type="float">
            <text:p>4998.0709901515</text:p>
          </table:table-cell>
          <table:table-cell office:value-type="float" office:value="7368.6568" calcext:value-type="float">
            <text:p>7368.6568</text:p>
          </table:table-cell>
          <table:table-cell office:value-type="float" office:value="396" calcext:value-type="float">
            <text:p>396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24" calcext:value-type="float">
            <text:p>124</text:p>
          </table:table-cell>
          <table:table-cell office:value-type="float" office:value="3922.5552" calcext:value-type="float">
            <text:p>3922.5552</text:p>
          </table:table-cell>
          <table:table-cell office:value-type="float" office:value="4619.44260333333" calcext:value-type="float">
            <text:p>4619.4426033333</text:p>
          </table:table-cell>
          <table:table-cell office:value-type="float" office:value="5580.2086" calcext:value-type="float">
            <text:p>5580.2086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28" calcext:value-type="float">
            <text:p>128</text:p>
          </table:table-cell>
          <table:table-cell office:value-type="float" office:value="3931.9401" calcext:value-type="float">
            <text:p>3931.9401</text:p>
          </table:table-cell>
          <table:table-cell office:value-type="float" office:value="3987.24247" calcext:value-type="float">
            <text:p>3987.24247</text:p>
          </table:table-cell>
          <table:table-cell office:value-type="float" office:value="4112.3622" calcext:value-type="float">
            <text:p>4112.3622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79" calcext:value-type="float">
            <text:p>79</text:p>
          </table:table-cell>
          <table:table-cell office:value-type="float" office:value="3932.506" calcext:value-type="float">
            <text:p>3932.506</text:p>
          </table:table-cell>
          <table:table-cell office:value-type="float" office:value="4796.24749257426" calcext:value-type="float">
            <text:p>4796.2474925743</text:p>
          </table:table-cell>
          <table:table-cell office:value-type="float" office:value="6854.062" calcext:value-type="float">
            <text:p>6854.062</text:p>
          </table:table-cell>
          <table:table-cell office:value-type="float" office:value="202" calcext:value-type="float">
            <text:p>202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948.2383" calcext:value-type="float">
            <text:p>3948.2383</text:p>
          </table:table-cell>
          <table:table-cell office:value-type="float" office:value="4867.15542592592" calcext:value-type="float">
            <text:p>4867.1554259259</text:p>
          </table:table-cell>
          <table:table-cell office:value-type="float" office:value="7038.1682" calcext:value-type="float">
            <text:p>7038.1682</text:p>
          </table:table-cell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9" calcext:value-type="float">
            <text:p>169</text:p>
          </table:table-cell>
          <table:table-cell table:number-columns-repeated="3" office:value-type="float" office:value="3951.745" calcext:value-type="float">
            <text:p>3951.74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72" calcext:value-type="float">
            <text:p>72</text:p>
          </table:table-cell>
          <table:table-cell office:value-type="float" office:value="3951.9031" calcext:value-type="float">
            <text:p>3951.9031</text:p>
          </table:table-cell>
          <table:table-cell office:value-type="float" office:value="4606.03494545455" calcext:value-type="float">
            <text:p>4606.0349454546</text:p>
          </table:table-cell>
          <table:table-cell office:value-type="float" office:value="5381.9328" calcext:value-type="float">
            <text:p>5381.9328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3957.404" calcext:value-type="float">
            <text:p>3957.404</text:p>
          </table:table-cell>
          <table:table-cell office:value-type="float" office:value="3969.4469" calcext:value-type="float">
            <text:p>3969.4469</text:p>
          </table:table-cell>
          <table:table-cell office:value-type="float" office:value="3981.4898" calcext:value-type="float">
            <text:p>3981.489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08" calcext:value-type="float">
            <text:p>108</text:p>
          </table:table-cell>
          <table:table-cell office:value-type="float" office:value="3962.423" calcext:value-type="float">
            <text:p>3962.423</text:p>
          </table:table-cell>
          <table:table-cell office:value-type="float" office:value="4142.59858333333" calcext:value-type="float">
            <text:p>4142.5985833333</text:p>
          </table:table-cell>
          <table:table-cell office:value-type="float" office:value="4204.6447" calcext:value-type="float">
            <text:p>4204.6447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99" calcext:value-type="float">
            <text:p>99</text:p>
          </table:table-cell>
          <table:table-cell office:value-type="float" office:value="3972.6286" calcext:value-type="float">
            <text:p>3972.6286</text:p>
          </table:table-cell>
          <table:table-cell office:value-type="float" office:value="6948.4733209492" calcext:value-type="float">
            <text:p>6948.4733209492</text:p>
          </table:table-cell>
          <table:table-cell office:value-type="float" office:value="8980.3613" calcext:value-type="float">
            <text:p>8980.3613</text:p>
          </table:table-cell>
          <table:table-cell office:value-type="float" office:value="2697" calcext:value-type="float">
            <text:p>2697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12" calcext:value-type="float">
            <text:p>112</text:p>
          </table:table-cell>
          <table:table-cell office:value-type="float" office:value="3975.3663" calcext:value-type="float">
            <text:p>3975.3663</text:p>
          </table:table-cell>
          <table:table-cell office:value-type="float" office:value="4042.07415" calcext:value-type="float">
            <text:p>4042.07415</text:p>
          </table:table-cell>
          <table:table-cell office:value-type="float" office:value="4115.5999" calcext:value-type="float">
            <text:p>4115.5999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96" calcext:value-type="float">
            <text:p>196</text:p>
          </table:table-cell>
          <table:table-cell office:value-type="float" office:value="3985.317" calcext:value-type="float">
            <text:p>3985.317</text:p>
          </table:table-cell>
          <table:table-cell office:value-type="float" office:value="4683.73723789474" calcext:value-type="float">
            <text:p>4683.7372378947</text:p>
          </table:table-cell>
          <table:table-cell office:value-type="float" office:value="5769.1237" calcext:value-type="float">
            <text:p>5769.1237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991.1779" calcext:value-type="float">
            <text:p>3991.1779</text:p>
          </table:table-cell>
          <table:table-cell office:value-type="float" office:value="3991.80566666667" calcext:value-type="float">
            <text:p>3991.8056666667</text:p>
          </table:table-cell>
          <table:table-cell office:value-type="float" office:value="3992.2399" calcext:value-type="float">
            <text:p>3992.2399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3998.0933" calcext:value-type="float">
            <text:p>3998.0933</text:p>
          </table:table-cell>
          <table:table-cell office:value-type="float" office:value="4633.63992033898" calcext:value-type="float">
            <text:p>4633.639920339</text:p>
          </table:table-cell>
          <table:table-cell office:value-type="float" office:value="5771.6624" calcext:value-type="float">
            <text:p>5771.6624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55" calcext:value-type="float">
            <text:p>155</text:p>
          </table:table-cell>
          <table:table-cell table:number-columns-repeated="3" office:value-type="float" office:value="4012.454" calcext:value-type="float">
            <text:p>4012.45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26" calcext:value-type="float">
            <text:p>126</text:p>
          </table:table-cell>
          <table:table-cell office:value-type="float" office:value="4031.6622" calcext:value-type="float">
            <text:p>4031.6622</text:p>
          </table:table-cell>
          <table:table-cell office:value-type="float" office:value="6194.95711819961" calcext:value-type="float">
            <text:p>6194.9571181996</text:p>
          </table:table-cell>
          <table:table-cell office:value-type="float" office:value="7798.8257" calcext:value-type="float">
            <text:p>7798.8257</text:p>
          </table:table-cell>
          <table:table-cell office:value-type="float" office:value="1022" calcext:value-type="float">
            <text:p>1022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77" calcext:value-type="float">
            <text:p>77</text:p>
          </table:table-cell>
          <table:table-cell office:value-type="float" office:value="4040.3834" calcext:value-type="float">
            <text:p>4040.3834</text:p>
          </table:table-cell>
          <table:table-cell office:value-type="float" office:value="5194.16432043011" calcext:value-type="float">
            <text:p>5194.1643204301</text:p>
          </table:table-cell>
          <table:table-cell office:value-type="float" office:value="5954.258" calcext:value-type="float">
            <text:p>5954.258</text:p>
          </table:table-cell>
          <table:table-cell office:value-type="float" office:value="93" calcext:value-type="float">
            <text:p>93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72" calcext:value-type="float">
            <text:p>72</text:p>
          </table:table-cell>
          <table:table-cell office:value-type="float" office:value="4044.9853" calcext:value-type="float">
            <text:p>4044.9853</text:p>
          </table:table-cell>
          <table:table-cell office:value-type="float" office:value="5094.25447758621" calcext:value-type="float">
            <text:p>5094.2544775862</text:p>
          </table:table-cell>
          <table:table-cell office:value-type="float" office:value="6189.9711" calcext:value-type="float">
            <text:p>6189.9711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4045.1152" calcext:value-type="float">
            <text:p>4045.1152</text:p>
          </table:table-cell>
          <table:table-cell office:value-type="float" office:value="5179.53894495413" calcext:value-type="float">
            <text:p>5179.5389449541</text:p>
          </table:table-cell>
          <table:table-cell office:value-type="float" office:value="6947.2134" calcext:value-type="float">
            <text:p>6947.2134</text:p>
          </table:table-cell>
          <table:table-cell office:value-type="float" office:value="436" calcext:value-type="float">
            <text:p>436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76" calcext:value-type="float">
            <text:p>76</text:p>
          </table:table-cell>
          <table:table-cell office:value-type="float" office:value="4045.1258" calcext:value-type="float">
            <text:p>4045.1258</text:p>
          </table:table-cell>
          <table:table-cell office:value-type="float" office:value="4151.825" calcext:value-type="float">
            <text:p>4151.825</text:p>
          </table:table-cell>
          <table:table-cell office:value-type="float" office:value="4365.2234" calcext:value-type="float">
            <text:p>4365.223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36" calcext:value-type="float">
            <text:p>136</text:p>
          </table:table-cell>
          <table:table-cell table:number-columns-repeated="3" office:value-type="float" office:value="4053.5125" calcext:value-type="float">
            <text:p>4053.512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212" calcext:value-type="float">
            <text:p>212</text:p>
          </table:table-cell>
          <table:table-cell office:value-type="float" office:value="4058.4252" calcext:value-type="float">
            <text:p>4058.4252</text:p>
          </table:table-cell>
          <table:table-cell office:value-type="float" office:value="4567.35886" calcext:value-type="float">
            <text:p>4567.35886</text:p>
          </table:table-cell>
          <table:table-cell office:value-type="float" office:value="4962.9572" calcext:value-type="float">
            <text:p>4962.957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71" calcext:value-type="float">
            <text:p>71</text:p>
          </table:table-cell>
          <table:table-cell office:value-type="float" office:value="4062.9282" calcext:value-type="float">
            <text:p>4062.9282</text:p>
          </table:table-cell>
          <table:table-cell office:value-type="float" office:value="5205.73574210526" calcext:value-type="float">
            <text:p>5205.7357421053</text:p>
          </table:table-cell>
          <table:table-cell office:value-type="float" office:value="6142.5854" calcext:value-type="float">
            <text:p>6142.5854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22" calcext:value-type="float">
            <text:p>122</text:p>
          </table:table-cell>
          <table:table-cell office:value-type="float" office:value="4066.5862" calcext:value-type="float">
            <text:p>4066.5862</text:p>
          </table:table-cell>
          <table:table-cell office:value-type="float" office:value="4341.4033625" calcext:value-type="float">
            <text:p>4341.4033625</text:p>
          </table:table-cell>
          <table:table-cell office:value-type="float" office:value="4437.1342" calcext:value-type="float">
            <text:p>4437.1342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4067.3467" calcext:value-type="float">
            <text:p>4067.3467</text:p>
          </table:table-cell>
          <table:table-cell office:value-type="float" office:value="4086.05963125" calcext:value-type="float">
            <text:p>4086.05963125</text:p>
          </table:table-cell>
          <table:table-cell office:value-type="float" office:value="4177.2845" calcext:value-type="float">
            <text:p>4177.284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80" calcext:value-type="float">
            <text:p>180</text:p>
          </table:table-cell>
          <table:table-cell office:value-type="float" office:value="4071.1364" calcext:value-type="float">
            <text:p>4071.1364</text:p>
          </table:table-cell>
          <table:table-cell office:value-type="float" office:value="5167.47437881944" calcext:value-type="float">
            <text:p>5167.4743788195</text:p>
          </table:table-cell>
          <table:table-cell office:value-type="float" office:value="8135.8496" calcext:value-type="float">
            <text:p>8135.8496</text:p>
          </table:table-cell>
          <table:table-cell office:value-type="float" office:value="288" calcext:value-type="float">
            <text:p>288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212" calcext:value-type="float">
            <text:p>212</text:p>
          </table:table-cell>
          <table:table-cell office:value-type="float" office:value="4076.3946" calcext:value-type="float">
            <text:p>4076.3946</text:p>
          </table:table-cell>
          <table:table-cell office:value-type="float" office:value="5083.82997735849" calcext:value-type="float">
            <text:p>5083.8299773585</text:p>
          </table:table-cell>
          <table:table-cell office:value-type="float" office:value="7192.7891" calcext:value-type="float">
            <text:p>7192.7891</text:p>
          </table:table-cell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99" calcext:value-type="float">
            <text:p>199</text:p>
          </table:table-cell>
          <table:table-cell office:value-type="float" office:value="4082.0643" calcext:value-type="float">
            <text:p>4082.0643</text:p>
          </table:table-cell>
          <table:table-cell office:value-type="float" office:value="5219.67263753502" calcext:value-type="float">
            <text:p>5219.672637535</text:p>
          </table:table-cell>
          <table:table-cell office:value-type="float" office:value="7685.4069" calcext:value-type="float">
            <text:p>7685.4069</text:p>
          </table:table-cell>
          <table:table-cell office:value-type="float" office:value="357" calcext:value-type="float">
            <text:p>357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11" calcext:value-type="float">
            <text:p>111</text:p>
          </table:table-cell>
          <table:table-cell office:value-type="float" office:value="4096.318" calcext:value-type="float">
            <text:p>4096.318</text:p>
          </table:table-cell>
          <table:table-cell office:value-type="float" office:value="5043.902675" calcext:value-type="float">
            <text:p>5043.902675</text:p>
          </table:table-cell>
          <table:table-cell office:value-type="float" office:value="6061.5209" calcext:value-type="float">
            <text:p>6061.5209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58" calcext:value-type="float">
            <text:p>58</text:p>
          </table:table-cell>
          <table:table-cell office:value-type="float" office:value="4102.8494" calcext:value-type="float">
            <text:p>4102.8494</text:p>
          </table:table-cell>
          <table:table-cell office:value-type="float" office:value="4867.65108852459" calcext:value-type="float">
            <text:p>4867.6510885246</text:p>
          </table:table-cell>
          <table:table-cell office:value-type="float" office:value="5667.043" calcext:value-type="float">
            <text:p>5667.043</text:p>
          </table:table-cell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office:value-type="float" office:value="4105.0044" calcext:value-type="float">
            <text:p>4105.004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04" calcext:value-type="float">
            <text:p>204</text:p>
          </table:table-cell>
          <table:table-cell office:value-type="float" office:value="4112.7146" calcext:value-type="float">
            <text:p>4112.7146</text:p>
          </table:table-cell>
          <table:table-cell office:value-type="float" office:value="4334.81715384615" calcext:value-type="float">
            <text:p>4334.8171538462</text:p>
          </table:table-cell>
          <table:table-cell office:value-type="float" office:value="4363.8865" calcext:value-type="float">
            <text:p>4363.8865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4120.8407" calcext:value-type="float">
            <text:p>4120.8407</text:p>
          </table:table-cell>
          <table:table-cell office:value-type="float" office:value="4224.223875" calcext:value-type="float">
            <text:p>4224.223875</text:p>
          </table:table-cell>
          <table:table-cell office:value-type="float" office:value="4331.3992" calcext:value-type="float">
            <text:p>4331.399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123.2834" calcext:value-type="float">
            <text:p>4123.2834</text:p>
          </table:table-cell>
          <table:table-cell office:value-type="float" office:value="4297.04544594595" calcext:value-type="float">
            <text:p>4297.045445946</text:p>
          </table:table-cell>
          <table:table-cell office:value-type="float" office:value="4318.5474" calcext:value-type="float">
            <text:p>4318.5474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64" calcext:value-type="float">
            <text:p>64</text:p>
          </table:table-cell>
          <table:table-cell office:value-type="float" office:value="4125.4828" calcext:value-type="float">
            <text:p>4125.4828</text:p>
          </table:table-cell>
          <table:table-cell office:value-type="float" office:value="4806.7685375" calcext:value-type="float">
            <text:p>4806.7685375</text:p>
          </table:table-cell>
          <table:table-cell office:value-type="float" office:value="5539.5755" calcext:value-type="float">
            <text:p>5539.5755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58" calcext:value-type="float">
            <text:p>58</text:p>
          </table:table-cell>
          <table:table-cell office:value-type="float" office:value="4128.5621" calcext:value-type="float">
            <text:p>4128.5621</text:p>
          </table:table-cell>
          <table:table-cell office:value-type="float" office:value="4414.22931" calcext:value-type="float">
            <text:p>4414.22931</text:p>
          </table:table-cell>
          <table:table-cell office:value-type="float" office:value="4716.2384" calcext:value-type="float">
            <text:p>4716.2384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40" calcext:value-type="float">
            <text:p>140</text:p>
          </table:table-cell>
          <table:table-cell office:value-type="float" office:value="4132.6297" calcext:value-type="float">
            <text:p>4132.6297</text:p>
          </table:table-cell>
          <table:table-cell office:value-type="float" office:value="4201.73145" calcext:value-type="float">
            <text:p>4201.73145</text:p>
          </table:table-cell>
          <table:table-cell office:value-type="float" office:value="4270.8332" calcext:value-type="float">
            <text:p>4270.833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92" calcext:value-type="float">
            <text:p>192</text:p>
          </table:table-cell>
          <table:table-cell table:number-columns-repeated="3" office:value-type="float" office:value="4162.4915" calcext:value-type="float">
            <text:p>4162.491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206" calcext:value-type="float">
            <text:p>206</text:p>
          </table:table-cell>
          <table:table-cell office:value-type="float" office:value="4165.3586" calcext:value-type="float">
            <text:p>4165.3586</text:p>
          </table:table-cell>
          <table:table-cell office:value-type="float" office:value="4941.73910833333" calcext:value-type="float">
            <text:p>4941.7391083333</text:p>
          </table:table-cell>
          <table:table-cell office:value-type="float" office:value="5704.8393" calcext:value-type="float">
            <text:p>5704.8393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06" calcext:value-type="float">
            <text:p>106</text:p>
          </table:table-cell>
          <table:table-cell office:value-type="float" office:value="4181.4671" calcext:value-type="float">
            <text:p>4181.4671</text:p>
          </table:table-cell>
          <table:table-cell office:value-type="float" office:value="4184.61005555556" calcext:value-type="float">
            <text:p>4184.6100555556</text:p>
          </table:table-cell>
          <table:table-cell office:value-type="float" office:value="4187.9344" calcext:value-type="float">
            <text:p>4187.9344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4187.1683" calcext:value-type="float">
            <text:p>4187.1683</text:p>
          </table:table-cell>
          <table:table-cell office:value-type="float" office:value="5633.58385714286" calcext:value-type="float">
            <text:p>5633.5838571429</text:p>
          </table:table-cell>
          <table:table-cell office:value-type="float" office:value="6266.6956" calcext:value-type="float">
            <text:p>6266.6956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59" calcext:value-type="float">
            <text:p>159</text:p>
          </table:table-cell>
          <table:table-cell table:number-columns-repeated="3" office:value-type="float" office:value="4189.9173" calcext:value-type="float">
            <text:p>4189.917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4190.7956" calcext:value-type="float">
            <text:p>4190.7956</text:p>
          </table:table-cell>
          <table:table-cell office:value-type="float" office:value="4391.10055" calcext:value-type="float">
            <text:p>4391.10055</text:p>
          </table:table-cell>
          <table:table-cell office:value-type="float" office:value="4534.8102" calcext:value-type="float">
            <text:p>4534.810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22" calcext:value-type="float">
            <text:p>122</text:p>
          </table:table-cell>
          <table:table-cell office:value-type="float" office:value="4192.7577" calcext:value-type="float">
            <text:p>4192.7577</text:p>
          </table:table-cell>
          <table:table-cell office:value-type="float" office:value="4192.81395" calcext:value-type="float">
            <text:p>4192.81395</text:p>
          </table:table-cell>
          <table:table-cell office:value-type="float" office:value="4192.8702" calcext:value-type="float">
            <text:p>4192.870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3" office:value-type="float" office:value="4197.859" calcext:value-type="float">
            <text:p>4197.85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73" calcext:value-type="float">
            <text:p>73</text:p>
          </table:table-cell>
          <table:table-cell office:value-type="float" office:value="4203.0607" calcext:value-type="float">
            <text:p>4203.0607</text:p>
          </table:table-cell>
          <table:table-cell office:value-type="float" office:value="5149.2369" calcext:value-type="float">
            <text:p>5149.2369</text:p>
          </table:table-cell>
          <table:table-cell office:value-type="float" office:value="5852.483" calcext:value-type="float">
            <text:p>5852.483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210.8783" calcext:value-type="float">
            <text:p>4210.8783</text:p>
          </table:table-cell>
          <table:table-cell office:value-type="float" office:value="4624.24451111111" calcext:value-type="float">
            <text:p>4624.2445111111</text:p>
          </table:table-cell>
          <table:table-cell office:value-type="float" office:value="4926.5344" calcext:value-type="float">
            <text:p>4926.5344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3" office:value-type="float" office:value="4223.1935" calcext:value-type="float">
            <text:p>4223.193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04" calcext:value-type="float">
            <text:p>104</text:p>
          </table:table-cell>
          <table:table-cell table:number-columns-repeated="3" office:value-type="float" office:value="4223.4046" calcext:value-type="float">
            <text:p>4223.404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42" calcext:value-type="float">
            <text:p>142</text:p>
          </table:table-cell>
          <table:table-cell table:number-columns-repeated="3" office:value-type="float" office:value="4247.9185" calcext:value-type="float">
            <text:p>4247.918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256.1158" calcext:value-type="float">
            <text:p>4256.1158</text:p>
          </table:table-cell>
          <table:table-cell office:value-type="float" office:value="4512.3667" calcext:value-type="float">
            <text:p>4512.3667</text:p>
          </table:table-cell>
          <table:table-cell office:value-type="float" office:value="4640.6668" calcext:value-type="float">
            <text:p>4640.6668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06" calcext:value-type="float">
            <text:p>106</text:p>
          </table:table-cell>
          <table:table-cell office:value-type="float" office:value="4261.2068" calcext:value-type="float">
            <text:p>4261.2068</text:p>
          </table:table-cell>
          <table:table-cell office:value-type="float" office:value="5650.39036853582" calcext:value-type="float">
            <text:p>5650.3903685358</text:p>
          </table:table-cell>
          <table:table-cell office:value-type="float" office:value="7317.7157" calcext:value-type="float">
            <text:p>7317.7157</text:p>
          </table:table-cell>
          <table:table-cell office:value-type="float" office:value="963" calcext:value-type="float">
            <text:p>963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68" calcext:value-type="float">
            <text:p>68</text:p>
          </table:table-cell>
          <table:table-cell office:value-type="float" office:value="4261.4183" calcext:value-type="float">
            <text:p>4261.4183</text:p>
          </table:table-cell>
          <table:table-cell office:value-type="float" office:value="4264.30788888889" calcext:value-type="float">
            <text:p>4264.3078888889</text:p>
          </table:table-cell>
          <table:table-cell office:value-type="float" office:value="4268.4323" calcext:value-type="float">
            <text:p>4268.4323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77" calcext:value-type="float">
            <text:p>77</text:p>
          </table:table-cell>
          <table:table-cell office:value-type="float" office:value="4265.8776" calcext:value-type="float">
            <text:p>4265.8776</text:p>
          </table:table-cell>
          <table:table-cell office:value-type="float" office:value="4458.66512666667" calcext:value-type="float">
            <text:p>4458.6651266667</text:p>
          </table:table-cell>
          <table:table-cell office:value-type="float" office:value="4761.5752" calcext:value-type="float">
            <text:p>4761.575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35" calcext:value-type="float">
            <text:p>135</text:p>
          </table:table-cell>
          <table:table-cell office:value-type="float" office:value="4276.3216" calcext:value-type="float">
            <text:p>4276.3216</text:p>
          </table:table-cell>
          <table:table-cell office:value-type="float" office:value="4276.58703333333" calcext:value-type="float">
            <text:p>4276.5870333333</text:p>
          </table:table-cell>
          <table:table-cell office:value-type="float" office:value="4277.0197" calcext:value-type="float">
            <text:p>4277.0197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52" calcext:value-type="float">
            <text:p>152</text:p>
          </table:table-cell>
          <table:table-cell office:value-type="float" office:value="4283.9008" calcext:value-type="float">
            <text:p>4283.9008</text:p>
          </table:table-cell>
          <table:table-cell office:value-type="float" office:value="4559.32071" calcext:value-type="float">
            <text:p>4559.32071</text:p>
          </table:table-cell>
          <table:table-cell office:value-type="float" office:value="4791.9028" calcext:value-type="float">
            <text:p>4791.9028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204" calcext:value-type="float">
            <text:p>204</text:p>
          </table:table-cell>
          <table:table-cell office:value-type="float" office:value="4299.3677" calcext:value-type="float">
            <text:p>4299.3677</text:p>
          </table:table-cell>
          <table:table-cell office:value-type="float" office:value="5728.73445373832" calcext:value-type="float">
            <text:p>5728.7344537383</text:p>
          </table:table-cell>
          <table:table-cell office:value-type="float" office:value="6450.8559" calcext:value-type="float">
            <text:p>6450.8559</text:p>
          </table:table-cell>
          <table:table-cell office:value-type="float" office:value="214" calcext:value-type="float">
            <text:p>214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48" calcext:value-type="float">
            <text:p>148</text:p>
          </table:table-cell>
          <table:table-cell office:value-type="float" office:value="4309.7228" calcext:value-type="float">
            <text:p>4309.7228</text:p>
          </table:table-cell>
          <table:table-cell office:value-type="float" office:value="5085.83214285714" calcext:value-type="float">
            <text:p>5085.8321428572</text:p>
          </table:table-cell>
          <table:table-cell office:value-type="float" office:value="5904.1923" calcext:value-type="float">
            <text:p>5904.192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206" calcext:value-type="float">
            <text:p>206</text:p>
          </table:table-cell>
          <table:table-cell office:value-type="float" office:value="4327.4255" calcext:value-type="float">
            <text:p>4327.4255</text:p>
          </table:table-cell>
          <table:table-cell office:value-type="float" office:value="5613.41134589041" calcext:value-type="float">
            <text:p>5613.4113458904</text:p>
          </table:table-cell>
          <table:table-cell office:value-type="float" office:value="7835.5777" calcext:value-type="float">
            <text:p>7835.5777</text:p>
          </table:table-cell>
          <table:table-cell office:value-type="float" office:value="146" calcext:value-type="float">
            <text:p>146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211" calcext:value-type="float">
            <text:p>211</text:p>
          </table:table-cell>
          <table:table-cell office:value-type="float" office:value="4333.4141" calcext:value-type="float">
            <text:p>4333.4141</text:p>
          </table:table-cell>
          <table:table-cell office:value-type="float" office:value="4990.76390714286" calcext:value-type="float">
            <text:p>4990.7639071429</text:p>
          </table:table-cell>
          <table:table-cell office:value-type="float" office:value="6426.1502" calcext:value-type="float">
            <text:p>6426.150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64" calcext:value-type="float">
            <text:p>64</text:p>
          </table:table-cell>
          <table:table-cell office:value-type="float" office:value="4334.7167" calcext:value-type="float">
            <text:p>4334.7167</text:p>
          </table:table-cell>
          <table:table-cell office:value-type="float" office:value="5589.92260952381" calcext:value-type="float">
            <text:p>5589.9226095238</text:p>
          </table:table-cell>
          <table:table-cell office:value-type="float" office:value="6712.8657" calcext:value-type="float">
            <text:p>6712.8657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03" calcext:value-type="float">
            <text:p>203</text:p>
          </table:table-cell>
          <table:table-cell office:value-type="float" office:value="4335.2903" calcext:value-type="float">
            <text:p>4335.2903</text:p>
          </table:table-cell>
          <table:table-cell office:value-type="float" office:value="4732.0404" calcext:value-type="float">
            <text:p>4732.0404</text:p>
          </table:table-cell>
          <table:table-cell office:value-type="float" office:value="5129.4421" calcext:value-type="float">
            <text:p>5129.4421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3" office:value-type="float" office:value="4340.1814" calcext:value-type="float">
            <text:p>4340.181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63" calcext:value-type="float">
            <text:p>163</text:p>
          </table:table-cell>
          <table:table-cell table:number-columns-repeated="3" office:value-type="float" office:value="4340.2077" calcext:value-type="float">
            <text:p>4340.207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3" office:value-type="float" office:value="4362.3553" calcext:value-type="float">
            <text:p>4362.355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73" calcext:value-type="float">
            <text:p>73</text:p>
          </table:table-cell>
          <table:table-cell office:value-type="float" office:value="4362.9594" calcext:value-type="float">
            <text:p>4362.9594</text:p>
          </table:table-cell>
          <table:table-cell office:value-type="float" office:value="5315.85716111111" calcext:value-type="float">
            <text:p>5315.8571611111</text:p>
          </table:table-cell>
          <table:table-cell office:value-type="float" office:value="6582.6443" calcext:value-type="float">
            <text:p>6582.6443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4368.4946" calcext:value-type="float">
            <text:p>4368.4946</text:p>
          </table:table-cell>
          <table:table-cell office:value-type="float" office:value="5400.999068" calcext:value-type="float">
            <text:p>5400.999068</text:p>
          </table:table-cell>
          <table:table-cell office:value-type="float" office:value="6520" calcext:value-type="float">
            <text:p>6520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39" calcext:value-type="float">
            <text:p>139</text:p>
          </table:table-cell>
          <table:table-cell table:number-columns-repeated="3" office:value-type="float" office:value="4374.4236" calcext:value-type="float">
            <text:p>4374.423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4380.6701" calcext:value-type="float">
            <text:p>4380.6701</text:p>
          </table:table-cell>
          <table:table-cell office:value-type="float" office:value="7643.64330865801" calcext:value-type="float">
            <text:p>7643.643308658</text:p>
          </table:table-cell>
          <table:table-cell office:value-type="float" office:value="9578.3002" calcext:value-type="float">
            <text:p>9578.3002</text:p>
          </table:table-cell>
          <table:table-cell office:value-type="float" office:value="924" calcext:value-type="float">
            <text:p>924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35" calcext:value-type="float">
            <text:p>35</text:p>
          </table:table-cell>
          <table:table-cell office:value-type="float" office:value="4386.2423" calcext:value-type="float">
            <text:p>4386.2423</text:p>
          </table:table-cell>
          <table:table-cell office:value-type="float" office:value="4513.9295" calcext:value-type="float">
            <text:p>4513.9295</text:p>
          </table:table-cell>
          <table:table-cell office:value-type="float" office:value="4609.9264" calcext:value-type="float">
            <text:p>4609.9264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74" calcext:value-type="float">
            <text:p>174</text:p>
          </table:table-cell>
          <table:table-cell office:value-type="float" office:value="4387.0283" calcext:value-type="float">
            <text:p>4387.0283</text:p>
          </table:table-cell>
          <table:table-cell office:value-type="float" office:value="4596.54811" calcext:value-type="float">
            <text:p>4596.54811</text:p>
          </table:table-cell>
          <table:table-cell office:value-type="float" office:value="4674.1166" calcext:value-type="float">
            <text:p>4674.1166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4407.7519" calcext:value-type="float">
            <text:p>4407.7519</text:p>
          </table:table-cell>
          <table:table-cell office:value-type="float" office:value="5654.77242272727" calcext:value-type="float">
            <text:p>5654.7724227273</text:p>
          </table:table-cell>
          <table:table-cell office:value-type="float" office:value="6522.4924" calcext:value-type="float">
            <text:p>6522.4924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66" calcext:value-type="float">
            <text:p>66</text:p>
          </table:table-cell>
          <table:table-cell office:value-type="float" office:value="4410.806" calcext:value-type="float">
            <text:p>4410.806</text:p>
          </table:table-cell>
          <table:table-cell office:value-type="float" office:value="4453.54045" calcext:value-type="float">
            <text:p>4453.54045</text:p>
          </table:table-cell>
          <table:table-cell office:value-type="float" office:value="4496.2749" calcext:value-type="float">
            <text:p>4496.2749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96" calcext:value-type="float">
            <text:p>196</text:p>
          </table:table-cell>
          <table:table-cell office:value-type="float" office:value="4410.8987" calcext:value-type="float">
            <text:p>4410.8987</text:p>
          </table:table-cell>
          <table:table-cell office:value-type="float" office:value="5558.08586197183" calcext:value-type="float">
            <text:p>5558.0858619718</text:p>
          </table:table-cell>
          <table:table-cell office:value-type="float" office:value="6430.8104" calcext:value-type="float">
            <text:p>6430.8104</text:p>
          </table:table-cell>
          <table:table-cell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11" calcext:value-type="float">
            <text:p>111</text:p>
          </table:table-cell>
          <table:table-cell office:value-type="float" office:value="4413.7033" calcext:value-type="float">
            <text:p>4413.7033</text:p>
          </table:table-cell>
          <table:table-cell office:value-type="float" office:value="5208.01165277778" calcext:value-type="float">
            <text:p>5208.0116527778</text:p>
          </table:table-cell>
          <table:table-cell office:value-type="float" office:value="6730.6336" calcext:value-type="float">
            <text:p>6730.6336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11" calcext:value-type="float">
            <text:p>111</text:p>
          </table:table-cell>
          <table:table-cell office:value-type="float" office:value="4416.0157" calcext:value-type="float">
            <text:p>4416.0157</text:p>
          </table:table-cell>
          <table:table-cell office:value-type="float" office:value="5389.89166666667" calcext:value-type="float">
            <text:p>5389.8916666667</text:p>
          </table:table-cell>
          <table:table-cell office:value-type="float" office:value="6204.1512" calcext:value-type="float">
            <text:p>6204.151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27" calcext:value-type="float">
            <text:p>127</text:p>
          </table:table-cell>
          <table:table-cell office:value-type="float" office:value="4416.0453" calcext:value-type="float">
            <text:p>4416.0453</text:p>
          </table:table-cell>
          <table:table-cell office:value-type="float" office:value="5563.4060074074" calcext:value-type="float">
            <text:p>5563.4060074074</text:p>
          </table:table-cell>
          <table:table-cell office:value-type="float" office:value="6762.7811" calcext:value-type="float">
            <text:p>6762.7811</text:p>
          </table:table-cell>
          <table:table-cell office:value-type="float" office:value="189" calcext:value-type="float">
            <text:p>189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98" calcext:value-type="float">
            <text:p>98</text:p>
          </table:table-cell>
          <table:table-cell office:value-type="float" office:value="4426.666" calcext:value-type="float">
            <text:p>4426.666</text:p>
          </table:table-cell>
          <table:table-cell office:value-type="float" office:value="5869.96620673077" calcext:value-type="float">
            <text:p>5869.9662067308</text:p>
          </table:table-cell>
          <table:table-cell office:value-type="float" office:value="6826.3749" calcext:value-type="float">
            <text:p>6826.3749</text:p>
          </table:table-cell>
          <table:table-cell office:value-type="float" office:value="104" calcext:value-type="float">
            <text:p>104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4432.5374" calcext:value-type="float">
            <text:p>4432.5374</text:p>
          </table:table-cell>
          <table:table-cell office:value-type="float" office:value="5456.7019852349" calcext:value-type="float">
            <text:p>5456.7019852349</text:p>
          </table:table-cell>
          <table:table-cell office:value-type="float" office:value="6280.9203" calcext:value-type="float">
            <text:p>6280.9203</text:p>
          </table:table-cell>
          <table:table-cell office:value-type="float" office:value="298" calcext:value-type="float">
            <text:p>298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54" calcext:value-type="float">
            <text:p>154</text:p>
          </table:table-cell>
          <table:table-cell table:number-columns-repeated="3" office:value-type="float" office:value="4433.2152" calcext:value-type="float">
            <text:p>4433.215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31" calcext:value-type="float">
            <text:p>31</text:p>
          </table:table-cell>
          <table:table-cell office:value-type="float" office:value="4434.4642" calcext:value-type="float">
            <text:p>4434.4642</text:p>
          </table:table-cell>
          <table:table-cell office:value-type="float" office:value="5572.27308" calcext:value-type="float">
            <text:p>5572.27308</text:p>
          </table:table-cell>
          <table:table-cell office:value-type="float" office:value="5971.6845" calcext:value-type="float">
            <text:p>5971.684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94" calcext:value-type="float">
            <text:p>194</text:p>
          </table:table-cell>
          <table:table-cell office:value-type="float" office:value="4435.6745" calcext:value-type="float">
            <text:p>4435.6745</text:p>
          </table:table-cell>
          <table:table-cell office:value-type="float" office:value="4528.6088" calcext:value-type="float">
            <text:p>4528.6088</text:p>
          </table:table-cell>
          <table:table-cell office:value-type="float" office:value="4714.4774" calcext:value-type="float">
            <text:p>4714.477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70" calcext:value-type="float">
            <text:p>70</text:p>
          </table:table-cell>
          <table:table-cell office:value-type="float" office:value="4441.2997" calcext:value-type="float">
            <text:p>4441.2997</text:p>
          </table:table-cell>
          <table:table-cell office:value-type="float" office:value="5759.02174135338" calcext:value-type="float">
            <text:p>5759.0217413534</text:p>
          </table:table-cell>
          <table:table-cell office:value-type="float" office:value="6435.3708" calcext:value-type="float">
            <text:p>6435.3708</text:p>
          </table:table-cell>
          <table:table-cell office:value-type="float" office:value="133" calcext:value-type="float">
            <text:p>133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4443.601" calcext:value-type="float">
            <text:p>4443.601</text:p>
          </table:table-cell>
          <table:table-cell office:value-type="float" office:value="5782.79953571429" calcext:value-type="float">
            <text:p>5782.7995357143</text:p>
          </table:table-cell>
          <table:table-cell office:value-type="float" office:value="6048.1306" calcext:value-type="float">
            <text:p>6048.1306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office:value-type="float" office:value="4470.3101" calcext:value-type="float">
            <text:p>4470.3101</text:p>
          </table:table-cell>
          <table:table-cell office:value-type="float" office:value="4485.24536153846" calcext:value-type="float">
            <text:p>4485.2453615385</text:p>
          </table:table-cell>
          <table:table-cell office:value-type="float" office:value="4600.5985" calcext:value-type="float">
            <text:p>4600.5985</text:p>
          </table:table-cell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18" calcext:value-type="float">
            <text:p>118</text:p>
          </table:table-cell>
          <table:table-cell office:value-type="float" office:value="4472.313" calcext:value-type="float">
            <text:p>4472.313</text:p>
          </table:table-cell>
          <table:table-cell office:value-type="float" office:value="4553.8494" calcext:value-type="float">
            <text:p>4553.8494</text:p>
          </table:table-cell>
          <table:table-cell office:value-type="float" office:value="4848.3623" calcext:value-type="float">
            <text:p>4848.3623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05" calcext:value-type="float">
            <text:p>105</text:p>
          </table:table-cell>
          <table:table-cell office:value-type="float" office:value="4475.5606" calcext:value-type="float">
            <text:p>4475.5606</text:p>
          </table:table-cell>
          <table:table-cell office:value-type="float" office:value="5760.84146179775" calcext:value-type="float">
            <text:p>5760.8414617978</text:p>
          </table:table-cell>
          <table:table-cell office:value-type="float" office:value="6519.2218" calcext:value-type="float">
            <text:p>6519.2218</text:p>
          </table:table-cell>
          <table:table-cell office:value-type="float" office:value="178" calcext:value-type="float">
            <text:p>178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18" calcext:value-type="float">
            <text:p>118</text:p>
          </table:table-cell>
          <table:table-cell table:number-columns-repeated="3" office:value-type="float" office:value="4482.6302" calcext:value-type="float">
            <text:p>4482.630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37" calcext:value-type="float">
            <text:p>137</text:p>
          </table:table-cell>
          <table:table-cell office:value-type="float" office:value="4482.7509" calcext:value-type="float">
            <text:p>4482.7509</text:p>
          </table:table-cell>
          <table:table-cell office:value-type="float" office:value="5545.54484590164" calcext:value-type="float">
            <text:p>5545.5448459016</text:p>
          </table:table-cell>
          <table:table-cell office:value-type="float" office:value="7763.352" calcext:value-type="float">
            <text:p>7763.352</text:p>
          </table:table-cell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66" calcext:value-type="float">
            <text:p>66</text:p>
          </table:table-cell>
          <table:table-cell office:value-type="float" office:value="4485.0484" calcext:value-type="float">
            <text:p>4485.0484</text:p>
          </table:table-cell>
          <table:table-cell office:value-type="float" office:value="4543.514025" calcext:value-type="float">
            <text:p>4543.514025</text:p>
          </table:table-cell>
          <table:table-cell office:value-type="float" office:value="4594.1413" calcext:value-type="float">
            <text:p>4594.141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57" calcext:value-type="float">
            <text:p>157</text:p>
          </table:table-cell>
          <table:table-cell table:number-columns-repeated="3" office:value-type="float" office:value="4486.5596" calcext:value-type="float">
            <text:p>4486.559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01" calcext:value-type="float">
            <text:p>101</text:p>
          </table:table-cell>
          <table:table-cell table:number-columns-repeated="3" office:value-type="float" office:value="4486.826" calcext:value-type="float">
            <text:p>4486.82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3" office:value-type="float" office:value="4487.0294" calcext:value-type="float">
            <text:p>4487.029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60" calcext:value-type="float">
            <text:p>160</text:p>
          </table:table-cell>
          <table:table-cell office:value-type="float" office:value="4488.5252" calcext:value-type="float">
            <text:p>4488.5252</text:p>
          </table:table-cell>
          <table:table-cell office:value-type="float" office:value="4504.75315" calcext:value-type="float">
            <text:p>4504.75315</text:p>
          </table:table-cell>
          <table:table-cell office:value-type="float" office:value="4520.9811" calcext:value-type="float">
            <text:p>4520.981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51" calcext:value-type="float">
            <text:p>51</text:p>
          </table:table-cell>
          <table:table-cell office:value-type="float" office:value="4498.0616" calcext:value-type="float">
            <text:p>4498.0616</text:p>
          </table:table-cell>
          <table:table-cell office:value-type="float" office:value="4601.59343846154" calcext:value-type="float">
            <text:p>4601.5934384615</text:p>
          </table:table-cell>
          <table:table-cell office:value-type="float" office:value="4778.3696" calcext:value-type="float">
            <text:p>4778.3696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4500.5497" calcext:value-type="float">
            <text:p>4500.5497</text:p>
          </table:table-cell>
          <table:table-cell office:value-type="float" office:value="4618.97834285714" calcext:value-type="float">
            <text:p>4618.9783428572</text:p>
          </table:table-cell>
          <table:table-cell office:value-type="float" office:value="4791.1371" calcext:value-type="float">
            <text:p>4791.137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52" calcext:value-type="float">
            <text:p>52</text:p>
          </table:table-cell>
          <table:table-cell office:value-type="float" office:value="4507.0223" calcext:value-type="float">
            <text:p>4507.0223</text:p>
          </table:table-cell>
          <table:table-cell office:value-type="float" office:value="4621.22752857143" calcext:value-type="float">
            <text:p>4621.2275285714</text:p>
          </table:table-cell>
          <table:table-cell office:value-type="float" office:value="4769.1345" calcext:value-type="float">
            <text:p>4769.134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75" calcext:value-type="float">
            <text:p>75</text:p>
          </table:table-cell>
          <table:table-cell office:value-type="float" office:value="4532.0068" calcext:value-type="float">
            <text:p>4532.0068</text:p>
          </table:table-cell>
          <table:table-cell office:value-type="float" office:value="5582.22886923077" calcext:value-type="float">
            <text:p>5582.2288692308</text:p>
          </table:table-cell>
          <table:table-cell office:value-type="float" office:value="6655.7331" calcext:value-type="float">
            <text:p>6655.7331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98" calcext:value-type="float">
            <text:p>198</text:p>
          </table:table-cell>
          <table:table-cell office:value-type="float" office:value="4534.9613" calcext:value-type="float">
            <text:p>4534.9613</text:p>
          </table:table-cell>
          <table:table-cell office:value-type="float" office:value="5803.72941458333" calcext:value-type="float">
            <text:p>5803.7294145833</text:p>
          </table:table-cell>
          <table:table-cell office:value-type="float" office:value="6993.6624" calcext:value-type="float">
            <text:p>6993.6624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1" calcext:value-type="float">
            <text:p>51</text:p>
          </table:table-cell>
          <table:table-cell office:value-type="float" office:value="4544.1895" calcext:value-type="float">
            <text:p>4544.1895</text:p>
          </table:table-cell>
          <table:table-cell office:value-type="float" office:value="4651.0482" calcext:value-type="float">
            <text:p>4651.0482</text:p>
          </table:table-cell>
          <table:table-cell office:value-type="float" office:value="4799.8084" calcext:value-type="float">
            <text:p>4799.8084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85" calcext:value-type="float">
            <text:p>185</text:p>
          </table:table-cell>
          <table:table-cell office:value-type="float" office:value="4547.001" calcext:value-type="float">
            <text:p>4547.001</text:p>
          </table:table-cell>
          <table:table-cell office:value-type="float" office:value="4798.1147" calcext:value-type="float">
            <text:p>4798.1147</text:p>
          </table:table-cell>
          <table:table-cell office:value-type="float" office:value="5294.2493" calcext:value-type="float">
            <text:p>5294.249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208" calcext:value-type="float">
            <text:p>208</text:p>
          </table:table-cell>
          <table:table-cell office:value-type="float" office:value="4556.4817" calcext:value-type="float">
            <text:p>4556.4817</text:p>
          </table:table-cell>
          <table:table-cell office:value-type="float" office:value="5867.37053423989" calcext:value-type="float">
            <text:p>5867.3705342399</text:p>
          </table:table-cell>
          <table:table-cell office:value-type="float" office:value="8466.7439" calcext:value-type="float">
            <text:p>8466.7439</text:p>
          </table:table-cell>
          <table:table-cell office:value-type="float" office:value="1434" calcext:value-type="float">
            <text:p>1434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4560.4639" calcext:value-type="float">
            <text:p>4560.4639</text:p>
          </table:table-cell>
          <table:table-cell office:value-type="float" office:value="4627.44383333333" calcext:value-type="float">
            <text:p>4627.4438333333</text:p>
          </table:table-cell>
          <table:table-cell office:value-type="float" office:value="4758.5998" calcext:value-type="float">
            <text:p>4758.5998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4567.6562" calcext:value-type="float">
            <text:p>4567.6562</text:p>
          </table:table-cell>
          <table:table-cell office:value-type="float" office:value="4670.66883333333" calcext:value-type="float">
            <text:p>4670.6688333333</text:p>
          </table:table-cell>
          <table:table-cell office:value-type="float" office:value="5021.9816" calcext:value-type="float">
            <text:p>5021.9816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3" office:value-type="float" office:value="4575.3978" calcext:value-type="float">
            <text:p>4575.397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99" calcext:value-type="float">
            <text:p>99</text:p>
          </table:table-cell>
          <table:table-cell office:value-type="float" office:value="4575.8274" calcext:value-type="float">
            <text:p>4575.8274</text:p>
          </table:table-cell>
          <table:table-cell office:value-type="float" office:value="5243.20970162162" calcext:value-type="float">
            <text:p>5243.2097016216</text:p>
          </table:table-cell>
          <table:table-cell office:value-type="float" office:value="5778.8621" calcext:value-type="float">
            <text:p>5778.8621</text:p>
          </table:table-cell>
          <table:table-cell office:value-type="float" office:value="185" calcext:value-type="float">
            <text:p>185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74" calcext:value-type="float">
            <text:p>174</text:p>
          </table:table-cell>
          <table:table-cell table:number-columns-repeated="3" office:value-type="float" office:value="4577.0025" calcext:value-type="float">
            <text:p>4577.002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3" office:value-type="float" office:value="4579.904" calcext:value-type="float">
            <text:p>4579.90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3" calcext:value-type="float">
            <text:p>163</text:p>
          </table:table-cell>
          <table:table-cell office:value-type="float" office:value="4595.8898" calcext:value-type="float">
            <text:p>4595.8898</text:p>
          </table:table-cell>
          <table:table-cell office:value-type="float" office:value="4721.59194375" calcext:value-type="float">
            <text:p>4721.59194375</text:p>
          </table:table-cell>
          <table:table-cell office:value-type="float" office:value="4899.7837" calcext:value-type="float">
            <text:p>4899.7837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3" calcext:value-type="float">
            <text:p>163</text:p>
          </table:table-cell>
          <table:table-cell office:value-type="float" office:value="4600.7527" calcext:value-type="float">
            <text:p>4600.7527</text:p>
          </table:table-cell>
          <table:table-cell office:value-type="float" office:value="4637.48186666667" calcext:value-type="float">
            <text:p>4637.4818666667</text:p>
          </table:table-cell>
          <table:table-cell office:value-type="float" office:value="4678.4648" calcext:value-type="float">
            <text:p>4678.4648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67" calcext:value-type="float">
            <text:p>67</text:p>
          </table:table-cell>
          <table:table-cell office:value-type="float" office:value="4603.3719" calcext:value-type="float">
            <text:p>4603.3719</text:p>
          </table:table-cell>
          <table:table-cell office:value-type="float" office:value="4634.3169" calcext:value-type="float">
            <text:p>4634.3169</text:p>
          </table:table-cell>
          <table:table-cell office:value-type="float" office:value="4665.2619" calcext:value-type="float">
            <text:p>4665.2619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89" calcext:value-type="float">
            <text:p>89</text:p>
          </table:table-cell>
          <table:table-cell office:value-type="float" office:value="4612.072" calcext:value-type="float">
            <text:p>4612.072</text:p>
          </table:table-cell>
          <table:table-cell office:value-type="float" office:value="4773.465875" calcext:value-type="float">
            <text:p>4773.465875</text:p>
          </table:table-cell>
          <table:table-cell office:value-type="float" office:value="4925.7687" calcext:value-type="float">
            <text:p>4925.7687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3" office:value-type="float" office:value="4629.4745" calcext:value-type="float">
            <text:p>4629.474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28" calcext:value-type="float">
            <text:p>128</text:p>
          </table:table-cell>
          <table:table-cell office:value-type="float" office:value="4630.5729" calcext:value-type="float">
            <text:p>4630.5729</text:p>
          </table:table-cell>
          <table:table-cell office:value-type="float" office:value="4788.41125454546" calcext:value-type="float">
            <text:p>4788.4112545455</text:p>
          </table:table-cell>
          <table:table-cell office:value-type="float" office:value="4906.7058" calcext:value-type="float">
            <text:p>4906.7058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96" calcext:value-type="float">
            <text:p>196</text:p>
          </table:table-cell>
          <table:table-cell office:value-type="float" office:value="4635.1804" calcext:value-type="float">
            <text:p>4635.1804</text:p>
          </table:table-cell>
          <table:table-cell office:value-type="float" office:value="6054.70535882353" calcext:value-type="float">
            <text:p>6054.7053588235</text:p>
          </table:table-cell>
          <table:table-cell office:value-type="float" office:value="6842.4942" calcext:value-type="float">
            <text:p>6842.4942</text:p>
          </table:table-cell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34" calcext:value-type="float">
            <text:p>134</text:p>
          </table:table-cell>
          <table:table-cell office:value-type="float" office:value="4636.3191" calcext:value-type="float">
            <text:p>4636.3191</text:p>
          </table:table-cell>
          <table:table-cell office:value-type="float" office:value="5334.45045" calcext:value-type="float">
            <text:p>5334.45045</text:p>
          </table:table-cell>
          <table:table-cell office:value-type="float" office:value="6032.5818" calcext:value-type="float">
            <text:p>6032.581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37" calcext:value-type="float">
            <text:p>137</text:p>
          </table:table-cell>
          <table:table-cell office:value-type="float" office:value="4639.717" calcext:value-type="float">
            <text:p>4639.717</text:p>
          </table:table-cell>
          <table:table-cell office:value-type="float" office:value="4841.3926" calcext:value-type="float">
            <text:p>4841.3926</text:p>
          </table:table-cell>
          <table:table-cell office:value-type="float" office:value="5626.5305" calcext:value-type="float">
            <text:p>5626.5305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3" office:value-type="float" office:value="4643.3652" calcext:value-type="float">
            <text:p>4643.365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4652.4638" calcext:value-type="float">
            <text:p>4652.4638</text:p>
          </table:table-cell>
          <table:table-cell office:value-type="float" office:value="8312.87092274867" calcext:value-type="float">
            <text:p>8312.8709227487</text:p>
          </table:table-cell>
          <table:table-cell office:value-type="float" office:value="11653.3972" calcext:value-type="float">
            <text:p>11653.3972</text:p>
          </table:table-cell>
          <table:table-cell office:value-type="float" office:value="2976" calcext:value-type="float">
            <text:p>2976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39" calcext:value-type="float">
            <text:p>139</text:p>
          </table:table-cell>
          <table:table-cell table:number-columns-repeated="3" office:value-type="float" office:value="4654.3352" calcext:value-type="float">
            <text:p>4654.335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84" calcext:value-type="float">
            <text:p>84</text:p>
          </table:table-cell>
          <table:table-cell office:value-type="float" office:value="4657.9257" calcext:value-type="float">
            <text:p>4657.9257</text:p>
          </table:table-cell>
          <table:table-cell office:value-type="float" office:value="4775.21075" calcext:value-type="float">
            <text:p>4775.21075</text:p>
          </table:table-cell>
          <table:table-cell office:value-type="float" office:value="4892.4958" calcext:value-type="float">
            <text:p>4892.495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4658.8169" calcext:value-type="float">
            <text:p>4658.8169</text:p>
          </table:table-cell>
          <table:table-cell office:value-type="float" office:value="5050.39353333333" calcext:value-type="float">
            <text:p>5050.3935333333</text:p>
          </table:table-cell>
          <table:table-cell office:value-type="float" office:value="5247.2984" calcext:value-type="float">
            <text:p>5247.298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4675.2414" calcext:value-type="float">
            <text:p>4675.2414</text:p>
          </table:table-cell>
          <table:table-cell office:value-type="float" office:value="5943.54003468208" calcext:value-type="float">
            <text:p>5943.5400346821</text:p>
          </table:table-cell>
          <table:table-cell office:value-type="float" office:value="8210.0654" calcext:value-type="float">
            <text:p>8210.0654</text:p>
          </table:table-cell>
          <table:table-cell office:value-type="float" office:value="1038" calcext:value-type="float">
            <text:p>1038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9" calcext:value-type="float">
            <text:p>19</text:p>
          </table:table-cell>
          <table:table-cell office:value-type="float" office:value="4675.9933" calcext:value-type="float">
            <text:p>4675.9933</text:p>
          </table:table-cell>
          <table:table-cell office:value-type="float" office:value="4980.99448181818" calcext:value-type="float">
            <text:p>4980.9944818182</text:p>
          </table:table-cell>
          <table:table-cell office:value-type="float" office:value="5140.067" calcext:value-type="float">
            <text:p>5140.067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3" office:value-type="float" office:value="4679.3263" calcext:value-type="float">
            <text:p>4679.326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63" calcext:value-type="float">
            <text:p>163</text:p>
          </table:table-cell>
          <table:table-cell office:value-type="float" office:value="4683.7998" calcext:value-type="float">
            <text:p>4683.7998</text:p>
          </table:table-cell>
          <table:table-cell office:value-type="float" office:value="4858.75932666667" calcext:value-type="float">
            <text:p>4858.7593266667</text:p>
          </table:table-cell>
          <table:table-cell office:value-type="float" office:value="5088.9087" calcext:value-type="float">
            <text:p>5088.9087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21" calcext:value-type="float">
            <text:p>121</text:p>
          </table:table-cell>
          <table:table-cell office:value-type="float" office:value="4686.5122" calcext:value-type="float">
            <text:p>4686.5122</text:p>
          </table:table-cell>
          <table:table-cell office:value-type="float" office:value="4759.49255" calcext:value-type="float">
            <text:p>4759.49255</text:p>
          </table:table-cell>
          <table:table-cell office:value-type="float" office:value="4832.4729" calcext:value-type="float">
            <text:p>4832.4729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63" calcext:value-type="float">
            <text:p>63</text:p>
          </table:table-cell>
          <table:table-cell office:value-type="float" office:value="4696.3135" calcext:value-type="float">
            <text:p>4696.3135</text:p>
          </table:table-cell>
          <table:table-cell office:value-type="float" office:value="8684.95181571324" calcext:value-type="float">
            <text:p>8684.9518157133</text:p>
          </table:table-cell>
          <table:table-cell office:value-type="float" office:value="11766.4331" calcext:value-type="float">
            <text:p>11766.4331</text:p>
          </table:table-cell>
          <table:table-cell office:value-type="float" office:value="1381" calcext:value-type="float">
            <text:p>1381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96" calcext:value-type="float">
            <text:p>196</text:p>
          </table:table-cell>
          <table:table-cell office:value-type="float" office:value="4697.0775" calcext:value-type="float">
            <text:p>4697.0775</text:p>
          </table:table-cell>
          <table:table-cell office:value-type="float" office:value="5696.50894444445" calcext:value-type="float">
            <text:p>5696.5089444445</text:p>
          </table:table-cell>
          <table:table-cell office:value-type="float" office:value="6388.0025" calcext:value-type="float">
            <text:p>6388.0025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9" calcext:value-type="float">
            <text:p>99</text:p>
          </table:table-cell>
          <table:table-cell office:value-type="float" office:value="4697.4313" calcext:value-type="float">
            <text:p>4697.4313</text:p>
          </table:table-cell>
          <table:table-cell office:value-type="float" office:value="5424.90084596273" calcext:value-type="float">
            <text:p>5424.9008459627</text:p>
          </table:table-cell>
          <table:table-cell office:value-type="float" office:value="5897.6345" calcext:value-type="float">
            <text:p>5897.6345</text:p>
          </table:table-cell>
          <table:table-cell office:value-type="float" office:value="161" calcext:value-type="float">
            <text:p>16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61" calcext:value-type="float">
            <text:p>161</text:p>
          </table:table-cell>
          <table:table-cell table:number-columns-repeated="3" office:value-type="float" office:value="4698.4767" calcext:value-type="float">
            <text:p>4698.476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3" office:value-type="float" office:value="4701.3123" calcext:value-type="float">
            <text:p>4701.312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40" calcext:value-type="float">
            <text:p>140</text:p>
          </table:table-cell>
          <table:table-cell office:value-type="float" office:value="4710.5734" calcext:value-type="float">
            <text:p>4710.5734</text:p>
          </table:table-cell>
          <table:table-cell office:value-type="float" office:value="5779.22853272727" calcext:value-type="float">
            <text:p>5779.2285327273</text:p>
          </table:table-cell>
          <table:table-cell office:value-type="float" office:value="6759.6569" calcext:value-type="float">
            <text:p>6759.6569</text:p>
          </table:table-cell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3" office:value-type="float" office:value="4714.3928" calcext:value-type="float">
            <text:p>4714.392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14" calcext:value-type="float">
            <text:p>114</text:p>
          </table:table-cell>
          <table:table-cell office:value-type="float" office:value="4725" calcext:value-type="float">
            <text:p>4725</text:p>
          </table:table-cell>
          <table:table-cell office:value-type="float" office:value="7011.44344285714" calcext:value-type="float">
            <text:p>7011.4434428572</text:p>
          </table:table-cell>
          <table:table-cell office:value-type="float" office:value="8658.3329" calcext:value-type="float">
            <text:p>8658.332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office:value-type="float" office:value="4727.7233" calcext:value-type="float">
            <text:p>4727.7233</text:p>
          </table:table-cell>
          <table:table-cell office:value-type="float" office:value="4728.1176" calcext:value-type="float">
            <text:p>4728.1176</text:p>
          </table:table-cell>
          <table:table-cell office:value-type="float" office:value="4728.2846" calcext:value-type="float">
            <text:p>4728.284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3" office:value-type="float" office:value="4735.748" calcext:value-type="float">
            <text:p>4735.74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75" calcext:value-type="float">
            <text:p>75</text:p>
          </table:table-cell>
          <table:table-cell office:value-type="float" office:value="4739.1584" calcext:value-type="float">
            <text:p>4739.1584</text:p>
          </table:table-cell>
          <table:table-cell office:value-type="float" office:value="5032.53" calcext:value-type="float">
            <text:p>5032.53</text:p>
          </table:table-cell>
          <table:table-cell office:value-type="float" office:value="5325.9016" calcext:value-type="float">
            <text:p>5325.901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21" calcext:value-type="float">
            <text:p>121</text:p>
          </table:table-cell>
          <table:table-cell office:value-type="float" office:value="4746.2363" calcext:value-type="float">
            <text:p>4746.2363</text:p>
          </table:table-cell>
          <table:table-cell office:value-type="float" office:value="4813.61693333333" calcext:value-type="float">
            <text:p>4813.6169333333</text:p>
          </table:table-cell>
          <table:table-cell office:value-type="float" office:value="4939.4984" calcext:value-type="float">
            <text:p>4939.498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52" calcext:value-type="float">
            <text:p>152</text:p>
          </table:table-cell>
          <table:table-cell office:value-type="float" office:value="4765.7869" calcext:value-type="float">
            <text:p>4765.7869</text:p>
          </table:table-cell>
          <table:table-cell office:value-type="float" office:value="4896.27928" calcext:value-type="float">
            <text:p>4896.27928</text:p>
          </table:table-cell>
          <table:table-cell office:value-type="float" office:value="4992.3352" calcext:value-type="float">
            <text:p>4992.3352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03" calcext:value-type="float">
            <text:p>203</text:p>
          </table:table-cell>
          <table:table-cell office:value-type="float" office:value="4772.5543" calcext:value-type="float">
            <text:p>4772.5543</text:p>
          </table:table-cell>
          <table:table-cell office:value-type="float" office:value="5171.44070909091" calcext:value-type="float">
            <text:p>5171.4407090909</text:p>
          </table:table-cell>
          <table:table-cell office:value-type="float" office:value="5591.8808" calcext:value-type="float">
            <text:p>5591.8808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28" calcext:value-type="float">
            <text:p>128</text:p>
          </table:table-cell>
          <table:table-cell office:value-type="float" office:value="4776.6692" calcext:value-type="float">
            <text:p>4776.6692</text:p>
          </table:table-cell>
          <table:table-cell office:value-type="float" office:value="4779.37275" calcext:value-type="float">
            <text:p>4779.37275</text:p>
          </table:table-cell>
          <table:table-cell office:value-type="float" office:value="4782.0763" calcext:value-type="float">
            <text:p>4782.076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201" calcext:value-type="float">
            <text:p>201</text:p>
          </table:table-cell>
          <table:table-cell table:number-columns-repeated="3" office:value-type="float" office:value="4790.0049" calcext:value-type="float">
            <text:p>4790.0049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83" calcext:value-type="float">
            <text:p>183</text:p>
          </table:table-cell>
          <table:table-cell table:number-columns-repeated="3" office:value-type="float" office:value="4804.229" calcext:value-type="float">
            <text:p>4804.22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16" calcext:value-type="float">
            <text:p>116</text:p>
          </table:table-cell>
          <table:table-cell table:number-columns-repeated="3" office:value-type="float" office:value="4807.7382" calcext:value-type="float">
            <text:p>4807.738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56" calcext:value-type="float">
            <text:p>156</text:p>
          </table:table-cell>
          <table:table-cell table:number-columns-repeated="3" office:value-type="float" office:value="4811.078" calcext:value-type="float">
            <text:p>4811.07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24" calcext:value-type="float">
            <text:p>124</text:p>
          </table:table-cell>
          <table:table-cell office:value-type="float" office:value="4813.7177" calcext:value-type="float">
            <text:p>4813.7177</text:p>
          </table:table-cell>
          <table:table-cell office:value-type="float" office:value="5969.13345317919" calcext:value-type="float">
            <text:p>5969.1334531792</text:p>
          </table:table-cell>
          <table:table-cell office:value-type="float" office:value="7222.4334" calcext:value-type="float">
            <text:p>7222.4334</text:p>
          </table:table-cell>
          <table:table-cell office:value-type="float" office:value="173" calcext:value-type="float">
            <text:p>173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68" calcext:value-type="float">
            <text:p>68</text:p>
          </table:table-cell>
          <table:table-cell office:value-type="float" office:value="4833.2875" calcext:value-type="float">
            <text:p>4833.2875</text:p>
          </table:table-cell>
          <table:table-cell office:value-type="float" office:value="5970.309246875" calcext:value-type="float">
            <text:p>5970.309246875</text:p>
          </table:table-cell>
          <table:table-cell office:value-type="float" office:value="6294.2639" calcext:value-type="float">
            <text:p>6294.2639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28" calcext:value-type="float">
            <text:p>128</text:p>
          </table:table-cell>
          <table:table-cell office:value-type="float" office:value="4837.7718" calcext:value-type="float">
            <text:p>4837.7718</text:p>
          </table:table-cell>
          <table:table-cell office:value-type="float" office:value="4940.28971666667" calcext:value-type="float">
            <text:p>4940.2897166667</text:p>
          </table:table-cell>
          <table:table-cell office:value-type="float" office:value="5183.7368" calcext:value-type="float">
            <text:p>5183.7368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837.883" calcext:value-type="float">
            <text:p>4837.883</text:p>
          </table:table-cell>
          <table:table-cell office:value-type="float" office:value="5084.1396" calcext:value-type="float">
            <text:p>5084.1396</text:p>
          </table:table-cell>
          <table:table-cell office:value-type="float" office:value="5336.3815" calcext:value-type="float">
            <text:p>5336.381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3" office:value-type="float" office:value="4839.3005" calcext:value-type="float">
            <text:p>4839.300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3" office:value-type="float" office:value="4850.6695" calcext:value-type="float">
            <text:p>4850.669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4850.8843" calcext:value-type="float">
            <text:p>4850.8843</text:p>
          </table:table-cell>
          <table:table-cell office:value-type="float" office:value="5441.7192625" calcext:value-type="float">
            <text:p>5441.7192625</text:p>
          </table:table-cell>
          <table:table-cell office:value-type="float" office:value="6363.5432" calcext:value-type="float">
            <text:p>6363.5432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84" calcext:value-type="float">
            <text:p>84</text:p>
          </table:table-cell>
          <table:table-cell office:value-type="float" office:value="4852.7494" calcext:value-type="float">
            <text:p>4852.7494</text:p>
          </table:table-cell>
          <table:table-cell office:value-type="float" office:value="4888.6839" calcext:value-type="float">
            <text:p>4888.6839</text:p>
          </table:table-cell>
          <table:table-cell office:value-type="float" office:value="4913.2067" calcext:value-type="float">
            <text:p>4913.2067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52" calcext:value-type="float">
            <text:p>152</text:p>
          </table:table-cell>
          <table:table-cell office:value-type="float" office:value="4856.6982" calcext:value-type="float">
            <text:p>4856.6982</text:p>
          </table:table-cell>
          <table:table-cell office:value-type="float" office:value="4898.53393333333" calcext:value-type="float">
            <text:p>4898.5339333333</text:p>
          </table:table-cell>
          <table:table-cell office:value-type="float" office:value="4923.8064" calcext:value-type="float">
            <text:p>4923.806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4863.0493" calcext:value-type="float">
            <text:p>4863.0493</text:p>
          </table:table-cell>
          <table:table-cell office:value-type="float" office:value="5025.3411" calcext:value-type="float">
            <text:p>5025.3411</text:p>
          </table:table-cell>
          <table:table-cell office:value-type="float" office:value="5156.8111" calcext:value-type="float">
            <text:p>5156.811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863.5379" calcext:value-type="float">
            <text:p>4863.5379</text:p>
          </table:table-cell>
          <table:table-cell office:value-type="float" office:value="5110.16858" calcext:value-type="float">
            <text:p>5110.16858</text:p>
          </table:table-cell>
          <table:table-cell office:value-type="float" office:value="5292.5874" calcext:value-type="float">
            <text:p>5292.5874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66" calcext:value-type="float">
            <text:p>166</text:p>
          </table:table-cell>
          <table:table-cell office:value-type="float" office:value="4884.8937" calcext:value-type="float">
            <text:p>4884.8937</text:p>
          </table:table-cell>
          <table:table-cell office:value-type="float" office:value="6110.86872857143" calcext:value-type="float">
            <text:p>6110.8687285714</text:p>
          </table:table-cell>
          <table:table-cell office:value-type="float" office:value="6659.2581" calcext:value-type="float">
            <text:p>6659.258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3" office:value-type="float" office:value="4884.9388" calcext:value-type="float">
            <text:p>4884.938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70" calcext:value-type="float">
            <text:p>170</text:p>
          </table:table-cell>
          <table:table-cell office:value-type="float" office:value="4925.0527" calcext:value-type="float">
            <text:p>4925.0527</text:p>
          </table:table-cell>
          <table:table-cell office:value-type="float" office:value="5368.68048421053" calcext:value-type="float">
            <text:p>5368.6804842105</text:p>
          </table:table-cell>
          <table:table-cell office:value-type="float" office:value="5493.7311" calcext:value-type="float">
            <text:p>5493.7311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99" calcext:value-type="float">
            <text:p>99</text:p>
          </table:table-cell>
          <table:table-cell office:value-type="float" office:value="4929.7539" calcext:value-type="float">
            <text:p>4929.7539</text:p>
          </table:table-cell>
          <table:table-cell office:value-type="float" office:value="5448.41501904762" calcext:value-type="float">
            <text:p>5448.4150190476</text:p>
          </table:table-cell>
          <table:table-cell office:value-type="float" office:value="5818.4392" calcext:value-type="float">
            <text:p>5818.4392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70" calcext:value-type="float">
            <text:p>170</text:p>
          </table:table-cell>
          <table:table-cell office:value-type="float" office:value="4931.7288" calcext:value-type="float">
            <text:p>4931.7288</text:p>
          </table:table-cell>
          <table:table-cell office:value-type="float" office:value="4970.686375" calcext:value-type="float">
            <text:p>4970.686375</text:p>
          </table:table-cell>
          <table:table-cell office:value-type="float" office:value="4987.245" calcext:value-type="float">
            <text:p>4987.245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33" calcext:value-type="float">
            <text:p>33</text:p>
          </table:table-cell>
          <table:table-cell office:value-type="float" office:value="4932.9537" calcext:value-type="float">
            <text:p>4932.9537</text:p>
          </table:table-cell>
          <table:table-cell office:value-type="float" office:value="5385.717325" calcext:value-type="float">
            <text:p>5385.717325</text:p>
          </table:table-cell>
          <table:table-cell office:value-type="float" office:value="5870.1311" calcext:value-type="float">
            <text:p>5870.1311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4951.1924" calcext:value-type="float">
            <text:p>4951.1924</text:p>
          </table:table-cell>
          <table:table-cell office:value-type="float" office:value="6237.24081724138" calcext:value-type="float">
            <text:p>6237.2408172414</text:p>
          </table:table-cell>
          <table:table-cell office:value-type="float" office:value="6935.4843" calcext:value-type="float">
            <text:p>6935.4843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office:value-type="float" office:value="4956.4271" calcext:value-type="float">
            <text:p>4956.427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63" calcext:value-type="float">
            <text:p>63</text:p>
          </table:table-cell>
          <table:table-cell office:value-type="float" office:value="4967.1782" calcext:value-type="float">
            <text:p>4967.1782</text:p>
          </table:table-cell>
          <table:table-cell office:value-type="float" office:value="6013.32063" calcext:value-type="float">
            <text:p>6013.32063</text:p>
          </table:table-cell>
          <table:table-cell office:value-type="float" office:value="6319.1831" calcext:value-type="float">
            <text:p>6319.1831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99" calcext:value-type="float">
            <text:p>99</text:p>
          </table:table-cell>
          <table:table-cell office:value-type="float" office:value="4970.4485" calcext:value-type="float">
            <text:p>4970.4485</text:p>
          </table:table-cell>
          <table:table-cell office:value-type="float" office:value="6431.6997813154" calcext:value-type="float">
            <text:p>6431.6997813154</text:p>
          </table:table-cell>
          <table:table-cell office:value-type="float" office:value="7826.4871" calcext:value-type="float">
            <text:p>7826.4871</text:p>
          </table:table-cell>
          <table:table-cell office:value-type="float" office:value="669" calcext:value-type="float">
            <text:p>669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02" calcext:value-type="float">
            <text:p>102</text:p>
          </table:table-cell>
          <table:table-cell office:value-type="float" office:value="4981.9775" calcext:value-type="float">
            <text:p>4981.9775</text:p>
          </table:table-cell>
          <table:table-cell office:value-type="float" office:value="5815.16144736842" calcext:value-type="float">
            <text:p>5815.1614473684</text:p>
          </table:table-cell>
          <table:table-cell office:value-type="float" office:value="7344.2302" calcext:value-type="float">
            <text:p>7344.2302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office:value-type="float" office:value="4988.5107" calcext:value-type="float">
            <text:p>4988.5107</text:p>
          </table:table-cell>
          <table:table-cell office:value-type="float" office:value="5107.82736" calcext:value-type="float">
            <text:p>5107.82736</text:p>
          </table:table-cell>
          <table:table-cell office:value-type="float" office:value="5288.199" calcext:value-type="float">
            <text:p>5288.199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99" calcext:value-type="float">
            <text:p>199</text:p>
          </table:table-cell>
          <table:table-cell office:value-type="float" office:value="4994.3701" calcext:value-type="float">
            <text:p>4994.3701</text:p>
          </table:table-cell>
          <table:table-cell office:value-type="float" office:value="6095.05536666667" calcext:value-type="float">
            <text:p>6095.0553666667</text:p>
          </table:table-cell>
          <table:table-cell office:value-type="float" office:value="6676.9168" calcext:value-type="float">
            <text:p>6676.916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3" office:value-type="float" office:value="4999.734" calcext:value-type="float">
            <text:p>4999.73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26" calcext:value-type="float">
            <text:p>126</text:p>
          </table:table-cell>
          <table:table-cell office:value-type="float" office:value="5003.9485" calcext:value-type="float">
            <text:p>5003.9485</text:p>
          </table:table-cell>
          <table:table-cell office:value-type="float" office:value="5768.50865619469" calcext:value-type="float">
            <text:p>5768.5086561947</text:p>
          </table:table-cell>
          <table:table-cell office:value-type="float" office:value="6910.5875" calcext:value-type="float">
            <text:p>6910.5875</text:p>
          </table:table-cell>
          <table:table-cell office:value-type="float" office:value="226" calcext:value-type="float">
            <text:p>226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5015.8856" calcext:value-type="float">
            <text:p>5015.8856</text:p>
          </table:table-cell>
          <table:table-cell office:value-type="float" office:value="5062.51206666667" calcext:value-type="float">
            <text:p>5062.5120666667</text:p>
          </table:table-cell>
          <table:table-cell office:value-type="float" office:value="5104.1367" calcext:value-type="float">
            <text:p>5104.1367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82" calcext:value-type="float">
            <text:p>182</text:p>
          </table:table-cell>
          <table:table-cell office:value-type="float" office:value="5020.2555" calcext:value-type="float">
            <text:p>5020.2555</text:p>
          </table:table-cell>
          <table:table-cell office:value-type="float" office:value="5605.55290369004" calcext:value-type="float">
            <text:p>5605.55290369</text:p>
          </table:table-cell>
          <table:table-cell office:value-type="float" office:value="5890.9216" calcext:value-type="float">
            <text:p>5890.9216</text:p>
          </table:table-cell>
          <table:table-cell office:value-type="float" office:value="271" calcext:value-type="float">
            <text:p>271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86" calcext:value-type="float">
            <text:p>186</text:p>
          </table:table-cell>
          <table:table-cell office:value-type="float" office:value="5021.1274" calcext:value-type="float">
            <text:p>5021.1274</text:p>
          </table:table-cell>
          <table:table-cell office:value-type="float" office:value="5153.629" calcext:value-type="float">
            <text:p>5153.629</text:p>
          </table:table-cell>
          <table:table-cell office:value-type="float" office:value="5240.2515" calcext:value-type="float">
            <text:p>5240.2515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47" calcext:value-type="float">
            <text:p>47</text:p>
          </table:table-cell>
          <table:table-cell office:value-type="float" office:value="5027.4493" calcext:value-type="float">
            <text:p>5027.4493</text:p>
          </table:table-cell>
          <table:table-cell office:value-type="float" office:value="5063.39666666667" calcext:value-type="float">
            <text:p>5063.3966666667</text:p>
          </table:table-cell>
          <table:table-cell office:value-type="float" office:value="5082.4684" calcext:value-type="float">
            <text:p>5082.468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32" calcext:value-type="float">
            <text:p>132</text:p>
          </table:table-cell>
          <table:table-cell office:value-type="float" office:value="5034.6506" calcext:value-type="float">
            <text:p>5034.6506</text:p>
          </table:table-cell>
          <table:table-cell office:value-type="float" office:value="5227.71982" calcext:value-type="float">
            <text:p>5227.71982</text:p>
          </table:table-cell>
          <table:table-cell office:value-type="float" office:value="5512.2249" calcext:value-type="float">
            <text:p>5512.224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02" calcext:value-type="float">
            <text:p>102</text:p>
          </table:table-cell>
          <table:table-cell office:value-type="float" office:value="5049.0011" calcext:value-type="float">
            <text:p>5049.0011</text:p>
          </table:table-cell>
          <table:table-cell office:value-type="float" office:value="5168.20525" calcext:value-type="float">
            <text:p>5168.20525</text:p>
          </table:table-cell>
          <table:table-cell office:value-type="float" office:value="5418.9391" calcext:value-type="float">
            <text:p>5418.9391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30" calcext:value-type="float">
            <text:p>130</text:p>
          </table:table-cell>
          <table:table-cell office:value-type="float" office:value="5053.2319" calcext:value-type="float">
            <text:p>5053.2319</text:p>
          </table:table-cell>
          <table:table-cell office:value-type="float" office:value="6996.22208191491" calcext:value-type="float">
            <text:p>6996.2220819149</text:p>
          </table:table-cell>
          <table:table-cell office:value-type="float" office:value="8672.4391" calcext:value-type="float">
            <text:p>8672.4391</text:p>
          </table:table-cell>
          <table:table-cell office:value-type="float" office:value="658" calcext:value-type="float">
            <text:p>658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26" calcext:value-type="float">
            <text:p>126</text:p>
          </table:table-cell>
          <table:table-cell office:value-type="float" office:value="5054.163" calcext:value-type="float">
            <text:p>5054.163</text:p>
          </table:table-cell>
          <table:table-cell office:value-type="float" office:value="5300.20834358974" calcext:value-type="float">
            <text:p>5300.2083435898</text:p>
          </table:table-cell>
          <table:table-cell office:value-type="float" office:value="5588.8276" calcext:value-type="float">
            <text:p>5588.8276</text:p>
          </table:table-cell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86" calcext:value-type="float">
            <text:p>186</text:p>
          </table:table-cell>
          <table:table-cell office:value-type="float" office:value="5057.7872" calcext:value-type="float">
            <text:p>5057.7872</text:p>
          </table:table-cell>
          <table:table-cell office:value-type="float" office:value="5141.0345" calcext:value-type="float">
            <text:p>5141.0345</text:p>
          </table:table-cell>
          <table:table-cell office:value-type="float" office:value="5224.2818" calcext:value-type="float">
            <text:p>5224.281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99" calcext:value-type="float">
            <text:p>99</text:p>
          </table:table-cell>
          <table:table-cell office:value-type="float" office:value="5070.85" calcext:value-type="float">
            <text:p>5070.85</text:p>
          </table:table-cell>
          <table:table-cell office:value-type="float" office:value="5641.13314285714" calcext:value-type="float">
            <text:p>5641.1331428572</text:p>
          </table:table-cell>
          <table:table-cell office:value-type="float" office:value="6002.525" calcext:value-type="float">
            <text:p>6002.52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5075.8484" calcext:value-type="float">
            <text:p>5075.8484</text:p>
          </table:table-cell>
          <table:table-cell office:value-type="float" office:value="7630.76033603118" calcext:value-type="float">
            <text:p>7630.7603360312</text:p>
          </table:table-cell>
          <table:table-cell office:value-type="float" office:value="8992.431" calcext:value-type="float">
            <text:p>8992.431</text:p>
          </table:table-cell>
          <table:table-cell office:value-type="float" office:value="1668" calcext:value-type="float">
            <text:p>1668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70" calcext:value-type="float">
            <text:p>70</text:p>
          </table:table-cell>
          <table:table-cell office:value-type="float" office:value="5078.012" calcext:value-type="float">
            <text:p>5078.012</text:p>
          </table:table-cell>
          <table:table-cell office:value-type="float" office:value="5513.18421136363" calcext:value-type="float">
            <text:p>5513.1842113636</text:p>
          </table:table-cell>
          <table:table-cell office:value-type="float" office:value="5657.2285" calcext:value-type="float">
            <text:p>5657.2285</text:p>
          </table:table-cell>
          <table:table-cell office:value-type="float" office:value="132" calcext:value-type="float">
            <text:p>132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82" calcext:value-type="float">
            <text:p>82</text:p>
          </table:table-cell>
          <table:table-cell office:value-type="float" office:value="5083.2" calcext:value-type="float">
            <text:p>5083.2</text:p>
          </table:table-cell>
          <table:table-cell office:value-type="float" office:value="7834.09959517295" calcext:value-type="float">
            <text:p>7834.099595173</text:p>
          </table:table-cell>
          <table:table-cell office:value-type="float" office:value="9532.1188" calcext:value-type="float">
            <text:p>9532.1188</text:p>
          </table:table-cell>
          <table:table-cell office:value-type="float" office:value="1243" calcext:value-type="float">
            <text:p>1243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82" calcext:value-type="float">
            <text:p>182</text:p>
          </table:table-cell>
          <table:table-cell office:value-type="float" office:value="5088.9942" calcext:value-type="float">
            <text:p>5088.9942</text:p>
          </table:table-cell>
          <table:table-cell office:value-type="float" office:value="5613.97933782051" calcext:value-type="float">
            <text:p>5613.9793378205</text:p>
          </table:table-cell>
          <table:table-cell office:value-type="float" office:value="5889.6266" calcext:value-type="float">
            <text:p>5889.6266</text:p>
          </table:table-cell>
          <table:table-cell office:value-type="float" office:value="156" calcext:value-type="float">
            <text:p>156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5089.5874" calcext:value-type="float">
            <text:p>5089.5874</text:p>
          </table:table-cell>
          <table:table-cell office:value-type="float" office:value="5289.67897222222" calcext:value-type="float">
            <text:p>5289.6789722222</text:p>
          </table:table-cell>
          <table:table-cell office:value-type="float" office:value="5452.8171" calcext:value-type="float">
            <text:p>5452.8171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66" calcext:value-type="float">
            <text:p>166</text:p>
          </table:table-cell>
          <table:table-cell table:number-columns-repeated="3" office:value-type="float" office:value="5089.6898" calcext:value-type="float">
            <text:p>5089.689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77" calcext:value-type="float">
            <text:p>77</text:p>
          </table:table-cell>
          <table:table-cell office:value-type="float" office:value="5090.3792" calcext:value-type="float">
            <text:p>5090.3792</text:p>
          </table:table-cell>
          <table:table-cell office:value-type="float" office:value="5706.36377527273" calcext:value-type="float">
            <text:p>5706.3637752727</text:p>
          </table:table-cell>
          <table:table-cell office:value-type="float" office:value="6080.5857" calcext:value-type="float">
            <text:p>6080.5857</text:p>
          </table:table-cell>
          <table:table-cell office:value-type="float" office:value="275" calcext:value-type="float">
            <text:p>275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111.7034" calcext:value-type="float">
            <text:p>5111.7034</text:p>
          </table:table-cell>
          <table:table-cell office:value-type="float" office:value="5925.42752931035" calcext:value-type="float">
            <text:p>5925.4275293104</text:p>
          </table:table-cell>
          <table:table-cell office:value-type="float" office:value="6746.0978" calcext:value-type="float">
            <text:p>6746.0978</text:p>
          </table:table-cell>
          <table:table-cell office:value-type="float" office:value="116" calcext:value-type="float">
            <text:p>116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113.6434" calcext:value-type="float">
            <text:p>5113.6434</text:p>
          </table:table-cell>
          <table:table-cell office:value-type="float" office:value="6301.63822352941" calcext:value-type="float">
            <text:p>6301.6382235294</text:p>
          </table:table-cell>
          <table:table-cell office:value-type="float" office:value="6679.216" calcext:value-type="float">
            <text:p>6679.216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205" calcext:value-type="float">
            <text:p>205</text:p>
          </table:table-cell>
          <table:table-cell table:number-columns-repeated="3" office:value-type="float" office:value="5117.2694" calcext:value-type="float">
            <text:p>5117.269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203" calcext:value-type="float">
            <text:p>203</text:p>
          </table:table-cell>
          <table:table-cell office:value-type="float" office:value="5119.7793" calcext:value-type="float">
            <text:p>5119.7793</text:p>
          </table:table-cell>
          <table:table-cell office:value-type="float" office:value="5513.83524666667" calcext:value-type="float">
            <text:p>5513.8352466667</text:p>
          </table:table-cell>
          <table:table-cell office:value-type="float" office:value="5660.5398" calcext:value-type="float">
            <text:p>5660.5398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3" office:value-type="float" office:value="5123.5316" calcext:value-type="float">
            <text:p>5123.531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44" calcext:value-type="float">
            <text:p>144</text:p>
          </table:table-cell>
          <table:table-cell office:value-type="float" office:value="5152.6118" calcext:value-type="float">
            <text:p>5152.6118</text:p>
          </table:table-cell>
          <table:table-cell office:value-type="float" office:value="6107.16956666667" calcext:value-type="float">
            <text:p>6107.1695666667</text:p>
          </table:table-cell>
          <table:table-cell office:value-type="float" office:value="6661.7234" calcext:value-type="float">
            <text:p>6661.7234</text:p>
          </table:table-cell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3" office:value-type="float" office:value="5156.2558" calcext:value-type="float">
            <text:p>5156.255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203" calcext:value-type="float">
            <text:p>203</text:p>
          </table:table-cell>
          <table:table-cell office:value-type="float" office:value="5163.9475" calcext:value-type="float">
            <text:p>5163.9475</text:p>
          </table:table-cell>
          <table:table-cell office:value-type="float" office:value="6727.41531791045" calcext:value-type="float">
            <text:p>6727.4153179105</text:p>
          </table:table-cell>
          <table:table-cell office:value-type="float" office:value="7329.932" calcext:value-type="float">
            <text:p>7329.932</text:p>
          </table:table-cell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91" calcext:value-type="float">
            <text:p>191</text:p>
          </table:table-cell>
          <table:table-cell office:value-type="float" office:value="5165.3633" calcext:value-type="float">
            <text:p>5165.3633</text:p>
          </table:table-cell>
          <table:table-cell office:value-type="float" office:value="6019.5785125" calcext:value-type="float">
            <text:p>6019.5785125</text:p>
          </table:table-cell>
          <table:table-cell office:value-type="float" office:value="6495.7198" calcext:value-type="float">
            <text:p>6495.7198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7" calcext:value-type="float">
            <text:p>47</text:p>
          </table:table-cell>
          <table:table-cell office:value-type="float" office:value="5176.2533" calcext:value-type="float">
            <text:p>5176.2533</text:p>
          </table:table-cell>
          <table:table-cell office:value-type="float" office:value="5418.63496" calcext:value-type="float">
            <text:p>5418.63496</text:p>
          </table:table-cell>
          <table:table-cell office:value-type="float" office:value="5654.2601" calcext:value-type="float">
            <text:p>5654.2601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2" calcext:value-type="float">
            <text:p>162</text:p>
          </table:table-cell>
          <table:table-cell office:value-type="float" office:value="5181.9307" calcext:value-type="float">
            <text:p>5181.9307</text:p>
          </table:table-cell>
          <table:table-cell office:value-type="float" office:value="5780.1841952381" calcext:value-type="float">
            <text:p>5780.1841952381</text:p>
          </table:table-cell>
          <table:table-cell office:value-type="float" office:value="6073.8059" calcext:value-type="float">
            <text:p>6073.8059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203" calcext:value-type="float">
            <text:p>203</text:p>
          </table:table-cell>
          <table:table-cell office:value-type="float" office:value="5188.0923" calcext:value-type="float">
            <text:p>5188.0923</text:p>
          </table:table-cell>
          <table:table-cell office:value-type="float" office:value="5766.19818365385" calcext:value-type="float">
            <text:p>5766.1981836539</text:p>
          </table:table-cell>
          <table:table-cell office:value-type="float" office:value="6122.3651" calcext:value-type="float">
            <text:p>6122.3651</text:p>
          </table:table-cell>
          <table:table-cell office:value-type="float" office:value="104" calcext:value-type="float">
            <text:p>104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3" office:value-type="float" office:value="5192.5678" calcext:value-type="float">
            <text:p>5192.567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3" office:value-type="float" office:value="5192.9183" calcext:value-type="float">
            <text:p>5192.918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3" office:value-type="float" office:value="5198.0443" calcext:value-type="float">
            <text:p>5198.044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6" calcext:value-type="float">
            <text:p>96</text:p>
          </table:table-cell>
          <table:table-cell office:value-type="float" office:value="5198.2087" calcext:value-type="float">
            <text:p>5198.2087</text:p>
          </table:table-cell>
          <table:table-cell office:value-type="float" office:value="5232.5706" calcext:value-type="float">
            <text:p>5232.5706</text:p>
          </table:table-cell>
          <table:table-cell office:value-type="float" office:value="5267.5532" calcext:value-type="float">
            <text:p>5267.553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04" calcext:value-type="float">
            <text:p>204</text:p>
          </table:table-cell>
          <table:table-cell office:value-type="float" office:value="5227.8121" calcext:value-type="float">
            <text:p>5227.8121</text:p>
          </table:table-cell>
          <table:table-cell office:value-type="float" office:value="5764.00800318182" calcext:value-type="float">
            <text:p>5764.0080031818</text:p>
          </table:table-cell>
          <table:table-cell office:value-type="float" office:value="6202.0065" calcext:value-type="float">
            <text:p>6202.0065</text:p>
          </table:table-cell>
          <table:table-cell office:value-type="float" office:value="220" calcext:value-type="float">
            <text:p>220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79" calcext:value-type="float">
            <text:p>179</text:p>
          </table:table-cell>
          <table:table-cell table:number-columns-repeated="3" office:value-type="float" office:value="5232.3993" calcext:value-type="float">
            <text:p>5232.399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234.2767" calcext:value-type="float">
            <text:p>5234.2767</text:p>
          </table:table-cell>
          <table:table-cell office:value-type="float" office:value="5715.06767647059" calcext:value-type="float">
            <text:p>5715.0676764706</text:p>
          </table:table-cell>
          <table:table-cell office:value-type="float" office:value="6155.5824" calcext:value-type="float">
            <text:p>6155.5824</text:p>
          </table:table-cell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3" office:value-type="float" office:value="5236.6845" calcext:value-type="float">
            <text:p>5236.684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19" calcext:value-type="float">
            <text:p>119</text:p>
          </table:table-cell>
          <table:table-cell office:value-type="float" office:value="5245.4957" calcext:value-type="float">
            <text:p>5245.4957</text:p>
          </table:table-cell>
          <table:table-cell office:value-type="float" office:value="5517.47743333333" calcext:value-type="float">
            <text:p>5517.4774333333</text:p>
          </table:table-cell>
          <table:table-cell office:value-type="float" office:value="5650.3168" calcext:value-type="float">
            <text:p>5650.3168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5262.4645" calcext:value-type="float">
            <text:p>5262.4645</text:p>
          </table:table-cell>
          <table:table-cell office:value-type="float" office:value="6189.61820243903" calcext:value-type="float">
            <text:p>6189.618202439</text:p>
          </table:table-cell>
          <table:table-cell office:value-type="float" office:value="7389.6189" calcext:value-type="float">
            <text:p>7389.6189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27" calcext:value-type="float">
            <text:p>27</text:p>
          </table:table-cell>
          <table:table-cell office:value-type="float" office:value="5264.9857" calcext:value-type="float">
            <text:p>5264.9857</text:p>
          </table:table-cell>
          <table:table-cell office:value-type="float" office:value="6398.86619375" calcext:value-type="float">
            <text:p>6398.86619375</text:p>
          </table:table-cell>
          <table:table-cell office:value-type="float" office:value="7484.2255" calcext:value-type="float">
            <text:p>7484.225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68" calcext:value-type="float">
            <text:p>68</text:p>
          </table:table-cell>
          <table:table-cell office:value-type="float" office:value="5270.7253" calcext:value-type="float">
            <text:p>5270.7253</text:p>
          </table:table-cell>
          <table:table-cell office:value-type="float" office:value="5722.32855555555" calcext:value-type="float">
            <text:p>5722.3285555556</text:p>
          </table:table-cell>
          <table:table-cell office:value-type="float" office:value="5826.7891" calcext:value-type="float">
            <text:p>5826.7891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31" calcext:value-type="float">
            <text:p>31</text:p>
          </table:table-cell>
          <table:table-cell office:value-type="float" office:value="5273.7335" calcext:value-type="float">
            <text:p>5273.7335</text:p>
          </table:table-cell>
          <table:table-cell office:value-type="float" office:value="5322.7781125" calcext:value-type="float">
            <text:p>5322.7781125</text:p>
          </table:table-cell>
          <table:table-cell office:value-type="float" office:value="5483.7418" calcext:value-type="float">
            <text:p>5483.7418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35" calcext:value-type="float">
            <text:p>135</text:p>
          </table:table-cell>
          <table:table-cell office:value-type="float" office:value="5277.9982" calcext:value-type="float">
            <text:p>5277.9982</text:p>
          </table:table-cell>
          <table:table-cell office:value-type="float" office:value="5700.67133181818" calcext:value-type="float">
            <text:p>5700.6713318182</text:p>
          </table:table-cell>
          <table:table-cell office:value-type="float" office:value="5892.0216" calcext:value-type="float">
            <text:p>5892.0216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3" office:value-type="float" office:value="5296.5415" calcext:value-type="float">
            <text:p>5296.541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19" calcext:value-type="float">
            <text:p>119</text:p>
          </table:table-cell>
          <table:table-cell office:value-type="float" office:value="5300.3484" calcext:value-type="float">
            <text:p>5300.3484</text:p>
          </table:table-cell>
          <table:table-cell office:value-type="float" office:value="5672.43976875" calcext:value-type="float">
            <text:p>5672.43976875</text:p>
          </table:table-cell>
          <table:table-cell office:value-type="float" office:value="5862.9442" calcext:value-type="float">
            <text:p>5862.944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17" calcext:value-type="float">
            <text:p>117</text:p>
          </table:table-cell>
          <table:table-cell table:number-columns-repeated="3" office:value-type="float" office:value="5329.4083" calcext:value-type="float">
            <text:p>5329.408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39" calcext:value-type="float">
            <text:p>139</text:p>
          </table:table-cell>
          <table:table-cell office:value-type="float" office:value="5341.8123" calcext:value-type="float">
            <text:p>5341.8123</text:p>
          </table:table-cell>
          <table:table-cell office:value-type="float" office:value="6851.18341666667" calcext:value-type="float">
            <text:p>6851.1834166667</text:p>
          </table:table-cell>
          <table:table-cell office:value-type="float" office:value="7720.1946" calcext:value-type="float">
            <text:p>7720.1946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349.4608" calcext:value-type="float">
            <text:p>5349.4608</text:p>
          </table:table-cell>
          <table:table-cell office:value-type="float" office:value="5887.790225" calcext:value-type="float">
            <text:p>5887.790225</text:p>
          </table:table-cell>
          <table:table-cell office:value-type="float" office:value="6211.7503" calcext:value-type="float">
            <text:p>6211.7503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06" calcext:value-type="float">
            <text:p>106</text:p>
          </table:table-cell>
          <table:table-cell office:value-type="float" office:value="5356.1054" calcext:value-type="float">
            <text:p>5356.1054</text:p>
          </table:table-cell>
          <table:table-cell office:value-type="float" office:value="5715.4624992" calcext:value-type="float">
            <text:p>5715.4624992</text:p>
          </table:table-cell>
          <table:table-cell office:value-type="float" office:value="5912.458" calcext:value-type="float">
            <text:p>5912.458</text:p>
          </table:table-cell>
          <table:table-cell office:value-type="float" office:value="125" calcext:value-type="float">
            <text:p>125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89" calcext:value-type="float">
            <text:p>89</text:p>
          </table:table-cell>
          <table:table-cell office:value-type="float" office:value="5365.9036" calcext:value-type="float">
            <text:p>5365.9036</text:p>
          </table:table-cell>
          <table:table-cell office:value-type="float" office:value="5428.7997" calcext:value-type="float">
            <text:p>5428.7997</text:p>
          </table:table-cell>
          <table:table-cell office:value-type="float" office:value="5491.6958" calcext:value-type="float">
            <text:p>5491.695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5369.2626" calcext:value-type="float">
            <text:p>5369.2626</text:p>
          </table:table-cell>
          <table:table-cell office:value-type="float" office:value="5478.3315" calcext:value-type="float">
            <text:p>5478.3315</text:p>
          </table:table-cell>
          <table:table-cell office:value-type="float" office:value="5587.4004" calcext:value-type="float">
            <text:p>5587.400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27" calcext:value-type="float">
            <text:p>27</text:p>
          </table:table-cell>
          <table:table-cell office:value-type="float" office:value="5370.9455" calcext:value-type="float">
            <text:p>5370.9455</text:p>
          </table:table-cell>
          <table:table-cell office:value-type="float" office:value="6198.19115" calcext:value-type="float">
            <text:p>6198.19115</text:p>
          </table:table-cell>
          <table:table-cell office:value-type="float" office:value="7025.4368" calcext:value-type="float">
            <text:p>7025.436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19" calcext:value-type="float">
            <text:p>119</text:p>
          </table:table-cell>
          <table:table-cell office:value-type="float" office:value="5386.9899" calcext:value-type="float">
            <text:p>5386.9899</text:p>
          </table:table-cell>
          <table:table-cell office:value-type="float" office:value="5629.94222" calcext:value-type="float">
            <text:p>5629.94222</text:p>
          </table:table-cell>
          <table:table-cell office:value-type="float" office:value="5751.3902" calcext:value-type="float">
            <text:p>5751.390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92" calcext:value-type="float">
            <text:p>92</text:p>
          </table:table-cell>
          <table:table-cell office:value-type="float" office:value="5387.0859" calcext:value-type="float">
            <text:p>5387.0859</text:p>
          </table:table-cell>
          <table:table-cell office:value-type="float" office:value="6209.33615" calcext:value-type="float">
            <text:p>6209.33615</text:p>
          </table:table-cell>
          <table:table-cell office:value-type="float" office:value="7031.5864" calcext:value-type="float">
            <text:p>7031.586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43" calcext:value-type="float">
            <text:p>143</text:p>
          </table:table-cell>
          <table:table-cell office:value-type="float" office:value="5395.5569" calcext:value-type="float">
            <text:p>5395.5569</text:p>
          </table:table-cell>
          <table:table-cell office:value-type="float" office:value="5499.96275" calcext:value-type="float">
            <text:p>5499.96275</text:p>
          </table:table-cell>
          <table:table-cell office:value-type="float" office:value="5604.3686" calcext:value-type="float">
            <text:p>5604.368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85" calcext:value-type="float">
            <text:p>185</text:p>
          </table:table-cell>
          <table:table-cell office:value-type="float" office:value="5395.8291" calcext:value-type="float">
            <text:p>5395.8291</text:p>
          </table:table-cell>
          <table:table-cell office:value-type="float" office:value="6445.0204875" calcext:value-type="float">
            <text:p>6445.0204875</text:p>
          </table:table-cell>
          <table:table-cell office:value-type="float" office:value="7082.6152" calcext:value-type="float">
            <text:p>7082.6152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47" calcext:value-type="float">
            <text:p>147</text:p>
          </table:table-cell>
          <table:table-cell office:value-type="float" office:value="5405.9322" calcext:value-type="float">
            <text:p>5405.9322</text:p>
          </table:table-cell>
          <table:table-cell office:value-type="float" office:value="6178.98653934427" calcext:value-type="float">
            <text:p>6178.9865393443</text:p>
          </table:table-cell>
          <table:table-cell office:value-type="float" office:value="7508.4793" calcext:value-type="float">
            <text:p>7508.4793</text:p>
          </table:table-cell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410.9261" calcext:value-type="float">
            <text:p>5410.9261</text:p>
          </table:table-cell>
          <table:table-cell office:value-type="float" office:value="5883.39297142857" calcext:value-type="float">
            <text:p>5883.3929714286</text:p>
          </table:table-cell>
          <table:table-cell office:value-type="float" office:value="6676.1997" calcext:value-type="float">
            <text:p>6676.1997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3" office:value-type="float" office:value="5414.6847" calcext:value-type="float">
            <text:p>5414.684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84" calcext:value-type="float">
            <text:p>184</text:p>
          </table:table-cell>
          <table:table-cell table:number-columns-repeated="3" office:value-type="float" office:value="5428.9582" calcext:value-type="float">
            <text:p>5428.958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26" calcext:value-type="float">
            <text:p>126</text:p>
          </table:table-cell>
          <table:table-cell office:value-type="float" office:value="5431.3556" calcext:value-type="float">
            <text:p>5431.3556</text:p>
          </table:table-cell>
          <table:table-cell office:value-type="float" office:value="5565.04604545455" calcext:value-type="float">
            <text:p>5565.0460454546</text:p>
          </table:table-cell>
          <table:table-cell office:value-type="float" office:value="5686.2394" calcext:value-type="float">
            <text:p>5686.2394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5436.6493" calcext:value-type="float">
            <text:p>5436.6493</text:p>
          </table:table-cell>
          <table:table-cell office:value-type="float" office:value="5646.19663733334" calcext:value-type="float">
            <text:p>5646.1966373333</text:p>
          </table:table-cell>
          <table:table-cell office:value-type="float" office:value="5803.687" calcext:value-type="float">
            <text:p>5803.687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5446.342" calcext:value-type="float">
            <text:p>5446.342</text:p>
          </table:table-cell>
          <table:table-cell office:value-type="float" office:value="6839.80264876543" calcext:value-type="float">
            <text:p>6839.8026487654</text:p>
          </table:table-cell>
          <table:table-cell office:value-type="float" office:value="8899.7484" calcext:value-type="float">
            <text:p>8899.7484</text:p>
          </table:table-cell>
          <table:table-cell office:value-type="float" office:value="162" calcext:value-type="float">
            <text:p>162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62" calcext:value-type="float">
            <text:p>162</text:p>
          </table:table-cell>
          <table:table-cell office:value-type="float" office:value="5454.7603" calcext:value-type="float">
            <text:p>5454.7603</text:p>
          </table:table-cell>
          <table:table-cell office:value-type="float" office:value="5756.60725384615" calcext:value-type="float">
            <text:p>5756.6072538462</text:p>
          </table:table-cell>
          <table:table-cell office:value-type="float" office:value="6079.6232" calcext:value-type="float">
            <text:p>6079.623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26" calcext:value-type="float">
            <text:p>126</text:p>
          </table:table-cell>
          <table:table-cell office:value-type="float" office:value="5455.4641" calcext:value-type="float">
            <text:p>5455.4641</text:p>
          </table:table-cell>
          <table:table-cell office:value-type="float" office:value="5536.19681428571" calcext:value-type="float">
            <text:p>5536.1968142857</text:p>
          </table:table-cell>
          <table:table-cell office:value-type="float" office:value="5658.0613" calcext:value-type="float">
            <text:p>5658.061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5458.2285" calcext:value-type="float">
            <text:p>5458.2285</text:p>
          </table:table-cell>
          <table:table-cell office:value-type="float" office:value="6230.85351111111" calcext:value-type="float">
            <text:p>6230.8535111111</text:p>
          </table:table-cell>
          <table:table-cell office:value-type="float" office:value="6838.1128" calcext:value-type="float">
            <text:p>6838.1128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26" calcext:value-type="float">
            <text:p>126</text:p>
          </table:table-cell>
          <table:table-cell office:value-type="float" office:value="5459.5873" calcext:value-type="float">
            <text:p>5459.5873</text:p>
          </table:table-cell>
          <table:table-cell office:value-type="float" office:value="5467.9145" calcext:value-type="float">
            <text:p>5467.9145</text:p>
          </table:table-cell>
          <table:table-cell office:value-type="float" office:value="5476.2417" calcext:value-type="float">
            <text:p>5476.241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83" calcext:value-type="float">
            <text:p>83</text:p>
          </table:table-cell>
          <table:table-cell office:value-type="float" office:value="5460.0526" calcext:value-type="float">
            <text:p>5460.0526</text:p>
          </table:table-cell>
          <table:table-cell office:value-type="float" office:value="6502.23198333333" calcext:value-type="float">
            <text:p>6502.2319833333</text:p>
          </table:table-cell>
          <table:table-cell office:value-type="float" office:value="7192.326" calcext:value-type="float">
            <text:p>7192.326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41" calcext:value-type="float">
            <text:p>141</text:p>
          </table:table-cell>
          <table:table-cell office:value-type="float" office:value="5471.6707" calcext:value-type="float">
            <text:p>5471.6707</text:p>
          </table:table-cell>
          <table:table-cell office:value-type="float" office:value="5722.51938333333" calcext:value-type="float">
            <text:p>5722.5193833333</text:p>
          </table:table-cell>
          <table:table-cell office:value-type="float" office:value="5917.3774" calcext:value-type="float">
            <text:p>5917.3774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479.5802" calcext:value-type="float">
            <text:p>5479.5802</text:p>
          </table:table-cell>
          <table:table-cell office:value-type="float" office:value="6441.20053640699" calcext:value-type="float">
            <text:p>6441.200536407</text:p>
          </table:table-cell>
          <table:table-cell office:value-type="float" office:value="7744.2644" calcext:value-type="float">
            <text:p>7744.2644</text:p>
          </table:table-cell>
          <table:table-cell office:value-type="float" office:value="629" calcext:value-type="float">
            <text:p>629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38" calcext:value-type="float">
            <text:p>38</text:p>
          </table:table-cell>
          <table:table-cell office:value-type="float" office:value="5488.4312" calcext:value-type="float">
            <text:p>5488.4312</text:p>
          </table:table-cell>
          <table:table-cell office:value-type="float" office:value="5709.73315" calcext:value-type="float">
            <text:p>5709.73315</text:p>
          </table:table-cell>
          <table:table-cell office:value-type="float" office:value="5931.0351" calcext:value-type="float">
            <text:p>5931.035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84" calcext:value-type="float">
            <text:p>184</text:p>
          </table:table-cell>
          <table:table-cell office:value-type="float" office:value="5492.8554" calcext:value-type="float">
            <text:p>5492.8554</text:p>
          </table:table-cell>
          <table:table-cell office:value-type="float" office:value="5567.76506666667" calcext:value-type="float">
            <text:p>5567.7650666667</text:p>
          </table:table-cell>
          <table:table-cell office:value-type="float" office:value="5668.4406" calcext:value-type="float">
            <text:p>5668.440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3" office:value-type="float" office:value="5502.9257" calcext:value-type="float">
            <text:p>5502.925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32" calcext:value-type="float">
            <text:p>132</text:p>
          </table:table-cell>
          <table:table-cell office:value-type="float" office:value="5508.8419" calcext:value-type="float">
            <text:p>5508.8419</text:p>
          </table:table-cell>
          <table:table-cell office:value-type="float" office:value="5617.00672" calcext:value-type="float">
            <text:p>5617.00672</text:p>
          </table:table-cell>
          <table:table-cell office:value-type="float" office:value="5817.8923" calcext:value-type="float">
            <text:p>5817.8923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211" calcext:value-type="float">
            <text:p>211</text:p>
          </table:table-cell>
          <table:table-cell office:value-type="float" office:value="5512.7045" calcext:value-type="float">
            <text:p>5512.7045</text:p>
          </table:table-cell>
          <table:table-cell office:value-type="float" office:value="5567.5595" calcext:value-type="float">
            <text:p>5567.5595</text:p>
          </table:table-cell>
          <table:table-cell office:value-type="float" office:value="5622.4145" calcext:value-type="float">
            <text:p>5622.414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5513.2525" calcext:value-type="float">
            <text:p>5513.2525</text:p>
          </table:table-cell>
          <table:table-cell office:value-type="float" office:value="6238.02825925926" calcext:value-type="float">
            <text:p>6238.0282592593</text:p>
          </table:table-cell>
          <table:table-cell office:value-type="float" office:value="6587.3174" calcext:value-type="float">
            <text:p>6587.3174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41" calcext:value-type="float">
            <text:p>141</text:p>
          </table:table-cell>
          <table:table-cell office:value-type="float" office:value="5515.0566" calcext:value-type="float">
            <text:p>5515.0566</text:p>
          </table:table-cell>
          <table:table-cell office:value-type="float" office:value="5735.13463913043" calcext:value-type="float">
            <text:p>5735.1346391304</text:p>
          </table:table-cell>
          <table:table-cell office:value-type="float" office:value="5947.7884" calcext:value-type="float">
            <text:p>5947.7884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5526.795" calcext:value-type="float">
            <text:p>5526.795</text:p>
          </table:table-cell>
          <table:table-cell office:value-type="float" office:value="6635.7123" calcext:value-type="float">
            <text:p>6635.7123</text:p>
          </table:table-cell>
          <table:table-cell office:value-type="float" office:value="6942.3826" calcext:value-type="float">
            <text:p>6942.3826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43" calcext:value-type="float">
            <text:p>143</text:p>
          </table:table-cell>
          <table:table-cell office:value-type="float" office:value="5531.2473" calcext:value-type="float">
            <text:p>5531.2473</text:p>
          </table:table-cell>
          <table:table-cell office:value-type="float" office:value="6169.9848" calcext:value-type="float">
            <text:p>6169.9848</text:p>
          </table:table-cell>
          <table:table-cell office:value-type="float" office:value="7107.3651" calcext:value-type="float">
            <text:p>7107.3651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5535.4994" calcext:value-type="float">
            <text:p>5535.4994</text:p>
          </table:table-cell>
          <table:table-cell office:value-type="float" office:value="6673.61704128441" calcext:value-type="float">
            <text:p>6673.6170412844</text:p>
          </table:table-cell>
          <table:table-cell office:value-type="float" office:value="7747.7561" calcext:value-type="float">
            <text:p>7747.7561</text:p>
          </table:table-cell>
          <table:table-cell office:value-type="float" office:value="109" calcext:value-type="float">
            <text:p>109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5543.7229" calcext:value-type="float">
            <text:p>5543.7229</text:p>
          </table:table-cell>
          <table:table-cell office:value-type="float" office:value="5777.77417727272" calcext:value-type="float">
            <text:p>5777.7741772727</text:p>
          </table:table-cell>
          <table:table-cell office:value-type="float" office:value="6012.3377" calcext:value-type="float">
            <text:p>6012.3377</text:p>
          </table:table-cell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42" calcext:value-type="float">
            <text:p>42</text:p>
          </table:table-cell>
          <table:table-cell office:value-type="float" office:value="5547.7801" calcext:value-type="float">
            <text:p>5547.7801</text:p>
          </table:table-cell>
          <table:table-cell office:value-type="float" office:value="6731.10686666667" calcext:value-type="float">
            <text:p>6731.1068666667</text:p>
          </table:table-cell>
          <table:table-cell office:value-type="float" office:value="7848.723" calcext:value-type="float">
            <text:p>7848.723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30" calcext:value-type="float">
            <text:p>130</text:p>
          </table:table-cell>
          <table:table-cell office:value-type="float" office:value="5559.4894" calcext:value-type="float">
            <text:p>5559.4894</text:p>
          </table:table-cell>
          <table:table-cell office:value-type="float" office:value="5783.51886153846" calcext:value-type="float">
            <text:p>5783.5188615385</text:p>
          </table:table-cell>
          <table:table-cell office:value-type="float" office:value="5888.9231" calcext:value-type="float">
            <text:p>5888.9231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42" calcext:value-type="float">
            <text:p>142</text:p>
          </table:table-cell>
          <table:table-cell office:value-type="float" office:value="5562.5775" calcext:value-type="float">
            <text:p>5562.5775</text:p>
          </table:table-cell>
          <table:table-cell office:value-type="float" office:value="6399.63655" calcext:value-type="float">
            <text:p>6399.63655</text:p>
          </table:table-cell>
          <table:table-cell office:value-type="float" office:value="7641.2649" calcext:value-type="float">
            <text:p>7641.2649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32" calcext:value-type="float">
            <text:p>132</text:p>
          </table:table-cell>
          <table:table-cell table:number-columns-repeated="3" office:value-type="float" office:value="5567.2061" calcext:value-type="float">
            <text:p>5567.206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82" calcext:value-type="float">
            <text:p>182</text:p>
          </table:table-cell>
          <table:table-cell office:value-type="float" office:value="5569.11" calcext:value-type="float">
            <text:p>5569.11</text:p>
          </table:table-cell>
          <table:table-cell office:value-type="float" office:value="5893.9276875" calcext:value-type="float">
            <text:p>5893.9276875</text:p>
          </table:table-cell>
          <table:table-cell office:value-type="float" office:value="6157.7072" calcext:value-type="float">
            <text:p>6157.7072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93" calcext:value-type="float">
            <text:p>193</text:p>
          </table:table-cell>
          <table:table-cell office:value-type="float" office:value="5569.976" calcext:value-type="float">
            <text:p>5569.976</text:p>
          </table:table-cell>
          <table:table-cell office:value-type="float" office:value="5699.3178" calcext:value-type="float">
            <text:p>5699.3178</text:p>
          </table:table-cell>
          <table:table-cell office:value-type="float" office:value="5828.6596" calcext:value-type="float">
            <text:p>5828.659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570.7496" calcext:value-type="float">
            <text:p>5570.7496</text:p>
          </table:table-cell>
          <table:table-cell office:value-type="float" office:value="5613.86083333333" calcext:value-type="float">
            <text:p>5613.8608333333</text:p>
          </table:table-cell>
          <table:table-cell office:value-type="float" office:value="5678.1844" calcext:value-type="float">
            <text:p>5678.184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35" calcext:value-type="float">
            <text:p>135</text:p>
          </table:table-cell>
          <table:table-cell office:value-type="float" office:value="5585.0908" calcext:value-type="float">
            <text:p>5585.0908</text:p>
          </table:table-cell>
          <table:table-cell office:value-type="float" office:value="5936.72384347826" calcext:value-type="float">
            <text:p>5936.7238434783</text:p>
          </table:table-cell>
          <table:table-cell office:value-type="float" office:value="6287.6264" calcext:value-type="float">
            <text:p>6287.6264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25" calcext:value-type="float">
            <text:p>125</text:p>
          </table:table-cell>
          <table:table-cell table:number-columns-repeated="3" office:value-type="float" office:value="5590.0332" calcext:value-type="float">
            <text:p>5590.033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593.4869" calcext:value-type="float">
            <text:p>5593.4869</text:p>
          </table:table-cell>
          <table:table-cell office:value-type="float" office:value="5703.831125" calcext:value-type="float">
            <text:p>5703.831125</text:p>
          </table:table-cell>
          <table:table-cell office:value-type="float" office:value="5773.2487" calcext:value-type="float">
            <text:p>5773.2487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94" calcext:value-type="float">
            <text:p>194</text:p>
          </table:table-cell>
          <table:table-cell office:value-type="float" office:value="5596.4513" calcext:value-type="float">
            <text:p>5596.4513</text:p>
          </table:table-cell>
          <table:table-cell office:value-type="float" office:value="5693.01352727273" calcext:value-type="float">
            <text:p>5693.0135272727</text:p>
          </table:table-cell>
          <table:table-cell office:value-type="float" office:value="5891.4289" calcext:value-type="float">
            <text:p>5891.4289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10" calcext:value-type="float">
            <text:p>110</text:p>
          </table:table-cell>
          <table:table-cell office:value-type="float" office:value="5597.226" calcext:value-type="float">
            <text:p>5597.226</text:p>
          </table:table-cell>
          <table:table-cell office:value-type="float" office:value="7360.981029" calcext:value-type="float">
            <text:p>7360.981029</text:p>
          </table:table-cell>
          <table:table-cell office:value-type="float" office:value="9009.8519" calcext:value-type="float">
            <text:p>9009.8519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37" calcext:value-type="float">
            <text:p>137</text:p>
          </table:table-cell>
          <table:table-cell office:value-type="float" office:value="5597.8024" calcext:value-type="float">
            <text:p>5597.8024</text:p>
          </table:table-cell>
          <table:table-cell office:value-type="float" office:value="6191.98807" calcext:value-type="float">
            <text:p>6191.98807</text:p>
          </table:table-cell>
          <table:table-cell office:value-type="float" office:value="7120.6057" calcext:value-type="float">
            <text:p>7120.6057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10" calcext:value-type="float">
            <text:p>110</text:p>
          </table:table-cell>
          <table:table-cell office:value-type="float" office:value="5599.6521" calcext:value-type="float">
            <text:p>5599.6521</text:p>
          </table:table-cell>
          <table:table-cell office:value-type="float" office:value="5635.61715" calcext:value-type="float">
            <text:p>5635.61715</text:p>
          </table:table-cell>
          <table:table-cell office:value-type="float" office:value="5671.5822" calcext:value-type="float">
            <text:p>5671.582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198" calcext:value-type="float">
            <text:p>198</text:p>
          </table:table-cell>
          <table:table-cell table:number-columns-repeated="3" office:value-type="float" office:value="5603.8373" calcext:value-type="float">
            <text:p>5603.837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5608.0862" calcext:value-type="float">
            <text:p>5608.0862</text:p>
          </table:table-cell>
          <table:table-cell office:value-type="float" office:value="7027.56159452055" calcext:value-type="float">
            <text:p>7027.5615945206</text:p>
          </table:table-cell>
          <table:table-cell office:value-type="float" office:value="7520.5067" calcext:value-type="float">
            <text:p>7520.5067</text:p>
          </table:table-cell>
          <table:table-cell office:value-type="float" office:value="219" calcext:value-type="float">
            <text:p>219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82" calcext:value-type="float">
            <text:p>182</text:p>
          </table:table-cell>
          <table:table-cell office:value-type="float" office:value="5620.0919" calcext:value-type="float">
            <text:p>5620.0919</text:p>
          </table:table-cell>
          <table:table-cell office:value-type="float" office:value="5712.64466363636" calcext:value-type="float">
            <text:p>5712.6446636364</text:p>
          </table:table-cell>
          <table:table-cell office:value-type="float" office:value="5916.0094" calcext:value-type="float">
            <text:p>5916.0094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620.4155" calcext:value-type="float">
            <text:p>5620.4155</text:p>
          </table:table-cell>
          <table:table-cell office:value-type="float" office:value="5716.43711428571" calcext:value-type="float">
            <text:p>5716.4371142857</text:p>
          </table:table-cell>
          <table:table-cell office:value-type="float" office:value="5855.9083" calcext:value-type="float">
            <text:p>5855.908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44" calcext:value-type="float">
            <text:p>144</text:p>
          </table:table-cell>
          <table:table-cell office:value-type="float" office:value="5645.4536" calcext:value-type="float">
            <text:p>5645.4536</text:p>
          </table:table-cell>
          <table:table-cell office:value-type="float" office:value="6027.54936893204" calcext:value-type="float">
            <text:p>6027.549368932</text:p>
          </table:table-cell>
          <table:table-cell office:value-type="float" office:value="6290.0489" calcext:value-type="float">
            <text:p>6290.0489</text:p>
          </table:table-cell>
          <table:table-cell office:value-type="float" office:value="103" calcext:value-type="float">
            <text:p>103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06" calcext:value-type="float">
            <text:p>106</text:p>
          </table:table-cell>
          <table:table-cell office:value-type="float" office:value="5646.3767" calcext:value-type="float">
            <text:p>5646.3767</text:p>
          </table:table-cell>
          <table:table-cell office:value-type="float" office:value="5940.09053103448" calcext:value-type="float">
            <text:p>5940.0905310345</text:p>
          </table:table-cell>
          <table:table-cell office:value-type="float" office:value="6094.7103" calcext:value-type="float">
            <text:p>6094.7103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203" calcext:value-type="float">
            <text:p>203</text:p>
          </table:table-cell>
          <table:table-cell office:value-type="float" office:value="5678.4937" calcext:value-type="float">
            <text:p>5678.4937</text:p>
          </table:table-cell>
          <table:table-cell office:value-type="float" office:value="6006.78622857143" calcext:value-type="float">
            <text:p>6006.7862285714</text:p>
          </table:table-cell>
          <table:table-cell office:value-type="float" office:value="6153.307" calcext:value-type="float">
            <text:p>6153.30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47" calcext:value-type="float">
            <text:p>147</text:p>
          </table:table-cell>
          <table:table-cell office:value-type="float" office:value="5703.5699" calcext:value-type="float">
            <text:p>5703.5699</text:p>
          </table:table-cell>
          <table:table-cell office:value-type="float" office:value="6036.4468125" calcext:value-type="float">
            <text:p>6036.4468125</text:p>
          </table:table-cell>
          <table:table-cell office:value-type="float" office:value="6550.5934" calcext:value-type="float">
            <text:p>6550.5934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31" calcext:value-type="float">
            <text:p>131</text:p>
          </table:table-cell>
          <table:table-cell office:value-type="float" office:value="5704.7803" calcext:value-type="float">
            <text:p>5704.7803</text:p>
          </table:table-cell>
          <table:table-cell office:value-type="float" office:value="5773.98763333333" calcext:value-type="float">
            <text:p>5773.9876333333</text:p>
          </table:table-cell>
          <table:table-cell office:value-type="float" office:value="5912.4023" calcext:value-type="float">
            <text:p>5912.4023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62" calcext:value-type="float">
            <text:p>162</text:p>
          </table:table-cell>
          <table:table-cell office:value-type="float" office:value="5712.2716" calcext:value-type="float">
            <text:p>5712.2716</text:p>
          </table:table-cell>
          <table:table-cell office:value-type="float" office:value="5713.98883333333" calcext:value-type="float">
            <text:p>5713.9888333333</text:p>
          </table:table-cell>
          <table:table-cell office:value-type="float" office:value="5715.1615" calcext:value-type="float">
            <text:p>5715.161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office:value-type="float" office:value="5717.4155" calcext:value-type="float">
            <text:p>5717.415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04" calcext:value-type="float">
            <text:p>104</text:p>
          </table:table-cell>
          <table:table-cell office:value-type="float" office:value="5719.1182" calcext:value-type="float">
            <text:p>5719.1182</text:p>
          </table:table-cell>
          <table:table-cell office:value-type="float" office:value="8077.62285237742" calcext:value-type="float">
            <text:p>8077.6228523774</text:p>
          </table:table-cell>
          <table:table-cell office:value-type="float" office:value="9813.4181" calcext:value-type="float">
            <text:p>9813.4181</text:p>
          </table:table-cell>
          <table:table-cell office:value-type="float" office:value="1346" calcext:value-type="float">
            <text:p>1346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720.8915" calcext:value-type="float">
            <text:p>5720.8915</text:p>
          </table:table-cell>
          <table:table-cell office:value-type="float" office:value="5792.15766666667" calcext:value-type="float">
            <text:p>5792.1576666667</text:p>
          </table:table-cell>
          <table:table-cell office:value-type="float" office:value="5913.9888" calcext:value-type="float">
            <text:p>5913.9888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46" calcext:value-type="float">
            <text:p>146</text:p>
          </table:table-cell>
          <table:table-cell office:value-type="float" office:value="5743.3067" calcext:value-type="float">
            <text:p>5743.3067</text:p>
          </table:table-cell>
          <table:table-cell office:value-type="float" office:value="5773.3785" calcext:value-type="float">
            <text:p>5773.3785</text:p>
          </table:table-cell>
          <table:table-cell office:value-type="float" office:value="5803.4503" calcext:value-type="float">
            <text:p>5803.450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45" calcext:value-type="float">
            <text:p>145</text:p>
          </table:table-cell>
          <table:table-cell office:value-type="float" office:value="5744.4708" calcext:value-type="float">
            <text:p>5744.4708</text:p>
          </table:table-cell>
          <table:table-cell office:value-type="float" office:value="6546.6434" calcext:value-type="float">
            <text:p>6546.6434</text:p>
          </table:table-cell>
          <table:table-cell office:value-type="float" office:value="7348.816" calcext:value-type="float">
            <text:p>7348.81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5746.2951" calcext:value-type="float">
            <text:p>5746.2951</text:p>
          </table:table-cell>
          <table:table-cell office:value-type="float" office:value="6112.5943" calcext:value-type="float">
            <text:p>6112.5943</text:p>
          </table:table-cell>
          <table:table-cell office:value-type="float" office:value="6891.8206" calcext:value-type="float">
            <text:p>6891.8206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5751.996" calcext:value-type="float">
            <text:p>5751.996</text:p>
          </table:table-cell>
          <table:table-cell office:value-type="float" office:value="6000.01302941176" calcext:value-type="float">
            <text:p>6000.0130294118</text:p>
          </table:table-cell>
          <table:table-cell office:value-type="float" office:value="6292.5861" calcext:value-type="float">
            <text:p>6292.5861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3" office:value-type="float" office:value="5755.7329" calcext:value-type="float">
            <text:p>5755.732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3" office:value-type="float" office:value="5760.1413" calcext:value-type="float">
            <text:p>5760.141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10" calcext:value-type="float">
            <text:p>110</text:p>
          </table:table-cell>
          <table:table-cell office:value-type="float" office:value="5766.0356" calcext:value-type="float">
            <text:p>5766.0356</text:p>
          </table:table-cell>
          <table:table-cell office:value-type="float" office:value="5768.10346666667" calcext:value-type="float">
            <text:p>5768.1034666667</text:p>
          </table:table-cell>
          <table:table-cell office:value-type="float" office:value="5769.1374" calcext:value-type="float">
            <text:p>5769.137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46" calcext:value-type="float">
            <text:p>146</text:p>
          </table:table-cell>
          <table:table-cell office:value-type="float" office:value="5769.4266" calcext:value-type="float">
            <text:p>5769.4266</text:p>
          </table:table-cell>
          <table:table-cell office:value-type="float" office:value="5895.96602666667" calcext:value-type="float">
            <text:p>5895.9660266667</text:p>
          </table:table-cell>
          <table:table-cell office:value-type="float" office:value="6045.7495" calcext:value-type="float">
            <text:p>6045.7495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office:value-type="float" office:value="5780.049" calcext:value-type="float">
            <text:p>5780.04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22" calcext:value-type="float">
            <text:p>122</text:p>
          </table:table-cell>
          <table:table-cell table:number-columns-repeated="3" office:value-type="float" office:value="5781.2391" calcext:value-type="float">
            <text:p>5781.239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5785.9591" calcext:value-type="float">
            <text:p>5785.9591</text:p>
          </table:table-cell>
          <table:table-cell office:value-type="float" office:value="5854.07900909091" calcext:value-type="float">
            <text:p>5854.0790090909</text:p>
          </table:table-cell>
          <table:table-cell office:value-type="float" office:value="5926.374" calcext:value-type="float">
            <text:p>5926.374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51" calcext:value-type="float">
            <text:p>151</text:p>
          </table:table-cell>
          <table:table-cell office:value-type="float" office:value="5786.3594" calcext:value-type="float">
            <text:p>5786.3594</text:p>
          </table:table-cell>
          <table:table-cell office:value-type="float" office:value="6132.7661125" calcext:value-type="float">
            <text:p>6132.7661125</text:p>
          </table:table-cell>
          <table:table-cell office:value-type="float" office:value="6634.593" calcext:value-type="float">
            <text:p>6634.593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69" calcext:value-type="float">
            <text:p>169</text:p>
          </table:table-cell>
          <table:table-cell office:value-type="float" office:value="5790.1265" calcext:value-type="float">
            <text:p>5790.1265</text:p>
          </table:table-cell>
          <table:table-cell office:value-type="float" office:value="6340.31707142857" calcext:value-type="float">
            <text:p>6340.3170714286</text:p>
          </table:table-cell>
          <table:table-cell office:value-type="float" office:value="6652.4681" calcext:value-type="float">
            <text:p>6652.468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33" calcext:value-type="float">
            <text:p>133</text:p>
          </table:table-cell>
          <table:table-cell office:value-type="float" office:value="5792.6689" calcext:value-type="float">
            <text:p>5792.6689</text:p>
          </table:table-cell>
          <table:table-cell office:value-type="float" office:value="6173.86973333333" calcext:value-type="float">
            <text:p>6173.8697333333</text:p>
          </table:table-cell>
          <table:table-cell office:value-type="float" office:value="7323.4524" calcext:value-type="float">
            <text:p>7323.4524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06" calcext:value-type="float">
            <text:p>106</text:p>
          </table:table-cell>
          <table:table-cell office:value-type="float" office:value="5798.0435" calcext:value-type="float">
            <text:p>5798.0435</text:p>
          </table:table-cell>
          <table:table-cell office:value-type="float" office:value="6022.79381684211" calcext:value-type="float">
            <text:p>6022.7938168421</text:p>
          </table:table-cell>
          <table:table-cell office:value-type="float" office:value="6269.7957" calcext:value-type="float">
            <text:p>6269.7957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51" calcext:value-type="float">
            <text:p>151</text:p>
          </table:table-cell>
          <table:table-cell office:value-type="float" office:value="5799.8834" calcext:value-type="float">
            <text:p>5799.8834</text:p>
          </table:table-cell>
          <table:table-cell office:value-type="float" office:value="6125.90834634146" calcext:value-type="float">
            <text:p>6125.9083463415</text:p>
          </table:table-cell>
          <table:table-cell office:value-type="float" office:value="6672.8843" calcext:value-type="float">
            <text:p>6672.8843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98" calcext:value-type="float">
            <text:p>98</text:p>
          </table:table-cell>
          <table:table-cell office:value-type="float" office:value="5801.0558" calcext:value-type="float">
            <text:p>5801.0558</text:p>
          </table:table-cell>
          <table:table-cell office:value-type="float" office:value="7213.9642245614" calcext:value-type="float">
            <text:p>7213.9642245614</text:p>
          </table:table-cell>
          <table:table-cell office:value-type="float" office:value="7909.1524" calcext:value-type="float">
            <text:p>7909.1524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15" calcext:value-type="float">
            <text:p>115</text:p>
          </table:table-cell>
          <table:table-cell office:value-type="float" office:value="5802.6229" calcext:value-type="float">
            <text:p>5802.6229</text:p>
          </table:table-cell>
          <table:table-cell office:value-type="float" office:value="6563.23226" calcext:value-type="float">
            <text:p>6563.23226</text:p>
          </table:table-cell>
          <table:table-cell office:value-type="float" office:value="7702.1465" calcext:value-type="float">
            <text:p>7702.146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198" calcext:value-type="float">
            <text:p>198</text:p>
          </table:table-cell>
          <table:table-cell table:number-columns-repeated="3" office:value-type="float" office:value="5804.9296" calcext:value-type="float">
            <text:p>5804.929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5805.4389" calcext:value-type="float">
            <text:p>5805.4389</text:p>
          </table:table-cell>
          <table:table-cell office:value-type="float" office:value="6306.42308" calcext:value-type="float">
            <text:p>6306.42308</text:p>
          </table:table-cell>
          <table:table-cell office:value-type="float" office:value="7939.289" calcext:value-type="float">
            <text:p>7939.289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5807.4485" calcext:value-type="float">
            <text:p>5807.4485</text:p>
          </table:table-cell>
          <table:table-cell office:value-type="float" office:value="7176.853875" calcext:value-type="float">
            <text:p>7176.853875</text:p>
          </table:table-cell>
          <table:table-cell office:value-type="float" office:value="7855.6065" calcext:value-type="float">
            <text:p>7855.6065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5812.1071" calcext:value-type="float">
            <text:p>5812.1071</text:p>
          </table:table-cell>
          <table:table-cell office:value-type="float" office:value="5889.9088" calcext:value-type="float">
            <text:p>5889.9088</text:p>
          </table:table-cell>
          <table:table-cell office:value-type="float" office:value="5967.7105" calcext:value-type="float">
            <text:p>5967.710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96" calcext:value-type="float">
            <text:p>196</text:p>
          </table:table-cell>
          <table:table-cell table:number-columns-repeated="3" office:value-type="float" office:value="5825.97" calcext:value-type="float">
            <text:p>5825.9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06" calcext:value-type="float">
            <text:p>106</text:p>
          </table:table-cell>
          <table:table-cell office:value-type="float" office:value="5826.2651" calcext:value-type="float">
            <text:p>5826.2651</text:p>
          </table:table-cell>
          <table:table-cell office:value-type="float" office:value="5883.16685714286" calcext:value-type="float">
            <text:p>5883.1668571429</text:p>
          </table:table-cell>
          <table:table-cell office:value-type="float" office:value="5926.7074" calcext:value-type="float">
            <text:p>5926.707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833.1444" calcext:value-type="float">
            <text:p>5833.1444</text:p>
          </table:table-cell>
          <table:table-cell office:value-type="float" office:value="5899.431925" calcext:value-type="float">
            <text:p>5899.431925</text:p>
          </table:table-cell>
          <table:table-cell office:value-type="float" office:value="5924.2845" calcext:value-type="float">
            <text:p>5924.2845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5833.6507" calcext:value-type="float">
            <text:p>5833.6507</text:p>
          </table:table-cell>
          <table:table-cell office:value-type="float" office:value="5948.2885" calcext:value-type="float">
            <text:p>5948.2885</text:p>
          </table:table-cell>
          <table:table-cell office:value-type="float" office:value="5967.4523" calcext:value-type="float">
            <text:p>5967.4523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3" office:value-type="float" office:value="5843.7821" calcext:value-type="float">
            <text:p>5843.782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05" calcext:value-type="float">
            <text:p>105</text:p>
          </table:table-cell>
          <table:table-cell office:value-type="float" office:value="5847.1877" calcext:value-type="float">
            <text:p>5847.1877</text:p>
          </table:table-cell>
          <table:table-cell office:value-type="float" office:value="6304.90655545023" calcext:value-type="float">
            <text:p>6304.9065554502</text:p>
          </table:table-cell>
          <table:table-cell office:value-type="float" office:value="6662.7088" calcext:value-type="float">
            <text:p>6662.7088</text:p>
          </table:table-cell>
          <table:table-cell office:value-type="float" office:value="211" calcext:value-type="float">
            <text:p>21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25" calcext:value-type="float">
            <text:p>125</text:p>
          </table:table-cell>
          <table:table-cell table:number-columns-repeated="3" office:value-type="float" office:value="5853.0691" calcext:value-type="float">
            <text:p>5853.069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87" calcext:value-type="float">
            <text:p>87</text:p>
          </table:table-cell>
          <table:table-cell office:value-type="float" office:value="5854.4214" calcext:value-type="float">
            <text:p>5854.4214</text:p>
          </table:table-cell>
          <table:table-cell office:value-type="float" office:value="6865.1456" calcext:value-type="float">
            <text:p>6865.1456</text:p>
          </table:table-cell>
          <table:table-cell office:value-type="float" office:value="8510.1693" calcext:value-type="float">
            <text:p>8510.1693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59" calcext:value-type="float">
            <text:p>159</text:p>
          </table:table-cell>
          <table:table-cell table:number-columns-repeated="3" office:value-type="float" office:value="5862.1326" calcext:value-type="float">
            <text:p>5862.132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float" office:value="204" calcext:value-type="float">
            <text:p>204</text:p>
          </table:table-cell>
          <table:table-cell table:number-columns-repeated="3" office:value-type="float" office:value="5871.5925" calcext:value-type="float">
            <text:p>5871.592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2" calcext:value-type="float">
            <text:p>162</text:p>
          </table:table-cell>
          <table:table-cell table:number-columns-repeated="3" office:value-type="float" office:value="5878.1389" calcext:value-type="float">
            <text:p>5878.138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24" calcext:value-type="float">
            <text:p>124</text:p>
          </table:table-cell>
          <table:table-cell office:value-type="float" office:value="5882.7567" calcext:value-type="float">
            <text:p>5882.7567</text:p>
          </table:table-cell>
          <table:table-cell office:value-type="float" office:value="7300.20915853658" calcext:value-type="float">
            <text:p>7300.2091585366</text:p>
          </table:table-cell>
          <table:table-cell office:value-type="float" office:value="8418.7632" calcext:value-type="float">
            <text:p>8418.7632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46" calcext:value-type="float">
            <text:p>146</text:p>
          </table:table-cell>
          <table:table-cell office:value-type="float" office:value="5883.3906" calcext:value-type="float">
            <text:p>5883.3906</text:p>
          </table:table-cell>
          <table:table-cell office:value-type="float" office:value="5976.19358" calcext:value-type="float">
            <text:p>5976.19358</text:p>
          </table:table-cell>
          <table:table-cell office:value-type="float" office:value="6278.7343" calcext:value-type="float">
            <text:p>6278.7343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29" calcext:value-type="float">
            <text:p>129</text:p>
          </table:table-cell>
          <table:table-cell office:value-type="float" office:value="5889.2016" calcext:value-type="float">
            <text:p>5889.2016</text:p>
          </table:table-cell>
          <table:table-cell office:value-type="float" office:value="6712.4277" calcext:value-type="float">
            <text:p>6712.4277</text:p>
          </table:table-cell>
          <table:table-cell office:value-type="float" office:value="7535.6538" calcext:value-type="float">
            <text:p>7535.653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12" calcext:value-type="float">
            <text:p>112</text:p>
          </table:table-cell>
          <table:table-cell office:value-type="float" office:value="5894.5059" calcext:value-type="float">
            <text:p>5894.5059</text:p>
          </table:table-cell>
          <table:table-cell office:value-type="float" office:value="5935.61803333333" calcext:value-type="float">
            <text:p>5935.6180333333</text:p>
          </table:table-cell>
          <table:table-cell office:value-type="float" office:value="5956.1741" calcext:value-type="float">
            <text:p>5956.174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53" calcext:value-type="float">
            <text:p>153</text:p>
          </table:table-cell>
          <table:table-cell office:value-type="float" office:value="5904.2787" calcext:value-type="float">
            <text:p>5904.2787</text:p>
          </table:table-cell>
          <table:table-cell office:value-type="float" office:value="6555.7103" calcext:value-type="float">
            <text:p>6555.7103</text:p>
          </table:table-cell>
          <table:table-cell office:value-type="float" office:value="8302.2367" calcext:value-type="float">
            <text:p>8302.2367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915.9449" calcext:value-type="float">
            <text:p>5915.9449</text:p>
          </table:table-cell>
          <table:table-cell office:value-type="float" office:value="6062.80555" calcext:value-type="float">
            <text:p>6062.80555</text:p>
          </table:table-cell>
          <table:table-cell office:value-type="float" office:value="6209.6662" calcext:value-type="float">
            <text:p>6209.666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41" calcext:value-type="float">
            <text:p>141</text:p>
          </table:table-cell>
          <table:table-cell office:value-type="float" office:value="5921.4716" calcext:value-type="float">
            <text:p>5921.4716</text:p>
          </table:table-cell>
          <table:table-cell office:value-type="float" office:value="8345.05689776952" calcext:value-type="float">
            <text:p>8345.0568977695</text:p>
          </table:table-cell>
          <table:table-cell office:value-type="float" office:value="9804.2144" calcext:value-type="float">
            <text:p>9804.2144</text:p>
          </table:table-cell>
          <table:table-cell office:value-type="float" office:value="269" calcext:value-type="float">
            <text:p>269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07" calcext:value-type="float">
            <text:p>107</text:p>
          </table:table-cell>
          <table:table-cell office:value-type="float" office:value="5925.1969" calcext:value-type="float">
            <text:p>5925.1969</text:p>
          </table:table-cell>
          <table:table-cell office:value-type="float" office:value="6177.94163571429" calcext:value-type="float">
            <text:p>6177.9416357143</text:p>
          </table:table-cell>
          <table:table-cell office:value-type="float" office:value="6512.8514" calcext:value-type="float">
            <text:p>6512.8514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69" calcext:value-type="float">
            <text:p>169</text:p>
          </table:table-cell>
          <table:table-cell office:value-type="float" office:value="5927.1469" calcext:value-type="float">
            <text:p>5927.1469</text:p>
          </table:table-cell>
          <table:table-cell office:value-type="float" office:value="6166.68175789474" calcext:value-type="float">
            <text:p>6166.6817578947</text:p>
          </table:table-cell>
          <table:table-cell office:value-type="float" office:value="6332.9374" calcext:value-type="float">
            <text:p>6332.9374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38" calcext:value-type="float">
            <text:p>38</text:p>
          </table:table-cell>
          <table:table-cell office:value-type="float" office:value="5935.0498" calcext:value-type="float">
            <text:p>5935.0498</text:p>
          </table:table-cell>
          <table:table-cell office:value-type="float" office:value="6674.77110833333" calcext:value-type="float">
            <text:p>6674.7711083333</text:p>
          </table:table-cell>
          <table:table-cell office:value-type="float" office:value="7377.6874" calcext:value-type="float">
            <text:p>7377.6874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3" office:value-type="float" office:value="5936.2632" calcext:value-type="float">
            <text:p>5936.263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208" calcext:value-type="float">
            <text:p>208</text:p>
          </table:table-cell>
          <table:table-cell office:value-type="float" office:value="5942.0423" calcext:value-type="float">
            <text:p>5942.0423</text:p>
          </table:table-cell>
          <table:table-cell office:value-type="float" office:value="6217.21972142857" calcext:value-type="float">
            <text:p>6217.2197214286</text:p>
          </table:table-cell>
          <table:table-cell office:value-type="float" office:value="6705.1918" calcext:value-type="float">
            <text:p>6705.1918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3" office:value-type="float" office:value="5950.6995" calcext:value-type="float">
            <text:p>5950.699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30" calcext:value-type="float">
            <text:p>130</text:p>
          </table:table-cell>
          <table:table-cell office:value-type="float" office:value="5951.4515" calcext:value-type="float">
            <text:p>5951.4515</text:p>
          </table:table-cell>
          <table:table-cell office:value-type="float" office:value="6699.79304176471" calcext:value-type="float">
            <text:p>6699.7930417647</text:p>
          </table:table-cell>
          <table:table-cell office:value-type="float" office:value="7743.8146" calcext:value-type="float">
            <text:p>7743.8146</text:p>
          </table:table-cell>
          <table:table-cell office:value-type="float" office:value="170" calcext:value-type="float">
            <text:p>170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30" calcext:value-type="float">
            <text:p>130</text:p>
          </table:table-cell>
          <table:table-cell office:value-type="float" office:value="5965.6077" calcext:value-type="float">
            <text:p>5965.6077</text:p>
          </table:table-cell>
          <table:table-cell office:value-type="float" office:value="5996.32403333333" calcext:value-type="float">
            <text:p>5996.3240333333</text:p>
          </table:table-cell>
          <table:table-cell office:value-type="float" office:value="6032.005" calcext:value-type="float">
            <text:p>6032.005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182" calcext:value-type="float">
            <text:p>182</text:p>
          </table:table-cell>
          <table:table-cell office:value-type="float" office:value="5967.0229" calcext:value-type="float">
            <text:p>5967.0229</text:p>
          </table:table-cell>
          <table:table-cell office:value-type="float" office:value="6031.5842" calcext:value-type="float">
            <text:p>6031.5842</text:p>
          </table:table-cell>
          <table:table-cell office:value-type="float" office:value="6096.1455" calcext:value-type="float">
            <text:p>6096.145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62" calcext:value-type="float">
            <text:p>162</text:p>
          </table:table-cell>
          <table:table-cell office:value-type="float" office:value="5985.9013" calcext:value-type="float">
            <text:p>5985.9013</text:p>
          </table:table-cell>
          <table:table-cell office:value-type="float" office:value="8291.21860449101" calcext:value-type="float">
            <text:p>8291.218604491</text:p>
          </table:table-cell>
          <table:table-cell office:value-type="float" office:value="9878.0466" calcext:value-type="float">
            <text:p>9878.0466</text:p>
          </table:table-cell>
          <table:table-cell office:value-type="float" office:value="668" calcext:value-type="float">
            <text:p>668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5988.2596" calcext:value-type="float">
            <text:p>5988.2596</text:p>
          </table:table-cell>
          <table:table-cell office:value-type="float" office:value="6008.33013333333" calcext:value-type="float">
            <text:p>6008.3301333333</text:p>
          </table:table-cell>
          <table:table-cell office:value-type="float" office:value="6018.3654" calcext:value-type="float">
            <text:p>6018.365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30" calcext:value-type="float">
            <text:p>130</text:p>
          </table:table-cell>
          <table:table-cell office:value-type="float" office:value="5991.3652" calcext:value-type="float">
            <text:p>5991.3652</text:p>
          </table:table-cell>
          <table:table-cell office:value-type="float" office:value="6036.5989" calcext:value-type="float">
            <text:p>6036.5989</text:p>
          </table:table-cell>
          <table:table-cell office:value-type="float" office:value="6081.8326" calcext:value-type="float">
            <text:p>6081.832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33" calcext:value-type="float">
            <text:p>133</text:p>
          </table:table-cell>
          <table:table-cell table:number-columns-repeated="3" office:value-type="float" office:value="5992.638" calcext:value-type="float">
            <text:p>5992.63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82" calcext:value-type="float">
            <text:p>182</text:p>
          </table:table-cell>
          <table:table-cell office:value-type="float" office:value="6021.2788" calcext:value-type="float">
            <text:p>6021.2788</text:p>
          </table:table-cell>
          <table:table-cell office:value-type="float" office:value="8525.66736915254" calcext:value-type="float">
            <text:p>8525.6673691525</text:p>
          </table:table-cell>
          <table:table-cell office:value-type="float" office:value="10123.7354" calcext:value-type="float">
            <text:p>10123.7354</text:p>
          </table:table-cell>
          <table:table-cell office:value-type="float" office:value="2065" calcext:value-type="float">
            <text:p>2065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51" calcext:value-type="float">
            <text:p>151</text:p>
          </table:table-cell>
          <table:table-cell office:value-type="float" office:value="6026.3849" calcext:value-type="float">
            <text:p>6026.3849</text:p>
          </table:table-cell>
          <table:table-cell office:value-type="float" office:value="6279.172025" calcext:value-type="float">
            <text:p>6279.172025</text:p>
          </table:table-cell>
          <table:table-cell office:value-type="float" office:value="6393.8596" calcext:value-type="float">
            <text:p>6393.859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80" calcext:value-type="float">
            <text:p>180</text:p>
          </table:table-cell>
          <table:table-cell office:value-type="float" office:value="6029.9792" calcext:value-type="float">
            <text:p>6029.9792</text:p>
          </table:table-cell>
          <table:table-cell office:value-type="float" office:value="6140.96195384615" calcext:value-type="float">
            <text:p>6140.9619538462</text:p>
          </table:table-cell>
          <table:table-cell office:value-type="float" office:value="6197.4242" calcext:value-type="float">
            <text:p>6197.424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15" calcext:value-type="float">
            <text:p>115</text:p>
          </table:table-cell>
          <table:table-cell office:value-type="float" office:value="6037.8728" calcext:value-type="float">
            <text:p>6037.8728</text:p>
          </table:table-cell>
          <table:table-cell office:value-type="float" office:value="6712.14641875" calcext:value-type="float">
            <text:p>6712.14641875</text:p>
          </table:table-cell>
          <table:table-cell office:value-type="float" office:value="7293.8963" calcext:value-type="float">
            <text:p>7293.8963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30" calcext:value-type="float">
            <text:p>130</text:p>
          </table:table-cell>
          <table:table-cell office:value-type="float" office:value="6040.2962" calcext:value-type="float">
            <text:p>6040.2962</text:p>
          </table:table-cell>
          <table:table-cell office:value-type="float" office:value="6044.15215" calcext:value-type="float">
            <text:p>6044.15215</text:p>
          </table:table-cell>
          <table:table-cell office:value-type="float" office:value="6047.8617" calcext:value-type="float">
            <text:p>6047.8617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3" office:value-type="float" office:value="6053.4739" calcext:value-type="float">
            <text:p>6053.473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82" calcext:value-type="float">
            <text:p>82</text:p>
          </table:table-cell>
          <table:table-cell office:value-type="float" office:value="6091.3796" calcext:value-type="float">
            <text:p>6091.3796</text:p>
          </table:table-cell>
          <table:table-cell office:value-type="float" office:value="6435.90648333334" calcext:value-type="float">
            <text:p>6435.9064833333</text:p>
          </table:table-cell>
          <table:table-cell office:value-type="float" office:value="6828.5173" calcext:value-type="float">
            <text:p>6828.5173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3" office:value-type="float" office:value="6107.3331" calcext:value-type="float">
            <text:p>6107.333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6108.8989" calcext:value-type="float">
            <text:p>6108.8989</text:p>
          </table:table-cell>
          <table:table-cell office:value-type="float" office:value="6517.59928571429" calcext:value-type="float">
            <text:p>6517.5992857143</text:p>
          </table:table-cell>
          <table:table-cell office:value-type="float" office:value="6990.4609" calcext:value-type="float">
            <text:p>6990.460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6121.3534" calcext:value-type="float">
            <text:p>6121.3534</text:p>
          </table:table-cell>
          <table:table-cell office:value-type="float" office:value="6193.564" calcext:value-type="float">
            <text:p>6193.564</text:p>
          </table:table-cell>
          <table:table-cell office:value-type="float" office:value="6265.7746" calcext:value-type="float">
            <text:p>6265.774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79" calcext:value-type="float">
            <text:p>79</text:p>
          </table:table-cell>
          <table:table-cell office:value-type="float" office:value="6122.2649" calcext:value-type="float">
            <text:p>6122.2649</text:p>
          </table:table-cell>
          <table:table-cell office:value-type="float" office:value="6122.28323333333" calcext:value-type="float">
            <text:p>6122.2832333333</text:p>
          </table:table-cell>
          <table:table-cell office:value-type="float" office:value="6122.2924" calcext:value-type="float">
            <text:p>6122.292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139.9551" calcext:value-type="float">
            <text:p>6139.9551</text:p>
          </table:table-cell>
          <table:table-cell office:value-type="float" office:value="6596.71623571429" calcext:value-type="float">
            <text:p>6596.7162357143</text:p>
          </table:table-cell>
          <table:table-cell office:value-type="float" office:value="6821.3234" calcext:value-type="float">
            <text:p>6821.3234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07" calcext:value-type="float">
            <text:p>107</text:p>
          </table:table-cell>
          <table:table-cell office:value-type="float" office:value="6142.1228" calcext:value-type="float">
            <text:p>6142.1228</text:p>
          </table:table-cell>
          <table:table-cell office:value-type="float" office:value="6299.69489090909" calcext:value-type="float">
            <text:p>6299.6948909091</text:p>
          </table:table-cell>
          <table:table-cell office:value-type="float" office:value="6324.8608" calcext:value-type="float">
            <text:p>6324.8608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68" calcext:value-type="float">
            <text:p>168</text:p>
          </table:table-cell>
          <table:table-cell office:value-type="float" office:value="6144.1009" calcext:value-type="float">
            <text:p>6144.1009</text:p>
          </table:table-cell>
          <table:table-cell office:value-type="float" office:value="6321.10932222222" calcext:value-type="float">
            <text:p>6321.1093222222</text:p>
          </table:table-cell>
          <table:table-cell office:value-type="float" office:value="6477.6605" calcext:value-type="float">
            <text:p>6477.6605</text:p>
          </table:table-cell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3" office:value-type="float" office:value="6146.0964" calcext:value-type="float">
            <text:p>6146.096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32" calcext:value-type="float">
            <text:p>132</text:p>
          </table:table-cell>
          <table:table-cell table:number-columns-repeated="3" office:value-type="float" office:value="6147.0437" calcext:value-type="float">
            <text:p>6147.043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3" office:value-type="float" office:value="6149.915" calcext:value-type="float">
            <text:p>6149.91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203" calcext:value-type="float">
            <text:p>203</text:p>
          </table:table-cell>
          <table:table-cell table:number-columns-repeated="3" office:value-type="float" office:value="6154.6772" calcext:value-type="float">
            <text:p>6154.677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6156.4682" calcext:value-type="float">
            <text:p>6156.4682</text:p>
          </table:table-cell>
          <table:table-cell office:value-type="float" office:value="6984.36913370786" calcext:value-type="float">
            <text:p>6984.3691337079</text:p>
          </table:table-cell>
          <table:table-cell office:value-type="float" office:value="8017.6453" calcext:value-type="float">
            <text:p>8017.6453</text:p>
          </table:table-cell>
          <table:table-cell office:value-type="float" office:value="89" calcext:value-type="float">
            <text:p>89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202" calcext:value-type="float">
            <text:p>202</text:p>
          </table:table-cell>
          <table:table-cell office:value-type="float" office:value="6157.4394" calcext:value-type="float">
            <text:p>6157.4394</text:p>
          </table:table-cell>
          <table:table-cell office:value-type="float" office:value="7286.47563697479" calcext:value-type="float">
            <text:p>7286.4756369748</text:p>
          </table:table-cell>
          <table:table-cell office:value-type="float" office:value="8366.6589" calcext:value-type="float">
            <text:p>8366.6589</text:p>
          </table:table-cell>
          <table:table-cell office:value-type="float" office:value="119" calcext:value-type="float">
            <text:p>119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8" calcext:value-type="float">
            <text:p>168</text:p>
          </table:table-cell>
          <table:table-cell office:value-type="float" office:value="6158.716" calcext:value-type="float">
            <text:p>6158.716</text:p>
          </table:table-cell>
          <table:table-cell office:value-type="float" office:value="6332.27448085106" calcext:value-type="float">
            <text:p>6332.2744808511</text:p>
          </table:table-cell>
          <table:table-cell office:value-type="float" office:value="6462.4644" calcext:value-type="float">
            <text:p>6462.4644</text:p>
          </table:table-cell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211" calcext:value-type="float">
            <text:p>211</text:p>
          </table:table-cell>
          <table:table-cell table:number-columns-repeated="3" office:value-type="float" office:value="6174.0996" calcext:value-type="float">
            <text:p>6174.099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3" office:value-type="float" office:value="6181.6214" calcext:value-type="float">
            <text:p>6181.621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6186.4916" calcext:value-type="float">
            <text:p>6186.4916</text:p>
          </table:table-cell>
          <table:table-cell office:value-type="float" office:value="6962.28235221239" calcext:value-type="float">
            <text:p>6962.2823522124</text:p>
          </table:table-cell>
          <table:table-cell office:value-type="float" office:value="7404.9293" calcext:value-type="float">
            <text:p>7404.9293</text:p>
          </table:table-cell>
          <table:table-cell office:value-type="float" office:value="226" calcext:value-type="float">
            <text:p>226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3" office:value-type="float" office:value="6187.7506" calcext:value-type="float">
            <text:p>6187.750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202" calcext:value-type="float">
            <text:p>202</text:p>
          </table:table-cell>
          <table:table-cell office:value-type="float" office:value="6189.7764" calcext:value-type="float">
            <text:p>6189.7764</text:p>
          </table:table-cell>
          <table:table-cell office:value-type="float" office:value="6666.44610555556" calcext:value-type="float">
            <text:p>6666.4461055556</text:p>
          </table:table-cell>
          <table:table-cell office:value-type="float" office:value="7190.6667" calcext:value-type="float">
            <text:p>7190.6667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20" calcext:value-type="float">
            <text:p>120</text:p>
          </table:table-cell>
          <table:table-cell office:value-type="float" office:value="6193.9571" calcext:value-type="float">
            <text:p>6193.9571</text:p>
          </table:table-cell>
          <table:table-cell office:value-type="float" office:value="6436.5441" calcext:value-type="float">
            <text:p>6436.5441</text:p>
          </table:table-cell>
          <table:table-cell office:value-type="float" office:value="6679.1311" calcext:value-type="float">
            <text:p>6679.131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3" office:value-type="float" office:value="6220.115" calcext:value-type="float">
            <text:p>6220.11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41" calcext:value-type="float">
            <text:p>141</text:p>
          </table:table-cell>
          <table:table-cell table:number-columns-repeated="3" office:value-type="float" office:value="6223.0848" calcext:value-type="float">
            <text:p>6223.084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6233.1743" calcext:value-type="float">
            <text:p>6233.1743</text:p>
          </table:table-cell>
          <table:table-cell office:value-type="float" office:value="6636.63166666667" calcext:value-type="float">
            <text:p>6636.6316666667</text:p>
          </table:table-cell>
          <table:table-cell office:value-type="float" office:value="7031.2701" calcext:value-type="float">
            <text:p>7031.270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54" calcext:value-type="float">
            <text:p>154</text:p>
          </table:table-cell>
          <table:table-cell table:number-columns-repeated="3" office:value-type="float" office:value="6233.8024" calcext:value-type="float">
            <text:p>6233.802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6257.0976" calcext:value-type="float">
            <text:p>6257.0976</text:p>
          </table:table-cell>
          <table:table-cell office:value-type="float" office:value="9280.55875748373" calcext:value-type="float">
            <text:p>9280.5587574837</text:p>
          </table:table-cell>
          <table:table-cell office:value-type="float" office:value="10993.9625" calcext:value-type="float">
            <text:p>10993.9625</text:p>
          </table:table-cell>
          <table:table-cell office:value-type="float" office:value="461" calcext:value-type="float">
            <text:p>461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257.915" calcext:value-type="float">
            <text:p>6257.915</text:p>
          </table:table-cell>
          <table:table-cell office:value-type="float" office:value="6356.84105" calcext:value-type="float">
            <text:p>6356.84105</text:p>
          </table:table-cell>
          <table:table-cell office:value-type="float" office:value="6486.9825" calcext:value-type="float">
            <text:p>6486.9825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3" office:value-type="float" office:value="6261.2918" calcext:value-type="float">
            <text:p>6261.291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6263.0905" calcext:value-type="float">
            <text:p>6263.0905</text:p>
          </table:table-cell>
          <table:table-cell office:value-type="float" office:value="6299.520125" calcext:value-type="float">
            <text:p>6299.520125</text:p>
          </table:table-cell>
          <table:table-cell office:value-type="float" office:value="6340.0801" calcext:value-type="float">
            <text:p>6340.0801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54" calcext:value-type="float">
            <text:p>54</text:p>
          </table:table-cell>
          <table:table-cell office:value-type="float" office:value="6265.0868" calcext:value-type="float">
            <text:p>6265.0868</text:p>
          </table:table-cell>
          <table:table-cell office:value-type="float" office:value="6266.35685" calcext:value-type="float">
            <text:p>6266.35685</text:p>
          </table:table-cell>
          <table:table-cell office:value-type="float" office:value="6267.6269" calcext:value-type="float">
            <text:p>6267.6269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99" calcext:value-type="float">
            <text:p>199</text:p>
          </table:table-cell>
          <table:table-cell office:value-type="float" office:value="6276.7667" calcext:value-type="float">
            <text:p>6276.7667</text:p>
          </table:table-cell>
          <table:table-cell office:value-type="float" office:value="6400.68285714286" calcext:value-type="float">
            <text:p>6400.6828571429</text:p>
          </table:table-cell>
          <table:table-cell office:value-type="float" office:value="6451.0647" calcext:value-type="float">
            <text:p>6451.064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6278.5897" calcext:value-type="float">
            <text:p>6278.5897</text:p>
          </table:table-cell>
          <table:table-cell office:value-type="float" office:value="6573.79376363636" calcext:value-type="float">
            <text:p>6573.7937636364</text:p>
          </table:table-cell>
          <table:table-cell office:value-type="float" office:value="6697.666" calcext:value-type="float">
            <text:p>6697.66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51" calcext:value-type="float">
            <text:p>151</text:p>
          </table:table-cell>
          <table:table-cell office:value-type="float" office:value="6282.1022" calcext:value-type="float">
            <text:p>6282.1022</text:p>
          </table:table-cell>
          <table:table-cell office:value-type="float" office:value="6429.2035625" calcext:value-type="float">
            <text:p>6429.2035625</text:p>
          </table:table-cell>
          <table:table-cell office:value-type="float" office:value="6607.533" calcext:value-type="float">
            <text:p>6607.533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33" calcext:value-type="float">
            <text:p>133</text:p>
          </table:table-cell>
          <table:table-cell table:number-columns-repeated="3" office:value-type="float" office:value="6285.9048" calcext:value-type="float">
            <text:p>6285.904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3" office:value-type="float" office:value="6297.0866" calcext:value-type="float">
            <text:p>6297.086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6305.2905" calcext:value-type="float">
            <text:p>6305.2905</text:p>
          </table:table-cell>
          <table:table-cell office:value-type="float" office:value="7107.50908488806" calcext:value-type="float">
            <text:p>7107.5090848881</text:p>
          </table:table-cell>
          <table:table-cell office:value-type="float" office:value="7850.9469" calcext:value-type="float">
            <text:p>7850.9469</text:p>
          </table:table-cell>
          <table:table-cell office:value-type="float" office:value="536" calcext:value-type="float">
            <text:p>536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6305.7791" calcext:value-type="float">
            <text:p>6305.7791</text:p>
          </table:table-cell>
          <table:table-cell office:value-type="float" office:value="7585.05541712766" calcext:value-type="float">
            <text:p>7585.0554171277</text:p>
          </table:table-cell>
          <table:table-cell office:value-type="float" office:value="8675.8978" calcext:value-type="float">
            <text:p>8675.8978</text:p>
          </table:table-cell>
          <table:table-cell office:value-type="float" office:value="940" calcext:value-type="float">
            <text:p>940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54" calcext:value-type="float">
            <text:p>54</text:p>
          </table:table-cell>
          <table:table-cell office:value-type="float" office:value="6322.6761" calcext:value-type="float">
            <text:p>6322.6761</text:p>
          </table:table-cell>
          <table:table-cell office:value-type="float" office:value="6937.36178" calcext:value-type="float">
            <text:p>6937.36178</text:p>
          </table:table-cell>
          <table:table-cell office:value-type="float" office:value="7428.395" calcext:value-type="float">
            <text:p>7428.39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24" calcext:value-type="float">
            <text:p>124</text:p>
          </table:table-cell>
          <table:table-cell office:value-type="float" office:value="6332.0197" calcext:value-type="float">
            <text:p>6332.0197</text:p>
          </table:table-cell>
          <table:table-cell office:value-type="float" office:value="7326.350008" calcext:value-type="float">
            <text:p>7326.350008</text:p>
          </table:table-cell>
          <table:table-cell office:value-type="float" office:value="8294.3363" calcext:value-type="float">
            <text:p>8294.3363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6335.9007" calcext:value-type="float">
            <text:p>6335.9007</text:p>
          </table:table-cell>
          <table:table-cell office:value-type="float" office:value="6373.42948571429" calcext:value-type="float">
            <text:p>6373.4294857143</text:p>
          </table:table-cell>
          <table:table-cell office:value-type="float" office:value="6470.9302" calcext:value-type="float">
            <text:p>6470.930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89" calcext:value-type="float">
            <text:p>89</text:p>
          </table:table-cell>
          <table:table-cell office:value-type="float" office:value="6341.4721" calcext:value-type="float">
            <text:p>6341.4721</text:p>
          </table:table-cell>
          <table:table-cell office:value-type="float" office:value="7942.26207894737" calcext:value-type="float">
            <text:p>7942.2620789474</text:p>
          </table:table-cell>
          <table:table-cell office:value-type="float" office:value="9364.2162" calcext:value-type="float">
            <text:p>9364.2162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3" office:value-type="float" office:value="6356.9233" calcext:value-type="float">
            <text:p>6356.923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3" office:value-type="float" office:value="6359.922" calcext:value-type="float">
            <text:p>6359.92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365.9077" calcext:value-type="float">
            <text:p>6365.9077</text:p>
          </table:table-cell>
          <table:table-cell office:value-type="float" office:value="6738.86275" calcext:value-type="float">
            <text:p>6738.86275</text:p>
          </table:table-cell>
          <table:table-cell office:value-type="float" office:value="7111.8178" calcext:value-type="float">
            <text:p>7111.817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3" office:value-type="float" office:value="6366.1096" calcext:value-type="float">
            <text:p>6366.109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97" calcext:value-type="float">
            <text:p>97</text:p>
          </table:table-cell>
          <table:table-cell office:value-type="float" office:value="6373.1638" calcext:value-type="float">
            <text:p>6373.1638</text:p>
          </table:table-cell>
          <table:table-cell office:value-type="float" office:value="7213.7581" calcext:value-type="float">
            <text:p>7213.7581</text:p>
          </table:table-cell>
          <table:table-cell office:value-type="float" office:value="7424.285" calcext:value-type="float">
            <text:p>7424.28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12" calcext:value-type="float">
            <text:p>212</text:p>
          </table:table-cell>
          <table:table-cell table:number-columns-repeated="3" office:value-type="float" office:value="6375.0442" calcext:value-type="float">
            <text:p>6375.044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64" calcext:value-type="float">
            <text:p>164</text:p>
          </table:table-cell>
          <table:table-cell office:value-type="float" office:value="6381.5533" calcext:value-type="float">
            <text:p>6381.5533</text:p>
          </table:table-cell>
          <table:table-cell office:value-type="float" office:value="6683.9756" calcext:value-type="float">
            <text:p>6683.9756</text:p>
          </table:table-cell>
          <table:table-cell office:value-type="float" office:value="7288.8202" calcext:value-type="float">
            <text:p>7288.820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206" calcext:value-type="float">
            <text:p>206</text:p>
          </table:table-cell>
          <table:table-cell office:value-type="float" office:value="6386.2752" calcext:value-type="float">
            <text:p>6386.2752</text:p>
          </table:table-cell>
          <table:table-cell office:value-type="float" office:value="6502.863625" calcext:value-type="float">
            <text:p>6502.863625</text:p>
          </table:table-cell>
          <table:table-cell office:value-type="float" office:value="6851.1703" calcext:value-type="float">
            <text:p>6851.170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80" calcext:value-type="float">
            <text:p>180</text:p>
          </table:table-cell>
          <table:table-cell office:value-type="float" office:value="6389.8649" calcext:value-type="float">
            <text:p>6389.8649</text:p>
          </table:table-cell>
          <table:table-cell office:value-type="float" office:value="6593.01304545455" calcext:value-type="float">
            <text:p>6593.0130454546</text:p>
          </table:table-cell>
          <table:table-cell office:value-type="float" office:value="6781.7281" calcext:value-type="float">
            <text:p>6781.7281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29" calcext:value-type="float">
            <text:p>129</text:p>
          </table:table-cell>
          <table:table-cell office:value-type="float" office:value="6397.5209" calcext:value-type="float">
            <text:p>6397.5209</text:p>
          </table:table-cell>
          <table:table-cell office:value-type="float" office:value="6640.26396666667" calcext:value-type="float">
            <text:p>6640.2639666667</text:p>
          </table:table-cell>
          <table:table-cell office:value-type="float" office:value="7022.2299" calcext:value-type="float">
            <text:p>7022.2299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53" calcext:value-type="float">
            <text:p>153</text:p>
          </table:table-cell>
          <table:table-cell table:number-columns-repeated="3" office:value-type="float" office:value="6403.3856" calcext:value-type="float">
            <text:p>6403.385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10" calcext:value-type="float">
            <text:p>110</text:p>
          </table:table-cell>
          <table:table-cell office:value-type="float" office:value="6405.4716" calcext:value-type="float">
            <text:p>6405.4716</text:p>
          </table:table-cell>
          <table:table-cell office:value-type="float" office:value="6989.74763214286" calcext:value-type="float">
            <text:p>6989.7476321429</text:p>
          </table:table-cell>
          <table:table-cell office:value-type="float" office:value="7824.7402" calcext:value-type="float">
            <text:p>7824.7402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8" calcext:value-type="float">
            <text:p>168</text:p>
          </table:table-cell>
          <table:table-cell office:value-type="float" office:value="6405.58" calcext:value-type="float">
            <text:p>6405.58</text:p>
          </table:table-cell>
          <table:table-cell office:value-type="float" office:value="6464.04850769231" calcext:value-type="float">
            <text:p>6464.0485076923</text:p>
          </table:table-cell>
          <table:table-cell office:value-type="float" office:value="6529.48" calcext:value-type="float">
            <text:p>6529.48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141" calcext:value-type="float">
            <text:p>141</text:p>
          </table:table-cell>
          <table:table-cell office:value-type="float" office:value="6408.8802" calcext:value-type="float">
            <text:p>6408.8802</text:p>
          </table:table-cell>
          <table:table-cell office:value-type="float" office:value="6480.73595" calcext:value-type="float">
            <text:p>6480.73595</text:p>
          </table:table-cell>
          <table:table-cell office:value-type="float" office:value="6552.5917" calcext:value-type="float">
            <text:p>6552.591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3" office:value-type="float" office:value="6419.356" calcext:value-type="float">
            <text:p>6419.35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39" calcext:value-type="float">
            <text:p>39</text:p>
          </table:table-cell>
          <table:table-cell office:value-type="float" office:value="6419.8066" calcext:value-type="float">
            <text:p>6419.8066</text:p>
          </table:table-cell>
          <table:table-cell office:value-type="float" office:value="6507.81815" calcext:value-type="float">
            <text:p>6507.81815</text:p>
          </table:table-cell>
          <table:table-cell office:value-type="float" office:value="6595.8297" calcext:value-type="float">
            <text:p>6595.829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82" calcext:value-type="float">
            <text:p>82</text:p>
          </table:table-cell>
          <table:table-cell office:value-type="float" office:value="6422.9965" calcext:value-type="float">
            <text:p>6422.9965</text:p>
          </table:table-cell>
          <table:table-cell office:value-type="float" office:value="7416.83378584071" calcext:value-type="float">
            <text:p>7416.8337858407</text:p>
          </table:table-cell>
          <table:table-cell office:value-type="float" office:value="8627.3216" calcext:value-type="float">
            <text:p>8627.3216</text:p>
          </table:table-cell>
          <table:table-cell office:value-type="float" office:value="226" calcext:value-type="float">
            <text:p>226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82" calcext:value-type="float">
            <text:p>82</text:p>
          </table:table-cell>
          <table:table-cell office:value-type="float" office:value="6433.7549" calcext:value-type="float">
            <text:p>6433.7549</text:p>
          </table:table-cell>
          <table:table-cell office:value-type="float" office:value="6513.79415" calcext:value-type="float">
            <text:p>6513.79415</text:p>
          </table:table-cell>
          <table:table-cell office:value-type="float" office:value="6642.5955" calcext:value-type="float">
            <text:p>6642.5955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01" calcext:value-type="float">
            <text:p>101</text:p>
          </table:table-cell>
          <table:table-cell table:number-columns-repeated="3" office:value-type="float" office:value="6436.7399" calcext:value-type="float">
            <text:p>6436.739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48" calcext:value-type="float">
            <text:p>148</text:p>
          </table:table-cell>
          <table:table-cell office:value-type="float" office:value="6463.6362" calcext:value-type="float">
            <text:p>6463.6362</text:p>
          </table:table-cell>
          <table:table-cell office:value-type="float" office:value="6552.6866" calcext:value-type="float">
            <text:p>6552.6866</text:p>
          </table:table-cell>
          <table:table-cell office:value-type="float" office:value="6673.0951" calcext:value-type="float">
            <text:p>6673.0951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90" calcext:value-type="float">
            <text:p>190</text:p>
          </table:table-cell>
          <table:table-cell table:number-columns-repeated="3" office:value-type="float" office:value="6475.6835" calcext:value-type="float">
            <text:p>6475.683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24" calcext:value-type="float">
            <text:p>124</text:p>
          </table:table-cell>
          <table:table-cell office:value-type="float" office:value="6475.9813" calcext:value-type="float">
            <text:p>6475.9813</text:p>
          </table:table-cell>
          <table:table-cell office:value-type="float" office:value="7281.4562" calcext:value-type="float">
            <text:p>7281.4562</text:p>
          </table:table-cell>
          <table:table-cell office:value-type="float" office:value="8456.0259" calcext:value-type="float">
            <text:p>8456.0259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93" calcext:value-type="float">
            <text:p>93</text:p>
          </table:table-cell>
          <table:table-cell office:value-type="float" office:value="6476.8369" calcext:value-type="float">
            <text:p>6476.8369</text:p>
          </table:table-cell>
          <table:table-cell office:value-type="float" office:value="6556.4264" calcext:value-type="float">
            <text:p>6556.4264</text:p>
          </table:table-cell>
          <table:table-cell office:value-type="float" office:value="6636.0159" calcext:value-type="float">
            <text:p>6636.0159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82" calcext:value-type="float">
            <text:p>82</text:p>
          </table:table-cell>
          <table:table-cell office:value-type="float" office:value="6485.7591" calcext:value-type="float">
            <text:p>6485.7591</text:p>
          </table:table-cell>
          <table:table-cell office:value-type="float" office:value="6570.6341" calcext:value-type="float">
            <text:p>6570.6341</text:p>
          </table:table-cell>
          <table:table-cell office:value-type="float" office:value="6624.9253" calcext:value-type="float">
            <text:p>6624.925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6494.1351" calcext:value-type="float">
            <text:p>6494.1351</text:p>
          </table:table-cell>
          <table:table-cell office:value-type="float" office:value="6730.99902857143" calcext:value-type="float">
            <text:p>6730.9990285714</text:p>
          </table:table-cell>
          <table:table-cell office:value-type="float" office:value="7039.9472" calcext:value-type="float">
            <text:p>7039.947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93" calcext:value-type="float">
            <text:p>93</text:p>
          </table:table-cell>
          <table:table-cell office:value-type="float" office:value="6494.6729" calcext:value-type="float">
            <text:p>6494.6729</text:p>
          </table:table-cell>
          <table:table-cell office:value-type="float" office:value="6692.29892647059" calcext:value-type="float">
            <text:p>6692.2989264706</text:p>
          </table:table-cell>
          <table:table-cell office:value-type="float" office:value="6910.5845" calcext:value-type="float">
            <text:p>6910.5845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 office:value-type="float" office:value="6496.7222" calcext:value-type="float">
            <text:p>6496.722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3" office:value-type="float" office:value="6510.466" calcext:value-type="float">
            <text:p>6510.46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15" calcext:value-type="float">
            <text:p>115</text:p>
          </table:table-cell>
          <table:table-cell office:value-type="float" office:value="6510.6254" calcext:value-type="float">
            <text:p>6510.6254</text:p>
          </table:table-cell>
          <table:table-cell office:value-type="float" office:value="7461.89778831169" calcext:value-type="float">
            <text:p>7461.8977883117</text:p>
          </table:table-cell>
          <table:table-cell office:value-type="float" office:value="8367.404" calcext:value-type="float">
            <text:p>8367.404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3" office:value-type="float" office:value="6522.9167" calcext:value-type="float">
            <text:p>6522.916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04" calcext:value-type="float">
            <text:p>104</text:p>
          </table:table-cell>
          <table:table-cell office:value-type="float" office:value="6532.904" calcext:value-type="float">
            <text:p>6532.904</text:p>
          </table:table-cell>
          <table:table-cell office:value-type="float" office:value="7415.51448483607" calcext:value-type="float">
            <text:p>7415.5144848361</text:p>
          </table:table-cell>
          <table:table-cell office:value-type="float" office:value="8548.4236" calcext:value-type="float">
            <text:p>8548.4236</text:p>
          </table:table-cell>
          <table:table-cell office:value-type="float" office:value="244" calcext:value-type="float">
            <text:p>244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82" calcext:value-type="float">
            <text:p>182</text:p>
          </table:table-cell>
          <table:table-cell office:value-type="float" office:value="6542.5824" calcext:value-type="float">
            <text:p>6542.5824</text:p>
          </table:table-cell>
          <table:table-cell office:value-type="float" office:value="8003.90300150753" calcext:value-type="float">
            <text:p>8003.9030015075</text:p>
          </table:table-cell>
          <table:table-cell office:value-type="float" office:value="8910.4623" calcext:value-type="float">
            <text:p>8910.4623</text:p>
          </table:table-cell>
          <table:table-cell office:value-type="float" office:value="597" calcext:value-type="float">
            <text:p>597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3" calcext:value-type="float">
            <text:p>93</text:p>
          </table:table-cell>
          <table:table-cell office:value-type="float" office:value="6567.4987" calcext:value-type="float">
            <text:p>6567.4987</text:p>
          </table:table-cell>
          <table:table-cell office:value-type="float" office:value="6693.92266666667" calcext:value-type="float">
            <text:p>6693.9226666667</text:p>
          </table:table-cell>
          <table:table-cell office:value-type="float" office:value="6757.3814" calcext:value-type="float">
            <text:p>6757.381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29" calcext:value-type="float">
            <text:p>129</text:p>
          </table:table-cell>
          <table:table-cell office:value-type="float" office:value="6581.8656" calcext:value-type="float">
            <text:p>6581.8656</text:p>
          </table:table-cell>
          <table:table-cell office:value-type="float" office:value="7407.99692" calcext:value-type="float">
            <text:p>7407.99692</text:p>
          </table:table-cell>
          <table:table-cell office:value-type="float" office:value="8226.6253" calcext:value-type="float">
            <text:p>8226.6253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58" calcext:value-type="float">
            <text:p>158</text:p>
          </table:table-cell>
          <table:table-cell office:value-type="float" office:value="6602.481" calcext:value-type="float">
            <text:p>6602.481</text:p>
          </table:table-cell>
          <table:table-cell office:value-type="float" office:value="7807.9629" calcext:value-type="float">
            <text:p>7807.9629</text:p>
          </table:table-cell>
          <table:table-cell office:value-type="float" office:value="8267.7533" calcext:value-type="float">
            <text:p>8267.753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3" office:value-type="float" office:value="6628.4034" calcext:value-type="float">
            <text:p>6628.403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27" calcext:value-type="float">
            <text:p>127</text:p>
          </table:table-cell>
          <table:table-cell office:value-type="float" office:value="6628.5206" calcext:value-type="float">
            <text:p>6628.5206</text:p>
          </table:table-cell>
          <table:table-cell office:value-type="float" office:value="6632.78002" calcext:value-type="float">
            <text:p>6632.78002</text:p>
          </table:table-cell>
          <table:table-cell office:value-type="float" office:value="6636.5736" calcext:value-type="float">
            <text:p>6636.5736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6630.7554" calcext:value-type="float">
            <text:p>6630.7554</text:p>
          </table:table-cell>
          <table:table-cell office:value-type="float" office:value="7248.220805" calcext:value-type="float">
            <text:p>7248.220805</text:p>
          </table:table-cell>
          <table:table-cell office:value-type="float" office:value="7537.6885" calcext:value-type="float">
            <text:p>7537.6885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3" office:value-type="float" office:value="6631.7107" calcext:value-type="float">
            <text:p>6631.710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48" calcext:value-type="float">
            <text:p>148</text:p>
          </table:table-cell>
          <table:table-cell office:value-type="float" office:value="6637.5687" calcext:value-type="float">
            <text:p>6637.5687</text:p>
          </table:table-cell>
          <table:table-cell office:value-type="float" office:value="6637.5687" calcext:value-type="float">
            <text:p>6637.5687</text:p>
          </table:table-cell>
          <table:table-cell office:value-type="float" office:value="6637.5687" calcext:value-type="float">
            <text:p>6637.5687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38" calcext:value-type="float">
            <text:p>38</text:p>
          </table:table-cell>
          <table:table-cell office:value-type="float" office:value="6655.9447" calcext:value-type="float">
            <text:p>6655.9447</text:p>
          </table:table-cell>
          <table:table-cell office:value-type="float" office:value="6656.07125" calcext:value-type="float">
            <text:p>6656.07125</text:p>
          </table:table-cell>
          <table:table-cell office:value-type="float" office:value="6656.1978" calcext:value-type="float">
            <text:p>6656.197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11" calcext:value-type="float">
            <text:p>211</text:p>
          </table:table-cell>
          <table:table-cell office:value-type="float" office:value="6665.0133" calcext:value-type="float">
            <text:p>6665.0133</text:p>
          </table:table-cell>
          <table:table-cell office:value-type="float" office:value="6665.8499" calcext:value-type="float">
            <text:p>6665.8499</text:p>
          </table:table-cell>
          <table:table-cell office:value-type="float" office:value="6666.2682" calcext:value-type="float">
            <text:p>6666.268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87" calcext:value-type="float">
            <text:p>187</text:p>
          </table:table-cell>
          <table:table-cell table:number-columns-repeated="3" office:value-type="float" office:value="6674.1122" calcext:value-type="float">
            <text:p>6674.112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6686.7643" calcext:value-type="float">
            <text:p>6686.7643</text:p>
          </table:table-cell>
          <table:table-cell office:value-type="float" office:value="6966.44218461538" calcext:value-type="float">
            <text:p>6966.4421846154</text:p>
          </table:table-cell>
          <table:table-cell office:value-type="float" office:value="7987.9718" calcext:value-type="float">
            <text:p>7987.9718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8" calcext:value-type="float">
            <text:p>98</text:p>
          </table:table-cell>
          <table:table-cell office:value-type="float" office:value="6690.3864" calcext:value-type="float">
            <text:p>6690.3864</text:p>
          </table:table-cell>
          <table:table-cell office:value-type="float" office:value="7612.04955" calcext:value-type="float">
            <text:p>7612.04955</text:p>
          </table:table-cell>
          <table:table-cell office:value-type="float" office:value="8822.6335" calcext:value-type="float">
            <text:p>8822.6335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14" calcext:value-type="float">
            <text:p>114</text:p>
          </table:table-cell>
          <table:table-cell table:number-columns-repeated="3" office:value-type="float" office:value="6692.0251" calcext:value-type="float">
            <text:p>6692.025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47" calcext:value-type="float">
            <text:p>147</text:p>
          </table:table-cell>
          <table:table-cell table:number-columns-repeated="3" office:value-type="float" office:value="6698.5052" calcext:value-type="float">
            <text:p>6698.505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62" calcext:value-type="float">
            <text:p>162</text:p>
          </table:table-cell>
          <table:table-cell office:value-type="float" office:value="6716.9443" calcext:value-type="float">
            <text:p>6716.9443</text:p>
          </table:table-cell>
          <table:table-cell office:value-type="float" office:value="7750.8151597826" calcext:value-type="float">
            <text:p>7750.8151597826</text:p>
          </table:table-cell>
          <table:table-cell office:value-type="float" office:value="8730.0175" calcext:value-type="float">
            <text:p>8730.0175</text:p>
          </table:table-cell>
          <table:table-cell office:value-type="float" office:value="184" calcext:value-type="float">
            <text:p>184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68" calcext:value-type="float">
            <text:p>168</text:p>
          </table:table-cell>
          <table:table-cell office:value-type="float" office:value="6717.0821" calcext:value-type="float">
            <text:p>6717.0821</text:p>
          </table:table-cell>
          <table:table-cell office:value-type="float" office:value="9234.28497762149" calcext:value-type="float">
            <text:p>9234.2849776215</text:p>
          </table:table-cell>
          <table:table-cell office:value-type="float" office:value="10558.8782" calcext:value-type="float">
            <text:p>10558.8782</text:p>
          </table:table-cell>
          <table:table-cell office:value-type="float" office:value="782" calcext:value-type="float">
            <text:p>782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12" calcext:value-type="float">
            <text:p>112</text:p>
          </table:table-cell>
          <table:table-cell office:value-type="float" office:value="6718.084" calcext:value-type="float">
            <text:p>6718.084</text:p>
          </table:table-cell>
          <table:table-cell office:value-type="float" office:value="6969.36985714286" calcext:value-type="float">
            <text:p>6969.3698571429</text:p>
          </table:table-cell>
          <table:table-cell office:value-type="float" office:value="7252.2777" calcext:value-type="float">
            <text:p>7252.277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68" calcext:value-type="float">
            <text:p>168</text:p>
          </table:table-cell>
          <table:table-cell office:value-type="float" office:value="6731.7017" calcext:value-type="float">
            <text:p>6731.7017</text:p>
          </table:table-cell>
          <table:table-cell office:value-type="float" office:value="6732.04755" calcext:value-type="float">
            <text:p>6732.04755</text:p>
          </table:table-cell>
          <table:table-cell office:value-type="float" office:value="6732.3934" calcext:value-type="float">
            <text:p>6732.393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27" calcext:value-type="float">
            <text:p>127</text:p>
          </table:table-cell>
          <table:table-cell office:value-type="float" office:value="6733.3747" calcext:value-type="float">
            <text:p>6733.3747</text:p>
          </table:table-cell>
          <table:table-cell office:value-type="float" office:value="6736.44335" calcext:value-type="float">
            <text:p>6736.44335</text:p>
          </table:table-cell>
          <table:table-cell office:value-type="float" office:value="6739.512" calcext:value-type="float">
            <text:p>6739.51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6733.9023" calcext:value-type="float">
            <text:p>6733.9023</text:p>
          </table:table-cell>
          <table:table-cell office:value-type="float" office:value="7243.16055945946" calcext:value-type="float">
            <text:p>7243.1605594595</text:p>
          </table:table-cell>
          <table:table-cell office:value-type="float" office:value="7506.3787" calcext:value-type="float">
            <text:p>7506.3787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06" calcext:value-type="float">
            <text:p>106</text:p>
          </table:table-cell>
          <table:table-cell office:value-type="float" office:value="6737.1213" calcext:value-type="float">
            <text:p>6737.1213</text:p>
          </table:table-cell>
          <table:table-cell office:value-type="float" office:value="7064.3591968254" calcext:value-type="float">
            <text:p>7064.3591968254</text:p>
          </table:table-cell>
          <table:table-cell office:value-type="float" office:value="7542.7768" calcext:value-type="float">
            <text:p>7542.7768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81" calcext:value-type="float">
            <text:p>181</text:p>
          </table:table-cell>
          <table:table-cell table:number-columns-repeated="3" office:value-type="float" office:value="6744.8942" calcext:value-type="float">
            <text:p>6744.894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97" calcext:value-type="float">
            <text:p>197</text:p>
          </table:table-cell>
          <table:table-cell table:number-columns-repeated="3" office:value-type="float" office:value="6748.1807" calcext:value-type="float">
            <text:p>6748.180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81" calcext:value-type="float">
            <text:p>181</text:p>
          </table:table-cell>
          <table:table-cell office:value-type="float" office:value="6766.1238" calcext:value-type="float">
            <text:p>6766.1238</text:p>
          </table:table-cell>
          <table:table-cell office:value-type="float" office:value="7437.96955" calcext:value-type="float">
            <text:p>7437.96955</text:p>
          </table:table-cell>
          <table:table-cell office:value-type="float" office:value="8109.8153" calcext:value-type="float">
            <text:p>8109.815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6776.1308" calcext:value-type="float">
            <text:p>6776.1308</text:p>
          </table:table-cell>
          <table:table-cell office:value-type="float" office:value="7275.10415714286" calcext:value-type="float">
            <text:p>7275.1041571429</text:p>
          </table:table-cell>
          <table:table-cell office:value-type="float" office:value="7494.0458" calcext:value-type="float">
            <text:p>7494.0458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90" calcext:value-type="float">
            <text:p>190</text:p>
          </table:table-cell>
          <table:table-cell table:number-columns-repeated="3" office:value-type="float" office:value="6795.664" calcext:value-type="float">
            <text:p>6795.66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92" calcext:value-type="float">
            <text:p>92</text:p>
          </table:table-cell>
          <table:table-cell office:value-type="float" office:value="6796.3852" calcext:value-type="float">
            <text:p>6796.3852</text:p>
          </table:table-cell>
          <table:table-cell office:value-type="float" office:value="7008.11709090909" calcext:value-type="float">
            <text:p>7008.1170909091</text:p>
          </table:table-cell>
          <table:table-cell office:value-type="float" office:value="7361.663" calcext:value-type="float">
            <text:p>7361.663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51" calcext:value-type="float">
            <text:p>151</text:p>
          </table:table-cell>
          <table:table-cell office:value-type="float" office:value="6806.4247" calcext:value-type="float">
            <text:p>6806.4247</text:p>
          </table:table-cell>
          <table:table-cell office:value-type="float" office:value="9004.49819418605" calcext:value-type="float">
            <text:p>9004.4981941861</text:p>
          </table:table-cell>
          <table:table-cell office:value-type="float" office:value="10546.3662" calcext:value-type="float">
            <text:p>10546.3662</text:p>
          </table:table-cell>
          <table:table-cell office:value-type="float" office:value="344" calcext:value-type="float">
            <text:p>344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6810.5658" calcext:value-type="float">
            <text:p>6810.5658</text:p>
          </table:table-cell>
          <table:table-cell office:value-type="float" office:value="6929.33545" calcext:value-type="float">
            <text:p>6929.33545</text:p>
          </table:table-cell>
          <table:table-cell office:value-type="float" office:value="7268.4667" calcext:value-type="float">
            <text:p>7268.4667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6819.972" calcext:value-type="float">
            <text:p>6819.972</text:p>
          </table:table-cell>
          <table:table-cell office:value-type="float" office:value="7690.00437368421" calcext:value-type="float">
            <text:p>7690.0043736842</text:p>
          </table:table-cell>
          <table:table-cell office:value-type="float" office:value="10148.5501" calcext:value-type="float">
            <text:p>10148.5501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98" calcext:value-type="float">
            <text:p>98</text:p>
          </table:table-cell>
          <table:table-cell office:value-type="float" office:value="6838.3846" calcext:value-type="float">
            <text:p>6838.3846</text:p>
          </table:table-cell>
          <table:table-cell office:value-type="float" office:value="7698.33083043478" calcext:value-type="float">
            <text:p>7698.3308304348</text:p>
          </table:table-cell>
          <table:table-cell office:value-type="float" office:value="9005.4835" calcext:value-type="float">
            <text:p>9005.4835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6839.3026" calcext:value-type="float">
            <text:p>6839.3026</text:p>
          </table:table-cell>
          <table:table-cell office:value-type="float" office:value="7798.33885" calcext:value-type="float">
            <text:p>7798.33885</text:p>
          </table:table-cell>
          <table:table-cell office:value-type="float" office:value="8757.3751" calcext:value-type="float">
            <text:p>8757.375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8" calcext:value-type="float">
            <text:p>198</text:p>
          </table:table-cell>
          <table:table-cell table:number-columns-repeated="3" office:value-type="float" office:value="6843.5667" calcext:value-type="float">
            <text:p>6843.566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3" office:value-type="float" office:value="6859.5408" calcext:value-type="float">
            <text:p>6859.540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08" calcext:value-type="float">
            <text:p>208</text:p>
          </table:table-cell>
          <table:table-cell office:value-type="float" office:value="6861.0488" calcext:value-type="float">
            <text:p>6861.0488</text:p>
          </table:table-cell>
          <table:table-cell office:value-type="float" office:value="7040.437625" calcext:value-type="float">
            <text:p>7040.437625</text:p>
          </table:table-cell>
          <table:table-cell office:value-type="float" office:value="7192.8971" calcext:value-type="float">
            <text:p>7192.8971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58" calcext:value-type="float">
            <text:p>58</text:p>
          </table:table-cell>
          <table:table-cell office:value-type="float" office:value="6862.7392" calcext:value-type="float">
            <text:p>6862.7392</text:p>
          </table:table-cell>
          <table:table-cell office:value-type="float" office:value="6934.20185" calcext:value-type="float">
            <text:p>6934.20185</text:p>
          </table:table-cell>
          <table:table-cell office:value-type="float" office:value="7005.6645" calcext:value-type="float">
            <text:p>7005.664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09" calcext:value-type="float">
            <text:p>109</text:p>
          </table:table-cell>
          <table:table-cell table:number-columns-repeated="3" office:value-type="float" office:value="6863.8132" calcext:value-type="float">
            <text:p>6863.813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867.1475" calcext:value-type="float">
            <text:p>6867.1475</text:p>
          </table:table-cell>
          <table:table-cell office:value-type="float" office:value="8184.988440625" calcext:value-type="float">
            <text:p>8184.988440625</text:p>
          </table:table-cell>
          <table:table-cell office:value-type="float" office:value="8822.0047" calcext:value-type="float">
            <text:p>8822.0047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63" calcext:value-type="float">
            <text:p>63</text:p>
          </table:table-cell>
          <table:table-cell office:value-type="float" office:value="6869.4633" calcext:value-type="float">
            <text:p>6869.4633</text:p>
          </table:table-cell>
          <table:table-cell office:value-type="float" office:value="9069.45793723578" calcext:value-type="float">
            <text:p>9069.4579372358</text:p>
          </table:table-cell>
          <table:table-cell office:value-type="float" office:value="11424.5781" calcext:value-type="float">
            <text:p>11424.5781</text:p>
          </table:table-cell>
          <table:table-cell office:value-type="float" office:value="615" calcext:value-type="float">
            <text:p>615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212" calcext:value-type="float">
            <text:p>212</text:p>
          </table:table-cell>
          <table:table-cell table:number-columns-repeated="3" office:value-type="float" office:value="6869.6776" calcext:value-type="float">
            <text:p>6869.677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37" calcext:value-type="float">
            <text:p>137</text:p>
          </table:table-cell>
          <table:table-cell table:number-columns-repeated="3" office:value-type="float" office:value="6891.7742" calcext:value-type="float">
            <text:p>6891.774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3" office:value-type="float" office:value="6893.7996" calcext:value-type="float">
            <text:p>6893.799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87" calcext:value-type="float">
            <text:p>87</text:p>
          </table:table-cell>
          <table:table-cell office:value-type="float" office:value="6896.5432" calcext:value-type="float">
            <text:p>6896.5432</text:p>
          </table:table-cell>
          <table:table-cell office:value-type="float" office:value="6906.16565" calcext:value-type="float">
            <text:p>6906.16565</text:p>
          </table:table-cell>
          <table:table-cell office:value-type="float" office:value="6915.7881" calcext:value-type="float">
            <text:p>6915.788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24" calcext:value-type="float">
            <text:p>124</text:p>
          </table:table-cell>
          <table:table-cell office:value-type="float" office:value="6913.6143" calcext:value-type="float">
            <text:p>6913.6143</text:p>
          </table:table-cell>
          <table:table-cell office:value-type="float" office:value="7250.59356666667" calcext:value-type="float">
            <text:p>7250.5935666667</text:p>
          </table:table-cell>
          <table:table-cell office:value-type="float" office:value="8287.6292" calcext:value-type="float">
            <text:p>8287.6292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6917.2281" calcext:value-type="float">
            <text:p>6917.2281</text:p>
          </table:table-cell>
          <table:table-cell office:value-type="float" office:value="7098.2301" calcext:value-type="float">
            <text:p>7098.2301</text:p>
          </table:table-cell>
          <table:table-cell office:value-type="float" office:value="7537.6764" calcext:value-type="float">
            <text:p>7537.6764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89" calcext:value-type="float">
            <text:p>89</text:p>
          </table:table-cell>
          <table:table-cell office:value-type="float" office:value="6917.9498" calcext:value-type="float">
            <text:p>6917.9498</text:p>
          </table:table-cell>
          <table:table-cell office:value-type="float" office:value="7592.68505294118" calcext:value-type="float">
            <text:p>7592.6850529412</text:p>
          </table:table-cell>
          <table:table-cell office:value-type="float" office:value="8213.3968" calcext:value-type="float">
            <text:p>8213.3968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06" calcext:value-type="float">
            <text:p>206</text:p>
          </table:table-cell>
          <table:table-cell table:number-columns-repeated="3" office:value-type="float" office:value="6932.3391" calcext:value-type="float">
            <text:p>6932.339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92" calcext:value-type="float">
            <text:p>92</text:p>
          </table:table-cell>
          <table:table-cell office:value-type="float" office:value="6942.5369" calcext:value-type="float">
            <text:p>6942.5369</text:p>
          </table:table-cell>
          <table:table-cell office:value-type="float" office:value="7636.08085714286" calcext:value-type="float">
            <text:p>7636.0808571429</text:p>
          </table:table-cell>
          <table:table-cell office:value-type="float" office:value="8479.5949" calcext:value-type="float">
            <text:p>8479.5949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24" calcext:value-type="float">
            <text:p>124</text:p>
          </table:table-cell>
          <table:table-cell table:number-columns-repeated="3" office:value-type="float" office:value="6962.695" calcext:value-type="float">
            <text:p>6962.69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12" calcext:value-type="float">
            <text:p>112</text:p>
          </table:table-cell>
          <table:table-cell office:value-type="float" office:value="6964.4294" calcext:value-type="float">
            <text:p>6964.4294</text:p>
          </table:table-cell>
          <table:table-cell office:value-type="float" office:value="7720.99276170213" calcext:value-type="float">
            <text:p>7720.9927617021</text:p>
          </table:table-cell>
          <table:table-cell office:value-type="float" office:value="8600.3627" calcext:value-type="float">
            <text:p>8600.3627</text:p>
          </table:table-cell>
          <table:table-cell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6980.8094" calcext:value-type="float">
            <text:p>6980.8094</text:p>
          </table:table-cell>
          <table:table-cell office:value-type="float" office:value="7033.0197" calcext:value-type="float">
            <text:p>7033.0197</text:p>
          </table:table-cell>
          <table:table-cell office:value-type="float" office:value="7085.23" calcext:value-type="float">
            <text:p>7085.2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6996.5717" calcext:value-type="float">
            <text:p>6996.5717</text:p>
          </table:table-cell>
          <table:table-cell office:value-type="float" office:value="7385.93604444444" calcext:value-type="float">
            <text:p>7385.9360444445</text:p>
          </table:table-cell>
          <table:table-cell office:value-type="float" office:value="8497.6454" calcext:value-type="float">
            <text:p>8497.6454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7002.6656" calcext:value-type="float">
            <text:p>7002.6656</text:p>
          </table:table-cell>
          <table:table-cell office:value-type="float" office:value="8231.71368132912" calcext:value-type="float">
            <text:p>8231.7136813291</text:p>
          </table:table-cell>
          <table:table-cell office:value-type="float" office:value="9812.649" calcext:value-type="float">
            <text:p>9812.649</text:p>
          </table:table-cell>
          <table:table-cell office:value-type="float" office:value="316" calcext:value-type="float">
            <text:p>316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81" calcext:value-type="float">
            <text:p>181</text:p>
          </table:table-cell>
          <table:table-cell table:number-columns-repeated="3" office:value-type="float" office:value="7024.9399" calcext:value-type="float">
            <text:p>7024.939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7032.876" calcext:value-type="float">
            <text:p>7032.876</text:p>
          </table:table-cell>
          <table:table-cell office:value-type="float" office:value="8955.83258375" calcext:value-type="float">
            <text:p>8955.83258375</text:p>
          </table:table-cell>
          <table:table-cell office:value-type="float" office:value="9962.0914" calcext:value-type="float">
            <text:p>9962.0914</text:p>
          </table:table-cell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171" calcext:value-type="float">
            <text:p>171</text:p>
          </table:table-cell>
          <table:table-cell table:number-columns-repeated="3" office:value-type="float" office:value="7040.7874" calcext:value-type="float">
            <text:p>7040.787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22" calcext:value-type="float">
            <text:p>122</text:p>
          </table:table-cell>
          <table:table-cell office:value-type="float" office:value="7049.7301" calcext:value-type="float">
            <text:p>7049.7301</text:p>
          </table:table-cell>
          <table:table-cell office:value-type="float" office:value="7270.03420625" calcext:value-type="float">
            <text:p>7270.03420625</text:p>
          </table:table-cell>
          <table:table-cell office:value-type="float" office:value="7461.6291" calcext:value-type="float">
            <text:p>7461.6291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7050.1855" calcext:value-type="float">
            <text:p>7050.1855</text:p>
          </table:table-cell>
          <table:table-cell office:value-type="float" office:value="7287.332875" calcext:value-type="float">
            <text:p>7287.332875</text:p>
          </table:table-cell>
          <table:table-cell office:value-type="float" office:value="7530.9801" calcext:value-type="float">
            <text:p>7530.9801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41" calcext:value-type="float">
            <text:p>141</text:p>
          </table:table-cell>
          <table:table-cell office:value-type="float" office:value="7050.578" calcext:value-type="float">
            <text:p>7050.578</text:p>
          </table:table-cell>
          <table:table-cell office:value-type="float" office:value="7964.0815075" calcext:value-type="float">
            <text:p>7964.0815075</text:p>
          </table:table-cell>
          <table:table-cell office:value-type="float" office:value="8697.6591" calcext:value-type="float">
            <text:p>8697.6591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9" calcext:value-type="float">
            <text:p>19</text:p>
          </table:table-cell>
          <table:table-cell office:value-type="float" office:value="7061.768" calcext:value-type="float">
            <text:p>7061.768</text:p>
          </table:table-cell>
          <table:table-cell office:value-type="float" office:value="8559.13620588235" calcext:value-type="float">
            <text:p>8559.1362058824</text:p>
          </table:table-cell>
          <table:table-cell office:value-type="float" office:value="9861.0476" calcext:value-type="float">
            <text:p>9861.0476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23" calcext:value-type="float">
            <text:p>23</text:p>
          </table:table-cell>
          <table:table-cell office:value-type="float" office:value="7072.8815" calcext:value-type="float">
            <text:p>7072.8815</text:p>
          </table:table-cell>
          <table:table-cell office:value-type="float" office:value="8012.07562857143" calcext:value-type="float">
            <text:p>8012.0756285714</text:p>
          </table:table-cell>
          <table:table-cell office:value-type="float" office:value="9373.8492" calcext:value-type="float">
            <text:p>9373.849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88" calcext:value-type="float">
            <text:p>88</text:p>
          </table:table-cell>
          <table:table-cell office:value-type="float" office:value="7100.2851" calcext:value-type="float">
            <text:p>7100.2851</text:p>
          </table:table-cell>
          <table:table-cell office:value-type="float" office:value="7287.517525" calcext:value-type="float">
            <text:p>7287.517525</text:p>
          </table:table-cell>
          <table:table-cell office:value-type="float" office:value="7322.6636" calcext:value-type="float">
            <text:p>7322.6636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99" calcext:value-type="float">
            <text:p>99</text:p>
          </table:table-cell>
          <table:table-cell office:value-type="float" office:value="7110.673" calcext:value-type="float">
            <text:p>7110.673</text:p>
          </table:table-cell>
          <table:table-cell office:value-type="float" office:value="8187.60075567011" calcext:value-type="float">
            <text:p>8187.6007556701</text:p>
          </table:table-cell>
          <table:table-cell office:value-type="float" office:value="8982.7277" calcext:value-type="float">
            <text:p>8982.7277</text:p>
          </table:table-cell>
          <table:table-cell office:value-type="float" office:value="97" calcext:value-type="float">
            <text:p>97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7128.8142" calcext:value-type="float">
            <text:p>7128.8142</text:p>
          </table:table-cell>
          <table:table-cell office:value-type="float" office:value="8502.80541428571" calcext:value-type="float">
            <text:p>8502.8054142857</text:p>
          </table:table-cell>
          <table:table-cell office:value-type="float" office:value="9005.3319" calcext:value-type="float">
            <text:p>9005.331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201" calcext:value-type="float">
            <text:p>201</text:p>
          </table:table-cell>
          <table:table-cell office:value-type="float" office:value="7132.679" calcext:value-type="float">
            <text:p>7132.679</text:p>
          </table:table-cell>
          <table:table-cell office:value-type="float" office:value="8250.81608125" calcext:value-type="float">
            <text:p>8250.81608125</text:p>
          </table:table-cell>
          <table:table-cell office:value-type="float" office:value="8962.563" calcext:value-type="float">
            <text:p>8962.563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7145.958" calcext:value-type="float">
            <text:p>7145.958</text:p>
          </table:table-cell>
          <table:table-cell office:value-type="float" office:value="7550.03077906977" calcext:value-type="float">
            <text:p>7550.0307790698</text:p>
          </table:table-cell>
          <table:table-cell office:value-type="float" office:value="7875.9229" calcext:value-type="float">
            <text:p>7875.9229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08" calcext:value-type="float">
            <text:p>108</text:p>
          </table:table-cell>
          <table:table-cell office:value-type="float" office:value="7153.863" calcext:value-type="float">
            <text:p>7153.863</text:p>
          </table:table-cell>
          <table:table-cell office:value-type="float" office:value="7473.0771" calcext:value-type="float">
            <text:p>7473.0771</text:p>
          </table:table-cell>
          <table:table-cell office:value-type="float" office:value="7775.9738" calcext:value-type="float">
            <text:p>7775.9738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55" calcext:value-type="float">
            <text:p>155</text:p>
          </table:table-cell>
          <table:table-cell office:value-type="float" office:value="7189.9396" calcext:value-type="float">
            <text:p>7189.9396</text:p>
          </table:table-cell>
          <table:table-cell office:value-type="float" office:value="7229.24793333333" calcext:value-type="float">
            <text:p>7229.2479333333</text:p>
          </table:table-cell>
          <table:table-cell office:value-type="float" office:value="7248.9021" calcext:value-type="float">
            <text:p>7248.902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08" calcext:value-type="float">
            <text:p>108</text:p>
          </table:table-cell>
          <table:table-cell office:value-type="float" office:value="7218.0643" calcext:value-type="float">
            <text:p>7218.0643</text:p>
          </table:table-cell>
          <table:table-cell office:value-type="float" office:value="8320.45121443299" calcext:value-type="float">
            <text:p>8320.451214433</text:p>
          </table:table-cell>
          <table:table-cell office:value-type="float" office:value="9941.3991" calcext:value-type="float">
            <text:p>9941.3991</text:p>
          </table:table-cell>
          <table:table-cell office:value-type="float" office:value="97" calcext:value-type="float">
            <text:p>97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7226.4606" calcext:value-type="float">
            <text:p>7226.4606</text:p>
          </table:table-cell>
          <table:table-cell office:value-type="float" office:value="8670.354825" calcext:value-type="float">
            <text:p>8670.354825</text:p>
          </table:table-cell>
          <table:table-cell office:value-type="float" office:value="11069.6852" calcext:value-type="float">
            <text:p>11069.6852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51" calcext:value-type="float">
            <text:p>151</text:p>
          </table:table-cell>
          <table:table-cell office:value-type="float" office:value="7230.9594" calcext:value-type="float">
            <text:p>7230.9594</text:p>
          </table:table-cell>
          <table:table-cell office:value-type="float" office:value="8538.95619212598" calcext:value-type="float">
            <text:p>8538.956192126</text:p>
          </table:table-cell>
          <table:table-cell office:value-type="float" office:value="9319.2006" calcext:value-type="float">
            <text:p>9319.2006</text:p>
          </table:table-cell>
          <table:table-cell office:value-type="float" office:value="127" calcext:value-type="float">
            <text:p>127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office:value-type="float" office:value="7237.0639" calcext:value-type="float">
            <text:p>7237.063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9" calcext:value-type="float">
            <text:p>19</text:p>
          </table:table-cell>
          <table:table-cell office:value-type="float" office:value="7255.619" calcext:value-type="float">
            <text:p>7255.619</text:p>
          </table:table-cell>
          <table:table-cell office:value-type="float" office:value="8140.18255" calcext:value-type="float">
            <text:p>8140.18255</text:p>
          </table:table-cell>
          <table:table-cell office:value-type="float" office:value="9542.7888" calcext:value-type="float">
            <text:p>9542.7888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7285.0107" calcext:value-type="float">
            <text:p>7285.0107</text:p>
          </table:table-cell>
          <table:table-cell office:value-type="float" office:value="7779.95205" calcext:value-type="float">
            <text:p>7779.95205</text:p>
          </table:table-cell>
          <table:table-cell office:value-type="float" office:value="8275.0517" calcext:value-type="float">
            <text:p>8275.0517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14" calcext:value-type="float">
            <text:p>114</text:p>
          </table:table-cell>
          <table:table-cell table:number-columns-repeated="3" office:value-type="float" office:value="7286.4185" calcext:value-type="float">
            <text:p>7286.418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22" calcext:value-type="float">
            <text:p>122</text:p>
          </table:table-cell>
          <table:table-cell office:value-type="float" office:value="7292.4253" calcext:value-type="float">
            <text:p>7292.4253</text:p>
          </table:table-cell>
          <table:table-cell office:value-type="float" office:value="8415.74707714286" calcext:value-type="float">
            <text:p>8415.7470771429</text:p>
          </table:table-cell>
          <table:table-cell office:value-type="float" office:value="9397.9161" calcext:value-type="float">
            <text:p>9397.9161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7295.3327" calcext:value-type="float">
            <text:p>7295.3327</text:p>
          </table:table-cell>
          <table:table-cell office:value-type="float" office:value="8528.012375" calcext:value-type="float">
            <text:p>8528.012375</text:p>
          </table:table-cell>
          <table:table-cell office:value-type="float" office:value="10082.5317" calcext:value-type="float">
            <text:p>10082.5317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42" calcext:value-type="float">
            <text:p>142</text:p>
          </table:table-cell>
          <table:table-cell table:number-columns-repeated="3" office:value-type="float" office:value="7317.7966" calcext:value-type="float">
            <text:p>7317.796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55" calcext:value-type="float">
            <text:p>155</text:p>
          </table:table-cell>
          <table:table-cell table:number-columns-repeated="3" office:value-type="float" office:value="7320.3031" calcext:value-type="float">
            <text:p>7320.303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98" calcext:value-type="float">
            <text:p>198</text:p>
          </table:table-cell>
          <table:table-cell office:value-type="float" office:value="7325.5568" calcext:value-type="float">
            <text:p>7325.5568</text:p>
          </table:table-cell>
          <table:table-cell office:value-type="float" office:value="8890.68536688525" calcext:value-type="float">
            <text:p>8890.6853668853</text:p>
          </table:table-cell>
          <table:table-cell office:value-type="float" office:value="11572.5058" calcext:value-type="float">
            <text:p>11572.5058</text:p>
          </table:table-cell>
          <table:table-cell office:value-type="float" office:value="305" calcext:value-type="float">
            <text:p>305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15" calcext:value-type="float">
            <text:p>115</text:p>
          </table:table-cell>
          <table:table-cell office:value-type="float" office:value="7366.9746" calcext:value-type="float">
            <text:p>7366.9746</text:p>
          </table:table-cell>
          <table:table-cell office:value-type="float" office:value="7376.8552" calcext:value-type="float">
            <text:p>7376.8552</text:p>
          </table:table-cell>
          <table:table-cell office:value-type="float" office:value="7382.1249" calcext:value-type="float">
            <text:p>7382.1249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208" calcext:value-type="float">
            <text:p>208</text:p>
          </table:table-cell>
          <table:table-cell office:value-type="float" office:value="7373.1427" calcext:value-type="float">
            <text:p>7373.1427</text:p>
          </table:table-cell>
          <table:table-cell office:value-type="float" office:value="9190.26353918919" calcext:value-type="float">
            <text:p>9190.2635391892</text:p>
          </table:table-cell>
          <table:table-cell office:value-type="float" office:value="9700.4963" calcext:value-type="float">
            <text:p>9700.4963</text:p>
          </table:table-cell>
          <table:table-cell office:value-type="float" office:value="148" calcext:value-type="float">
            <text:p>148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7390.6401" calcext:value-type="float">
            <text:p>7390.6401</text:p>
          </table:table-cell>
          <table:table-cell office:value-type="float" office:value="8908.74488823529" calcext:value-type="float">
            <text:p>8908.7448882353</text:p>
          </table:table-cell>
          <table:table-cell office:value-type="float" office:value="9348.72" calcext:value-type="float">
            <text:p>9348.72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42" calcext:value-type="float">
            <text:p>142</text:p>
          </table:table-cell>
          <table:table-cell table:number-columns-repeated="3" office:value-type="float" office:value="7405.7924" calcext:value-type="float">
            <text:p>7405.792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7426.2428" calcext:value-type="float">
            <text:p>7426.2428</text:p>
          </table:table-cell>
          <table:table-cell office:value-type="float" office:value="7546.34146666667" calcext:value-type="float">
            <text:p>7546.3414666667</text:p>
          </table:table-cell>
          <table:table-cell office:value-type="float" office:value="7743.4921" calcext:value-type="float">
            <text:p>7743.4921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3" office:value-type="float" office:value="7427.5556" calcext:value-type="float">
            <text:p>7427.555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22" calcext:value-type="float">
            <text:p>122</text:p>
          </table:table-cell>
          <table:table-cell office:value-type="float" office:value="7438.1019" calcext:value-type="float">
            <text:p>7438.1019</text:p>
          </table:table-cell>
          <table:table-cell office:value-type="float" office:value="8480.63263604652" calcext:value-type="float">
            <text:p>8480.6326360465</text:p>
          </table:table-cell>
          <table:table-cell office:value-type="float" office:value="10930.3134" calcext:value-type="float">
            <text:p>10930.3134</text:p>
          </table:table-cell>
          <table:table-cell office:value-type="float" office:value="86" calcext:value-type="float">
            <text:p>86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3" office:value-type="float" office:value="7443.9398" calcext:value-type="float">
            <text:p>7443.939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office:value-type="float" office:value="7471.0409" calcext:value-type="float">
            <text:p>7471.040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3" office:value-type="float" office:value="7479.0057" calcext:value-type="float">
            <text:p>7479.005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26" calcext:value-type="float">
            <text:p>126</text:p>
          </table:table-cell>
          <table:table-cell office:value-type="float" office:value="7500.3123" calcext:value-type="float">
            <text:p>7500.3123</text:p>
          </table:table-cell>
          <table:table-cell office:value-type="float" office:value="7521.99952" calcext:value-type="float">
            <text:p>7521.99952</text:p>
          </table:table-cell>
          <table:table-cell office:value-type="float" office:value="7532.9304" calcext:value-type="float">
            <text:p>7532.9304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7501.182" calcext:value-type="float">
            <text:p>7501.182</text:p>
          </table:table-cell>
          <table:table-cell office:value-type="float" office:value="8177.82364634146" calcext:value-type="float">
            <text:p>8177.8236463415</text:p>
          </table:table-cell>
          <table:table-cell office:value-type="float" office:value="9137.5089" calcext:value-type="float">
            <text:p>9137.5089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98" calcext:value-type="float">
            <text:p>198</text:p>
          </table:table-cell>
          <table:table-cell office:value-type="float" office:value="7509.1711" calcext:value-type="float">
            <text:p>7509.1711</text:p>
          </table:table-cell>
          <table:table-cell office:value-type="float" office:value="7653.06394444444" calcext:value-type="float">
            <text:p>7653.0639444445</text:p>
          </table:table-cell>
          <table:table-cell office:value-type="float" office:value="7793.1869" calcext:value-type="float">
            <text:p>7793.1869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9" calcext:value-type="float">
            <text:p>19</text:p>
          </table:table-cell>
          <table:table-cell office:value-type="float" office:value="7511.556" calcext:value-type="float">
            <text:p>7511.556</text:p>
          </table:table-cell>
          <table:table-cell office:value-type="float" office:value="7571.92833333333" calcext:value-type="float">
            <text:p>7571.9283333333</text:p>
          </table:table-cell>
          <table:table-cell office:value-type="float" office:value="7602.2209" calcext:value-type="float">
            <text:p>7602.2209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3" office:value-type="float" office:value="7518.9192" calcext:value-type="float">
            <text:p>7518.919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37" calcext:value-type="float">
            <text:p>137</text:p>
          </table:table-cell>
          <table:table-cell table:number-columns-repeated="3" office:value-type="float" office:value="7533.5632" calcext:value-type="float">
            <text:p>7533.563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08" calcext:value-type="float">
            <text:p>108</text:p>
          </table:table-cell>
          <table:table-cell office:value-type="float" office:value="7554.5128" calcext:value-type="float">
            <text:p>7554.5128</text:p>
          </table:table-cell>
          <table:table-cell office:value-type="float" office:value="8367.87673333333" calcext:value-type="float">
            <text:p>8367.8767333333</text:p>
          </table:table-cell>
          <table:table-cell office:value-type="float" office:value="9156.6738" calcext:value-type="float">
            <text:p>9156.6738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203" calcext:value-type="float">
            <text:p>203</text:p>
          </table:table-cell>
          <table:table-cell office:value-type="float" office:value="7575.5388" calcext:value-type="float">
            <text:p>7575.5388</text:p>
          </table:table-cell>
          <table:table-cell office:value-type="float" office:value="9023.92754347826" calcext:value-type="float">
            <text:p>9023.9275434783</text:p>
          </table:table-cell>
          <table:table-cell office:value-type="float" office:value="10538.2852" calcext:value-type="float">
            <text:p>10538.2852</text:p>
          </table:table-cell>
          <table:table-cell office:value-type="float" office:value="138" calcext:value-type="float">
            <text:p>138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7577.3457" calcext:value-type="float">
            <text:p>7577.3457</text:p>
          </table:table-cell>
          <table:table-cell office:value-type="float" office:value="8583.14159473684" calcext:value-type="float">
            <text:p>8583.1415947369</text:p>
          </table:table-cell>
          <table:table-cell office:value-type="float" office:value="10868.586" calcext:value-type="float">
            <text:p>10868.586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7586.8074" calcext:value-type="float">
            <text:p>7586.8074</text:p>
          </table:table-cell>
          <table:table-cell office:value-type="float" office:value="7836.14383571428" calcext:value-type="float">
            <text:p>7836.1438357143</text:p>
          </table:table-cell>
          <table:table-cell office:value-type="float" office:value="8036.6182" calcext:value-type="float">
            <text:p>8036.618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7615.1396" calcext:value-type="float">
            <text:p>7615.1396</text:p>
          </table:table-cell>
          <table:table-cell office:value-type="float" office:value="8164.80746842106" calcext:value-type="float">
            <text:p>8164.8074684211</text:p>
          </table:table-cell>
          <table:table-cell office:value-type="float" office:value="8983.2166" calcext:value-type="float">
            <text:p>8983.2166</text:p>
          </table:table-cell>
          <table:table-cell office:value-type="float" office:value="114" calcext:value-type="float">
            <text:p>114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203" calcext:value-type="float">
            <text:p>203</text:p>
          </table:table-cell>
          <table:table-cell office:value-type="float" office:value="7661.5607" calcext:value-type="float">
            <text:p>7661.5607</text:p>
          </table:table-cell>
          <table:table-cell office:value-type="float" office:value="8947.68379742647" calcext:value-type="float">
            <text:p>8947.6837974265</text:p>
          </table:table-cell>
          <table:table-cell office:value-type="float" office:value="11547.2179" calcext:value-type="float">
            <text:p>11547.2179</text:p>
          </table:table-cell>
          <table:table-cell office:value-type="float" office:value="544" calcext:value-type="float">
            <text:p>544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7706.4936" calcext:value-type="float">
            <text:p>7706.4936</text:p>
          </table:table-cell>
          <table:table-cell office:value-type="float" office:value="8150.52358333333" calcext:value-type="float">
            <text:p>8150.5235833333</text:p>
          </table:table-cell>
          <table:table-cell office:value-type="float" office:value="8624.7178" calcext:value-type="float">
            <text:p>8624.7178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3" office:value-type="float" office:value="7716.1634" calcext:value-type="float">
            <text:p>7716.163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52" calcext:value-type="float">
            <text:p>152</text:p>
          </table:table-cell>
          <table:table-cell office:value-type="float" office:value="7718.8703" calcext:value-type="float">
            <text:p>7718.8703</text:p>
          </table:table-cell>
          <table:table-cell office:value-type="float" office:value="8007.45425" calcext:value-type="float">
            <text:p>8007.45425</text:p>
          </table:table-cell>
          <table:table-cell office:value-type="float" office:value="8296.0382" calcext:value-type="float">
            <text:p>8296.038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733.906" calcext:value-type="float">
            <text:p>7733.906</text:p>
          </table:table-cell>
          <table:table-cell office:value-type="float" office:value="7781.96250689655" calcext:value-type="float">
            <text:p>7781.9625068966</text:p>
          </table:table-cell>
          <table:table-cell office:value-type="float" office:value="7889.3179" calcext:value-type="float">
            <text:p>7889.3179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97" calcext:value-type="float">
            <text:p>197</text:p>
          </table:table-cell>
          <table:table-cell office:value-type="float" office:value="7737.7708" calcext:value-type="float">
            <text:p>7737.7708</text:p>
          </table:table-cell>
          <table:table-cell office:value-type="float" office:value="8233.93974" calcext:value-type="float">
            <text:p>8233.93974</text:p>
          </table:table-cell>
          <table:table-cell office:value-type="float" office:value="9239.6842" calcext:value-type="float">
            <text:p>9239.684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201" calcext:value-type="float">
            <text:p>201</text:p>
          </table:table-cell>
          <table:table-cell table:number-columns-repeated="3" office:value-type="float" office:value="7742.1789" calcext:value-type="float">
            <text:p>7742.178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7743.817" calcext:value-type="float">
            <text:p>7743.817</text:p>
          </table:table-cell>
          <table:table-cell office:value-type="float" office:value="7780.3426" calcext:value-type="float">
            <text:p>7780.3426</text:p>
          </table:table-cell>
          <table:table-cell office:value-type="float" office:value="7822.2626" calcext:value-type="float">
            <text:p>7822.262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96" calcext:value-type="float">
            <text:p>196</text:p>
          </table:table-cell>
          <table:table-cell office:value-type="float" office:value="7793.5391" calcext:value-type="float">
            <text:p>7793.5391</text:p>
          </table:table-cell>
          <table:table-cell office:value-type="float" office:value="8493.17017068965" calcext:value-type="float">
            <text:p>8493.1701706897</text:p>
          </table:table-cell>
          <table:table-cell office:value-type="float" office:value="10008.5036" calcext:value-type="float">
            <text:p>10008.5036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7797.3521" calcext:value-type="float">
            <text:p>7797.3521</text:p>
          </table:table-cell>
          <table:table-cell office:value-type="float" office:value="8710.27183055556" calcext:value-type="float">
            <text:p>8710.2718305556</text:p>
          </table:table-cell>
          <table:table-cell office:value-type="float" office:value="8857.9434" calcext:value-type="float">
            <text:p>8857.9434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39" calcext:value-type="float">
            <text:p>39</text:p>
          </table:table-cell>
          <table:table-cell office:value-type="float" office:value="7816.8961" calcext:value-type="float">
            <text:p>7816.8961</text:p>
          </table:table-cell>
          <table:table-cell office:value-type="float" office:value="8468.27924" calcext:value-type="float">
            <text:p>8468.27924</text:p>
          </table:table-cell>
          <table:table-cell office:value-type="float" office:value="10381.227" calcext:value-type="float">
            <text:p>10381.227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63" calcext:value-type="float">
            <text:p>63</text:p>
          </table:table-cell>
          <table:table-cell office:value-type="float" office:value="7869.8124" calcext:value-type="float">
            <text:p>7869.8124</text:p>
          </table:table-cell>
          <table:table-cell office:value-type="float" office:value="8220.89097619048" calcext:value-type="float">
            <text:p>8220.8909761905</text:p>
          </table:table-cell>
          <table:table-cell office:value-type="float" office:value="8664.1497" calcext:value-type="float">
            <text:p>8664.1497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39" calcext:value-type="float">
            <text:p>139</text:p>
          </table:table-cell>
          <table:table-cell office:value-type="float" office:value="7882.2017" calcext:value-type="float">
            <text:p>7882.2017</text:p>
          </table:table-cell>
          <table:table-cell office:value-type="float" office:value="9476.20406666667" calcext:value-type="float">
            <text:p>9476.2040666667</text:p>
          </table:table-cell>
          <table:table-cell office:value-type="float" office:value="10082.7601" calcext:value-type="float">
            <text:p>10082.7601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90" calcext:value-type="float">
            <text:p>190</text:p>
          </table:table-cell>
          <table:table-cell table:number-columns-repeated="3" office:value-type="float" office:value="7885.3139" calcext:value-type="float">
            <text:p>7885.313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68" calcext:value-type="float">
            <text:p>168</text:p>
          </table:table-cell>
          <table:table-cell office:value-type="float" office:value="7890.1139" calcext:value-type="float">
            <text:p>7890.1139</text:p>
          </table:table-cell>
          <table:table-cell office:value-type="float" office:value="8642.94348009709" calcext:value-type="float">
            <text:p>8642.9434800971</text:p>
          </table:table-cell>
          <table:table-cell office:value-type="float" office:value="9406.3878" calcext:value-type="float">
            <text:p>9406.3878</text:p>
          </table:table-cell>
          <table:table-cell office:value-type="float" office:value="206" calcext:value-type="float">
            <text:p>206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7943.0023" calcext:value-type="float">
            <text:p>7943.0023</text:p>
          </table:table-cell>
          <table:table-cell office:value-type="float" office:value="9420.644325" calcext:value-type="float">
            <text:p>9420.644325</text:p>
          </table:table-cell>
          <table:table-cell office:value-type="float" office:value="10018.9942" calcext:value-type="float">
            <text:p>10018.994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02" calcext:value-type="float">
            <text:p>102</text:p>
          </table:table-cell>
          <table:table-cell office:value-type="float" office:value="7950.8882" calcext:value-type="float">
            <text:p>7950.8882</text:p>
          </table:table-cell>
          <table:table-cell office:value-type="float" office:value="8857.289725" calcext:value-type="float">
            <text:p>8857.289725</text:p>
          </table:table-cell>
          <table:table-cell office:value-type="float" office:value="9767.7301" calcext:value-type="float">
            <text:p>9767.7301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93" calcext:value-type="float">
            <text:p>93</text:p>
          </table:table-cell>
          <table:table-cell office:value-type="float" office:value="7958.5861" calcext:value-type="float">
            <text:p>7958.5861</text:p>
          </table:table-cell>
          <table:table-cell office:value-type="float" office:value="8289.00879411765" calcext:value-type="float">
            <text:p>8289.0087941177</text:p>
          </table:table-cell>
          <table:table-cell office:value-type="float" office:value="9284.148" calcext:value-type="float">
            <text:p>9284.148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07" calcext:value-type="float">
            <text:p>107</text:p>
          </table:table-cell>
          <table:table-cell office:value-type="float" office:value="7996.0143" calcext:value-type="float">
            <text:p>7996.0143</text:p>
          </table:table-cell>
          <table:table-cell office:value-type="float" office:value="9638.1120607595" calcext:value-type="float">
            <text:p>9638.1120607595</text:p>
          </table:table-cell>
          <table:table-cell office:value-type="float" office:value="10094.5564" calcext:value-type="float">
            <text:p>10094.5564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8032.7277" calcext:value-type="float">
            <text:p>8032.7277</text:p>
          </table:table-cell>
          <table:table-cell office:value-type="float" office:value="9679.31485581395" calcext:value-type="float">
            <text:p>9679.314855814</text:p>
          </table:table-cell>
          <table:table-cell office:value-type="float" office:value="10273.7655" calcext:value-type="float">
            <text:p>10273.7655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80" calcext:value-type="float">
            <text:p>180</text:p>
          </table:table-cell>
          <table:table-cell office:value-type="float" office:value="8039.1013" calcext:value-type="float">
            <text:p>8039.1013</text:p>
          </table:table-cell>
          <table:table-cell office:value-type="float" office:value="9651.13725294118" calcext:value-type="float">
            <text:p>9651.1372529412</text:p>
          </table:table-cell>
          <table:table-cell office:value-type="float" office:value="10079.0319" calcext:value-type="float">
            <text:p>10079.0319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71" calcext:value-type="float">
            <text:p>71</text:p>
          </table:table-cell>
          <table:table-cell office:value-type="float" office:value="8049.4007" calcext:value-type="float">
            <text:p>8049.4007</text:p>
          </table:table-cell>
          <table:table-cell office:value-type="float" office:value="9439.88535" calcext:value-type="float">
            <text:p>9439.88535</text:p>
          </table:table-cell>
          <table:table-cell office:value-type="float" office:value="9913.0015" calcext:value-type="float">
            <text:p>9913.0015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44" calcext:value-type="float">
            <text:p>144</text:p>
          </table:table-cell>
          <table:table-cell office:value-type="float" office:value="8059.119" calcext:value-type="float">
            <text:p>8059.119</text:p>
          </table:table-cell>
          <table:table-cell office:value-type="float" office:value="9701.80243105023" calcext:value-type="float">
            <text:p>9701.8024310502</text:p>
          </table:table-cell>
          <table:table-cell office:value-type="float" office:value="10386.5066" calcext:value-type="float">
            <text:p>10386.5066</text:p>
          </table:table-cell>
          <table:table-cell office:value-type="float" office:value="219" calcext:value-type="float">
            <text:p>219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99" calcext:value-type="float">
            <text:p>199</text:p>
          </table:table-cell>
          <table:table-cell office:value-type="float" office:value="8110.8622" calcext:value-type="float">
            <text:p>8110.8622</text:p>
          </table:table-cell>
          <table:table-cell office:value-type="float" office:value="9549.956052" calcext:value-type="float">
            <text:p>9549.956052</text:p>
          </table:table-cell>
          <table:table-cell office:value-type="float" office:value="9841.1157" calcext:value-type="float">
            <text:p>9841.1157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48" calcext:value-type="float">
            <text:p>148</text:p>
          </table:table-cell>
          <table:table-cell office:value-type="float" office:value="8113.069" calcext:value-type="float">
            <text:p>8113.069</text:p>
          </table:table-cell>
          <table:table-cell office:value-type="float" office:value="8148.98053333333" calcext:value-type="float">
            <text:p>8148.9805333333</text:p>
          </table:table-cell>
          <table:table-cell office:value-type="float" office:value="8219.1012" calcext:value-type="float">
            <text:p>8219.101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63" calcext:value-type="float">
            <text:p>63</text:p>
          </table:table-cell>
          <table:table-cell office:value-type="float" office:value="8118.3584" calcext:value-type="float">
            <text:p>8118.3584</text:p>
          </table:table-cell>
          <table:table-cell office:value-type="float" office:value="9785.11690380952" calcext:value-type="float">
            <text:p>9785.1169038095</text:p>
          </table:table-cell>
          <table:table-cell office:value-type="float" office:value="10421.7691" calcext:value-type="float">
            <text:p>10421.7691</text:p>
          </table:table-cell>
          <table:table-cell office:value-type="float" office:value="210" calcext:value-type="float">
            <text:p>210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8127.3031" calcext:value-type="float">
            <text:p>8127.3031</text:p>
          </table:table-cell>
          <table:table-cell office:value-type="float" office:value="9616.90901176471" calcext:value-type="float">
            <text:p>9616.9090117647</text:p>
          </table:table-cell>
          <table:table-cell office:value-type="float" office:value="9924.6987" calcext:value-type="float">
            <text:p>9924.6987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63" calcext:value-type="float">
            <text:p>63</text:p>
          </table:table-cell>
          <table:table-cell office:value-type="float" office:value="8132.9889" calcext:value-type="float">
            <text:p>8132.9889</text:p>
          </table:table-cell>
          <table:table-cell office:value-type="float" office:value="8448.25264166667" calcext:value-type="float">
            <text:p>8448.2526416667</text:p>
          </table:table-cell>
          <table:table-cell office:value-type="float" office:value="9526.3505" calcext:value-type="float">
            <text:p>9526.3505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58" calcext:value-type="float">
            <text:p>58</text:p>
          </table:table-cell>
          <table:table-cell office:value-type="float" office:value="8137.6461" calcext:value-type="float">
            <text:p>8137.6461</text:p>
          </table:table-cell>
          <table:table-cell office:value-type="float" office:value="8803.4464" calcext:value-type="float">
            <text:p>8803.4464</text:p>
          </table:table-cell>
          <table:table-cell office:value-type="float" office:value="9469.2467" calcext:value-type="float">
            <text:p>9469.246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79" calcext:value-type="float">
            <text:p>79</text:p>
          </table:table-cell>
          <table:table-cell office:value-type="float" office:value="8145.6801" calcext:value-type="float">
            <text:p>8145.6801</text:p>
          </table:table-cell>
          <table:table-cell office:value-type="float" office:value="9325.71227272727" calcext:value-type="float">
            <text:p>9325.7122727273</text:p>
          </table:table-cell>
          <table:table-cell office:value-type="float" office:value="9523.8392" calcext:value-type="float">
            <text:p>9523.839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59.9393" calcext:value-type="float">
            <text:p>8159.9393</text:p>
          </table:table-cell>
          <table:table-cell office:value-type="float" office:value="9857.71793235294" calcext:value-type="float">
            <text:p>9857.717932353</text:p>
          </table:table-cell>
          <table:table-cell office:value-type="float" office:value="10114.5412" calcext:value-type="float">
            <text:p>10114.5412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05" calcext:value-type="float">
            <text:p>105</text:p>
          </table:table-cell>
          <table:table-cell office:value-type="float" office:value="8169.4953" calcext:value-type="float">
            <text:p>8169.4953</text:p>
          </table:table-cell>
          <table:table-cell office:value-type="float" office:value="9877.4373248848" calcext:value-type="float">
            <text:p>9877.4373248848</text:p>
          </table:table-cell>
          <table:table-cell office:value-type="float" office:value="10375.919" calcext:value-type="float">
            <text:p>10375.919</text:p>
          </table:table-cell>
          <table:table-cell office:value-type="float" office:value="651" calcext:value-type="float">
            <text:p>65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97" calcext:value-type="float">
            <text:p>197</text:p>
          </table:table-cell>
          <table:table-cell table:number-columns-repeated="3" office:value-type="float" office:value="8202.5675" calcext:value-type="float">
            <text:p>8202.567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11" calcext:value-type="float">
            <text:p>111</text:p>
          </table:table-cell>
          <table:table-cell office:value-type="float" office:value="8206.1651" calcext:value-type="float">
            <text:p>8206.1651</text:p>
          </table:table-cell>
          <table:table-cell office:value-type="float" office:value="9427.022375" calcext:value-type="float">
            <text:p>9427.022375</text:p>
          </table:table-cell>
          <table:table-cell office:value-type="float" office:value="10024.9021" calcext:value-type="float">
            <text:p>10024.9021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8210.1925" calcext:value-type="float">
            <text:p>8210.1925</text:p>
          </table:table-cell>
          <table:table-cell office:value-type="float" office:value="8312.7862" calcext:value-type="float">
            <text:p>8312.7862</text:p>
          </table:table-cell>
          <table:table-cell office:value-type="float" office:value="8347.2397" calcext:value-type="float">
            <text:p>8347.2397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63" calcext:value-type="float">
            <text:p>63</text:p>
          </table:table-cell>
          <table:table-cell office:value-type="float" office:value="8211.907" calcext:value-type="float">
            <text:p>8211.907</text:p>
          </table:table-cell>
          <table:table-cell office:value-type="float" office:value="9705.90464084507" calcext:value-type="float">
            <text:p>9705.9046408451</text:p>
          </table:table-cell>
          <table:table-cell office:value-type="float" office:value="10304.6122" calcext:value-type="float">
            <text:p>10304.6122</text:p>
          </table:table-cell>
          <table:table-cell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8298.0901" calcext:value-type="float">
            <text:p>8298.0901</text:p>
          </table:table-cell>
          <table:table-cell office:value-type="float" office:value="8620.1173" calcext:value-type="float">
            <text:p>8620.1173</text:p>
          </table:table-cell>
          <table:table-cell office:value-type="float" office:value="8942.1445" calcext:value-type="float">
            <text:p>8942.144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8306.9026" calcext:value-type="float">
            <text:p>8306.9026</text:p>
          </table:table-cell>
          <table:table-cell office:value-type="float" office:value="8993.85002307692" calcext:value-type="float">
            <text:p>8993.8500230769</text:p>
          </table:table-cell>
          <table:table-cell office:value-type="float" office:value="9275.5516" calcext:value-type="float">
            <text:p>9275.5516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202" calcext:value-type="float">
            <text:p>202</text:p>
          </table:table-cell>
          <table:table-cell table:number-columns-repeated="3" office:value-type="float" office:value="8311.9031" calcext:value-type="float">
            <text:p>8311.903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8315.5483" calcext:value-type="float">
            <text:p>8315.5483</text:p>
          </table:table-cell>
          <table:table-cell office:value-type="float" office:value="8613.38866923077" calcext:value-type="float">
            <text:p>8613.3886692308</text:p>
          </table:table-cell>
          <table:table-cell office:value-type="float" office:value="8725.4905" calcext:value-type="float">
            <text:p>8725.4905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30" calcext:value-type="float">
            <text:p>130</text:p>
          </table:table-cell>
          <table:table-cell office:value-type="float" office:value="8335.0014" calcext:value-type="float">
            <text:p>8335.0014</text:p>
          </table:table-cell>
          <table:table-cell office:value-type="float" office:value="8336.23333333333" calcext:value-type="float">
            <text:p>8336.2333333333</text:p>
          </table:table-cell>
          <table:table-cell office:value-type="float" office:value="8336.8493" calcext:value-type="float">
            <text:p>8336.8493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8362.9347" calcext:value-type="float">
            <text:p>8362.9347</text:p>
          </table:table-cell>
          <table:table-cell office:value-type="float" office:value="9982.92368737864" calcext:value-type="float">
            <text:p>9982.9236873786</text:p>
          </table:table-cell>
          <table:table-cell office:value-type="float" office:value="10436.4312" calcext:value-type="float">
            <text:p>10436.4312</text:p>
          </table:table-cell>
          <table:table-cell office:value-type="float" office:value="103" calcext:value-type="float">
            <text:p>103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8364.0998" calcext:value-type="float">
            <text:p>8364.0998</text:p>
          </table:table-cell>
          <table:table-cell office:value-type="float" office:value="9532.83838947369" calcext:value-type="float">
            <text:p>9532.8383894737</text:p>
          </table:table-cell>
          <table:table-cell office:value-type="float" office:value="9947.8482" calcext:value-type="float">
            <text:p>9947.8482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9" calcext:value-type="float">
            <text:p>169</text:p>
          </table:table-cell>
          <table:table-cell office:value-type="float" office:value="8364.5169" calcext:value-type="float">
            <text:p>8364.5169</text:p>
          </table:table-cell>
          <table:table-cell office:value-type="float" office:value="9790.32707941176" calcext:value-type="float">
            <text:p>9790.3270794118</text:p>
          </table:table-cell>
          <table:table-cell office:value-type="float" office:value="10191.9743" calcext:value-type="float">
            <text:p>10191.9743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68" calcext:value-type="float">
            <text:p>68</text:p>
          </table:table-cell>
          <table:table-cell office:value-type="float" office:value="8403.2902" calcext:value-type="float">
            <text:p>8403.2902</text:p>
          </table:table-cell>
          <table:table-cell office:value-type="float" office:value="9986.21235130435" calcext:value-type="float">
            <text:p>9986.2123513044</text:p>
          </table:table-cell>
          <table:table-cell office:value-type="float" office:value="10399.522" calcext:value-type="float">
            <text:p>10399.522</text:p>
          </table:table-cell>
          <table:table-cell office:value-type="float" office:value="115" calcext:value-type="float">
            <text:p>115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8441.262" calcext:value-type="float">
            <text:p>8441.262</text:p>
          </table:table-cell>
          <table:table-cell office:value-type="float" office:value="8983.7272984375" calcext:value-type="float">
            <text:p>8983.7272984375</text:p>
          </table:table-cell>
          <table:table-cell office:value-type="float" office:value="9869.1803" calcext:value-type="float">
            <text:p>9869.1803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8450.7953" calcext:value-type="float">
            <text:p>8450.7953</text:p>
          </table:table-cell>
          <table:table-cell office:value-type="float" office:value="9530.82395294118" calcext:value-type="float">
            <text:p>9530.8239529412</text:p>
          </table:table-cell>
          <table:table-cell office:value-type="float" office:value="10457.7826" calcext:value-type="float">
            <text:p>10457.7826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8453.1766" calcext:value-type="float">
            <text:p>8453.1766</text:p>
          </table:table-cell>
          <table:table-cell office:value-type="float" office:value="8789.13103333333" calcext:value-type="float">
            <text:p>8789.1310333333</text:p>
          </table:table-cell>
          <table:table-cell office:value-type="float" office:value="8967.7281" calcext:value-type="float">
            <text:p>8967.728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52" calcext:value-type="float">
            <text:p>152</text:p>
          </table:table-cell>
          <table:table-cell office:value-type="float" office:value="8470.641" calcext:value-type="float">
            <text:p>8470.641</text:p>
          </table:table-cell>
          <table:table-cell office:value-type="float" office:value="8642.788645" calcext:value-type="float">
            <text:p>8642.788645</text:p>
          </table:table-cell>
          <table:table-cell office:value-type="float" office:value="8761.8923" calcext:value-type="float">
            <text:p>8761.8923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8478.9838" calcext:value-type="float">
            <text:p>8478.9838</text:p>
          </table:table-cell>
          <table:table-cell office:value-type="float" office:value="8879.88911111111" calcext:value-type="float">
            <text:p>8879.8891111111</text:p>
          </table:table-cell>
          <table:table-cell office:value-type="float" office:value="8970.2715" calcext:value-type="float">
            <text:p>8970.271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69" calcext:value-type="float">
            <text:p>69</text:p>
          </table:table-cell>
          <table:table-cell office:value-type="float" office:value="8528.134" calcext:value-type="float">
            <text:p>8528.134</text:p>
          </table:table-cell>
          <table:table-cell office:value-type="float" office:value="8783.1462" calcext:value-type="float">
            <text:p>8783.1462</text:p>
          </table:table-cell>
          <table:table-cell office:value-type="float" office:value="9038.1584" calcext:value-type="float">
            <text:p>9038.158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52" calcext:value-type="float">
            <text:p>152</text:p>
          </table:table-cell>
          <table:table-cell office:value-type="float" office:value="8530.8541" calcext:value-type="float">
            <text:p>8530.8541</text:p>
          </table:table-cell>
          <table:table-cell office:value-type="float" office:value="9107.71997428571" calcext:value-type="float">
            <text:p>9107.7199742857</text:p>
          </table:table-cell>
          <table:table-cell office:value-type="float" office:value="9946.4439" calcext:value-type="float">
            <text:p>9946.4439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82" calcext:value-type="float">
            <text:p>82</text:p>
          </table:table-cell>
          <table:table-cell office:value-type="float" office:value="8531.1892" calcext:value-type="float">
            <text:p>8531.1892</text:p>
          </table:table-cell>
          <table:table-cell office:value-type="float" office:value="8822.50944" calcext:value-type="float">
            <text:p>8822.50944</text:p>
          </table:table-cell>
          <table:table-cell office:value-type="float" office:value="8911.3532" calcext:value-type="float">
            <text:p>8911.3532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45" calcext:value-type="float">
            <text:p>145</text:p>
          </table:table-cell>
          <table:table-cell table:number-columns-repeated="3" office:value-type="float" office:value="8539.0996" calcext:value-type="float">
            <text:p>8539.099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3" office:value-type="float" office:value="8543.8313" calcext:value-type="float">
            <text:p>8543.831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04" calcext:value-type="float">
            <text:p>104</text:p>
          </table:table-cell>
          <table:table-cell office:value-type="float" office:value="8570.7891" calcext:value-type="float">
            <text:p>8570.7891</text:p>
          </table:table-cell>
          <table:table-cell office:value-type="float" office:value="8766.29228" calcext:value-type="float">
            <text:p>8766.29228</text:p>
          </table:table-cell>
          <table:table-cell office:value-type="float" office:value="8970.6445" calcext:value-type="float">
            <text:p>8970.644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96" calcext:value-type="float">
            <text:p>196</text:p>
          </table:table-cell>
          <table:table-cell table:number-columns-repeated="3" office:value-type="float" office:value="8573.0479" calcext:value-type="float">
            <text:p>8573.047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46" calcext:value-type="float">
            <text:p>146</text:p>
          </table:table-cell>
          <table:table-cell office:value-type="float" office:value="8575.8099" calcext:value-type="float">
            <text:p>8575.8099</text:p>
          </table:table-cell>
          <table:table-cell office:value-type="float" office:value="8658.27456666667" calcext:value-type="float">
            <text:p>8658.2745666667</text:p>
          </table:table-cell>
          <table:table-cell office:value-type="float" office:value="8808.4344" calcext:value-type="float">
            <text:p>8808.434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204" calcext:value-type="float">
            <text:p>204</text:p>
          </table:table-cell>
          <table:table-cell office:value-type="float" office:value="8586.8127" calcext:value-type="float">
            <text:p>8586.8127</text:p>
          </table:table-cell>
          <table:table-cell office:value-type="float" office:value="10229.2698501961" calcext:value-type="float">
            <text:p>10229.2698501961</text:p>
          </table:table-cell>
          <table:table-cell office:value-type="float" office:value="10841.7885" calcext:value-type="float">
            <text:p>10841.7885</text:p>
          </table:table-cell>
          <table:table-cell office:value-type="float" office:value="510" calcext:value-type="float">
            <text:p>510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3" office:value-type="float" office:value="8590.4429" calcext:value-type="float">
            <text:p>8590.442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70" calcext:value-type="float">
            <text:p>70</text:p>
          </table:table-cell>
          <table:table-cell office:value-type="float" office:value="8620.8082" calcext:value-type="float">
            <text:p>8620.8082</text:p>
          </table:table-cell>
          <table:table-cell office:value-type="float" office:value="10281.0703221333" calcext:value-type="float">
            <text:p>10281.0703221333</text:p>
          </table:table-cell>
          <table:table-cell office:value-type="float" office:value="10911.3366" calcext:value-type="float">
            <text:p>10911.3366</text:p>
          </table:table-cell>
          <table:table-cell office:value-type="float" office:value="750" calcext:value-type="float">
            <text:p>750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7" calcext:value-type="float">
            <text:p>167</text:p>
          </table:table-cell>
          <table:table-cell table:number-columns-repeated="3" office:value-type="float" office:value="8682.9827" calcext:value-type="float">
            <text:p>8682.982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8686.0593" calcext:value-type="float">
            <text:p>8686.0593</text:p>
          </table:table-cell>
          <table:table-cell office:value-type="float" office:value="8697.607425" calcext:value-type="float">
            <text:p>8697.607425</text:p>
          </table:table-cell>
          <table:table-cell office:value-type="float" office:value="8701.822" calcext:value-type="float">
            <text:p>8701.82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77" calcext:value-type="float">
            <text:p>77</text:p>
          </table:table-cell>
          <table:table-cell office:value-type="float" office:value="8714.6826" calcext:value-type="float">
            <text:p>8714.6826</text:p>
          </table:table-cell>
          <table:table-cell office:value-type="float" office:value="10382.0292453815" calcext:value-type="float">
            <text:p>10382.0292453815</text:p>
          </table:table-cell>
          <table:table-cell office:value-type="float" office:value="11196.5951" calcext:value-type="float">
            <text:p>11196.5951</text:p>
          </table:table-cell>
          <table:table-cell office:value-type="float" office:value="249" calcext:value-type="float">
            <text:p>249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59" calcext:value-type="float">
            <text:p>159</text:p>
          </table:table-cell>
          <table:table-cell office:value-type="float" office:value="8719.3433" calcext:value-type="float">
            <text:p>8719.3433</text:p>
          </table:table-cell>
          <table:table-cell office:value-type="float" office:value="9930.854425" calcext:value-type="float">
            <text:p>9930.854425</text:p>
          </table:table-cell>
          <table:table-cell office:value-type="float" office:value="10371.6188" calcext:value-type="float">
            <text:p>10371.6188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19" calcext:value-type="float">
            <text:p>119</text:p>
          </table:table-cell>
          <table:table-cell office:value-type="float" office:value="8729.9997" calcext:value-type="float">
            <text:p>8729.9997</text:p>
          </table:table-cell>
          <table:table-cell office:value-type="float" office:value="9340.32301111111" calcext:value-type="float">
            <text:p>9340.3230111111</text:p>
          </table:table-cell>
          <table:table-cell office:value-type="float" office:value="10848.9768" calcext:value-type="float">
            <text:p>10848.976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35" calcext:value-type="float">
            <text:p>135</text:p>
          </table:table-cell>
          <table:table-cell office:value-type="float" office:value="8739.4634" calcext:value-type="float">
            <text:p>8739.4634</text:p>
          </table:table-cell>
          <table:table-cell office:value-type="float" office:value="10027.6841510204" calcext:value-type="float">
            <text:p>10027.6841510204</text:p>
          </table:table-cell>
          <table:table-cell office:value-type="float" office:value="10635.9785" calcext:value-type="float">
            <text:p>10635.9785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799.5137" calcext:value-type="float">
            <text:p>8799.5137</text:p>
          </table:table-cell>
          <table:table-cell office:value-type="float" office:value="8806.9241" calcext:value-type="float">
            <text:p>8806.9241</text:p>
          </table:table-cell>
          <table:table-cell office:value-type="float" office:value="8819.3905" calcext:value-type="float">
            <text:p>8819.390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47" calcext:value-type="float">
            <text:p>147</text:p>
          </table:table-cell>
          <table:table-cell office:value-type="float" office:value="8803.5588" calcext:value-type="float">
            <text:p>8803.5588</text:p>
          </table:table-cell>
          <table:table-cell office:value-type="float" office:value="8819.988" calcext:value-type="float">
            <text:p>8819.988</text:p>
          </table:table-cell>
          <table:table-cell office:value-type="float" office:value="8825.2887" calcext:value-type="float">
            <text:p>8825.2887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32" calcext:value-type="float">
            <text:p>132</text:p>
          </table:table-cell>
          <table:table-cell office:value-type="float" office:value="8825.6782" calcext:value-type="float">
            <text:p>8825.6782</text:p>
          </table:table-cell>
          <table:table-cell office:value-type="float" office:value="9745.57981428571" calcext:value-type="float">
            <text:p>9745.5798142857</text:p>
          </table:table-cell>
          <table:table-cell office:value-type="float" office:value="10424.1008" calcext:value-type="float">
            <text:p>10424.100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3" office:value-type="float" office:value="8880.0111" calcext:value-type="float">
            <text:p>8880.011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25" calcext:value-type="float">
            <text:p>125</text:p>
          </table:table-cell>
          <table:table-cell table:number-columns-repeated="3" office:value-type="float" office:value="8882.697" calcext:value-type="float">
            <text:p>8882.69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29" calcext:value-type="float">
            <text:p>29</text:p>
          </table:table-cell>
          <table:table-cell office:value-type="float" office:value="8950.4836" calcext:value-type="float">
            <text:p>8950.4836</text:p>
          </table:table-cell>
          <table:table-cell office:value-type="float" office:value="9359.9633" calcext:value-type="float">
            <text:p>9359.9633</text:p>
          </table:table-cell>
          <table:table-cell office:value-type="float" office:value="9769.443" calcext:value-type="float">
            <text:p>9769.44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62" calcext:value-type="float">
            <text:p>162</text:p>
          </table:table-cell>
          <table:table-cell office:value-type="float" office:value="8950.5869" calcext:value-type="float">
            <text:p>8950.5869</text:p>
          </table:table-cell>
          <table:table-cell office:value-type="float" office:value="9398.01442" calcext:value-type="float">
            <text:p>9398.01442</text:p>
          </table:table-cell>
          <table:table-cell office:value-type="float" office:value="9721.8775" calcext:value-type="float">
            <text:p>9721.8775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8974.6111" calcext:value-type="float">
            <text:p>8974.6111</text:p>
          </table:table-cell>
          <table:table-cell office:value-type="float" office:value="8975.0168" calcext:value-type="float">
            <text:p>8975.0168</text:p>
          </table:table-cell>
          <table:table-cell office:value-type="float" office:value="8975.4225" calcext:value-type="float">
            <text:p>8975.422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79" calcext:value-type="float">
            <text:p>179</text:p>
          </table:table-cell>
          <table:table-cell table:number-columns-repeated="3" office:value-type="float" office:value="9029.1049" calcext:value-type="float">
            <text:p>9029.1049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89" calcext:value-type="float">
            <text:p>189</text:p>
          </table:table-cell>
          <table:table-cell office:value-type="float" office:value="9045.2681" calcext:value-type="float">
            <text:p>9045.2681</text:p>
          </table:table-cell>
          <table:table-cell office:value-type="float" office:value="9094.0298" calcext:value-type="float">
            <text:p>9094.0298</text:p>
          </table:table-cell>
          <table:table-cell office:value-type="float" office:value="9142.7915" calcext:value-type="float">
            <text:p>9142.791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212" calcext:value-type="float">
            <text:p>212</text:p>
          </table:table-cell>
          <table:table-cell office:value-type="float" office:value="9053.6134" calcext:value-type="float">
            <text:p>9053.6134</text:p>
          </table:table-cell>
          <table:table-cell office:value-type="float" office:value="9276.737475" calcext:value-type="float">
            <text:p>9276.737475</text:p>
          </table:table-cell>
          <table:table-cell office:value-type="float" office:value="9505.187" calcext:value-type="float">
            <text:p>9505.187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03" calcext:value-type="float">
            <text:p>203</text:p>
          </table:table-cell>
          <table:table-cell office:value-type="float" office:value="9071.6416" calcext:value-type="float">
            <text:p>9071.6416</text:p>
          </table:table-cell>
          <table:table-cell office:value-type="float" office:value="9115.2615125" calcext:value-type="float">
            <text:p>9115.2615125</text:p>
          </table:table-cell>
          <table:table-cell office:value-type="float" office:value="9372.1343" calcext:value-type="float">
            <text:p>9372.1343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27" calcext:value-type="float">
            <text:p>127</text:p>
          </table:table-cell>
          <table:table-cell office:value-type="float" office:value="9085.9816" calcext:value-type="float">
            <text:p>9085.9816</text:p>
          </table:table-cell>
          <table:table-cell office:value-type="float" office:value="9155.1324" calcext:value-type="float">
            <text:p>9155.1324</text:p>
          </table:table-cell>
          <table:table-cell office:value-type="float" office:value="9293.434" calcext:value-type="float">
            <text:p>9293.43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51" calcext:value-type="float">
            <text:p>151</text:p>
          </table:table-cell>
          <table:table-cell office:value-type="float" office:value="9096.6446" calcext:value-type="float">
            <text:p>9096.6446</text:p>
          </table:table-cell>
          <table:table-cell office:value-type="float" office:value="9968.40825" calcext:value-type="float">
            <text:p>9968.40825</text:p>
          </table:table-cell>
          <table:table-cell office:value-type="float" office:value="10613.9737" calcext:value-type="float">
            <text:p>10613.9737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32" calcext:value-type="float">
            <text:p>132</text:p>
          </table:table-cell>
          <table:table-cell office:value-type="float" office:value="9114.3923" calcext:value-type="float">
            <text:p>9114.3923</text:p>
          </table:table-cell>
          <table:table-cell office:value-type="float" office:value="10267.0841722222" calcext:value-type="float">
            <text:p>10267.0841722222</text:p>
          </table:table-cell>
          <table:table-cell office:value-type="float" office:value="11462.1143" calcext:value-type="float">
            <text:p>11462.1143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04" calcext:value-type="float">
            <text:p>104</text:p>
          </table:table-cell>
          <table:table-cell office:value-type="float" office:value="9120.9809" calcext:value-type="float">
            <text:p>9120.9809</text:p>
          </table:table-cell>
          <table:table-cell office:value-type="float" office:value="9639.85656086956" calcext:value-type="float">
            <text:p>9639.8565608696</text:p>
          </table:table-cell>
          <table:table-cell office:value-type="float" office:value="10415.1474" calcext:value-type="float">
            <text:p>10415.1474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3" office:value-type="float" office:value="9167.4587" calcext:value-type="float">
            <text:p>9167.458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47" calcext:value-type="float">
            <text:p>47</text:p>
          </table:table-cell>
          <table:table-cell office:value-type="float" office:value="9170.1281" calcext:value-type="float">
            <text:p>9170.1281</text:p>
          </table:table-cell>
          <table:table-cell office:value-type="float" office:value="9634.2404" calcext:value-type="float">
            <text:p>9634.2404</text:p>
          </table:table-cell>
          <table:table-cell office:value-type="float" office:value="10481.307" calcext:value-type="float">
            <text:p>10481.307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9176.7569" calcext:value-type="float">
            <text:p>9176.7569</text:p>
          </table:table-cell>
          <table:table-cell office:value-type="float" office:value="9274.21431666667" calcext:value-type="float">
            <text:p>9274.2143166667</text:p>
          </table:table-cell>
          <table:table-cell office:value-type="float" office:value="9752.989" calcext:value-type="float">
            <text:p>9752.989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92" calcext:value-type="float">
            <text:p>92</text:p>
          </table:table-cell>
          <table:table-cell office:value-type="float" office:value="9195.1371" calcext:value-type="float">
            <text:p>9195.1371</text:p>
          </table:table-cell>
          <table:table-cell office:value-type="float" office:value="9383.8054" calcext:value-type="float">
            <text:p>9383.8054</text:p>
          </table:table-cell>
          <table:table-cell office:value-type="float" office:value="9495.8905" calcext:value-type="float">
            <text:p>9495.8905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9222.4193" calcext:value-type="float">
            <text:p>9222.4193</text:p>
          </table:table-cell>
          <table:table-cell office:value-type="float" office:value="9838.2444" calcext:value-type="float">
            <text:p>9838.2444</text:p>
          </table:table-cell>
          <table:table-cell office:value-type="float" office:value="10479.4711" calcext:value-type="float">
            <text:p>10479.4711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9245.8284" calcext:value-type="float">
            <text:p>9245.8284</text:p>
          </table:table-cell>
          <table:table-cell office:value-type="float" office:value="9380.8644" calcext:value-type="float">
            <text:p>9380.8644</text:p>
          </table:table-cell>
          <table:table-cell office:value-type="float" office:value="9515.9004" calcext:value-type="float">
            <text:p>9515.900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9278.751" calcext:value-type="float">
            <text:p>9278.751</text:p>
          </table:table-cell>
          <table:table-cell office:value-type="float" office:value="9280.118" calcext:value-type="float">
            <text:p>9280.118</text:p>
          </table:table-cell>
          <table:table-cell office:value-type="float" office:value="9280.2992" calcext:value-type="float">
            <text:p>9280.2992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182" calcext:value-type="float">
            <text:p>182</text:p>
          </table:table-cell>
          <table:table-cell office:value-type="float" office:value="9278.8896" calcext:value-type="float">
            <text:p>9278.8896</text:p>
          </table:table-cell>
          <table:table-cell office:value-type="float" office:value="9948.70808965517" calcext:value-type="float">
            <text:p>9948.7080896552</text:p>
          </table:table-cell>
          <table:table-cell office:value-type="float" office:value="10427.342" calcext:value-type="float">
            <text:p>10427.342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206" calcext:value-type="float">
            <text:p>206</text:p>
          </table:table-cell>
          <table:table-cell office:value-type="float" office:value="9306.8429" calcext:value-type="float">
            <text:p>9306.8429</text:p>
          </table:table-cell>
          <table:table-cell office:value-type="float" office:value="9337.7339" calcext:value-type="float">
            <text:p>9337.7339</text:p>
          </table:table-cell>
          <table:table-cell office:value-type="float" office:value="9475.029" calcext:value-type="float">
            <text:p>9475.02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82" calcext:value-type="float">
            <text:p>182</text:p>
          </table:table-cell>
          <table:table-cell office:value-type="float" office:value="9326.0511" calcext:value-type="float">
            <text:p>9326.0511</text:p>
          </table:table-cell>
          <table:table-cell office:value-type="float" office:value="9831.26058888889" calcext:value-type="float">
            <text:p>9831.2605888889</text:p>
          </table:table-cell>
          <table:table-cell office:value-type="float" office:value="10223.7256" calcext:value-type="float">
            <text:p>10223.7256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28" calcext:value-type="float">
            <text:p>128</text:p>
          </table:table-cell>
          <table:table-cell office:value-type="float" office:value="9344.8945" calcext:value-type="float">
            <text:p>9344.8945</text:p>
          </table:table-cell>
          <table:table-cell office:value-type="float" office:value="9611.37656" calcext:value-type="float">
            <text:p>9611.37656</text:p>
          </table:table-cell>
          <table:table-cell office:value-type="float" office:value="9854.0761" calcext:value-type="float">
            <text:p>9854.076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63" calcext:value-type="float">
            <text:p>63</text:p>
          </table:table-cell>
          <table:table-cell office:value-type="float" office:value="9348.593" calcext:value-type="float">
            <text:p>9348.593</text:p>
          </table:table-cell>
          <table:table-cell office:value-type="float" office:value="10153.890808" calcext:value-type="float">
            <text:p>10153.890808</text:p>
          </table:table-cell>
          <table:table-cell office:value-type="float" office:value="10434.304" calcext:value-type="float">
            <text:p>10434.304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3" office:value-type="float" office:value="9353.3457" calcext:value-type="float">
            <text:p>9353.345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70" calcext:value-type="float">
            <text:p>170</text:p>
          </table:table-cell>
          <table:table-cell office:value-type="float" office:value="9358.0103" calcext:value-type="float">
            <text:p>9358.0103</text:p>
          </table:table-cell>
          <table:table-cell office:value-type="float" office:value="11057.909125" calcext:value-type="float">
            <text:p>11057.909125</text:p>
          </table:table-cell>
          <table:table-cell office:value-type="float" office:value="11751.8133" calcext:value-type="float">
            <text:p>11751.8133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31" calcext:value-type="float">
            <text:p>31</text:p>
          </table:table-cell>
          <table:table-cell office:value-type="float" office:value="9406.7491" calcext:value-type="float">
            <text:p>9406.7491</text:p>
          </table:table-cell>
          <table:table-cell office:value-type="float" office:value="10626.4183075758" calcext:value-type="float">
            <text:p>10626.4183075758</text:p>
          </table:table-cell>
          <table:table-cell office:value-type="float" office:value="11044.0842" calcext:value-type="float">
            <text:p>11044.0842</text:p>
          </table:table-cell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41" calcext:value-type="float">
            <text:p>141</text:p>
          </table:table-cell>
          <table:table-cell office:value-type="float" office:value="9451.8961" calcext:value-type="float">
            <text:p>9451.8961</text:p>
          </table:table-cell>
          <table:table-cell office:value-type="float" office:value="9592.40345714286" calcext:value-type="float">
            <text:p>9592.4034571429</text:p>
          </table:table-cell>
          <table:table-cell office:value-type="float" office:value="9697.5507" calcext:value-type="float">
            <text:p>9697.550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3" office:value-type="float" office:value="9464.3127" calcext:value-type="float">
            <text:p>9464.312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39" calcext:value-type="float">
            <text:p>139</text:p>
          </table:table-cell>
          <table:table-cell table:number-columns-repeated="3" office:value-type="float" office:value="9522.9448" calcext:value-type="float">
            <text:p>9522.944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79" calcext:value-type="float">
            <text:p>179</text:p>
          </table:table-cell>
          <table:table-cell table:number-columns-repeated="3" office:value-type="float" office:value="9586.8431" calcext:value-type="float">
            <text:p>9586.843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62" calcext:value-type="float">
            <text:p>162</text:p>
          </table:table-cell>
          <table:table-cell office:value-type="float" office:value="9684.7164" calcext:value-type="float">
            <text:p>9684.7164</text:p>
          </table:table-cell>
          <table:table-cell office:value-type="float" office:value="10407.2403214286" calcext:value-type="float">
            <text:p>10407.2403214286</text:p>
          </table:table-cell>
          <table:table-cell office:value-type="float" office:value="10842.6347" calcext:value-type="float">
            <text:p>10842.6347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86" calcext:value-type="float">
            <text:p>186</text:p>
          </table:table-cell>
          <table:table-cell office:value-type="float" office:value="9704.7381" calcext:value-type="float">
            <text:p>9704.7381</text:p>
          </table:table-cell>
          <table:table-cell office:value-type="float" office:value="9705.4607" calcext:value-type="float">
            <text:p>9705.4607</text:p>
          </table:table-cell>
          <table:table-cell office:value-type="float" office:value="9706.1833" calcext:value-type="float">
            <text:p>9706.183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3" calcext:value-type="float">
            <text:p>163</text:p>
          </table:table-cell>
          <table:table-cell office:value-type="float" office:value="9723.0183" calcext:value-type="float">
            <text:p>9723.0183</text:p>
          </table:table-cell>
          <table:table-cell office:value-type="float" office:value="9894.1104" calcext:value-type="float">
            <text:p>9894.1104</text:p>
          </table:table-cell>
          <table:table-cell office:value-type="float" office:value="9974.0138" calcext:value-type="float">
            <text:p>9974.013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9729.1238" calcext:value-type="float">
            <text:p>9729.1238</text:p>
          </table:table-cell>
          <table:table-cell office:value-type="float" office:value="9730.19495" calcext:value-type="float">
            <text:p>9730.19495</text:p>
          </table:table-cell>
          <table:table-cell office:value-type="float" office:value="9731.2661" calcext:value-type="float">
            <text:p>9731.266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68" calcext:value-type="float">
            <text:p>168</text:p>
          </table:table-cell>
          <table:table-cell office:value-type="float" office:value="9777.1659" calcext:value-type="float">
            <text:p>9777.1659</text:p>
          </table:table-cell>
          <table:table-cell office:value-type="float" office:value="9861.0361125" calcext:value-type="float">
            <text:p>9861.0361125</text:p>
          </table:table-cell>
          <table:table-cell office:value-type="float" office:value="9944.7512" calcext:value-type="float">
            <text:p>9944.7512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office:value-type="float" office:value="9779.86" calcext:value-type="float">
            <text:p>9779.8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9783.3174" calcext:value-type="float">
            <text:p>9783.3174</text:p>
          </table:table-cell>
          <table:table-cell office:value-type="float" office:value="9894.93263333333" calcext:value-type="float">
            <text:p>9894.9326333333</text:p>
          </table:table-cell>
          <table:table-cell office:value-type="float" office:value="9984.5875" calcext:value-type="float">
            <text:p>9984.587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9807.3333" calcext:value-type="float">
            <text:p>9807.3333</text:p>
          </table:table-cell>
          <table:table-cell office:value-type="float" office:value="10158.406025" calcext:value-type="float">
            <text:p>10158.406025</text:p>
          </table:table-cell>
          <table:table-cell office:value-type="float" office:value="10401.0775" calcext:value-type="float">
            <text:p>10401.0775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51" calcext:value-type="float">
            <text:p>51</text:p>
          </table:table-cell>
          <table:table-cell office:value-type="float" office:value="9853.1467" calcext:value-type="float">
            <text:p>9853.1467</text:p>
          </table:table-cell>
          <table:table-cell office:value-type="float" office:value="10205.8139" calcext:value-type="float">
            <text:p>10205.8139</text:p>
          </table:table-cell>
          <table:table-cell office:value-type="float" office:value="10558.4811" calcext:value-type="float">
            <text:p>10558.481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51" calcext:value-type="float">
            <text:p>151</text:p>
          </table:table-cell>
          <table:table-cell office:value-type="float" office:value="9858.8733" calcext:value-type="float">
            <text:p>9858.8733</text:p>
          </table:table-cell>
          <table:table-cell office:value-type="float" office:value="9885.3377" calcext:value-type="float">
            <text:p>9885.3377</text:p>
          </table:table-cell>
          <table:table-cell office:value-type="float" office:value="9908.2319" calcext:value-type="float">
            <text:p>9908.2319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211" calcext:value-type="float">
            <text:p>211</text:p>
          </table:table-cell>
          <table:table-cell table:number-columns-repeated="3" office:value-type="float" office:value="9881.9934" calcext:value-type="float">
            <text:p>9881.993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87" calcext:value-type="float">
            <text:p>87</text:p>
          </table:table-cell>
          <table:table-cell office:value-type="float" office:value="9893.6785" calcext:value-type="float">
            <text:p>9893.6785</text:p>
          </table:table-cell>
          <table:table-cell office:value-type="float" office:value="10108.2229571429" calcext:value-type="float">
            <text:p>10108.2229571429</text:p>
          </table:table-cell>
          <table:table-cell office:value-type="float" office:value="10206.7321" calcext:value-type="float">
            <text:p>10206.732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9901.4104" calcext:value-type="float">
            <text:p>9901.4104</text:p>
          </table:table-cell>
          <table:table-cell office:value-type="float" office:value="10296.7014666667" calcext:value-type="float">
            <text:p>10296.7014666667</text:p>
          </table:table-cell>
          <table:table-cell office:value-type="float" office:value="10550.4054" calcext:value-type="float">
            <text:p>10550.4054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84" calcext:value-type="float">
            <text:p>84</text:p>
          </table:table-cell>
          <table:table-cell office:value-type="float" office:value="9939.5495" calcext:value-type="float">
            <text:p>9939.5495</text:p>
          </table:table-cell>
          <table:table-cell office:value-type="float" office:value="9971.457" calcext:value-type="float">
            <text:p>9971.457</text:p>
          </table:table-cell>
          <table:table-cell office:value-type="float" office:value="10015.1518" calcext:value-type="float">
            <text:p>10015.1518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9965.8996" calcext:value-type="float">
            <text:p>9965.8996</text:p>
          </table:table-cell>
          <table:table-cell office:value-type="float" office:value="10059.3864" calcext:value-type="float">
            <text:p>10059.3864</text:p>
          </table:table-cell>
          <table:table-cell office:value-type="float" office:value="10152.8732" calcext:value-type="float">
            <text:p>10152.873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53" calcext:value-type="float">
            <text:p>153</text:p>
          </table:table-cell>
          <table:table-cell table:number-columns-repeated="3" office:value-type="float" office:value="9973.6073" calcext:value-type="float">
            <text:p>9973.607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3" office:value-type="float" office:value="9980.079" calcext:value-type="float">
            <text:p>9980.07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72" calcext:value-type="float">
            <text:p>72</text:p>
          </table:table-cell>
          <table:table-cell office:value-type="float" office:value="9983.3387" calcext:value-type="float">
            <text:p>9983.3387</text:p>
          </table:table-cell>
          <table:table-cell office:value-type="float" office:value="10037.31185" calcext:value-type="float">
            <text:p>10037.31185</text:p>
          </table:table-cell>
          <table:table-cell office:value-type="float" office:value="10086.8064" calcext:value-type="float">
            <text:p>10086.8064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67" calcext:value-type="float">
            <text:p>67</text:p>
          </table:table-cell>
          <table:table-cell office:value-type="float" office:value="10016.7327" calcext:value-type="float">
            <text:p>10016.7327</text:p>
          </table:table-cell>
          <table:table-cell office:value-type="float" office:value="10599.57035" calcext:value-type="float">
            <text:p>10599.57035</text:p>
          </table:table-cell>
          <table:table-cell office:value-type="float" office:value="11182.408" calcext:value-type="float">
            <text:p>11182.40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52" calcext:value-type="float">
            <text:p>52</text:p>
          </table:table-cell>
          <table:table-cell office:value-type="float" office:value="10039.8722" calcext:value-type="float">
            <text:p>10039.8722</text:p>
          </table:table-cell>
          <table:table-cell office:value-type="float" office:value="10103.46275" calcext:value-type="float">
            <text:p>10103.46275</text:p>
          </table:table-cell>
          <table:table-cell office:value-type="float" office:value="10167.0533" calcext:value-type="float">
            <text:p>10167.053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3" office:value-type="float" office:value="10043.9095" calcext:value-type="float">
            <text:p>10043.909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68" calcext:value-type="float">
            <text:p>168</text:p>
          </table:table-cell>
          <table:table-cell office:value-type="float" office:value="10051.4089" calcext:value-type="float">
            <text:p>10051.4089</text:p>
          </table:table-cell>
          <table:table-cell office:value-type="float" office:value="10282.5762153846" calcext:value-type="float">
            <text:p>10282.5762153846</text:p>
          </table:table-cell>
          <table:table-cell office:value-type="float" office:value="10394.7794" calcext:value-type="float">
            <text:p>10394.7794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74" calcext:value-type="float">
            <text:p>174</text:p>
          </table:table-cell>
          <table:table-cell office:value-type="float" office:value="10067.7869" calcext:value-type="float">
            <text:p>10067.7869</text:p>
          </table:table-cell>
          <table:table-cell office:value-type="float" office:value="10221.326225" calcext:value-type="float">
            <text:p>10221.326225</text:p>
          </table:table-cell>
          <table:table-cell office:value-type="float" office:value="10681.9442" calcext:value-type="float">
            <text:p>10681.944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63" calcext:value-type="float">
            <text:p>63</text:p>
          </table:table-cell>
          <table:table-cell office:value-type="float" office:value="10095.1828" calcext:value-type="float">
            <text:p>10095.1828</text:p>
          </table:table-cell>
          <table:table-cell office:value-type="float" office:value="10438.1409875" calcext:value-type="float">
            <text:p>10438.1409875</text:p>
          </table:table-cell>
          <table:table-cell office:value-type="float" office:value="10594.745" calcext:value-type="float">
            <text:p>10594.745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40" calcext:value-type="float">
            <text:p>140</text:p>
          </table:table-cell>
          <table:table-cell office:value-type="float" office:value="10159.6097" calcext:value-type="float">
            <text:p>10159.6097</text:p>
          </table:table-cell>
          <table:table-cell office:value-type="float" office:value="10251.7043" calcext:value-type="float">
            <text:p>10251.7043</text:p>
          </table:table-cell>
          <table:table-cell office:value-type="float" office:value="10569.6574" calcext:value-type="float">
            <text:p>10569.6574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41" calcext:value-type="float">
            <text:p>141</text:p>
          </table:table-cell>
          <table:table-cell office:value-type="float" office:value="10191.5111" calcext:value-type="float">
            <text:p>10191.5111</text:p>
          </table:table-cell>
          <table:table-cell office:value-type="float" office:value="10401.2565833333" calcext:value-type="float">
            <text:p>10401.2565833333</text:p>
          </table:table-cell>
          <table:table-cell office:value-type="float" office:value="10573.8228" calcext:value-type="float">
            <text:p>10573.8228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3" office:value-type="float" office:value="10392.1489" calcext:value-type="float">
            <text:p>10392.1489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58" calcext:value-type="float">
            <text:p>158</text:p>
          </table:table-cell>
          <table:table-cell table:number-columns-repeated="3" office:value-type="float" office:value="10436.4147" calcext:value-type="float">
            <text:p>10436.414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87" calcext:value-type="float">
            <text:p>87</text:p>
          </table:table-cell>
          <table:table-cell office:value-type="float" office:value="10508.8521" calcext:value-type="float">
            <text:p>10508.8521</text:p>
          </table:table-cell>
          <table:table-cell office:value-type="float" office:value="10534.20805" calcext:value-type="float">
            <text:p>10534.20805</text:p>
          </table:table-cell>
          <table:table-cell office:value-type="float" office:value="10559.564" calcext:value-type="float">
            <text:p>10559.56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83" calcext:value-type="float">
            <text:p>183</text:p>
          </table:table-cell>
          <table:table-cell table:number-columns-repeated="3" office:value-type="float" office:value="10509.1767" calcext:value-type="float">
            <text:p>10509.176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94" calcext:value-type="float">
            <text:p>194</text:p>
          </table:table-cell>
          <table:table-cell office:value-type="float" office:value="10513.5769" calcext:value-type="float">
            <text:p>10513.5769</text:p>
          </table:table-cell>
          <table:table-cell office:value-type="float" office:value="11056.7925357143" calcext:value-type="float">
            <text:p>11056.7925357143</text:p>
          </table:table-cell>
          <table:table-cell office:value-type="float" office:value="11273.605" calcext:value-type="float">
            <text:p>11273.605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99" calcext:value-type="float">
            <text:p>99</text:p>
          </table:table-cell>
          <table:table-cell office:value-type="float" office:value="10545.0017" calcext:value-type="float">
            <text:p>10545.0017</text:p>
          </table:table-cell>
          <table:table-cell office:value-type="float" office:value="11155.4394571429" calcext:value-type="float">
            <text:p>11155.4394571429</text:p>
          </table:table-cell>
          <table:table-cell office:value-type="float" office:value="11758.3702" calcext:value-type="float">
            <text:p>11758.3702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3" office:value-type="float" office:value="10553.7766" calcext:value-type="float">
            <text:p>10553.776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29" calcext:value-type="float">
            <text:p>29</text:p>
          </table:table-cell>
          <table:table-cell office:value-type="float" office:value="10563.7415" calcext:value-type="float">
            <text:p>10563.7415</text:p>
          </table:table-cell>
          <table:table-cell office:value-type="float" office:value="10712.6057666667" calcext:value-type="float">
            <text:p>10712.6057666667</text:p>
          </table:table-cell>
          <table:table-cell office:value-type="float" office:value="10790.005" calcext:value-type="float">
            <text:p>10790.00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85" calcext:value-type="float">
            <text:p>185</text:p>
          </table:table-cell>
          <table:table-cell office:value-type="float" office:value="10602.4862" calcext:value-type="float">
            <text:p>10602.4862</text:p>
          </table:table-cell>
          <table:table-cell office:value-type="float" office:value="10727.5663" calcext:value-type="float">
            <text:p>10727.5663</text:p>
          </table:table-cell>
          <table:table-cell office:value-type="float" office:value="10790.1795" calcext:value-type="float">
            <text:p>10790.179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3" office:value-type="float" office:value="10607.1043" calcext:value-type="float">
            <text:p>10607.104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57" calcext:value-type="float">
            <text:p>157</text:p>
          </table:table-cell>
          <table:table-cell table:number-columns-repeated="3" office:value-type="float" office:value="10684.9012" calcext:value-type="float">
            <text:p>10684.901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3" office:value-type="float" office:value="10710.7984" calcext:value-type="float">
            <text:p>10710.798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52" calcext:value-type="float">
            <text:p>152</text:p>
          </table:table-cell>
          <table:table-cell table:number-columns-repeated="3" office:value-type="float" office:value="10718.8362" calcext:value-type="float">
            <text:p>10718.836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11001.8804" calcext:value-type="float">
            <text:p>11001.8804</text:p>
          </table:table-cell>
          <table:table-cell office:value-type="float" office:value="11157.4586" calcext:value-type="float">
            <text:p>11157.4586</text:p>
          </table:table-cell>
          <table:table-cell office:value-type="float" office:value="11399.1857" calcext:value-type="float">
            <text:p>11399.1857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11049.1928" calcext:value-type="float">
            <text:p>11049.1928</text:p>
          </table:table-cell>
          <table:table-cell office:value-type="float" office:value="11389.2231104651" calcext:value-type="float">
            <text:p>11389.2231104651</text:p>
          </table:table-cell>
          <table:table-cell office:value-type="float" office:value="11647.6962" calcext:value-type="float">
            <text:p>11647.6962</text:p>
          </table:table-cell>
          <table:table-cell office:value-type="float" office:value="86" calcext:value-type="float">
            <text:p>86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3" office:value-type="float" office:value="11115.523" calcext:value-type="float">
            <text:p>11115.52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82" calcext:value-type="float">
            <text:p>82</text:p>
          </table:table-cell>
          <table:table-cell office:value-type="float" office:value="11207.2162" calcext:value-type="float">
            <text:p>11207.2162</text:p>
          </table:table-cell>
          <table:table-cell office:value-type="float" office:value="11339.1153333333" calcext:value-type="float">
            <text:p>11339.1153333333</text:p>
          </table:table-cell>
          <table:table-cell office:value-type="float" office:value="11582.5573" calcext:value-type="float">
            <text:p>11582.5573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26" calcext:value-type="float">
            <text:p>126</text:p>
          </table:table-cell>
          <table:table-cell office:value-type="float" office:value="11289.3842" calcext:value-type="float">
            <text:p>11289.3842</text:p>
          </table:table-cell>
          <table:table-cell office:value-type="float" office:value="11349.99315" calcext:value-type="float">
            <text:p>11349.99315</text:p>
          </table:table-cell>
          <table:table-cell office:value-type="float" office:value="11410.6021" calcext:value-type="float">
            <text:p>11410.602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11329.8571" calcext:value-type="float">
            <text:p>11329.8571</text:p>
          </table:table-cell>
          <table:table-cell office:value-type="float" office:value="11493.3565444444" calcext:value-type="float">
            <text:p>11493.3565444444</text:p>
          </table:table-cell>
          <table:table-cell office:value-type="float" office:value="11615.3162" calcext:value-type="float">
            <text:p>11615.316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11355.6275" calcext:value-type="float">
            <text:p>11355.6275</text:p>
          </table:table-cell>
          <table:table-cell office:value-type="float" office:value="11580.7618826087" calcext:value-type="float">
            <text:p>11580.7618826087</text:p>
          </table:table-cell>
          <table:table-cell office:value-type="float" office:value="11867.8696" calcext:value-type="float">
            <text:p>11867.8696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11437.8133" calcext:value-type="float">
            <text:p>11437.8133</text:p>
          </table:table-cell>
          <table:table-cell office:value-type="float" office:value="11567.92612" calcext:value-type="float">
            <text:p>11567.92612</text:p>
          </table:table-cell>
          <table:table-cell office:value-type="float" office:value="11761.3962" calcext:value-type="float">
            <text:p>11761.3962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06" calcext:value-type="float">
            <text:p>106</text:p>
          </table:table-cell>
          <table:table-cell office:value-type="float" office:value="11477.6832" calcext:value-type="float">
            <text:p>11477.6832</text:p>
          </table:table-cell>
          <table:table-cell office:value-type="float" office:value="11631.485072" calcext:value-type="float">
            <text:p>11631.485072</text:p>
          </table:table-cell>
          <table:table-cell office:value-type="float" office:value="12052.021" calcext:value-type="float">
            <text:p>12052.021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18" calcext:value-type="float">
            <text:p>118</text:p>
          </table:table-cell>
          <table:table-cell table:number-columns-repeated="3" office:value-type="float" office:value="11531.3862" calcext:value-type="float">
            <text:p>11531.386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3" office:value-type="float" office:value="11690.0988" calcext:value-type="float">
            <text:p>11690.098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3" office:value-type="float" office:value="11874.4465" calcext:value-type="float">
            <text:p>11874.446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73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F125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8:04:19</meta:creation-date>
    <dc:date>2017-12-13T15:18:38.522599073</dc:date>
    <meta:generator>LibreOffice/5.1.6.2$Linux_X86_64 LibreOffice_project/10m0$Build-2</meta:generator>
    <meta:editing-duration>PT11M5S</meta:editing-duration>
    <meta:editing-cycles>2</meta:editing-cycles>
    <meta:document-statistic meta:table-count="1" meta:cell-count="763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